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14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2.10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1p_o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P</text:p>
          </table:table-cell>
          <table:table-cell office:value-type="string" calcext:value-type="string">
            <text:p>HUMUS_P</text:p>
          </table:table-cell>
          <table:table-cell office:value-type="string" calcext:value-type="string">
            <text:p>FERTZR_P</text:p>
          </table:table-cell>
          <table:table-cell office:value-type="string" calcext:value-type="string">
            <text:p>NET_PL_EXCH_P</text:p>
          </table:table-cell>
          <table:table-cell office:value-type="string" calcext:value-type="string">
            <text:p>EXCH_PO4</text:p>
          </table:table-cell>
          <table:table-cell office:value-type="string" calcext:value-type="string">
            <text:p>SUR_DOP+SED_FLX</text:p>
          </table:table-cell>
          <table:table-cell office:value-type="string" calcext:value-type="string">
            <text:p>SUB_DOP_FLX</text:p>
          </table:table-cell>
          <table:table-cell office:value-type="string" calcext:value-type="string">
            <text:p>SUB_DIP_FLX</text:p>
          </table:table-cell>
          <table:table-cell office:value-type="string" calcext:value-type="string">
            <text:p>PRECIP_P</text:p>
          </table:table-cell>
          <table:table-cell office:value-type="string" calcext:value-type="string">
            <text:p>MICRO_P</text:p>
          </table:table-cell>
          <table:table-cell office:value-type="string" calcext:value-type="string">
            <text:p>FIRE_POX_EMIT</text:p>
          </table:table-cell>
          <table:table-cell office:value-type="string" calcext:value-type="string">
            <text:p>PO4_1</text:p>
          </table:table-cell>
          <table:table-cell office:value-type="string" calcext:value-type="string">
            <text:p>PO4_2</text:p>
          </table:table-cell>
          <table:table-cell office:value-type="string" calcext:value-type="string">
            <text:p>PO4_12</text:p>
          </table:table-cell>
          <table:table-cell office:value-type="string" calcext:value-type="string">
            <text:p>PO4_13</text:p>
          </table:table-cell>
          <table:table-cell office:value-type="string" calcext:value-type="string">
            <text:p>PO4_14</text:p>
          </table:table-cell>
          <table:table-cell office:value-type="string" calcext:value-type="string">
            <text:p>PO4_15</text:p>
          </table:table-cell>
          <table:table-cell office:value-type="string" calcext:value-type="string">
            <text:p>EXCH_P_1</text:p>
          </table:table-cell>
          <table:table-cell office:value-type="string" calcext:value-type="string">
            <text:p>EXCH_P_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1" calcext:value-type="float">
            <text:p>1012001</text:p>
          </table:table-cell>
          <table:table-cell office:value-type="float" office:value="2.945544" calcext:value-type="float">
            <text:p>2.945544</text:p>
          </table:table-cell>
          <table:table-cell office:value-type="float" office:value="130.3239" calcext:value-type="float">
            <text:p>130.3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3087" calcext:value-type="float">
            <text:p>29.33087</text:p>
          </table:table-cell>
          <table:table-cell office:value-type="float" office:value="0" calcext:value-type="float">
            <text:p>0</text:p>
          </table:table-cell>
          <table:table-cell office:value-type="float" office:value="0.000008706488" calcext:value-type="float">
            <text:p>8.706488E-06</text:p>
          </table:table-cell>
          <table:table-cell office:value-type="float" office:value="0.0002045153" calcext:value-type="float">
            <text:p>0.0002045153</text:p>
          </table:table-cell>
          <table:table-cell office:value-type="float" office:value="1662.611" calcext:value-type="float">
            <text:p>1662.611</text:p>
          </table:table-cell>
          <table:table-cell office:value-type="float" office:value="0.5458021" calcext:value-type="float">
            <text:p>0.5458021</text:p>
          </table:table-cell>
          <table:table-cell office:value-type="float" office:value="0" calcext:value-type="float">
            <text:p>0</text:p>
          </table:table-cell>
          <table:table-cell office:value-type="float" office:value="0.3352061" calcext:value-type="float">
            <text:p>0.3352061</text:p>
          </table:table-cell>
          <table:table-cell office:value-type="float" office:value="0.3752512" calcext:value-type="float">
            <text:p>0.3752512</text:p>
          </table:table-cell>
          <table:table-cell office:value-type="float" office:value="0.106559" calcext:value-type="float">
            <text:p>0.106559</text:p>
          </table:table-cell>
          <table:table-cell office:value-type="float" office:value="0.106511" calcext:value-type="float">
            <text:p>0.106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0031" calcext:value-type="float">
            <text:p>28.90031</text:p>
          </table:table-cell>
          <table:table-cell office:value-type="float" office:value="29.84208" calcext:value-type="float">
            <text:p>29.842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1" calcext:value-type="float">
            <text:p>2012001</text:p>
          </table:table-cell>
          <table:table-cell office:value-type="float" office:value="2.945561" calcext:value-type="float">
            <text:p>2.945561</text:p>
          </table:table-cell>
          <table:table-cell office:value-type="float" office:value="130.3235" calcext:value-type="float">
            <text:p>130.3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9673" calcext:value-type="float">
            <text:p>29.29673</text:p>
          </table:table-cell>
          <table:table-cell office:value-type="float" office:value="0" calcext:value-type="float">
            <text:p>0</text:p>
          </table:table-cell>
          <table:table-cell office:value-type="float" office:value="0.00001734554" calcext:value-type="float">
            <text:p>1.734554E-05</text:p>
          </table:table-cell>
          <table:table-cell office:value-type="float" office:value="0.0003954296" calcext:value-type="float">
            <text:p>0.0003954296</text:p>
          </table:table-cell>
          <table:table-cell office:value-type="float" office:value="1662.647" calcext:value-type="float">
            <text:p>1662.647</text:p>
          </table:table-cell>
          <table:table-cell office:value-type="float" office:value="0.5456581" calcext:value-type="float">
            <text:p>0.5456581</text:p>
          </table:table-cell>
          <table:table-cell office:value-type="float" office:value="0" calcext:value-type="float">
            <text:p>0</text:p>
          </table:table-cell>
          <table:table-cell office:value-type="float" office:value="0.3356162" calcext:value-type="float">
            <text:p>0.3356162</text:p>
          </table:table-cell>
          <table:table-cell office:value-type="float" office:value="0.3784048" calcext:value-type="float">
            <text:p>0.3784048</text:p>
          </table:table-cell>
          <table:table-cell office:value-type="float" office:value="0.1063774" calcext:value-type="float">
            <text:p>0.1063774</text:p>
          </table:table-cell>
          <table:table-cell office:value-type="float" office:value="0.1063311" calcext:value-type="float">
            <text:p>0.1063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9229" calcext:value-type="float">
            <text:p>28.89229</text:p>
          </table:table-cell>
          <table:table-cell office:value-type="float" office:value="29.83198" calcext:value-type="float">
            <text:p>29.831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1" calcext:value-type="float">
            <text:p>3012001</text:p>
          </table:table-cell>
          <table:table-cell office:value-type="float" office:value="2.945577" calcext:value-type="float">
            <text:p>2.945577</text:p>
          </table:table-cell>
          <table:table-cell office:value-type="float" office:value="130.323" calcext:value-type="float">
            <text:p>130.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6272" calcext:value-type="float">
            <text:p>29.26272</text:p>
          </table:table-cell>
          <table:table-cell office:value-type="float" office:value="0" calcext:value-type="float">
            <text:p>0</text:p>
          </table:table-cell>
          <table:table-cell office:value-type="float" office:value="0.00002591871" calcext:value-type="float">
            <text:p>2.591871E-05</text:p>
          </table:table-cell>
          <table:table-cell office:value-type="float" office:value="0.0005735587" calcext:value-type="float">
            <text:p>0.0005735587</text:p>
          </table:table-cell>
          <table:table-cell office:value-type="float" office:value="1662.684" calcext:value-type="float">
            <text:p>1662.684</text:p>
          </table:table-cell>
          <table:table-cell office:value-type="float" office:value="0.5455123" calcext:value-type="float">
            <text:p>0.5455123</text:p>
          </table:table-cell>
          <table:table-cell office:value-type="float" office:value="0" calcext:value-type="float">
            <text:p>0</text:p>
          </table:table-cell>
          <table:table-cell office:value-type="float" office:value="0.3356193" calcext:value-type="float">
            <text:p>0.3356193</text:p>
          </table:table-cell>
          <table:table-cell office:value-type="float" office:value="0.3752845" calcext:value-type="float">
            <text:p>0.3752845</text:p>
          </table:table-cell>
          <table:table-cell office:value-type="float" office:value="0.1061978" calcext:value-type="float">
            <text:p>0.1061978</text:p>
          </table:table-cell>
          <table:table-cell office:value-type="float" office:value="0.1061518" calcext:value-type="float">
            <text:p>0.1061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8445" calcext:value-type="float">
            <text:p>28.88445</text:p>
          </table:table-cell>
          <table:table-cell office:value-type="float" office:value="29.82216" calcext:value-type="float">
            <text:p>29.822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1" calcext:value-type="float">
            <text:p>4012001</text:p>
          </table:table-cell>
          <table:table-cell office:value-type="float" office:value="2.945594" calcext:value-type="float">
            <text:p>2.945594</text:p>
          </table:table-cell>
          <table:table-cell office:value-type="float" office:value="130.3225" calcext:value-type="float">
            <text:p>130.3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2879" calcext:value-type="float">
            <text:p>29.22879</text:p>
          </table:table-cell>
          <table:table-cell office:value-type="float" office:value="0" calcext:value-type="float">
            <text:p>0</text:p>
          </table:table-cell>
          <table:table-cell office:value-type="float" office:value="0.00003440879" calcext:value-type="float">
            <text:p>3.440879E-05</text:p>
          </table:table-cell>
          <table:table-cell office:value-type="float" office:value="0.0007381215" calcext:value-type="float">
            <text:p>0.0007381215</text:p>
          </table:table-cell>
          <table:table-cell office:value-type="float" office:value="1662.721" calcext:value-type="float">
            <text:p>1662.721</text:p>
          </table:table-cell>
          <table:table-cell office:value-type="float" office:value="0.5453684" calcext:value-type="float">
            <text:p>0.5453684</text:p>
          </table:table-cell>
          <table:table-cell office:value-type="float" office:value="0" calcext:value-type="float">
            <text:p>0</text:p>
          </table:table-cell>
          <table:table-cell office:value-type="float" office:value="0.3348595" calcext:value-type="float">
            <text:p>0.3348595</text:p>
          </table:table-cell>
          <table:table-cell office:value-type="float" office:value="0.3734322" calcext:value-type="float">
            <text:p>0.3734322</text:p>
          </table:table-cell>
          <table:table-cell office:value-type="float" office:value="0.1060199" calcext:value-type="float">
            <text:p>0.1060199</text:p>
          </table:table-cell>
          <table:table-cell office:value-type="float" office:value="0.1059725" calcext:value-type="float">
            <text:p>0.1059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7647" calcext:value-type="float">
            <text:p>28.87647</text:p>
          </table:table-cell>
          <table:table-cell office:value-type="float" office:value="29.81161" calcext:value-type="float">
            <text:p>29.811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1" calcext:value-type="float">
            <text:p>5012001</text:p>
          </table:table-cell>
          <table:table-cell office:value-type="float" office:value="2.945609" calcext:value-type="float">
            <text:p>2.945609</text:p>
          </table:table-cell>
          <table:table-cell office:value-type="float" office:value="130.322" calcext:value-type="float">
            <text:p>130.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9496" calcext:value-type="float">
            <text:p>29.19496</text:p>
          </table:table-cell>
          <table:table-cell office:value-type="float" office:value="0" calcext:value-type="float">
            <text:p>0</text:p>
          </table:table-cell>
          <table:table-cell office:value-type="float" office:value="0.00004284386" calcext:value-type="float">
            <text:p>4.284386E-05</text:p>
          </table:table-cell>
          <table:table-cell office:value-type="float" office:value="0.0008917009" calcext:value-type="float">
            <text:p>0.0008917009</text:p>
          </table:table-cell>
          <table:table-cell office:value-type="float" office:value="1662.757" calcext:value-type="float">
            <text:p>1662.757</text:p>
          </table:table-cell>
          <table:table-cell office:value-type="float" office:value="0.545224" calcext:value-type="float">
            <text:p>0.545224</text:p>
          </table:table-cell>
          <table:table-cell office:value-type="float" office:value="0" calcext:value-type="float">
            <text:p>0</text:p>
          </table:table-cell>
          <table:table-cell office:value-type="float" office:value="0.3350025" calcext:value-type="float">
            <text:p>0.3350025</text:p>
          </table:table-cell>
          <table:table-cell office:value-type="float" office:value="0.3762881" calcext:value-type="float">
            <text:p>0.3762881</text:p>
          </table:table-cell>
          <table:table-cell office:value-type="float" office:value="0.1058401" calcext:value-type="float">
            <text:p>0.1058401</text:p>
          </table:table-cell>
          <table:table-cell office:value-type="float" office:value="0.1057933" calcext:value-type="float">
            <text:p>0.1057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6837" calcext:value-type="float">
            <text:p>28.86837</text:p>
          </table:table-cell>
          <table:table-cell office:value-type="float" office:value="29.80124" calcext:value-type="float">
            <text:p>29.801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1" calcext:value-type="float">
            <text:p>6012001</text:p>
          </table:table-cell>
          <table:table-cell office:value-type="float" office:value="2.945626" calcext:value-type="float">
            <text:p>2.945626</text:p>
          </table:table-cell>
          <table:table-cell office:value-type="float" office:value="130.3215" calcext:value-type="float">
            <text:p>130.3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6122" calcext:value-type="float">
            <text:p>29.16122</text:p>
          </table:table-cell>
          <table:table-cell office:value-type="float" office:value="0" calcext:value-type="float">
            <text:p>0</text:p>
          </table:table-cell>
          <table:table-cell office:value-type="float" office:value="0.00005123816" calcext:value-type="float">
            <text:p>5.123816E-05</text:p>
          </table:table-cell>
          <table:table-cell office:value-type="float" office:value="0.001035821" calcext:value-type="float">
            <text:p>0.001035821</text:p>
          </table:table-cell>
          <table:table-cell office:value-type="float" office:value="1662.794" calcext:value-type="float">
            <text:p>1662.794</text:p>
          </table:table-cell>
          <table:table-cell office:value-type="float" office:value="0.5450793" calcext:value-type="float">
            <text:p>0.5450793</text:p>
          </table:table-cell>
          <table:table-cell office:value-type="float" office:value="0" calcext:value-type="float">
            <text:p>0</text:p>
          </table:table-cell>
          <table:table-cell office:value-type="float" office:value="0.3351769" calcext:value-type="float">
            <text:p>0.3351769</text:p>
          </table:table-cell>
          <table:table-cell office:value-type="float" office:value="0.3747094" calcext:value-type="float">
            <text:p>0.3747094</text:p>
          </table:table-cell>
          <table:table-cell office:value-type="float" office:value="0.1056623" calcext:value-type="float">
            <text:p>0.1056623</text:p>
          </table:table-cell>
          <table:table-cell office:value-type="float" office:value="0.1056148" calcext:value-type="float">
            <text:p>0.1056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6035" calcext:value-type="float">
            <text:p>28.86035</text:p>
          </table:table-cell>
          <table:table-cell office:value-type="float" office:value="29.79111" calcext:value-type="float">
            <text:p>29.79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1" calcext:value-type="float">
            <text:p>7012001</text:p>
          </table:table-cell>
          <table:table-cell office:value-type="float" office:value="2.945642" calcext:value-type="float">
            <text:p>2.945642</text:p>
          </table:table-cell>
          <table:table-cell office:value-type="float" office:value="130.3211" calcext:value-type="float">
            <text:p>130.3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2755" calcext:value-type="float">
            <text:p>29.12755</text:p>
          </table:table-cell>
          <table:table-cell office:value-type="float" office:value="0" calcext:value-type="float">
            <text:p>0</text:p>
          </table:table-cell>
          <table:table-cell office:value-type="float" office:value="0.0000595833" calcext:value-type="float">
            <text:p>5.95833E-05</text:p>
          </table:table-cell>
          <table:table-cell office:value-type="float" office:value="0.001170207" calcext:value-type="float">
            <text:p>0.001170207</text:p>
          </table:table-cell>
          <table:table-cell office:value-type="float" office:value="1662.831" calcext:value-type="float">
            <text:p>1662.831</text:p>
          </table:table-cell>
          <table:table-cell office:value-type="float" office:value="0.5449351" calcext:value-type="float">
            <text:p>0.5449351</text:p>
          </table:table-cell>
          <table:table-cell office:value-type="float" office:value="0" calcext:value-type="float">
            <text:p>0</text:p>
          </table:table-cell>
          <table:table-cell office:value-type="float" office:value="0.3347892" calcext:value-type="float">
            <text:p>0.3347892</text:p>
          </table:table-cell>
          <table:table-cell office:value-type="float" office:value="0.3755964" calcext:value-type="float">
            <text:p>0.3755964</text:p>
          </table:table-cell>
          <table:table-cell office:value-type="float" office:value="0.1054836" calcext:value-type="float">
            <text:p>0.1054836</text:p>
          </table:table-cell>
          <table:table-cell office:value-type="float" office:value="0.1054365" calcext:value-type="float">
            <text:p>0.1054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5232" calcext:value-type="float">
            <text:p>28.85232</text:p>
          </table:table-cell>
          <table:table-cell office:value-type="float" office:value="29.78075" calcext:value-type="float">
            <text:p>29.78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1" calcext:value-type="float">
            <text:p>8012001</text:p>
          </table:table-cell>
          <table:table-cell office:value-type="float" office:value="2.945658" calcext:value-type="float">
            <text:p>2.945658</text:p>
          </table:table-cell>
          <table:table-cell office:value-type="float" office:value="130.3206" calcext:value-type="float">
            <text:p>130.3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9396" calcext:value-type="float">
            <text:p>29.09396</text:p>
          </table:table-cell>
          <table:table-cell office:value-type="float" office:value="0" calcext:value-type="float">
            <text:p>0</text:p>
          </table:table-cell>
          <table:table-cell office:value-type="float" office:value="0.00006788762" calcext:value-type="float">
            <text:p>6.788762E-05</text:p>
          </table:table-cell>
          <table:table-cell office:value-type="float" office:value="0.001295808" calcext:value-type="float">
            <text:p>0.001295808</text:p>
          </table:table-cell>
          <table:table-cell office:value-type="float" office:value="1662.867" calcext:value-type="float">
            <text:p>1662.867</text:p>
          </table:table-cell>
          <table:table-cell office:value-type="float" office:value="0.5447898" calcext:value-type="float">
            <text:p>0.5447898</text:p>
          </table:table-cell>
          <table:table-cell office:value-type="float" office:value="0" calcext:value-type="float">
            <text:p>0</text:p>
          </table:table-cell>
          <table:table-cell office:value-type="float" office:value="0.3350847" calcext:value-type="float">
            <text:p>0.3350847</text:p>
          </table:table-cell>
          <table:table-cell office:value-type="float" office:value="0.375776" calcext:value-type="float">
            <text:p>0.375776</text:p>
          </table:table-cell>
          <table:table-cell office:value-type="float" office:value="0.1053053" calcext:value-type="float">
            <text:p>0.1053053</text:p>
          </table:table-cell>
          <table:table-cell office:value-type="float" office:value="0.1052584" calcext:value-type="float">
            <text:p>0.1052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4429" calcext:value-type="float">
            <text:p>28.84429</text:p>
          </table:table-cell>
          <table:table-cell office:value-type="float" office:value="29.77071" calcext:value-type="float">
            <text:p>29.770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1" calcext:value-type="float">
            <text:p>9012001</text:p>
          </table:table-cell>
          <table:table-cell office:value-type="float" office:value="2.945673" calcext:value-type="float">
            <text:p>2.945673</text:p>
          </table:table-cell>
          <table:table-cell office:value-type="float" office:value="130.3201" calcext:value-type="float">
            <text:p>130.3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605" calcext:value-type="float">
            <text:p>29.0605</text:p>
          </table:table-cell>
          <table:table-cell office:value-type="float" office:value="0" calcext:value-type="float">
            <text:p>0</text:p>
          </table:table-cell>
          <table:table-cell office:value-type="float" office:value="0.00007614873" calcext:value-type="float">
            <text:p>7.614873E-05</text:p>
          </table:table-cell>
          <table:table-cell office:value-type="float" office:value="0.001412714" calcext:value-type="float">
            <text:p>0.001412714</text:p>
          </table:table-cell>
          <table:table-cell office:value-type="float" office:value="1662.904" calcext:value-type="float">
            <text:p>1662.904</text:p>
          </table:table-cell>
          <table:table-cell office:value-type="float" office:value="0.5446426" calcext:value-type="float">
            <text:p>0.5446426</text:p>
          </table:table-cell>
          <table:table-cell office:value-type="float" office:value="0" calcext:value-type="float">
            <text:p>0</text:p>
          </table:table-cell>
          <table:table-cell office:value-type="float" office:value="0.3350274" calcext:value-type="float">
            <text:p>0.3350274</text:p>
          </table:table-cell>
          <table:table-cell office:value-type="float" office:value="0.3780316" calcext:value-type="float">
            <text:p>0.3780316</text:p>
          </table:table-cell>
          <table:table-cell office:value-type="float" office:value="0.1051265" calcext:value-type="float">
            <text:p>0.1051265</text:p>
          </table:table-cell>
          <table:table-cell office:value-type="float" office:value="0.1050806" calcext:value-type="float">
            <text:p>0.1050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3635" calcext:value-type="float">
            <text:p>28.83635</text:p>
          </table:table-cell>
          <table:table-cell office:value-type="float" office:value="29.76087" calcext:value-type="float">
            <text:p>29.760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1" calcext:value-type="float">
            <text:p>10012001</text:p>
          </table:table-cell>
          <table:table-cell office:value-type="float" office:value="2.945686" calcext:value-type="float">
            <text:p>2.945686</text:p>
          </table:table-cell>
          <table:table-cell office:value-type="float" office:value="130.3196" calcext:value-type="float">
            <text:p>130.3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2715" calcext:value-type="float">
            <text:p>29.02715</text:p>
          </table:table-cell>
          <table:table-cell office:value-type="float" office:value="0" calcext:value-type="float">
            <text:p>0</text:p>
          </table:table-cell>
          <table:table-cell office:value-type="float" office:value="0.00008437532" calcext:value-type="float">
            <text:p>8.437532E-05</text:p>
          </table:table-cell>
          <table:table-cell office:value-type="float" office:value="0.001521825" calcext:value-type="float">
            <text:p>0.001521825</text:p>
          </table:table-cell>
          <table:table-cell office:value-type="float" office:value="1662.941" calcext:value-type="float">
            <text:p>1662.941</text:p>
          </table:table-cell>
          <table:table-cell office:value-type="float" office:value="0.5444908" calcext:value-type="float">
            <text:p>0.5444908</text:p>
          </table:table-cell>
          <table:table-cell office:value-type="float" office:value="0" calcext:value-type="float">
            <text:p>0</text:p>
          </table:table-cell>
          <table:table-cell office:value-type="float" office:value="0.3355715" calcext:value-type="float">
            <text:p>0.3355715</text:p>
          </table:table-cell>
          <table:table-cell office:value-type="float" office:value="0.3798861" calcext:value-type="float">
            <text:p>0.3798861</text:p>
          </table:table-cell>
          <table:table-cell office:value-type="float" office:value="0.1049469" calcext:value-type="float">
            <text:p>0.1049469</text:p>
          </table:table-cell>
          <table:table-cell office:value-type="float" office:value="0.1049032" calcext:value-type="float">
            <text:p>0.1049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2878" calcext:value-type="float">
            <text:p>28.82878</text:p>
          </table:table-cell>
          <table:table-cell office:value-type="float" office:value="29.75179" calcext:value-type="float">
            <text:p>29.751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1" calcext:value-type="float">
            <text:p>11012001</text:p>
          </table:table-cell>
          <table:table-cell office:value-type="float" office:value="2.945698" calcext:value-type="float">
            <text:p>2.945698</text:p>
          </table:table-cell>
          <table:table-cell office:value-type="float" office:value="130.3192" calcext:value-type="float">
            <text:p>130.3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9392" calcext:value-type="float">
            <text:p>28.99392</text:p>
          </table:table-cell>
          <table:table-cell office:value-type="float" office:value="0" calcext:value-type="float">
            <text:p>0</text:p>
          </table:table-cell>
          <table:table-cell office:value-type="float" office:value="0.00009255282" calcext:value-type="float">
            <text:p>9.255282E-05</text:p>
          </table:table-cell>
          <table:table-cell office:value-type="float" office:value="0.001622287" calcext:value-type="float">
            <text:p>0.001622287</text:p>
          </table:table-cell>
          <table:table-cell office:value-type="float" office:value="1662.977" calcext:value-type="float">
            <text:p>1662.977</text:p>
          </table:table-cell>
          <table:table-cell office:value-type="float" office:value="0.5443354" calcext:value-type="float">
            <text:p>0.5443354</text:p>
          </table:table-cell>
          <table:table-cell office:value-type="float" office:value="0" calcext:value-type="float">
            <text:p>0</text:p>
          </table:table-cell>
          <table:table-cell office:value-type="float" office:value="0.3352273" calcext:value-type="float">
            <text:p>0.3352273</text:p>
          </table:table-cell>
          <table:table-cell office:value-type="float" office:value="0.3735027" calcext:value-type="float">
            <text:p>0.3735027</text:p>
          </table:table-cell>
          <table:table-cell office:value-type="float" office:value="0.1047703" calcext:value-type="float">
            <text:p>0.1047703</text:p>
          </table:table-cell>
          <table:table-cell office:value-type="float" office:value="0.104726" calcext:value-type="float">
            <text:p>0.104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2138" calcext:value-type="float">
            <text:p>28.82138</text:p>
          </table:table-cell>
          <table:table-cell office:value-type="float" office:value="29.7425" calcext:value-type="float">
            <text:p>29.74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1" calcext:value-type="float">
            <text:p>12012001</text:p>
          </table:table-cell>
          <table:table-cell office:value-type="float" office:value="2.94571" calcext:value-type="float">
            <text:p>2.94571</text:p>
          </table:table-cell>
          <table:table-cell office:value-type="float" office:value="130.3187" calcext:value-type="float">
            <text:p>130.3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6075" calcext:value-type="float">
            <text:p>28.96075</text:p>
          </table:table-cell>
          <table:table-cell office:value-type="float" office:value="0" calcext:value-type="float">
            <text:p>0</text:p>
          </table:table-cell>
          <table:table-cell office:value-type="float" office:value="0.0001006614" calcext:value-type="float">
            <text:p>0.0001006614</text:p>
          </table:table-cell>
          <table:table-cell office:value-type="float" office:value="0.00171279" calcext:value-type="float">
            <text:p>0.00171279</text:p>
          </table:table-cell>
          <table:table-cell office:value-type="float" office:value="1663.013" calcext:value-type="float">
            <text:p>1663.013</text:p>
          </table:table-cell>
          <table:table-cell office:value-type="float" office:value="0.5441813" calcext:value-type="float">
            <text:p>0.5441813</text:p>
          </table:table-cell>
          <table:table-cell office:value-type="float" office:value="0" calcext:value-type="float">
            <text:p>0</text:p>
          </table:table-cell>
          <table:table-cell office:value-type="float" office:value="0.3344545" calcext:value-type="float">
            <text:p>0.3344545</text:p>
          </table:table-cell>
          <table:table-cell office:value-type="float" office:value="0.3740691" calcext:value-type="float">
            <text:p>0.3740691</text:p>
          </table:table-cell>
          <table:table-cell office:value-type="float" office:value="0.1045944" calcext:value-type="float">
            <text:p>0.1045944</text:p>
          </table:table-cell>
          <table:table-cell office:value-type="float" office:value="0.1045492" calcext:value-type="float">
            <text:p>0.1045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1365" calcext:value-type="float">
            <text:p>28.81365</text:p>
          </table:table-cell>
          <table:table-cell office:value-type="float" office:value="29.73243" calcext:value-type="float">
            <text:p>29.732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1" calcext:value-type="float">
            <text:p>13012001</text:p>
          </table:table-cell>
          <table:table-cell office:value-type="float" office:value="2.945722" calcext:value-type="float">
            <text:p>2.945722</text:p>
          </table:table-cell>
          <table:table-cell office:value-type="float" office:value="130.3182" calcext:value-type="float">
            <text:p>130.3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2768" calcext:value-type="float">
            <text:p>28.92768</text:p>
          </table:table-cell>
          <table:table-cell office:value-type="float" office:value="0" calcext:value-type="float">
            <text:p>0</text:p>
          </table:table-cell>
          <table:table-cell office:value-type="float" office:value="0.0001087289" calcext:value-type="float">
            <text:p>0.0001087289</text:p>
          </table:table-cell>
          <table:table-cell office:value-type="float" office:value="0.001795631" calcext:value-type="float">
            <text:p>0.001795631</text:p>
          </table:table-cell>
          <table:table-cell office:value-type="float" office:value="1663.049" calcext:value-type="float">
            <text:p>1663.049</text:p>
          </table:table-cell>
          <table:table-cell office:value-type="float" office:value="0.5440251" calcext:value-type="float">
            <text:p>0.5440251</text:p>
          </table:table-cell>
          <table:table-cell office:value-type="float" office:value="0" calcext:value-type="float">
            <text:p>0</text:p>
          </table:table-cell>
          <table:table-cell office:value-type="float" office:value="0.3346367" calcext:value-type="float">
            <text:p>0.3346367</text:p>
          </table:table-cell>
          <table:table-cell office:value-type="float" office:value="0.376436" calcext:value-type="float">
            <text:p>0.376436</text:p>
          </table:table-cell>
          <table:table-cell office:value-type="float" office:value="0.1044165" calcext:value-type="float">
            <text:p>0.1044165</text:p>
          </table:table-cell>
          <table:table-cell office:value-type="float" office:value="0.1043726" calcext:value-type="float">
            <text:p>0.1043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06" calcext:value-type="float">
            <text:p>28.806</text:p>
          </table:table-cell>
          <table:table-cell office:value-type="float" office:value="29.72283" calcext:value-type="float">
            <text:p>29.722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1" calcext:value-type="float">
            <text:p>14012001</text:p>
          </table:table-cell>
          <table:table-cell office:value-type="float" office:value="2.945733" calcext:value-type="float">
            <text:p>2.945733</text:p>
          </table:table-cell>
          <table:table-cell office:value-type="float" office:value="130.3177" calcext:value-type="float">
            <text:p>130.3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9465" calcext:value-type="float">
            <text:p>28.89465</text:p>
          </table:table-cell>
          <table:table-cell office:value-type="float" office:value="0" calcext:value-type="float">
            <text:p>0</text:p>
          </table:table-cell>
          <table:table-cell office:value-type="float" office:value="0.0001167385" calcext:value-type="float">
            <text:p>0.0001167385</text:p>
          </table:table-cell>
          <table:table-cell office:value-type="float" office:value="0.00186983" calcext:value-type="float">
            <text:p>0.00186983</text:p>
          </table:table-cell>
          <table:table-cell office:value-type="float" office:value="1663.086" calcext:value-type="float">
            <text:p>1663.086</text:p>
          </table:table-cell>
          <table:table-cell office:value-type="float" office:value="0.5438684" calcext:value-type="float">
            <text:p>0.5438684</text:p>
          </table:table-cell>
          <table:table-cell office:value-type="float" office:value="0" calcext:value-type="float">
            <text:p>0</text:p>
          </table:table-cell>
          <table:table-cell office:value-type="float" office:value="0.3341321" calcext:value-type="float">
            <text:p>0.3341321</text:p>
          </table:table-cell>
          <table:table-cell office:value-type="float" office:value="0.3707421" calcext:value-type="float">
            <text:p>0.3707421</text:p>
          </table:table-cell>
          <table:table-cell office:value-type="float" office:value="0.1042421" calcext:value-type="float">
            <text:p>0.1042421</text:p>
          </table:table-cell>
          <table:table-cell office:value-type="float" office:value="0.1041964" calcext:value-type="float">
            <text:p>0.1041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9833" calcext:value-type="float">
            <text:p>28.79833</text:p>
          </table:table-cell>
          <table:table-cell office:value-type="float" office:value="29.71288" calcext:value-type="float">
            <text:p>29.712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1" calcext:value-type="float">
            <text:p>15012001</text:p>
          </table:table-cell>
          <table:table-cell office:value-type="float" office:value="2.945745" calcext:value-type="float">
            <text:p>2.945745</text:p>
          </table:table-cell>
          <table:table-cell office:value-type="float" office:value="130.3173" calcext:value-type="float">
            <text:p>130.3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6165" calcext:value-type="float">
            <text:p>28.86165</text:p>
          </table:table-cell>
          <table:table-cell office:value-type="float" office:value="0" calcext:value-type="float">
            <text:p>0</text:p>
          </table:table-cell>
          <table:table-cell office:value-type="float" office:value="0.0001246827" calcext:value-type="float">
            <text:p>0.0001246827</text:p>
          </table:table-cell>
          <table:table-cell office:value-type="float" office:value="0.001935055" calcext:value-type="float">
            <text:p>0.001935055</text:p>
          </table:table-cell>
          <table:table-cell office:value-type="float" office:value="1663.122" calcext:value-type="float">
            <text:p>1663.122</text:p>
          </table:table-cell>
          <table:table-cell office:value-type="float" office:value="0.5437135" calcext:value-type="float">
            <text:p>0.5437135</text:p>
          </table:table-cell>
          <table:table-cell office:value-type="float" office:value="0" calcext:value-type="float">
            <text:p>0</text:p>
          </table:table-cell>
          <table:table-cell office:value-type="float" office:value="0.3335013" calcext:value-type="float">
            <text:p>0.3335013</text:p>
          </table:table-cell>
          <table:table-cell office:value-type="float" office:value="0.3729583" calcext:value-type="float">
            <text:p>0.3729583</text:p>
          </table:table-cell>
          <table:table-cell office:value-type="float" office:value="0.1040671" calcext:value-type="float">
            <text:p>0.1040671</text:p>
          </table:table-cell>
          <table:table-cell office:value-type="float" office:value="0.1040203" calcext:value-type="float">
            <text:p>0.1040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9028" calcext:value-type="float">
            <text:p>28.79028</text:p>
          </table:table-cell>
          <table:table-cell office:value-type="float" office:value="29.70231" calcext:value-type="float">
            <text:p>29.702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1" calcext:value-type="float">
            <text:p>16012001</text:p>
          </table:table-cell>
          <table:table-cell office:value-type="float" office:value="2.945757" calcext:value-type="float">
            <text:p>2.945757</text:p>
          </table:table-cell>
          <table:table-cell office:value-type="float" office:value="130.3168" calcext:value-type="float">
            <text:p>130.3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2877" calcext:value-type="float">
            <text:p>28.82877</text:p>
          </table:table-cell>
          <table:table-cell office:value-type="float" office:value="0" calcext:value-type="float">
            <text:p>0</text:p>
          </table:table-cell>
          <table:table-cell office:value-type="float" office:value="0.0001326095" calcext:value-type="float">
            <text:p>0.0001326095</text:p>
          </table:table-cell>
          <table:table-cell office:value-type="float" office:value="0.001995271" calcext:value-type="float">
            <text:p>0.001995271</text:p>
          </table:table-cell>
          <table:table-cell office:value-type="float" office:value="1663.158" calcext:value-type="float">
            <text:p>1663.158</text:p>
          </table:table-cell>
          <table:table-cell office:value-type="float" office:value="0.5435575" calcext:value-type="float">
            <text:p>0.5435575</text:p>
          </table:table-cell>
          <table:table-cell office:value-type="float" office:value="0" calcext:value-type="float">
            <text:p>0</text:p>
          </table:table-cell>
          <table:table-cell office:value-type="float" office:value="0.3338217" calcext:value-type="float">
            <text:p>0.3338217</text:p>
          </table:table-cell>
          <table:table-cell office:value-type="float" office:value="0.3741466" calcext:value-type="float">
            <text:p>0.3741466</text:p>
          </table:table-cell>
          <table:table-cell office:value-type="float" office:value="0.1038909" calcext:value-type="float">
            <text:p>0.1038909</text:p>
          </table:table-cell>
          <table:table-cell office:value-type="float" office:value="0.1038446" calcext:value-type="float">
            <text:p>0.1038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8232" calcext:value-type="float">
            <text:p>28.78232</text:p>
          </table:table-cell>
          <table:table-cell office:value-type="float" office:value="29.6923" calcext:value-type="float">
            <text:p>29.69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1" calcext:value-type="float">
            <text:p>17012001</text:p>
          </table:table-cell>
          <table:table-cell office:value-type="float" office:value="2.945768" calcext:value-type="float">
            <text:p>2.945768</text:p>
          </table:table-cell>
          <table:table-cell office:value-type="float" office:value="130.3163" calcext:value-type="float">
            <text:p>130.3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9598" calcext:value-type="float">
            <text:p>28.79598</text:p>
          </table:table-cell>
          <table:table-cell office:value-type="float" office:value="0" calcext:value-type="float">
            <text:p>0</text:p>
          </table:table-cell>
          <table:table-cell office:value-type="float" office:value="0.000140525" calcext:value-type="float">
            <text:p>0.000140525</text:p>
          </table:table-cell>
          <table:table-cell office:value-type="float" office:value="0.002051026" calcext:value-type="float">
            <text:p>0.002051026</text:p>
          </table:table-cell>
          <table:table-cell office:value-type="float" office:value="1663.194" calcext:value-type="float">
            <text:p>1663.194</text:p>
          </table:table-cell>
          <table:table-cell office:value-type="float" office:value="0.5433991" calcext:value-type="float">
            <text:p>0.5433991</text:p>
          </table:table-cell>
          <table:table-cell office:value-type="float" office:value="0" calcext:value-type="float">
            <text:p>0</text:p>
          </table:table-cell>
          <table:table-cell office:value-type="float" office:value="0.3337807" calcext:value-type="float">
            <text:p>0.3337807</text:p>
          </table:table-cell>
          <table:table-cell office:value-type="float" office:value="0.3754871" calcext:value-type="float">
            <text:p>0.3754871</text:p>
          </table:table-cell>
          <table:table-cell office:value-type="float" office:value="0.103715" calcext:value-type="float">
            <text:p>0.103715</text:p>
          </table:table-cell>
          <table:table-cell office:value-type="float" office:value="0.1036691" calcext:value-type="float">
            <text:p>0.1036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7444" calcext:value-type="float">
            <text:p>28.77444</text:p>
          </table:table-cell>
          <table:table-cell office:value-type="float" office:value="29.68234" calcext:value-type="float">
            <text:p>29.682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1" calcext:value-type="float">
            <text:p>18012001</text:p>
          </table:table-cell>
          <table:table-cell office:value-type="float" office:value="2.945778" calcext:value-type="float">
            <text:p>2.945778</text:p>
          </table:table-cell>
          <table:table-cell office:value-type="float" office:value="130.3158" calcext:value-type="float">
            <text:p>130.3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633" calcext:value-type="float">
            <text:p>28.7633</text:p>
          </table:table-cell>
          <table:table-cell office:value-type="float" office:value="0" calcext:value-type="float">
            <text:p>0</text:p>
          </table:table-cell>
          <table:table-cell office:value-type="float" office:value="0.0001484142" calcext:value-type="float">
            <text:p>0.0001484142</text:p>
          </table:table-cell>
          <table:table-cell office:value-type="float" office:value="0.002101153" calcext:value-type="float">
            <text:p>0.002101153</text:p>
          </table:table-cell>
          <table:table-cell office:value-type="float" office:value="1663.23" calcext:value-type="float">
            <text:p>1663.23</text:p>
          </table:table-cell>
          <table:table-cell office:value-type="float" office:value="0.5432338" calcext:value-type="float">
            <text:p>0.5432338</text:p>
          </table:table-cell>
          <table:table-cell office:value-type="float" office:value="0" calcext:value-type="float">
            <text:p>0</text:p>
          </table:table-cell>
          <table:table-cell office:value-type="float" office:value="0.3335622" calcext:value-type="float">
            <text:p>0.3335622</text:p>
          </table:table-cell>
          <table:table-cell office:value-type="float" office:value="0.3817523" calcext:value-type="float">
            <text:p>0.3817523</text:p>
          </table:table-cell>
          <table:table-cell office:value-type="float" office:value="0.1035372" calcext:value-type="float">
            <text:p>0.1035372</text:p>
          </table:table-cell>
          <table:table-cell office:value-type="float" office:value="0.1034941" calcext:value-type="float">
            <text:p>0.1034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6695" calcext:value-type="float">
            <text:p>28.76695</text:p>
          </table:table-cell>
          <table:table-cell office:value-type="float" office:value="29.67342" calcext:value-type="float">
            <text:p>29.673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1" calcext:value-type="float">
            <text:p>19012001</text:p>
          </table:table-cell>
          <table:table-cell office:value-type="float" office:value="2.945785" calcext:value-type="float">
            <text:p>2.945785</text:p>
          </table:table-cell>
          <table:table-cell office:value-type="float" office:value="130.3154" calcext:value-type="float">
            <text:p>130.3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307" calcext:value-type="float">
            <text:p>28.7307</text:p>
          </table:table-cell>
          <table:table-cell office:value-type="float" office:value="0" calcext:value-type="float">
            <text:p>0</text:p>
          </table:table-cell>
          <table:table-cell office:value-type="float" office:value="0.0001562841" calcext:value-type="float">
            <text:p>0.0001562841</text:p>
          </table:table-cell>
          <table:table-cell office:value-type="float" office:value="0.002146711" calcext:value-type="float">
            <text:p>0.002146711</text:p>
          </table:table-cell>
          <table:table-cell office:value-type="float" office:value="1663.266" calcext:value-type="float">
            <text:p>1663.266</text:p>
          </table:table-cell>
          <table:table-cell office:value-type="float" office:value="0.543063" calcext:value-type="float">
            <text:p>0.543063</text:p>
          </table:table-cell>
          <table:table-cell office:value-type="float" office:value="0" calcext:value-type="float">
            <text:p>0</text:p>
          </table:table-cell>
          <table:table-cell office:value-type="float" office:value="0.334601" calcext:value-type="float">
            <text:p>0.334601</text:p>
          </table:table-cell>
          <table:table-cell office:value-type="float" office:value="0.3728318" calcext:value-type="float">
            <text:p>0.3728318</text:p>
          </table:table-cell>
          <table:table-cell office:value-type="float" office:value="0.1033639" calcext:value-type="float">
            <text:p>0.1033639</text:p>
          </table:table-cell>
          <table:table-cell office:value-type="float" office:value="0.1033194" calcext:value-type="float">
            <text:p>0.1033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5961" calcext:value-type="float">
            <text:p>28.75961</text:p>
          </table:table-cell>
          <table:table-cell office:value-type="float" office:value="29.66451" calcext:value-type="float">
            <text:p>29.664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1" calcext:value-type="float">
            <text:p>20012001</text:p>
          </table:table-cell>
          <table:table-cell office:value-type="float" office:value="2.945792" calcext:value-type="float">
            <text:p>2.945792</text:p>
          </table:table-cell>
          <table:table-cell office:value-type="float" office:value="130.3148" calcext:value-type="float">
            <text:p>130.3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9817" calcext:value-type="float">
            <text:p>28.69817</text:p>
          </table:table-cell>
          <table:table-cell office:value-type="float" office:value="0" calcext:value-type="float">
            <text:p>0</text:p>
          </table:table-cell>
          <table:table-cell office:value-type="float" office:value="0.0001641214" calcext:value-type="float">
            <text:p>0.0001641214</text:p>
          </table:table-cell>
          <table:table-cell office:value-type="float" office:value="0.002186557" calcext:value-type="float">
            <text:p>0.002186557</text:p>
          </table:table-cell>
          <table:table-cell office:value-type="float" office:value="1663.303" calcext:value-type="float">
            <text:p>1663.303</text:p>
          </table:table-cell>
          <table:table-cell office:value-type="float" office:value="0.542891" calcext:value-type="float">
            <text:p>0.542891</text:p>
          </table:table-cell>
          <table:table-cell office:value-type="float" office:value="0" calcext:value-type="float">
            <text:p>0</text:p>
          </table:table-cell>
          <table:table-cell office:value-type="float" office:value="0.3341781" calcext:value-type="float">
            <text:p>0.3341781</text:p>
          </table:table-cell>
          <table:table-cell office:value-type="float" office:value="0.3778687" calcext:value-type="float">
            <text:p>0.3778687</text:p>
          </table:table-cell>
          <table:table-cell office:value-type="float" office:value="0.103188" calcext:value-type="float">
            <text:p>0.103188</text:p>
          </table:table-cell>
          <table:table-cell office:value-type="float" office:value="0.1031449" calcext:value-type="float">
            <text:p>0.1031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5211" calcext:value-type="float">
            <text:p>28.75211</text:p>
          </table:table-cell>
          <table:table-cell office:value-type="float" office:value="29.65504" calcext:value-type="float">
            <text:p>29.655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1" calcext:value-type="float">
            <text:p>21012001</text:p>
          </table:table-cell>
          <table:table-cell office:value-type="float" office:value="2.945796" calcext:value-type="float">
            <text:p>2.945796</text:p>
          </table:table-cell>
          <table:table-cell office:value-type="float" office:value="130.3144" calcext:value-type="float">
            <text:p>130.3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6578" calcext:value-type="float">
            <text:p>28.66578</text:p>
          </table:table-cell>
          <table:table-cell office:value-type="float" office:value="0" calcext:value-type="float">
            <text:p>0</text:p>
          </table:table-cell>
          <table:table-cell office:value-type="float" office:value="0.0001719419" calcext:value-type="float">
            <text:p>0.0001719419</text:p>
          </table:table-cell>
          <table:table-cell office:value-type="float" office:value="0.00222209" calcext:value-type="float">
            <text:p>0.00222209</text:p>
          </table:table-cell>
          <table:table-cell office:value-type="float" office:value="1663.338" calcext:value-type="float">
            <text:p>1663.338</text:p>
          </table:table-cell>
          <table:table-cell office:value-type="float" office:value="0.5427094" calcext:value-type="float">
            <text:p>0.5427094</text:p>
          </table:table-cell>
          <table:table-cell office:value-type="float" office:value="0" calcext:value-type="float">
            <text:p>0</text:p>
          </table:table-cell>
          <table:table-cell office:value-type="float" office:value="0.3351116" calcext:value-type="float">
            <text:p>0.3351116</text:p>
          </table:table-cell>
          <table:table-cell office:value-type="float" office:value="0.3798569" calcext:value-type="float">
            <text:p>0.3798569</text:p>
          </table:table-cell>
          <table:table-cell office:value-type="float" office:value="0.1030121" calcext:value-type="float">
            <text:p>0.1030121</text:p>
          </table:table-cell>
          <table:table-cell office:value-type="float" office:value="0.1029703" calcext:value-type="float">
            <text:p>0.1029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4497" calcext:value-type="float">
            <text:p>28.74497</text:p>
          </table:table-cell>
          <table:table-cell office:value-type="float" office:value="29.64685" calcext:value-type="float">
            <text:p>29.646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1" calcext:value-type="float">
            <text:p>22012001</text:p>
          </table:table-cell>
          <table:table-cell office:value-type="float" office:value="2.945799" calcext:value-type="float">
            <text:p>2.945799</text:p>
          </table:table-cell>
          <table:table-cell office:value-type="float" office:value="130.3139" calcext:value-type="float">
            <text:p>130.3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3353" calcext:value-type="float">
            <text:p>28.63353</text:p>
          </table:table-cell>
          <table:table-cell office:value-type="float" office:value="0" calcext:value-type="float">
            <text:p>0</text:p>
          </table:table-cell>
          <table:table-cell office:value-type="float" office:value="0.0001797433" calcext:value-type="float">
            <text:p>0.0001797433</text:p>
          </table:table-cell>
          <table:table-cell office:value-type="float" office:value="0.002253479" calcext:value-type="float">
            <text:p>0.002253479</text:p>
          </table:table-cell>
          <table:table-cell office:value-type="float" office:value="1663.372" calcext:value-type="float">
            <text:p>1663.372</text:p>
          </table:table-cell>
          <table:table-cell office:value-type="float" office:value="0.5425224" calcext:value-type="float">
            <text:p>0.5425224</text:p>
          </table:table-cell>
          <table:table-cell office:value-type="float" office:value="0" calcext:value-type="float">
            <text:p>0</text:p>
          </table:table-cell>
          <table:table-cell office:value-type="float" office:value="0.3346541" calcext:value-type="float">
            <text:p>0.3346541</text:p>
          </table:table-cell>
          <table:table-cell office:value-type="float" office:value="0.373571" calcext:value-type="float">
            <text:p>0.373571</text:p>
          </table:table-cell>
          <table:table-cell office:value-type="float" office:value="0.1028391" calcext:value-type="float">
            <text:p>0.1028391</text:p>
          </table:table-cell>
          <table:table-cell office:value-type="float" office:value="0.1027963" calcext:value-type="float">
            <text:p>0.1027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3793" calcext:value-type="float">
            <text:p>28.73793</text:p>
          </table:table-cell>
          <table:table-cell office:value-type="float" office:value="29.63808" calcext:value-type="float">
            <text:p>29.638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1" calcext:value-type="float">
            <text:p>23012001</text:p>
          </table:table-cell>
          <table:table-cell office:value-type="float" office:value="2.945803" calcext:value-type="float">
            <text:p>2.945803</text:p>
          </table:table-cell>
          <table:table-cell office:value-type="float" office:value="130.3134" calcext:value-type="float">
            <text:p>130.3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0131" calcext:value-type="float">
            <text:p>28.60131</text:p>
          </table:table-cell>
          <table:table-cell office:value-type="float" office:value="0" calcext:value-type="float">
            <text:p>0</text:p>
          </table:table-cell>
          <table:table-cell office:value-type="float" office:value="0.0001875301" calcext:value-type="float">
            <text:p>0.0001875301</text:p>
          </table:table-cell>
          <table:table-cell office:value-type="float" office:value="0.002280996" calcext:value-type="float">
            <text:p>0.002280996</text:p>
          </table:table-cell>
          <table:table-cell office:value-type="float" office:value="1663.406" calcext:value-type="float">
            <text:p>1663.406</text:p>
          </table:table-cell>
          <table:table-cell office:value-type="float" office:value="0.5423347" calcext:value-type="float">
            <text:p>0.5423347</text:p>
          </table:table-cell>
          <table:table-cell office:value-type="float" office:value="0" calcext:value-type="float">
            <text:p>0</text:p>
          </table:table-cell>
          <table:table-cell office:value-type="float" office:value="0.3334456" calcext:value-type="float">
            <text:p>0.3334456</text:p>
          </table:table-cell>
          <table:table-cell office:value-type="float" office:value="0.3684867" calcext:value-type="float">
            <text:p>0.3684867</text:p>
          </table:table-cell>
          <table:table-cell office:value-type="float" office:value="0.1026678" calcext:value-type="float">
            <text:p>0.1026678</text:p>
          </table:table-cell>
          <table:table-cell office:value-type="float" office:value="0.1026228" calcext:value-type="float">
            <text:p>0.1026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3058" calcext:value-type="float">
            <text:p>28.73058</text:p>
          </table:table-cell>
          <table:table-cell office:value-type="float" office:value="29.62833" calcext:value-type="float">
            <text:p>29.628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1" calcext:value-type="float">
            <text:p>24012001</text:p>
          </table:table-cell>
          <table:table-cell office:value-type="float" office:value="2.945808" calcext:value-type="float">
            <text:p>2.945808</text:p>
          </table:table-cell>
          <table:table-cell office:value-type="float" office:value="130.3129" calcext:value-type="float">
            <text:p>130.3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6905" calcext:value-type="float">
            <text:p>28.56905</text:p>
          </table:table-cell>
          <table:table-cell office:value-type="float" office:value="0" calcext:value-type="float">
            <text:p>0</text:p>
          </table:table-cell>
          <table:table-cell office:value-type="float" office:value="0.0001952997" calcext:value-type="float">
            <text:p>0.0001952997</text:p>
          </table:table-cell>
          <table:table-cell office:value-type="float" office:value="0.002304833" calcext:value-type="float">
            <text:p>0.002304833</text:p>
          </table:table-cell>
          <table:table-cell office:value-type="float" office:value="1663.44" calcext:value-type="float">
            <text:p>1663.44</text:p>
          </table:table-cell>
          <table:table-cell office:value-type="float" office:value="0.5421523" calcext:value-type="float">
            <text:p>0.5421523</text:p>
          </table:table-cell>
          <table:table-cell office:value-type="float" office:value="0" calcext:value-type="float">
            <text:p>0</text:p>
          </table:table-cell>
          <table:table-cell office:value-type="float" office:value="0.3319039" calcext:value-type="float">
            <text:p>0.3319039</text:p>
          </table:table-cell>
          <table:table-cell office:value-type="float" office:value="0.3651373" calcext:value-type="float">
            <text:p>0.3651373</text:p>
          </table:table-cell>
          <table:table-cell office:value-type="float" office:value="0.1024983" calcext:value-type="float">
            <text:p>0.1024983</text:p>
          </table:table-cell>
          <table:table-cell office:value-type="float" office:value="0.1024494" calcext:value-type="float">
            <text:p>0.1024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2262" calcext:value-type="float">
            <text:p>28.72262</text:p>
          </table:table-cell>
          <table:table-cell office:value-type="float" office:value="29.61743" calcext:value-type="float">
            <text:p>29.617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1" calcext:value-type="float">
            <text:p>25012001</text:p>
          </table:table-cell>
          <table:table-cell office:value-type="float" office:value="2.945818" calcext:value-type="float">
            <text:p>2.945818</text:p>
          </table:table-cell>
          <table:table-cell office:value-type="float" office:value="130.3124" calcext:value-type="float">
            <text:p>130.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3679" calcext:value-type="float">
            <text:p>28.53679</text:p>
          </table:table-cell>
          <table:table-cell office:value-type="float" office:value="0" calcext:value-type="float">
            <text:p>0</text:p>
          </table:table-cell>
          <table:table-cell office:value-type="float" office:value="0.0002030553" calcext:value-type="float">
            <text:p>0.0002030553</text:p>
          </table:table-cell>
          <table:table-cell office:value-type="float" office:value="0.002325236" calcext:value-type="float">
            <text:p>0.002325236</text:p>
          </table:table-cell>
          <table:table-cell office:value-type="float" office:value="1663.474" calcext:value-type="float">
            <text:p>1663.474</text:p>
          </table:table-cell>
          <table:table-cell office:value-type="float" office:value="0.5419769" calcext:value-type="float">
            <text:p>0.5419769</text:p>
          </table:table-cell>
          <table:table-cell office:value-type="float" office:value="0" calcext:value-type="float">
            <text:p>0</text:p>
          </table:table-cell>
          <table:table-cell office:value-type="float" office:value="0.3319228" calcext:value-type="float">
            <text:p>0.3319228</text:p>
          </table:table-cell>
          <table:table-cell office:value-type="float" office:value="0.3703981" calcext:value-type="float">
            <text:p>0.3703981</text:p>
          </table:table-cell>
          <table:table-cell office:value-type="float" office:value="0.1023284" calcext:value-type="float">
            <text:p>0.1023284</text:p>
          </table:table-cell>
          <table:table-cell office:value-type="float" office:value="0.102276" calcext:value-type="float">
            <text:p>0.102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138" calcext:value-type="float">
            <text:p>28.7138</text:p>
          </table:table-cell>
          <table:table-cell office:value-type="float" office:value="29.60587" calcext:value-type="float">
            <text:p>29.605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1" calcext:value-type="float">
            <text:p>26012001</text:p>
          </table:table-cell>
          <table:table-cell office:value-type="float" office:value="2.945826" calcext:value-type="float">
            <text:p>2.945826</text:p>
          </table:table-cell>
          <table:table-cell office:value-type="float" office:value="130.3119" calcext:value-type="float">
            <text:p>130.3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046" calcext:value-type="float">
            <text:p>28.5046</text:p>
          </table:table-cell>
          <table:table-cell office:value-type="float" office:value="0" calcext:value-type="float">
            <text:p>0</text:p>
          </table:table-cell>
          <table:table-cell office:value-type="float" office:value="0.000210801" calcext:value-type="float">
            <text:p>0.000210801</text:p>
          </table:table-cell>
          <table:table-cell office:value-type="float" office:value="0.002342405" calcext:value-type="float">
            <text:p>0.002342405</text:p>
          </table:table-cell>
          <table:table-cell office:value-type="float" office:value="1663.508" calcext:value-type="float">
            <text:p>1663.508</text:p>
          </table:table-cell>
          <table:table-cell office:value-type="float" office:value="0.5417975" calcext:value-type="float">
            <text:p>0.5417975</text:p>
          </table:table-cell>
          <table:table-cell office:value-type="float" office:value="0" calcext:value-type="float">
            <text:p>0</text:p>
          </table:table-cell>
          <table:table-cell office:value-type="float" office:value="0.3330306" calcext:value-type="float">
            <text:p>0.3330306</text:p>
          </table:table-cell>
          <table:table-cell office:value-type="float" office:value="0.3781635" calcext:value-type="float">
            <text:p>0.3781635</text:p>
          </table:table-cell>
          <table:table-cell office:value-type="float" office:value="0.1021519" calcext:value-type="float">
            <text:p>0.1021519</text:p>
          </table:table-cell>
          <table:table-cell office:value-type="float" office:value="0.1021033" calcext:value-type="float">
            <text:p>0.1021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0603" calcext:value-type="float">
            <text:p>28.70603</text:p>
          </table:table-cell>
          <table:table-cell office:value-type="float" office:value="29.59591" calcext:value-type="float">
            <text:p>29.595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1" calcext:value-type="float">
            <text:p>27012001</text:p>
          </table:table-cell>
          <table:table-cell office:value-type="float" office:value="2.945832" calcext:value-type="float">
            <text:p>2.945832</text:p>
          </table:table-cell>
          <table:table-cell office:value-type="float" office:value="130.3115" calcext:value-type="float">
            <text:p>130.3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7253" calcext:value-type="float">
            <text:p>28.47253</text:p>
          </table:table-cell>
          <table:table-cell office:value-type="float" office:value="0" calcext:value-type="float">
            <text:p>0</text:p>
          </table:table-cell>
          <table:table-cell office:value-type="float" office:value="0.0002185324" calcext:value-type="float">
            <text:p>0.0002185324</text:p>
          </table:table-cell>
          <table:table-cell office:value-type="float" office:value="0.002356366" calcext:value-type="float">
            <text:p>0.002356366</text:p>
          </table:table-cell>
          <table:table-cell office:value-type="float" office:value="1663.542" calcext:value-type="float">
            <text:p>1663.542</text:p>
          </table:table-cell>
          <table:table-cell office:value-type="float" office:value="0.5416136" calcext:value-type="float">
            <text:p>0.5416136</text:p>
          </table:table-cell>
          <table:table-cell office:value-type="float" office:value="0" calcext:value-type="float">
            <text:p>0</text:p>
          </table:table-cell>
          <table:table-cell office:value-type="float" office:value="0.3298531" calcext:value-type="float">
            <text:p>0.3298531</text:p>
          </table:table-cell>
          <table:table-cell office:value-type="float" office:value="0.3766614" calcext:value-type="float">
            <text:p>0.3766614</text:p>
          </table:table-cell>
          <table:table-cell office:value-type="float" office:value="0.1019779" calcext:value-type="float">
            <text:p>0.1019779</text:p>
          </table:table-cell>
          <table:table-cell office:value-type="float" office:value="0.101931" calcext:value-type="float">
            <text:p>0.101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9779" calcext:value-type="float">
            <text:p>28.69779</text:p>
          </table:table-cell>
          <table:table-cell office:value-type="float" office:value="29.58677" calcext:value-type="float">
            <text:p>29.586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1" calcext:value-type="float">
            <text:p>28012001</text:p>
          </table:table-cell>
          <table:table-cell office:value-type="float" office:value="2.945837" calcext:value-type="float">
            <text:p>2.945837</text:p>
          </table:table-cell>
          <table:table-cell office:value-type="float" office:value="130.311" calcext:value-type="float">
            <text:p>130.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4052" calcext:value-type="float">
            <text:p>28.44052</text:p>
          </table:table-cell>
          <table:table-cell office:value-type="float" office:value="0" calcext:value-type="float">
            <text:p>0</text:p>
          </table:table-cell>
          <table:table-cell office:value-type="float" office:value="0.0002262485" calcext:value-type="float">
            <text:p>0.0002262485</text:p>
          </table:table-cell>
          <table:table-cell office:value-type="float" office:value="0.002367282" calcext:value-type="float">
            <text:p>0.002367282</text:p>
          </table:table-cell>
          <table:table-cell office:value-type="float" office:value="1663.576" calcext:value-type="float">
            <text:p>1663.576</text:p>
          </table:table-cell>
          <table:table-cell office:value-type="float" office:value="0.5414268" calcext:value-type="float">
            <text:p>0.5414268</text:p>
          </table:table-cell>
          <table:table-cell office:value-type="float" office:value="0" calcext:value-type="float">
            <text:p>0</text:p>
          </table:table-cell>
          <table:table-cell office:value-type="float" office:value="0.3330014" calcext:value-type="float">
            <text:p>0.3330014</text:p>
          </table:table-cell>
          <table:table-cell office:value-type="float" office:value="0.3776126" calcext:value-type="float">
            <text:p>0.3776126</text:p>
          </table:table-cell>
          <table:table-cell office:value-type="float" office:value="0.101805" calcext:value-type="float">
            <text:p>0.101805</text:p>
          </table:table-cell>
          <table:table-cell office:value-type="float" office:value="0.1017587" calcext:value-type="float">
            <text:p>0.1017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8986" calcext:value-type="float">
            <text:p>28.68986</text:p>
          </table:table-cell>
          <table:table-cell office:value-type="float" office:value="29.57762" calcext:value-type="float">
            <text:p>29.577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1" calcext:value-type="float">
            <text:p>29012001</text:p>
          </table:table-cell>
          <table:table-cell office:value-type="float" office:value="2.94584" calcext:value-type="float">
            <text:p>2.94584</text:p>
          </table:table-cell>
          <table:table-cell office:value-type="float" office:value="130.3105" calcext:value-type="float">
            <text:p>130.3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0863" calcext:value-type="float">
            <text:p>28.40863</text:p>
          </table:table-cell>
          <table:table-cell office:value-type="float" office:value="0" calcext:value-type="float">
            <text:p>0</text:p>
          </table:table-cell>
          <table:table-cell office:value-type="float" office:value="0.0002339536" calcext:value-type="float">
            <text:p>0.0002339536</text:p>
          </table:table-cell>
          <table:table-cell office:value-type="float" office:value="0.002375369" calcext:value-type="float">
            <text:p>0.002375369</text:p>
          </table:table-cell>
          <table:table-cell office:value-type="float" office:value="1663.61" calcext:value-type="float">
            <text:p>1663.61</text:p>
          </table:table-cell>
          <table:table-cell office:value-type="float" office:value="0.5412347" calcext:value-type="float">
            <text:p>0.5412347</text:p>
          </table:table-cell>
          <table:table-cell office:value-type="float" office:value="0" calcext:value-type="float">
            <text:p>0</text:p>
          </table:table-cell>
          <table:table-cell office:value-type="float" office:value="0.334063" calcext:value-type="float">
            <text:p>0.334063</text:p>
          </table:table-cell>
          <table:table-cell office:value-type="float" office:value="0.3768256" calcext:value-type="float">
            <text:p>0.3768256</text:p>
          </table:table-cell>
          <table:table-cell office:value-type="float" office:value="0.101632" calcext:value-type="float">
            <text:p>0.101632</text:p>
          </table:table-cell>
          <table:table-cell office:value-type="float" office:value="0.1015865" calcext:value-type="float">
            <text:p>0.1015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8245" calcext:value-type="float">
            <text:p>28.68245</text:p>
          </table:table-cell>
          <table:table-cell office:value-type="float" office:value="29.56902" calcext:value-type="float">
            <text:p>29.569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1" calcext:value-type="float">
            <text:p>30012001</text:p>
          </table:table-cell>
          <table:table-cell office:value-type="float" office:value="2.945843" calcext:value-type="float">
            <text:p>2.945843</text:p>
          </table:table-cell>
          <table:table-cell office:value-type="float" office:value="130.31" calcext:value-type="float">
            <text:p>13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768" calcext:value-type="float">
            <text:p>28.3768</text:p>
          </table:table-cell>
          <table:table-cell office:value-type="float" office:value="0" calcext:value-type="float">
            <text:p>0</text:p>
          </table:table-cell>
          <table:table-cell office:value-type="float" office:value="0.0002416452" calcext:value-type="float">
            <text:p>0.0002416452</text:p>
          </table:table-cell>
          <table:table-cell office:value-type="float" office:value="0.002380802" calcext:value-type="float">
            <text:p>0.002380802</text:p>
          </table:table-cell>
          <table:table-cell office:value-type="float" office:value="1663.643" calcext:value-type="float">
            <text:p>1663.643</text:p>
          </table:table-cell>
          <table:table-cell office:value-type="float" office:value="0.5410401" calcext:value-type="float">
            <text:p>0.5410401</text:p>
          </table:table-cell>
          <table:table-cell office:value-type="float" office:value="0" calcext:value-type="float">
            <text:p>0</text:p>
          </table:table-cell>
          <table:table-cell office:value-type="float" office:value="0.3333034" calcext:value-type="float">
            <text:p>0.3333034</text:p>
          </table:table-cell>
          <table:table-cell office:value-type="float" office:value="0.3725877" calcext:value-type="float">
            <text:p>0.3725877</text:p>
          </table:table-cell>
          <table:table-cell office:value-type="float" office:value="0.1014614" calcext:value-type="float">
            <text:p>0.1014614</text:p>
          </table:table-cell>
          <table:table-cell office:value-type="float" office:value="0.1014151" calcext:value-type="float">
            <text:p>0.1014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7501" calcext:value-type="float">
            <text:p>28.67501</text:p>
          </table:table-cell>
          <table:table-cell office:value-type="float" office:value="29.55973" calcext:value-type="float">
            <text:p>29.559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1" calcext:value-type="float">
            <text:p>31012001</text:p>
          </table:table-cell>
          <table:table-cell office:value-type="float" office:value="2.945845" calcext:value-type="float">
            <text:p>2.945845</text:p>
          </table:table-cell>
          <table:table-cell office:value-type="float" office:value="130.3095" calcext:value-type="float">
            <text:p>130.3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4503" calcext:value-type="float">
            <text:p>28.34503</text:p>
          </table:table-cell>
          <table:table-cell office:value-type="float" office:value="0" calcext:value-type="float">
            <text:p>0</text:p>
          </table:table-cell>
          <table:table-cell office:value-type="float" office:value="0.0002493248" calcext:value-type="float">
            <text:p>0.0002493248</text:p>
          </table:table-cell>
          <table:table-cell office:value-type="float" office:value="0.002383827" calcext:value-type="float">
            <text:p>0.002383827</text:p>
          </table:table-cell>
          <table:table-cell office:value-type="float" office:value="1663.677" calcext:value-type="float">
            <text:p>1663.677</text:p>
          </table:table-cell>
          <table:table-cell office:value-type="float" office:value="0.5408477" calcext:value-type="float">
            <text:p>0.5408477</text:p>
          </table:table-cell>
          <table:table-cell office:value-type="float" office:value="0" calcext:value-type="float">
            <text:p>0</text:p>
          </table:table-cell>
          <table:table-cell office:value-type="float" office:value="0.3325334" calcext:value-type="float">
            <text:p>0.3325334</text:p>
          </table:table-cell>
          <table:table-cell office:value-type="float" office:value="0.3719029" calcext:value-type="float">
            <text:p>0.3719029</text:p>
          </table:table-cell>
          <table:table-cell office:value-type="float" office:value="0.1012914" calcext:value-type="float">
            <text:p>0.1012914</text:p>
          </table:table-cell>
          <table:table-cell office:value-type="float" office:value="0.1012438" calcext:value-type="float">
            <text:p>0.1012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673" calcext:value-type="float">
            <text:p>28.6673</text:p>
          </table:table-cell>
          <table:table-cell office:value-type="float" office:value="29.54998" calcext:value-type="float">
            <text:p>29.549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1" calcext:value-type="float">
            <text:p>1022001</text:p>
          </table:table-cell>
          <table:table-cell office:value-type="float" office:value="2.945848" calcext:value-type="float">
            <text:p>2.945848</text:p>
          </table:table-cell>
          <table:table-cell office:value-type="float" office:value="130.3091" calcext:value-type="float">
            <text:p>130.3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1331" calcext:value-type="float">
            <text:p>28.31331</text:p>
          </table:table-cell>
          <table:table-cell office:value-type="float" office:value="0" calcext:value-type="float">
            <text:p>0</text:p>
          </table:table-cell>
          <table:table-cell office:value-type="float" office:value="0.000256996" calcext:value-type="float">
            <text:p>0.000256996</text:p>
          </table:table-cell>
          <table:table-cell office:value-type="float" office:value="0.002384622" calcext:value-type="float">
            <text:p>0.002384622</text:p>
          </table:table-cell>
          <table:table-cell office:value-type="float" office:value="1663.711" calcext:value-type="float">
            <text:p>1663.711</text:p>
          </table:table-cell>
          <table:table-cell office:value-type="float" office:value="0.5406545" calcext:value-type="float">
            <text:p>0.5406545</text:p>
          </table:table-cell>
          <table:table-cell office:value-type="float" office:value="0" calcext:value-type="float">
            <text:p>0</text:p>
          </table:table-cell>
          <table:table-cell office:value-type="float" office:value="0.3324202" calcext:value-type="float">
            <text:p>0.3324202</text:p>
          </table:table-cell>
          <table:table-cell office:value-type="float" office:value="0.3742611" calcext:value-type="float">
            <text:p>0.3742611</text:p>
          </table:table-cell>
          <table:table-cell office:value-type="float" office:value="0.1011197" calcext:value-type="float">
            <text:p>0.1011197</text:p>
          </table:table-cell>
          <table:table-cell office:value-type="float" office:value="0.1010726" calcext:value-type="float">
            <text:p>0.101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5948" calcext:value-type="float">
            <text:p>28.65948</text:p>
          </table:table-cell>
          <table:table-cell office:value-type="float" office:value="29.54049" calcext:value-type="float">
            <text:p>29.540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1" calcext:value-type="float">
            <text:p>2022001</text:p>
          </table:table-cell>
          <table:table-cell office:value-type="float" office:value="2.94585" calcext:value-type="float">
            <text:p>2.94585</text:p>
          </table:table-cell>
          <table:table-cell office:value-type="float" office:value="130.3086" calcext:value-type="float">
            <text:p>130.3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8165" calcext:value-type="float">
            <text:p>28.28165</text:p>
          </table:table-cell>
          <table:table-cell office:value-type="float" office:value="0" calcext:value-type="float">
            <text:p>0</text:p>
          </table:table-cell>
          <table:table-cell office:value-type="float" office:value="0.0002646576" calcext:value-type="float">
            <text:p>0.0002646576</text:p>
          </table:table-cell>
          <table:table-cell office:value-type="float" office:value="0.002383265" calcext:value-type="float">
            <text:p>0.002383265</text:p>
          </table:table-cell>
          <table:table-cell office:value-type="float" office:value="1663.745" calcext:value-type="float">
            <text:p>1663.745</text:p>
          </table:table-cell>
          <table:table-cell office:value-type="float" office:value="0.5404588" calcext:value-type="float">
            <text:p>0.5404588</text:p>
          </table:table-cell>
          <table:table-cell office:value-type="float" office:value="0" calcext:value-type="float">
            <text:p>0</text:p>
          </table:table-cell>
          <table:table-cell office:value-type="float" office:value="0.3323723" calcext:value-type="float">
            <text:p>0.3323723</text:p>
          </table:table-cell>
          <table:table-cell office:value-type="float" office:value="0.3694865" calcext:value-type="float">
            <text:p>0.3694865</text:p>
          </table:table-cell>
          <table:table-cell office:value-type="float" office:value="0.1009497" calcext:value-type="float">
            <text:p>0.1009497</text:p>
          </table:table-cell>
          <table:table-cell office:value-type="float" office:value="0.1009016" calcext:value-type="float">
            <text:p>0.1009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5176" calcext:value-type="float">
            <text:p>28.65176</text:p>
          </table:table-cell>
          <table:table-cell office:value-type="float" office:value="29.53105" calcext:value-type="float">
            <text:p>29.531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1" calcext:value-type="float">
            <text:p>3022001</text:p>
          </table:table-cell>
          <table:table-cell office:value-type="float" office:value="2.945853" calcext:value-type="float">
            <text:p>2.945853</text:p>
          </table:table-cell>
          <table:table-cell office:value-type="float" office:value="130.3081" calcext:value-type="float">
            <text:p>130.3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4999" calcext:value-type="float">
            <text:p>28.24999</text:p>
          </table:table-cell>
          <table:table-cell office:value-type="float" office:value="0" calcext:value-type="float">
            <text:p>0</text:p>
          </table:table-cell>
          <table:table-cell office:value-type="float" office:value="0.0002691635" calcext:value-type="float">
            <text:p>0.0002691635</text:p>
          </table:table-cell>
          <table:table-cell office:value-type="float" office:value="0.002082813" calcext:value-type="float">
            <text:p>0.002082813</text:p>
          </table:table-cell>
          <table:table-cell office:value-type="float" office:value="1663.779" calcext:value-type="float">
            <text:p>1663.779</text:p>
          </table:table-cell>
          <table:table-cell office:value-type="float" office:value="0.5402687" calcext:value-type="float">
            <text:p>0.5402687</text:p>
          </table:table-cell>
          <table:table-cell office:value-type="float" office:value="0" calcext:value-type="float">
            <text:p>0</text:p>
          </table:table-cell>
          <table:table-cell office:value-type="float" office:value="0.3319767" calcext:value-type="float">
            <text:p>0.3319767</text:p>
          </table:table-cell>
          <table:table-cell office:value-type="float" office:value="0.3711708" calcext:value-type="float">
            <text:p>0.3711708</text:p>
          </table:table-cell>
          <table:table-cell office:value-type="float" office:value="0.1007813" calcext:value-type="float">
            <text:p>0.1007813</text:p>
          </table:table-cell>
          <table:table-cell office:value-type="float" office:value="0.1007312" calcext:value-type="float">
            <text:p>0.1007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4359" calcext:value-type="float">
            <text:p>28.64359</text:p>
          </table:table-cell>
          <table:table-cell office:value-type="float" office:value="29.5205" calcext:value-type="float">
            <text:p>29.52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1" calcext:value-type="float">
            <text:p>4022001</text:p>
          </table:table-cell>
          <table:table-cell office:value-type="float" office:value="2.945854" calcext:value-type="float">
            <text:p>2.945854</text:p>
          </table:table-cell>
          <table:table-cell office:value-type="float" office:value="130.3076" calcext:value-type="float">
            <text:p>130.3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1833" calcext:value-type="float">
            <text:p>28.21833</text:p>
          </table:table-cell>
          <table:table-cell office:value-type="float" office:value="0" calcext:value-type="float">
            <text:p>0</text:p>
          </table:table-cell>
          <table:table-cell office:value-type="float" office:value="0.000271368" calcext:value-type="float">
            <text:p>0.000271368</text:p>
          </table:table-cell>
          <table:table-cell office:value-type="float" office:value="0.001593594" calcext:value-type="float">
            <text:p>0.001593594</text:p>
          </table:table-cell>
          <table:table-cell office:value-type="float" office:value="1663.812" calcext:value-type="float">
            <text:p>1663.812</text:p>
          </table:table-cell>
          <table:table-cell office:value-type="float" office:value="0.5400712" calcext:value-type="float">
            <text:p>0.5400712</text:p>
          </table:table-cell>
          <table:table-cell office:value-type="float" office:value="0" calcext:value-type="float">
            <text:p>0</text:p>
          </table:table-cell>
          <table:table-cell office:value-type="float" office:value="0.334864" calcext:value-type="float">
            <text:p>0.334864</text:p>
          </table:table-cell>
          <table:table-cell office:value-type="float" office:value="0.3823032" calcext:value-type="float">
            <text:p>0.3823032</text:p>
          </table:table-cell>
          <table:table-cell office:value-type="float" office:value="0.1006067" calcext:value-type="float">
            <text:p>0.1006067</text:p>
          </table:table-cell>
          <table:table-cell office:value-type="float" office:value="0.100561" calcext:value-type="float">
            <text:p>0.100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3657" calcext:value-type="float">
            <text:p>28.63657</text:p>
          </table:table-cell>
          <table:table-cell office:value-type="float" office:value="29.51171" calcext:value-type="float">
            <text:p>29.511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1" calcext:value-type="float">
            <text:p>5022001</text:p>
          </table:table-cell>
          <table:table-cell office:value-type="float" office:value="2.945852" calcext:value-type="float">
            <text:p>2.945852</text:p>
          </table:table-cell>
          <table:table-cell office:value-type="float" office:value="130.3072" calcext:value-type="float">
            <text:p>130.3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867" calcext:value-type="float">
            <text:p>28.1867</text:p>
          </table:table-cell>
          <table:table-cell office:value-type="float" office:value="0" calcext:value-type="float">
            <text:p>0</text:p>
          </table:table-cell>
          <table:table-cell office:value-type="float" office:value="0.0002735729" calcext:value-type="float">
            <text:p>0.0002735729</text:p>
          </table:table-cell>
          <table:table-cell office:value-type="float" office:value="0.001135338" calcext:value-type="float">
            <text:p>0.001135338</text:p>
          </table:table-cell>
          <table:table-cell office:value-type="float" office:value="1663.846" calcext:value-type="float">
            <text:p>1663.846</text:p>
          </table:table-cell>
          <table:table-cell office:value-type="float" office:value="0.539866" calcext:value-type="float">
            <text:p>0.539866</text:p>
          </table:table-cell>
          <table:table-cell office:value-type="float" office:value="0" calcext:value-type="float">
            <text:p>0</text:p>
          </table:table-cell>
          <table:table-cell office:value-type="float" office:value="0.328159" calcext:value-type="float">
            <text:p>0.328159</text:p>
          </table:table-cell>
          <table:table-cell office:value-type="float" office:value="0.3754306" calcext:value-type="float">
            <text:p>0.3754306</text:p>
          </table:table-cell>
          <table:table-cell office:value-type="float" office:value="0.1004349" calcext:value-type="float">
            <text:p>0.1004349</text:p>
          </table:table-cell>
          <table:table-cell office:value-type="float" office:value="0.100391" calcext:value-type="float">
            <text:p>0.100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2893" calcext:value-type="float">
            <text:p>28.62893</text:p>
          </table:table-cell>
          <table:table-cell office:value-type="float" office:value="29.50377" calcext:value-type="float">
            <text:p>29.503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1" calcext:value-type="float">
            <text:p>6022001</text:p>
          </table:table-cell>
          <table:table-cell office:value-type="float" office:value="2.945849" calcext:value-type="float">
            <text:p>2.945849</text:p>
          </table:table-cell>
          <table:table-cell office:value-type="float" office:value="130.3067" calcext:value-type="float">
            <text:p>130.3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5508" calcext:value-type="float">
            <text:p>28.15508</text:p>
          </table:table-cell>
          <table:table-cell office:value-type="float" office:value="0" calcext:value-type="float">
            <text:p>0</text:p>
          </table:table-cell>
          <table:table-cell office:value-type="float" office:value="0.0002815837" calcext:value-type="float">
            <text:p>0.0002815837</text:p>
          </table:table-cell>
          <table:table-cell office:value-type="float" office:value="0.001246362" calcext:value-type="float">
            <text:p>0.001246362</text:p>
          </table:table-cell>
          <table:table-cell office:value-type="float" office:value="1663.88" calcext:value-type="float">
            <text:p>1663.88</text:p>
          </table:table-cell>
          <table:table-cell office:value-type="float" office:value="0.5396605" calcext:value-type="float">
            <text:p>0.5396605</text:p>
          </table:table-cell>
          <table:table-cell office:value-type="float" office:value="0" calcext:value-type="float">
            <text:p>0</text:p>
          </table:table-cell>
          <table:table-cell office:value-type="float" office:value="0.3312367" calcext:value-type="float">
            <text:p>0.3312367</text:p>
          </table:table-cell>
          <table:table-cell office:value-type="float" office:value="0.3660863" calcext:value-type="float">
            <text:p>0.3660863</text:p>
          </table:table-cell>
          <table:table-cell office:value-type="float" office:value="0.1002675" calcext:value-type="float">
            <text:p>0.1002675</text:p>
          </table:table-cell>
          <table:table-cell office:value-type="float" office:value="0.1002213" calcext:value-type="float">
            <text:p>0.1002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2137" calcext:value-type="float">
            <text:p>28.62137</text:p>
          </table:table-cell>
          <table:table-cell office:value-type="float" office:value="29.49452" calcext:value-type="float">
            <text:p>29.494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1" calcext:value-type="float">
            <text:p>7022001</text:p>
          </table:table-cell>
          <table:table-cell office:value-type="float" office:value="2.945848" calcext:value-type="float">
            <text:p>2.945848</text:p>
          </table:table-cell>
          <table:table-cell office:value-type="float" office:value="130.3062" calcext:value-type="float">
            <text:p>130.3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2345" calcext:value-type="float">
            <text:p>28.12345</text:p>
          </table:table-cell>
          <table:table-cell office:value-type="float" office:value="0" calcext:value-type="float">
            <text:p>0</text:p>
          </table:table-cell>
          <table:table-cell office:value-type="float" office:value="0.000285945" calcext:value-type="float">
            <text:p>0.000285945</text:p>
          </table:table-cell>
          <table:table-cell office:value-type="float" office:value="0.0009139646" calcext:value-type="float">
            <text:p>0.0009139646</text:p>
          </table:table-cell>
          <table:table-cell office:value-type="float" office:value="1663.914" calcext:value-type="float">
            <text:p>1663.914</text:p>
          </table:table-cell>
          <table:table-cell office:value-type="float" office:value="0.5394586" calcext:value-type="float">
            <text:p>0.5394586</text:p>
          </table:table-cell>
          <table:table-cell office:value-type="float" office:value="0" calcext:value-type="float">
            <text:p>0</text:p>
          </table:table-cell>
          <table:table-cell office:value-type="float" office:value="0.3306625" calcext:value-type="float">
            <text:p>0.3306625</text:p>
          </table:table-cell>
          <table:table-cell office:value-type="float" office:value="0.3660266" calcext:value-type="float">
            <text:p>0.3660266</text:p>
          </table:table-cell>
          <table:table-cell office:value-type="float" office:value="0.1000995" calcext:value-type="float">
            <text:p>0.1000995</text:p>
          </table:table-cell>
          <table:table-cell office:value-type="float" office:value="0.1000519" calcext:value-type="float">
            <text:p>0.1000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1358" calcext:value-type="float">
            <text:p>28.61358</text:p>
          </table:table-cell>
          <table:table-cell office:value-type="float" office:value="29.48425" calcext:value-type="float">
            <text:p>29.484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1" calcext:value-type="float">
            <text:p>8022001</text:p>
          </table:table-cell>
          <table:table-cell office:value-type="float" office:value="2.945846" calcext:value-type="float">
            <text:p>2.945846</text:p>
          </table:table-cell>
          <table:table-cell office:value-type="float" office:value="130.3058" calcext:value-type="float">
            <text:p>130.3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9176" calcext:value-type="float">
            <text:p>28.09176</text:p>
          </table:table-cell>
          <table:table-cell office:value-type="float" office:value="0" calcext:value-type="float">
            <text:p>0</text:p>
          </table:table-cell>
          <table:table-cell office:value-type="float" office:value="0.0002882565" calcext:value-type="float">
            <text:p>0.0002882565</text:p>
          </table:table-cell>
          <table:table-cell office:value-type="float" office:value="0.0003615016" calcext:value-type="float">
            <text:p>0.0003615016</text:p>
          </table:table-cell>
          <table:table-cell office:value-type="float" office:value="1663.948" calcext:value-type="float">
            <text:p>1663.948</text:p>
          </table:table-cell>
          <table:table-cell office:value-type="float" office:value="0.5392548" calcext:value-type="float">
            <text:p>0.5392548</text:p>
          </table:table-cell>
          <table:table-cell office:value-type="float" office:value="0" calcext:value-type="float">
            <text:p>0</text:p>
          </table:table-cell>
          <table:table-cell office:value-type="float" office:value="0.330938" calcext:value-type="float">
            <text:p>0.330938</text:p>
          </table:table-cell>
          <table:table-cell office:value-type="float" office:value="0.3705489" calcext:value-type="float">
            <text:p>0.3705489</text:p>
          </table:table-cell>
          <table:table-cell office:value-type="float" office:value="0.09992909" calcext:value-type="float">
            <text:p>0.09992909</text:p>
          </table:table-cell>
          <table:table-cell office:value-type="float" office:value="0.09988292" calcext:value-type="float">
            <text:p>0.09988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058" calcext:value-type="float">
            <text:p>28.6058</text:p>
          </table:table-cell>
          <table:table-cell office:value-type="float" office:value="29.47451" calcext:value-type="float">
            <text:p>29.474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1" calcext:value-type="float">
            <text:p>9022001</text:p>
          </table:table-cell>
          <table:table-cell office:value-type="float" office:value="2.945846" calcext:value-type="float">
            <text:p>2.945846</text:p>
          </table:table-cell>
          <table:table-cell office:value-type="float" office:value="130.3053" calcext:value-type="float">
            <text:p>130.3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5961" calcext:value-type="float">
            <text:p>28.05961</text:p>
          </table:table-cell>
          <table:table-cell office:value-type="float" office:value="0" calcext:value-type="float">
            <text:p>0</text:p>
          </table:table-cell>
          <table:table-cell office:value-type="float" office:value="0.0002920752" calcext:value-type="float">
            <text:p>0.0002920752</text:p>
          </table:table-cell>
          <table:table-cell office:value-type="float" office:value="0.000002930034" calcext:value-type="float">
            <text:p>2.930034E-06</text:p>
          </table:table-cell>
          <table:table-cell office:value-type="float" office:value="1663.981" calcext:value-type="float">
            <text:p>1663.981</text:p>
          </table:table-cell>
          <table:table-cell office:value-type="float" office:value="0.5390555" calcext:value-type="float">
            <text:p>0.5390555</text:p>
          </table:table-cell>
          <table:table-cell office:value-type="float" office:value="0" calcext:value-type="float">
            <text:p>0</text:p>
          </table:table-cell>
          <table:table-cell office:value-type="float" office:value="0.1316175" calcext:value-type="float">
            <text:p>0.1316175</text:p>
          </table:table-cell>
          <table:table-cell office:value-type="float" office:value="0.3515904" calcext:value-type="float">
            <text:p>0.3515904</text:p>
          </table:table-cell>
          <table:table-cell office:value-type="float" office:value="0.09976643" calcext:value-type="float">
            <text:p>0.09976643</text:p>
          </table:table-cell>
          <table:table-cell office:value-type="float" office:value="0.09971415" calcext:value-type="float">
            <text:p>0.09971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7419" calcext:value-type="float">
            <text:p>28.57419</text:p>
          </table:table-cell>
          <table:table-cell office:value-type="float" office:value="29.464" calcext:value-type="float">
            <text:p>29.4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1" calcext:value-type="float">
            <text:p>10022001</text:p>
          </table:table-cell>
          <table:table-cell office:value-type="float" office:value="2.945856" calcext:value-type="float">
            <text:p>2.945856</text:p>
          </table:table-cell>
          <table:table-cell office:value-type="float" office:value="130.3048" calcext:value-type="float">
            <text:p>130.3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2594" calcext:value-type="float">
            <text:p>28.02594</text:p>
          </table:table-cell>
          <table:table-cell office:value-type="float" office:value="0" calcext:value-type="float">
            <text:p>0</text:p>
          </table:table-cell>
          <table:table-cell office:value-type="float" office:value="0.000304486" calcext:value-type="float">
            <text:p>0.000304486</text:p>
          </table:table-cell>
          <table:table-cell office:value-type="float" office:value="0.000354828" calcext:value-type="float">
            <text:p>0.000354828</text:p>
          </table:table-cell>
          <table:table-cell office:value-type="float" office:value="1664.015" calcext:value-type="float">
            <text:p>1664.015</text:p>
          </table:table-cell>
          <table:table-cell office:value-type="float" office:value="0.5388833" calcext:value-type="float">
            <text:p>0.5388833</text:p>
          </table:table-cell>
          <table:table-cell office:value-type="float" office:value="0" calcext:value-type="float">
            <text:p>0</text:p>
          </table:table-cell>
          <table:table-cell office:value-type="float" office:value="0.2026014" calcext:value-type="float">
            <text:p>0.2026014</text:p>
          </table:table-cell>
          <table:table-cell office:value-type="float" office:value="0.3432552" calcext:value-type="float">
            <text:p>0.3432552</text:p>
          </table:table-cell>
          <table:table-cell office:value-type="float" office:value="0.09956749" calcext:value-type="float">
            <text:p>0.09956749</text:p>
          </table:table-cell>
          <table:table-cell office:value-type="float" office:value="0.0995455" calcext:value-type="float">
            <text:p>0.0995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0821" calcext:value-type="float">
            <text:p>28.50821</text:p>
          </table:table-cell>
          <table:table-cell office:value-type="float" office:value="29.44956" calcext:value-type="float">
            <text:p>29.449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1" calcext:value-type="float">
            <text:p>11022001</text:p>
          </table:table-cell>
          <table:table-cell office:value-type="float" office:value="2.945861" calcext:value-type="float">
            <text:p>2.945861</text:p>
          </table:table-cell>
          <table:table-cell office:value-type="float" office:value="130.3043" calcext:value-type="float">
            <text:p>130.3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9332" calcext:value-type="float">
            <text:p>27.99332</text:p>
          </table:table-cell>
          <table:table-cell office:value-type="float" office:value="0" calcext:value-type="float">
            <text:p>0</text:p>
          </table:table-cell>
          <table:table-cell office:value-type="float" office:value="0.0003212818" calcext:value-type="float">
            <text:p>0.0003212818</text:p>
          </table:table-cell>
          <table:table-cell office:value-type="float" office:value="0.0008127825" calcext:value-type="float">
            <text:p>0.0008127825</text:p>
          </table:table-cell>
          <table:table-cell office:value-type="float" office:value="1664.049" calcext:value-type="float">
            <text:p>1664.049</text:p>
          </table:table-cell>
          <table:table-cell office:value-type="float" office:value="0.5387039" calcext:value-type="float">
            <text:p>0.5387039</text:p>
          </table:table-cell>
          <table:table-cell office:value-type="float" office:value="0" calcext:value-type="float">
            <text:p>0</text:p>
          </table:table-cell>
          <table:table-cell office:value-type="float" office:value="0.3045943" calcext:value-type="float">
            <text:p>0.3045943</text:p>
          </table:table-cell>
          <table:table-cell office:value-type="float" office:value="0.3634831" calcext:value-type="float">
            <text:p>0.3634831</text:p>
          </table:table-cell>
          <table:table-cell office:value-type="float" office:value="0.09942749" calcext:value-type="float">
            <text:p>0.09942749</text:p>
          </table:table-cell>
          <table:table-cell office:value-type="float" office:value="0.09937714" calcext:value-type="float">
            <text:p>0.09937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907" calcext:value-type="float">
            <text:p>28.4907</text:p>
          </table:table-cell>
          <table:table-cell office:value-type="float" office:value="29.4377" calcext:value-type="float">
            <text:p>29.43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1" calcext:value-type="float">
            <text:p>12022001</text:p>
          </table:table-cell>
          <table:table-cell office:value-type="float" office:value="2.945865" calcext:value-type="float">
            <text:p>2.945865</text:p>
          </table:table-cell>
          <table:table-cell office:value-type="float" office:value="130.3038" calcext:value-type="float">
            <text:p>130.3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6123" calcext:value-type="float">
            <text:p>27.96123</text:p>
          </table:table-cell>
          <table:table-cell office:value-type="float" office:value="0" calcext:value-type="float">
            <text:p>0</text:p>
          </table:table-cell>
          <table:table-cell office:value-type="float" office:value="0.0003297766" calcext:value-type="float">
            <text:p>0.0003297766</text:p>
          </table:table-cell>
          <table:table-cell office:value-type="float" office:value="0.0006766296" calcext:value-type="float">
            <text:p>0.0006766296</text:p>
          </table:table-cell>
          <table:table-cell office:value-type="float" office:value="1664.083" calcext:value-type="float">
            <text:p>1664.083</text:p>
          </table:table-cell>
          <table:table-cell office:value-type="float" office:value="0.5385217" calcext:value-type="float">
            <text:p>0.5385217</text:p>
          </table:table-cell>
          <table:table-cell office:value-type="float" office:value="0" calcext:value-type="float">
            <text:p>0</text:p>
          </table:table-cell>
          <table:table-cell office:value-type="float" office:value="0.343747" calcext:value-type="float">
            <text:p>0.343747</text:p>
          </table:table-cell>
          <table:table-cell office:value-type="float" office:value="0.3789332" calcext:value-type="float">
            <text:p>0.3789332</text:p>
          </table:table-cell>
          <table:table-cell office:value-type="float" office:value="0.09926113" calcext:value-type="float">
            <text:p>0.09926113</text:p>
          </table:table-cell>
          <table:table-cell office:value-type="float" office:value="0.0992094" calcext:value-type="float">
            <text:p>0.0992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8255" calcext:value-type="float">
            <text:p>28.48255</text:p>
          </table:table-cell>
          <table:table-cell office:value-type="float" office:value="29.4276" calcext:value-type="float">
            <text:p>29.42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1" calcext:value-type="float">
            <text:p>13022001</text:p>
          </table:table-cell>
          <table:table-cell office:value-type="float" office:value="2.945863" calcext:value-type="float">
            <text:p>2.945863</text:p>
          </table:table-cell>
          <table:table-cell office:value-type="float" office:value="130.3034" calcext:value-type="float">
            <text:p>130.3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2937" calcext:value-type="float">
            <text:p>27.92937</text:p>
          </table:table-cell>
          <table:table-cell office:value-type="float" office:value="0" calcext:value-type="float">
            <text:p>0</text:p>
          </table:table-cell>
          <table:table-cell office:value-type="float" office:value="0.0003337965" calcext:value-type="float">
            <text:p>0.0003337965</text:p>
          </table:table-cell>
          <table:table-cell office:value-type="float" office:value="0.0002167389" calcext:value-type="float">
            <text:p>0.0002167389</text:p>
          </table:table-cell>
          <table:table-cell office:value-type="float" office:value="1664.118" calcext:value-type="float">
            <text:p>1664.118</text:p>
          </table:table-cell>
          <table:table-cell office:value-type="float" office:value="0.5383278" calcext:value-type="float">
            <text:p>0.5383278</text:p>
          </table:table-cell>
          <table:table-cell office:value-type="float" office:value="0" calcext:value-type="float">
            <text:p>0</text:p>
          </table:table-cell>
          <table:table-cell office:value-type="float" office:value="0.32929" calcext:value-type="float">
            <text:p>0.32929</text:p>
          </table:table-cell>
          <table:table-cell office:value-type="float" office:value="0.3818503" calcext:value-type="float">
            <text:p>0.3818503</text:p>
          </table:table-cell>
          <table:table-cell office:value-type="float" office:value="0.09908929" calcext:value-type="float">
            <text:p>0.09908929</text:p>
          </table:table-cell>
          <table:table-cell office:value-type="float" office:value="0.0990417" calcext:value-type="float">
            <text:p>0.0990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7619" calcext:value-type="float">
            <text:p>28.47619</text:p>
          </table:table-cell>
          <table:table-cell office:value-type="float" office:value="29.41994" calcext:value-type="float">
            <text:p>29.419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1" calcext:value-type="float">
            <text:p>14022001</text:p>
          </table:table-cell>
          <table:table-cell office:value-type="float" office:value="2.945861" calcext:value-type="float">
            <text:p>2.945861</text:p>
          </table:table-cell>
          <table:table-cell office:value-type="float" office:value="130.3029" calcext:value-type="float">
            <text:p>130.3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9754" calcext:value-type="float">
            <text:p>27.89754</text:p>
          </table:table-cell>
          <table:table-cell office:value-type="float" office:value="0" calcext:value-type="float">
            <text:p>0</text:p>
          </table:table-cell>
          <table:table-cell office:value-type="float" office:value="0.0003415379" calcext:value-type="float">
            <text:p>0.0003415379</text:p>
          </table:table-cell>
          <table:table-cell office:value-type="float" office:value="0.0002117891" calcext:value-type="float">
            <text:p>0.0002117891</text:p>
          </table:table-cell>
          <table:table-cell office:value-type="float" office:value="1664.154" calcext:value-type="float">
            <text:p>1664.154</text:p>
          </table:table-cell>
          <table:table-cell office:value-type="float" office:value="0.5381318" calcext:value-type="float">
            <text:p>0.5381318</text:p>
          </table:table-cell>
          <table:table-cell office:value-type="float" office:value="0" calcext:value-type="float">
            <text:p>0</text:p>
          </table:table-cell>
          <table:table-cell office:value-type="float" office:value="0.318906" calcext:value-type="float">
            <text:p>0.318906</text:p>
          </table:table-cell>
          <table:table-cell office:value-type="float" office:value="0.368773" calcext:value-type="float">
            <text:p>0.368773</text:p>
          </table:table-cell>
          <table:table-cell office:value-type="float" office:value="0.09892173" calcext:value-type="float">
            <text:p>0.09892173</text:p>
          </table:table-cell>
          <table:table-cell office:value-type="float" office:value="0.09887411" calcext:value-type="float">
            <text:p>0.09887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6776" calcext:value-type="float">
            <text:p>28.46776</text:p>
          </table:table-cell>
          <table:table-cell office:value-type="float" office:value="29.41149" calcext:value-type="float">
            <text:p>29.411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1" calcext:value-type="float">
            <text:p>15022001</text:p>
          </table:table-cell>
          <table:table-cell office:value-type="float" office:value="2.945862" calcext:value-type="float">
            <text:p>2.945862</text:p>
          </table:table-cell>
          <table:table-cell office:value-type="float" office:value="130.3024" calcext:value-type="float">
            <text:p>130.3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6568" calcext:value-type="float">
            <text:p>27.86568</text:p>
          </table:table-cell>
          <table:table-cell office:value-type="float" office:value="0" calcext:value-type="float">
            <text:p>0</text:p>
          </table:table-cell>
          <table:table-cell office:value-type="float" office:value="0.0003451936" calcext:value-type="float">
            <text:p>0.0003451936</text:p>
          </table:table-cell>
          <table:table-cell office:value-type="float" office:value="-0.0001721598" calcext:value-type="float">
            <text:p>-0.0001721598</text:p>
          </table:table-cell>
          <table:table-cell office:value-type="float" office:value="1664.19" calcext:value-type="float">
            <text:p>1664.19</text:p>
          </table:table-cell>
          <table:table-cell office:value-type="float" office:value="0.5379433" calcext:value-type="float">
            <text:p>0.5379433</text:p>
          </table:table-cell>
          <table:table-cell office:value-type="float" office:value="0" calcext:value-type="float">
            <text:p>0</text:p>
          </table:table-cell>
          <table:table-cell office:value-type="float" office:value="0.3273648" calcext:value-type="float">
            <text:p>0.3273648</text:p>
          </table:table-cell>
          <table:table-cell office:value-type="float" office:value="0.3639028" calcext:value-type="float">
            <text:p>0.3639028</text:p>
          </table:table-cell>
          <table:table-cell office:value-type="float" office:value="0.09876035" calcext:value-type="float">
            <text:p>0.09876035</text:p>
          </table:table-cell>
          <table:table-cell office:value-type="float" office:value="0.09870707" calcext:value-type="float">
            <text:p>0.09870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5908" calcext:value-type="float">
            <text:p>28.45908</text:p>
          </table:table-cell>
          <table:table-cell office:value-type="float" office:value="29.40077" calcext:value-type="float">
            <text:p>29.400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1" calcext:value-type="float">
            <text:p>16022001</text:p>
          </table:table-cell>
          <table:table-cell office:value-type="float" office:value="2.945863" calcext:value-type="float">
            <text:p>2.945863</text:p>
          </table:table-cell>
          <table:table-cell office:value-type="float" office:value="130.302" calcext:value-type="float">
            <text:p>130.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3379" calcext:value-type="float">
            <text:p>27.83379</text:p>
          </table:table-cell>
          <table:table-cell office:value-type="float" office:value="0" calcext:value-type="float">
            <text:p>0</text:p>
          </table:table-cell>
          <table:table-cell office:value-type="float" office:value="0.0003481862" calcext:value-type="float">
            <text:p>0.0003481862</text:p>
          </table:table-cell>
          <table:table-cell office:value-type="float" office:value="-0.0006093487" calcext:value-type="float">
            <text:p>-0.0006093487</text:p>
          </table:table-cell>
          <table:table-cell office:value-type="float" office:value="1664.226" calcext:value-type="float">
            <text:p>1664.226</text:p>
          </table:table-cell>
          <table:table-cell office:value-type="float" office:value="0.5377552" calcext:value-type="float">
            <text:p>0.5377552</text:p>
          </table:table-cell>
          <table:table-cell office:value-type="float" office:value="0" calcext:value-type="float">
            <text:p>0</text:p>
          </table:table-cell>
          <table:table-cell office:value-type="float" office:value="0.3333205" calcext:value-type="float">
            <text:p>0.3333205</text:p>
          </table:table-cell>
          <table:table-cell office:value-type="float" office:value="0.3735803" calcext:value-type="float">
            <text:p>0.3735803</text:p>
          </table:table-cell>
          <table:table-cell office:value-type="float" office:value="0.09859119" calcext:value-type="float">
            <text:p>0.09859119</text:p>
          </table:table-cell>
          <table:table-cell office:value-type="float" office:value="0.09854034" calcext:value-type="float">
            <text:p>0.09854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5139" calcext:value-type="float">
            <text:p>28.45139</text:p>
          </table:table-cell>
          <table:table-cell office:value-type="float" office:value="29.39073" calcext:value-type="float">
            <text:p>29.390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1" calcext:value-type="float">
            <text:p>17022001</text:p>
          </table:table-cell>
          <table:table-cell office:value-type="float" office:value="2.945861" calcext:value-type="float">
            <text:p>2.945861</text:p>
          </table:table-cell>
          <table:table-cell office:value-type="float" office:value="130.3015" calcext:value-type="float">
            <text:p>130.3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0193" calcext:value-type="float">
            <text:p>27.80193</text:p>
          </table:table-cell>
          <table:table-cell office:value-type="float" office:value="0" calcext:value-type="float">
            <text:p>0</text:p>
          </table:table-cell>
          <table:table-cell office:value-type="float" office:value="0.0003513054" calcext:value-type="float">
            <text:p>0.0003513054</text:p>
          </table:table-cell>
          <table:table-cell office:value-type="float" office:value="-0.001019837" calcext:value-type="float">
            <text:p>-0.001019837</text:p>
          </table:table-cell>
          <table:table-cell office:value-type="float" office:value="1664.262" calcext:value-type="float">
            <text:p>1664.262</text:p>
          </table:table-cell>
          <table:table-cell office:value-type="float" office:value="0.5375606" calcext:value-type="float">
            <text:p>0.5375606</text:p>
          </table:table-cell>
          <table:table-cell office:value-type="float" office:value="0" calcext:value-type="float">
            <text:p>0</text:p>
          </table:table-cell>
          <table:table-cell office:value-type="float" office:value="0.3265535" calcext:value-type="float">
            <text:p>0.3265535</text:p>
          </table:table-cell>
          <table:table-cell office:value-type="float" office:value="0.3743662" calcext:value-type="float">
            <text:p>0.3743662</text:p>
          </table:table-cell>
          <table:table-cell office:value-type="float" office:value="0.09842243" calcext:value-type="float">
            <text:p>0.09842243</text:p>
          </table:table-cell>
          <table:table-cell office:value-type="float" office:value="0.09837376" calcext:value-type="float">
            <text:p>0.0983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4374" calcext:value-type="float">
            <text:p>28.44374</text:p>
          </table:table-cell>
          <table:table-cell office:value-type="float" office:value="29.38193" calcext:value-type="float">
            <text:p>29.381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1" calcext:value-type="float">
            <text:p>18022001</text:p>
          </table:table-cell>
          <table:table-cell office:value-type="float" office:value="2.945858" calcext:value-type="float">
            <text:p>2.945858</text:p>
          </table:table-cell>
          <table:table-cell office:value-type="float" office:value="130.3011" calcext:value-type="float">
            <text:p>130.3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7009" calcext:value-type="float">
            <text:p>27.77009</text:p>
          </table:table-cell>
          <table:table-cell office:value-type="float" office:value="0" calcext:value-type="float">
            <text:p>0</text:p>
          </table:table-cell>
          <table:table-cell office:value-type="float" office:value="0.0003545157" calcext:value-type="float">
            <text:p>0.0003545157</text:p>
          </table:table-cell>
          <table:table-cell office:value-type="float" office:value="-0.001408345" calcext:value-type="float">
            <text:p>-0.001408345</text:p>
          </table:table-cell>
          <table:table-cell office:value-type="float" office:value="1664.298" calcext:value-type="float">
            <text:p>1664.298</text:p>
          </table:table-cell>
          <table:table-cell office:value-type="float" office:value="0.537361" calcext:value-type="float">
            <text:p>0.537361</text:p>
          </table:table-cell>
          <table:table-cell office:value-type="float" office:value="0" calcext:value-type="float">
            <text:p>0</text:p>
          </table:table-cell>
          <table:table-cell office:value-type="float" office:value="0.3294242" calcext:value-type="float">
            <text:p>0.3294242</text:p>
          </table:table-cell>
          <table:table-cell office:value-type="float" office:value="0.3764187" calcext:value-type="float">
            <text:p>0.3764187</text:p>
          </table:table-cell>
          <table:table-cell office:value-type="float" office:value="0.09825429" calcext:value-type="float">
            <text:p>0.09825429</text:p>
          </table:table-cell>
          <table:table-cell office:value-type="float" office:value="0.09820709" calcext:value-type="float">
            <text:p>0.09820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365" calcext:value-type="float">
            <text:p>28.4365</text:p>
          </table:table-cell>
          <table:table-cell office:value-type="float" office:value="29.37382" calcext:value-type="float">
            <text:p>29.373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1" calcext:value-type="float">
            <text:p>19022001</text:p>
          </table:table-cell>
          <table:table-cell office:value-type="float" office:value="2.945852" calcext:value-type="float">
            <text:p>2.945852</text:p>
          </table:table-cell>
          <table:table-cell office:value-type="float" office:value="130.3006" calcext:value-type="float">
            <text:p>130.3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3825" calcext:value-type="float">
            <text:p>27.73825</text:p>
          </table:table-cell>
          <table:table-cell office:value-type="float" office:value="0" calcext:value-type="float">
            <text:p>0</text:p>
          </table:table-cell>
          <table:table-cell office:value-type="float" office:value="0.0003578078" calcext:value-type="float">
            <text:p>0.0003578078</text:p>
          </table:table-cell>
          <table:table-cell office:value-type="float" office:value="-0.00177512" calcext:value-type="float">
            <text:p>-0.00177512</text:p>
          </table:table-cell>
          <table:table-cell office:value-type="float" office:value="1664.334" calcext:value-type="float">
            <text:p>1664.334</text:p>
          </table:table-cell>
          <table:table-cell office:value-type="float" office:value="0.5371583" calcext:value-type="float">
            <text:p>0.5371583</text:p>
          </table:table-cell>
          <table:table-cell office:value-type="float" office:value="0" calcext:value-type="float">
            <text:p>0</text:p>
          </table:table-cell>
          <table:table-cell office:value-type="float" office:value="0.3308001" calcext:value-type="float">
            <text:p>0.3308001</text:p>
          </table:table-cell>
          <table:table-cell office:value-type="float" office:value="0.3668909" calcext:value-type="float">
            <text:p>0.3668909</text:p>
          </table:table-cell>
          <table:table-cell office:value-type="float" office:value="0.09808984" calcext:value-type="float">
            <text:p>0.09808984</text:p>
          </table:table-cell>
          <table:table-cell office:value-type="float" office:value="0.09804119" calcext:value-type="float">
            <text:p>0.09804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2948" calcext:value-type="float">
            <text:p>28.42948</text:p>
          </table:table-cell>
          <table:table-cell office:value-type="float" office:value="29.36515" calcext:value-type="float">
            <text:p>29.365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1" calcext:value-type="float">
            <text:p>20022001</text:p>
          </table:table-cell>
          <table:table-cell office:value-type="float" office:value="2.945848" calcext:value-type="float">
            <text:p>2.945848</text:p>
          </table:table-cell>
          <table:table-cell office:value-type="float" office:value="130.3001" calcext:value-type="float">
            <text:p>130.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0632" calcext:value-type="float">
            <text:p>27.70632</text:p>
          </table:table-cell>
          <table:table-cell office:value-type="float" office:value="0" calcext:value-type="float">
            <text:p>0</text:p>
          </table:table-cell>
          <table:table-cell office:value-type="float" office:value="0.0003611531" calcext:value-type="float">
            <text:p>0.0003611531</text:p>
          </table:table-cell>
          <table:table-cell office:value-type="float" office:value="-0.002123161" calcext:value-type="float">
            <text:p>-0.002123161</text:p>
          </table:table-cell>
          <table:table-cell office:value-type="float" office:value="1664.37" calcext:value-type="float">
            <text:p>1664.37</text:p>
          </table:table-cell>
          <table:table-cell office:value-type="float" office:value="0.5369597" calcext:value-type="float">
            <text:p>0.5369597</text:p>
          </table:table-cell>
          <table:table-cell office:value-type="float" office:value="0" calcext:value-type="float">
            <text:p>0</text:p>
          </table:table-cell>
          <table:table-cell office:value-type="float" office:value="0.3292525" calcext:value-type="float">
            <text:p>0.3292525</text:p>
          </table:table-cell>
          <table:table-cell office:value-type="float" office:value="0.3590391" calcext:value-type="float">
            <text:p>0.3590391</text:p>
          </table:table-cell>
          <table:table-cell office:value-type="float" office:value="0.09792763" calcext:value-type="float">
            <text:p>0.09792763</text:p>
          </table:table-cell>
          <table:table-cell office:value-type="float" office:value="0.09787568" calcext:value-type="float">
            <text:p>0.09787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2204" calcext:value-type="float">
            <text:p>28.42204</text:p>
          </table:table-cell>
          <table:table-cell office:value-type="float" office:value="29.35485" calcext:value-type="float">
            <text:p>29.354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1" calcext:value-type="float">
            <text:p>21022001</text:p>
          </table:table-cell>
          <table:table-cell office:value-type="float" office:value="2.945847" calcext:value-type="float">
            <text:p>2.945847</text:p>
          </table:table-cell>
          <table:table-cell office:value-type="float" office:value="130.2997" calcext:value-type="float">
            <text:p>130.2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7429" calcext:value-type="float">
            <text:p>27.67429</text:p>
          </table:table-cell>
          <table:table-cell office:value-type="float" office:value="0" calcext:value-type="float">
            <text:p>0</text:p>
          </table:table-cell>
          <table:table-cell office:value-type="float" office:value="0.0003645728" calcext:value-type="float">
            <text:p>0.0003645728</text:p>
          </table:table-cell>
          <table:table-cell office:value-type="float" office:value="-0.002453868" calcext:value-type="float">
            <text:p>-0.002453868</text:p>
          </table:table-cell>
          <table:table-cell office:value-type="float" office:value="1664.405" calcext:value-type="float">
            <text:p>1664.405</text:p>
          </table:table-cell>
          <table:table-cell office:value-type="float" office:value="0.5367693" calcext:value-type="float">
            <text:p>0.5367693</text:p>
          </table:table-cell>
          <table:table-cell office:value-type="float" office:value="0" calcext:value-type="float">
            <text:p>0</text:p>
          </table:table-cell>
          <table:table-cell office:value-type="float" office:value="0.3287697" calcext:value-type="float">
            <text:p>0.3287697</text:p>
          </table:table-cell>
          <table:table-cell office:value-type="float" office:value="0.3636551" calcext:value-type="float">
            <text:p>0.3636551</text:p>
          </table:table-cell>
          <table:table-cell office:value-type="float" office:value="0.09776517" calcext:value-type="float">
            <text:p>0.09776517</text:p>
          </table:table-cell>
          <table:table-cell office:value-type="float" office:value="0.09771013" calcext:value-type="float">
            <text:p>0.0977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1382" calcext:value-type="float">
            <text:p>28.41382</text:p>
          </table:table-cell>
          <table:table-cell office:value-type="float" office:value="29.34353" calcext:value-type="float">
            <text:p>29.343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1" calcext:value-type="float">
            <text:p>22022001</text:p>
          </table:table-cell>
          <table:table-cell office:value-type="float" office:value="2.945845" calcext:value-type="float">
            <text:p>2.945845</text:p>
          </table:table-cell>
          <table:table-cell office:value-type="float" office:value="130.2992" calcext:value-type="float">
            <text:p>130.2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4231" calcext:value-type="float">
            <text:p>27.64231</text:p>
          </table:table-cell>
          <table:table-cell office:value-type="float" office:value="0" calcext:value-type="float">
            <text:p>0</text:p>
          </table:table-cell>
          <table:table-cell office:value-type="float" office:value="0.0003680589" calcext:value-type="float">
            <text:p>0.0003680589</text:p>
          </table:table-cell>
          <table:table-cell office:value-type="float" office:value="-0.00276973" calcext:value-type="float">
            <text:p>-0.00276973</text:p>
          </table:table-cell>
          <table:table-cell office:value-type="float" office:value="1664.44" calcext:value-type="float">
            <text:p>1664.44</text:p>
          </table:table-cell>
          <table:table-cell office:value-type="float" office:value="0.5365741" calcext:value-type="float">
            <text:p>0.5365741</text:p>
          </table:table-cell>
          <table:table-cell office:value-type="float" office:value="0" calcext:value-type="float">
            <text:p>0</text:p>
          </table:table-cell>
          <table:table-cell office:value-type="float" office:value="0.3369057" calcext:value-type="float">
            <text:p>0.3369057</text:p>
          </table:table-cell>
          <table:table-cell office:value-type="float" office:value="0.3786266" calcext:value-type="float">
            <text:p>0.3786266</text:p>
          </table:table-cell>
          <table:table-cell office:value-type="float" office:value="0.0975953" calcext:value-type="float">
            <text:p>0.0975953</text:p>
          </table:table-cell>
          <table:table-cell office:value-type="float" office:value="0.09754467" calcext:value-type="float">
            <text:p>0.09754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0726" calcext:value-type="float">
            <text:p>28.40726</text:p>
          </table:table-cell>
          <table:table-cell office:value-type="float" office:value="29.33432" calcext:value-type="float">
            <text:p>29.334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1" calcext:value-type="float">
            <text:p>23022001</text:p>
          </table:table-cell>
          <table:table-cell office:value-type="float" office:value="2.945838" calcext:value-type="float">
            <text:p>2.945838</text:p>
          </table:table-cell>
          <table:table-cell office:value-type="float" office:value="130.2988" calcext:value-type="float">
            <text:p>130.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1047" calcext:value-type="float">
            <text:p>27.61047</text:p>
          </table:table-cell>
          <table:table-cell office:value-type="float" office:value="0" calcext:value-type="float">
            <text:p>0</text:p>
          </table:table-cell>
          <table:table-cell office:value-type="float" office:value="0.0003716029" calcext:value-type="float">
            <text:p>0.0003716029</text:p>
          </table:table-cell>
          <table:table-cell office:value-type="float" office:value="-0.003072287" calcext:value-type="float">
            <text:p>-0.003072287</text:p>
          </table:table-cell>
          <table:table-cell office:value-type="float" office:value="1664.475" calcext:value-type="float">
            <text:p>1664.475</text:p>
          </table:table-cell>
          <table:table-cell office:value-type="float" office:value="0.5363693" calcext:value-type="float">
            <text:p>0.5363693</text:p>
          </table:table-cell>
          <table:table-cell office:value-type="float" office:value="0" calcext:value-type="float">
            <text:p>0</text:p>
          </table:table-cell>
          <table:table-cell office:value-type="float" office:value="0.3212355" calcext:value-type="float">
            <text:p>0.3212355</text:p>
          </table:table-cell>
          <table:table-cell office:value-type="float" office:value="0.3749206" calcext:value-type="float">
            <text:p>0.3749206</text:p>
          </table:table-cell>
          <table:table-cell office:value-type="float" office:value="0.09742716" calcext:value-type="float">
            <text:p>0.09742716</text:p>
          </table:table-cell>
          <table:table-cell office:value-type="float" office:value="0.09737973" calcext:value-type="float">
            <text:p>0.09737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0034" calcext:value-type="float">
            <text:p>28.40034</text:p>
          </table:table-cell>
          <table:table-cell office:value-type="float" office:value="29.32681" calcext:value-type="float">
            <text:p>29.326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1" calcext:value-type="float">
            <text:p>24022001</text:p>
          </table:table-cell>
          <table:table-cell office:value-type="float" office:value="2.945831" calcext:value-type="float">
            <text:p>2.945831</text:p>
          </table:table-cell>
          <table:table-cell office:value-type="float" office:value="130.2983" calcext:value-type="float">
            <text:p>130.2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7863" calcext:value-type="float">
            <text:p>27.57863</text:p>
          </table:table-cell>
          <table:table-cell office:value-type="float" office:value="0" calcext:value-type="float">
            <text:p>0</text:p>
          </table:table-cell>
          <table:table-cell office:value-type="float" office:value="0.0003752047" calcext:value-type="float">
            <text:p>0.0003752047</text:p>
          </table:table-cell>
          <table:table-cell office:value-type="float" office:value="-0.003362559" calcext:value-type="float">
            <text:p>-0.003362559</text:p>
          </table:table-cell>
          <table:table-cell office:value-type="float" office:value="1664.51" calcext:value-type="float">
            <text:p>1664.51</text:p>
          </table:table-cell>
          <table:table-cell office:value-type="float" office:value="0.5361626" calcext:value-type="float">
            <text:p>0.5361626</text:p>
          </table:table-cell>
          <table:table-cell office:value-type="float" office:value="0" calcext:value-type="float">
            <text:p>0</text:p>
          </table:table-cell>
          <table:table-cell office:value-type="float" office:value="0.3265857" calcext:value-type="float">
            <text:p>0.3265857</text:p>
          </table:table-cell>
          <table:table-cell office:value-type="float" office:value="0.3678835" calcext:value-type="float">
            <text:p>0.3678835</text:p>
          </table:table-cell>
          <table:table-cell office:value-type="float" office:value="0.0972629" calcext:value-type="float">
            <text:p>0.0972629</text:p>
          </table:table-cell>
          <table:table-cell office:value-type="float" office:value="0.09721506" calcext:value-type="float">
            <text:p>0.09721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9255" calcext:value-type="float">
            <text:p>28.39255</text:p>
          </table:table-cell>
          <table:table-cell office:value-type="float" office:value="29.31841" calcext:value-type="float">
            <text:p>29.3184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1" calcext:value-type="float">
            <text:p>25022001</text:p>
          </table:table-cell>
          <table:table-cell office:value-type="float" office:value="2.945823" calcext:value-type="float">
            <text:p>2.945823</text:p>
          </table:table-cell>
          <table:table-cell office:value-type="float" office:value="130.2978" calcext:value-type="float">
            <text:p>130.2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4662" calcext:value-type="float">
            <text:p>27.54662</text:p>
          </table:table-cell>
          <table:table-cell office:value-type="float" office:value="0" calcext:value-type="float">
            <text:p>0</text:p>
          </table:table-cell>
          <table:table-cell office:value-type="float" office:value="0.0003789022" calcext:value-type="float">
            <text:p>0.0003789022</text:p>
          </table:table-cell>
          <table:table-cell office:value-type="float" office:value="-0.003640192" calcext:value-type="float">
            <text:p>-0.003640192</text:p>
          </table:table-cell>
          <table:table-cell office:value-type="float" office:value="1664.544" calcext:value-type="float">
            <text:p>1664.544</text:p>
          </table:table-cell>
          <table:table-cell office:value-type="float" office:value="0.5359551" calcext:value-type="float">
            <text:p>0.5359551</text:p>
          </table:table-cell>
          <table:table-cell office:value-type="float" office:value="0" calcext:value-type="float">
            <text:p>0</text:p>
          </table:table-cell>
          <table:table-cell office:value-type="float" office:value="0.05480789" calcext:value-type="float">
            <text:p>0.05480789</text:p>
          </table:table-cell>
          <table:table-cell office:value-type="float" office:value="0.3286703" calcext:value-type="float">
            <text:p>0.3286703</text:p>
          </table:table-cell>
          <table:table-cell office:value-type="float" office:value="0.09705808" calcext:value-type="float">
            <text:p>0.09705808</text:p>
          </table:table-cell>
          <table:table-cell office:value-type="float" office:value="0.09705063" calcext:value-type="float">
            <text:p>0.09705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758" calcext:value-type="float">
            <text:p>28.3758</text:p>
          </table:table-cell>
          <table:table-cell office:value-type="float" office:value="29.30913" calcext:value-type="float">
            <text:p>29.309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1" calcext:value-type="float">
            <text:p>26022001</text:p>
          </table:table-cell>
          <table:table-cell office:value-type="float" office:value="2.945823" calcext:value-type="float">
            <text:p>2.945823</text:p>
          </table:table-cell>
          <table:table-cell office:value-type="float" office:value="130.2974" calcext:value-type="float">
            <text:p>130.2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1351" calcext:value-type="float">
            <text:p>27.51351</text:p>
          </table:table-cell>
          <table:table-cell office:value-type="float" office:value="0" calcext:value-type="float">
            <text:p>0</text:p>
          </table:table-cell>
          <table:table-cell office:value-type="float" office:value="0.0003848996" calcext:value-type="float">
            <text:p>0.0003848996</text:p>
          </table:table-cell>
          <table:table-cell office:value-type="float" office:value="-0.003836739" calcext:value-type="float">
            <text:p>-0.003836739</text:p>
          </table:table-cell>
          <table:table-cell office:value-type="float" office:value="1664.579" calcext:value-type="float">
            <text:p>1664.579</text:p>
          </table:table-cell>
          <table:table-cell office:value-type="float" office:value="0.5357696" calcext:value-type="float">
            <text:p>0.5357696</text:p>
          </table:table-cell>
          <table:table-cell office:value-type="float" office:value="0" calcext:value-type="float">
            <text:p>0</text:p>
          </table:table-cell>
          <table:table-cell office:value-type="float" office:value="0.248621" calcext:value-type="float">
            <text:p>0.248621</text:p>
          </table:table-cell>
          <table:table-cell office:value-type="float" office:value="0.3472911" calcext:value-type="float">
            <text:p>0.3472911</text:p>
          </table:table-cell>
          <table:table-cell office:value-type="float" office:value="0.09692474" calcext:value-type="float">
            <text:p>0.09692474</text:p>
          </table:table-cell>
          <table:table-cell office:value-type="float" office:value="0.09688634" calcext:value-type="float">
            <text:p>0.09688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3377" calcext:value-type="float">
            <text:p>28.33377</text:p>
          </table:table-cell>
          <table:table-cell office:value-type="float" office:value="29.29576" calcext:value-type="float">
            <text:p>29.2957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1" calcext:value-type="float">
            <text:p>27022001</text:p>
          </table:table-cell>
          <table:table-cell office:value-type="float" office:value="2.945825" calcext:value-type="float">
            <text:p>2.945825</text:p>
          </table:table-cell>
          <table:table-cell office:value-type="float" office:value="130.2969" calcext:value-type="float">
            <text:p>130.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8092" calcext:value-type="float">
            <text:p>27.48092</text:p>
          </table:table-cell>
          <table:table-cell office:value-type="float" office:value="0" calcext:value-type="float">
            <text:p>0</text:p>
          </table:table-cell>
          <table:table-cell office:value-type="float" office:value="0.0003907192" calcext:value-type="float">
            <text:p>0.0003907192</text:p>
          </table:table-cell>
          <table:table-cell office:value-type="float" office:value="-0.004024857" calcext:value-type="float">
            <text:p>-0.004024857</text:p>
          </table:table-cell>
          <table:table-cell office:value-type="float" office:value="1664.615" calcext:value-type="float">
            <text:p>1664.615</text:p>
          </table:table-cell>
          <table:table-cell office:value-type="float" office:value="0.5355893" calcext:value-type="float">
            <text:p>0.5355893</text:p>
          </table:table-cell>
          <table:table-cell office:value-type="float" office:value="0" calcext:value-type="float">
            <text:p>0</text:p>
          </table:table-cell>
          <table:table-cell office:value-type="float" office:value="0.3119134" calcext:value-type="float">
            <text:p>0.3119134</text:p>
          </table:table-cell>
          <table:table-cell office:value-type="float" office:value="0.3574268" calcext:value-type="float">
            <text:p>0.3574268</text:p>
          </table:table-cell>
          <table:table-cell office:value-type="float" office:value="0.09678014" calcext:value-type="float">
            <text:p>0.09678014</text:p>
          </table:table-cell>
          <table:table-cell office:value-type="float" office:value="0.09672252" calcext:value-type="float">
            <text:p>0.09672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1951" calcext:value-type="float">
            <text:p>28.31951</text:p>
          </table:table-cell>
          <table:table-cell office:value-type="float" office:value="29.28381" calcext:value-type="float">
            <text:p>29.283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1" calcext:value-type="float">
            <text:p>28022001</text:p>
          </table:table-cell>
          <table:table-cell office:value-type="float" office:value="2.945829" calcext:value-type="float">
            <text:p>2.945829</text:p>
          </table:table-cell>
          <table:table-cell office:value-type="float" office:value="130.2965" calcext:value-type="float">
            <text:p>130.2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4851" calcext:value-type="float">
            <text:p>27.44851</text:p>
          </table:table-cell>
          <table:table-cell office:value-type="float" office:value="0" calcext:value-type="float">
            <text:p>0</text:p>
          </table:table-cell>
          <table:table-cell office:value-type="float" office:value="0.0003953986" calcext:value-type="float">
            <text:p>0.0003953986</text:p>
          </table:table-cell>
          <table:table-cell office:value-type="float" office:value="-0.00423605" calcext:value-type="float">
            <text:p>-0.00423605</text:p>
          </table:table-cell>
          <table:table-cell office:value-type="float" office:value="1664.65" calcext:value-type="float">
            <text:p>1664.65</text:p>
          </table:table-cell>
          <table:table-cell office:value-type="float" office:value="0.535417" calcext:value-type="float">
            <text:p>0.535417</text:p>
          </table:table-cell>
          <table:table-cell office:value-type="float" office:value="0" calcext:value-type="float">
            <text:p>0</text:p>
          </table:table-cell>
          <table:table-cell office:value-type="float" office:value="0.3236382" calcext:value-type="float">
            <text:p>0.3236382</text:p>
          </table:table-cell>
          <table:table-cell office:value-type="float" office:value="0.3614927" calcext:value-type="float">
            <text:p>0.3614927</text:p>
          </table:table-cell>
          <table:table-cell office:value-type="float" office:value="0.09662451" calcext:value-type="float">
            <text:p>0.09662451</text:p>
          </table:table-cell>
          <table:table-cell office:value-type="float" office:value="0.09655889" calcext:value-type="float">
            <text:p>0.09655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0916" calcext:value-type="float">
            <text:p>28.30916</text:p>
          </table:table-cell>
          <table:table-cell office:value-type="float" office:value="29.27167" calcext:value-type="float">
            <text:p>29.27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1" calcext:value-type="float">
            <text:p>1032001</text:p>
          </table:table-cell>
          <table:table-cell office:value-type="float" office:value="2.945833" calcext:value-type="float">
            <text:p>2.945833</text:p>
          </table:table-cell>
          <table:table-cell office:value-type="float" office:value="130.296" calcext:value-type="float">
            <text:p>130.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1618" calcext:value-type="float">
            <text:p>27.41618</text:p>
          </table:table-cell>
          <table:table-cell office:value-type="float" office:value="0" calcext:value-type="float">
            <text:p>0</text:p>
          </table:table-cell>
          <table:table-cell office:value-type="float" office:value="0.0003996503" calcext:value-type="float">
            <text:p>0.0003996503</text:p>
          </table:table-cell>
          <table:table-cell office:value-type="float" office:value="-0.004452891" calcext:value-type="float">
            <text:p>-0.004452891</text:p>
          </table:table-cell>
          <table:table-cell office:value-type="float" office:value="1664.685" calcext:value-type="float">
            <text:p>1664.685</text:p>
          </table:table-cell>
          <table:table-cell office:value-type="float" office:value="0.5352455" calcext:value-type="float">
            <text:p>0.5352455</text:p>
          </table:table-cell>
          <table:table-cell office:value-type="float" office:value="0" calcext:value-type="float">
            <text:p>0</text:p>
          </table:table-cell>
          <table:table-cell office:value-type="float" office:value="0.3422586" calcext:value-type="float">
            <text:p>0.3422586</text:p>
          </table:table-cell>
          <table:table-cell office:value-type="float" office:value="0.372214" calcext:value-type="float">
            <text:p>0.372214</text:p>
          </table:table-cell>
          <table:table-cell office:value-type="float" office:value="0.09645876" calcext:value-type="float">
            <text:p>0.09645876</text:p>
          </table:table-cell>
          <table:table-cell office:value-type="float" office:value="0.09639585" calcext:value-type="float">
            <text:p>0.09639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0141" calcext:value-type="float">
            <text:p>28.30141</text:p>
          </table:table-cell>
          <table:table-cell office:value-type="float" office:value="29.26071" calcext:value-type="float">
            <text:p>29.260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1" calcext:value-type="float">
            <text:p>2032001</text:p>
          </table:table-cell>
          <table:table-cell office:value-type="float" office:value="2.945832" calcext:value-type="float">
            <text:p>2.945832</text:p>
          </table:table-cell>
          <table:table-cell office:value-type="float" office:value="130.2955" calcext:value-type="float">
            <text:p>130.2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84" calcext:value-type="float">
            <text:p>27.384</text:p>
          </table:table-cell>
          <table:table-cell office:value-type="float" office:value="0" calcext:value-type="float">
            <text:p>0</text:p>
          </table:table-cell>
          <table:table-cell office:value-type="float" office:value="0.0004039482" calcext:value-type="float">
            <text:p>0.0004039482</text:p>
          </table:table-cell>
          <table:table-cell office:value-type="float" office:value="-0.004656129" calcext:value-type="float">
            <text:p>-0.004656129</text:p>
          </table:table-cell>
          <table:table-cell office:value-type="float" office:value="1664.72" calcext:value-type="float">
            <text:p>1664.72</text:p>
          </table:table-cell>
          <table:table-cell office:value-type="float" office:value="0.5350631" calcext:value-type="float">
            <text:p>0.5350631</text:p>
          </table:table-cell>
          <table:table-cell office:value-type="float" office:value="0" calcext:value-type="float">
            <text:p>0</text:p>
          </table:table-cell>
          <table:table-cell office:value-type="float" office:value="0.335912" calcext:value-type="float">
            <text:p>0.335912</text:p>
          </table:table-cell>
          <table:table-cell office:value-type="float" office:value="0.3815686" calcext:value-type="float">
            <text:p>0.3815686</text:p>
          </table:table-cell>
          <table:table-cell office:value-type="float" office:value="0.09628955" calcext:value-type="float">
            <text:p>0.09628955</text:p>
          </table:table-cell>
          <table:table-cell office:value-type="float" office:value="0.09623285" calcext:value-type="float">
            <text:p>0.09623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955" calcext:value-type="float">
            <text:p>28.2955</text:p>
          </table:table-cell>
          <table:table-cell office:value-type="float" office:value="29.2522" calcext:value-type="float">
            <text:p>29.25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1" calcext:value-type="float">
            <text:p>3032001</text:p>
          </table:table-cell>
          <table:table-cell office:value-type="float" office:value="2.945829" calcext:value-type="float">
            <text:p>2.945829</text:p>
          </table:table-cell>
          <table:table-cell office:value-type="float" office:value="130.2951" calcext:value-type="float">
            <text:p>130.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5191" calcext:value-type="float">
            <text:p>27.35191</text:p>
          </table:table-cell>
          <table:table-cell office:value-type="float" office:value="0" calcext:value-type="float">
            <text:p>0</text:p>
          </table:table-cell>
          <table:table-cell office:value-type="float" office:value="0.0004082926" calcext:value-type="float">
            <text:p>0.0004082926</text:p>
          </table:table-cell>
          <table:table-cell office:value-type="float" office:value="-0.004845439" calcext:value-type="float">
            <text:p>-0.004845439</text:p>
          </table:table-cell>
          <table:table-cell office:value-type="float" office:value="1664.755" calcext:value-type="float">
            <text:p>1664.755</text:p>
          </table:table-cell>
          <table:table-cell office:value-type="float" office:value="0.5348733" calcext:value-type="float">
            <text:p>0.5348733</text:p>
          </table:table-cell>
          <table:table-cell office:value-type="float" office:value="0" calcext:value-type="float">
            <text:p>0</text:p>
          </table:table-cell>
          <table:table-cell office:value-type="float" office:value="0.3237257" calcext:value-type="float">
            <text:p>0.3237257</text:p>
          </table:table-cell>
          <table:table-cell office:value-type="float" office:value="0.3785653" calcext:value-type="float">
            <text:p>0.3785653</text:p>
          </table:table-cell>
          <table:table-cell office:value-type="float" office:value="0.09612377" calcext:value-type="float">
            <text:p>0.09612377</text:p>
          </table:table-cell>
          <table:table-cell office:value-type="float" office:value="0.09607009" calcext:value-type="float">
            <text:p>0.09607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8856" calcext:value-type="float">
            <text:p>28.28856</text:p>
          </table:table-cell>
          <table:table-cell office:value-type="float" office:value="29.24479" calcext:value-type="float">
            <text:p>29.2447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1" calcext:value-type="float">
            <text:p>4032001</text:p>
          </table:table-cell>
          <table:table-cell office:value-type="float" office:value="2.945824" calcext:value-type="float">
            <text:p>2.945824</text:p>
          </table:table-cell>
          <table:table-cell office:value-type="float" office:value="130.2946" calcext:value-type="float">
            <text:p>130.2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1988" calcext:value-type="float">
            <text:p>27.31988</text:p>
          </table:table-cell>
          <table:table-cell office:value-type="float" office:value="0" calcext:value-type="float">
            <text:p>0</text:p>
          </table:table-cell>
          <table:table-cell office:value-type="float" office:value="0.0004126125" calcext:value-type="float">
            <text:p>0.0004126125</text:p>
          </table:table-cell>
          <table:table-cell office:value-type="float" office:value="-0.005033087" calcext:value-type="float">
            <text:p>-0.005033087</text:p>
          </table:table-cell>
          <table:table-cell office:value-type="float" office:value="1664.79" calcext:value-type="float">
            <text:p>1664.79</text:p>
          </table:table-cell>
          <table:table-cell office:value-type="float" office:value="0.5346795" calcext:value-type="float">
            <text:p>0.5346795</text:p>
          </table:table-cell>
          <table:table-cell office:value-type="float" office:value="0" calcext:value-type="float">
            <text:p>0</text:p>
          </table:table-cell>
          <table:table-cell office:value-type="float" office:value="0.3187364" calcext:value-type="float">
            <text:p>0.3187364</text:p>
          </table:table-cell>
          <table:table-cell office:value-type="float" office:value="0.3739258" calcext:value-type="float">
            <text:p>0.3739258</text:p>
          </table:table-cell>
          <table:table-cell office:value-type="float" office:value="0.09596023" calcext:value-type="float">
            <text:p>0.09596023</text:p>
          </table:table-cell>
          <table:table-cell office:value-type="float" office:value="0.09590745" calcext:value-type="float">
            <text:p>0.09590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8088" calcext:value-type="float">
            <text:p>28.28088</text:p>
          </table:table-cell>
          <table:table-cell office:value-type="float" office:value="29.23704" calcext:value-type="float">
            <text:p>29.237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1" calcext:value-type="float">
            <text:p>5032001</text:p>
          </table:table-cell>
          <table:table-cell office:value-type="float" office:value="2.945819" calcext:value-type="float">
            <text:p>2.945819</text:p>
          </table:table-cell>
          <table:table-cell office:value-type="float" office:value="130.2942" calcext:value-type="float">
            <text:p>130.2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8784" calcext:value-type="float">
            <text:p>27.28784</text:p>
          </table:table-cell>
          <table:table-cell office:value-type="float" office:value="0" calcext:value-type="float">
            <text:p>0</text:p>
          </table:table-cell>
          <table:table-cell office:value-type="float" office:value="0.0004168994" calcext:value-type="float">
            <text:p>0.0004168994</text:p>
          </table:table-cell>
          <table:table-cell office:value-type="float" office:value="-0.005189121" calcext:value-type="float">
            <text:p>-0.005189121</text:p>
          </table:table-cell>
          <table:table-cell office:value-type="float" office:value="1664.825" calcext:value-type="float">
            <text:p>1664.825</text:p>
          </table:table-cell>
          <table:table-cell office:value-type="float" office:value="0.534485" calcext:value-type="float">
            <text:p>0.534485</text:p>
          </table:table-cell>
          <table:table-cell office:value-type="float" office:value="0" calcext:value-type="float">
            <text:p>0</text:p>
          </table:table-cell>
          <table:table-cell office:value-type="float" office:value="0.3173898" calcext:value-type="float">
            <text:p>0.3173898</text:p>
          </table:table-cell>
          <table:table-cell office:value-type="float" office:value="0.3689407" calcext:value-type="float">
            <text:p>0.3689407</text:p>
          </table:table-cell>
          <table:table-cell office:value-type="float" office:value="0.09579826" calcext:value-type="float">
            <text:p>0.09579826</text:p>
          </table:table-cell>
          <table:table-cell office:value-type="float" office:value="0.09574517" calcext:value-type="float">
            <text:p>0.09574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7251" calcext:value-type="float">
            <text:p>28.27251</text:p>
          </table:table-cell>
          <table:table-cell office:value-type="float" office:value="29.22851" calcext:value-type="float">
            <text:p>29.228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1" calcext:value-type="float">
            <text:p>6032001</text:p>
          </table:table-cell>
          <table:table-cell office:value-type="float" office:value="2.945814" calcext:value-type="float">
            <text:p>2.945814</text:p>
          </table:table-cell>
          <table:table-cell office:value-type="float" office:value="130.2937" calcext:value-type="float">
            <text:p>130.2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5585" calcext:value-type="float">
            <text:p>27.25585</text:p>
          </table:table-cell>
          <table:table-cell office:value-type="float" office:value="0" calcext:value-type="float">
            <text:p>0</text:p>
          </table:table-cell>
          <table:table-cell office:value-type="float" office:value="0.0004211786" calcext:value-type="float">
            <text:p>0.0004211786</text:p>
          </table:table-cell>
          <table:table-cell office:value-type="float" office:value="-0.005210623" calcext:value-type="float">
            <text:p>-0.005210623</text:p>
          </table:table-cell>
          <table:table-cell office:value-type="float" office:value="1664.86" calcext:value-type="float">
            <text:p>1664.86</text:p>
          </table:table-cell>
          <table:table-cell office:value-type="float" office:value="0.534293" calcext:value-type="float">
            <text:p>0.534293</text:p>
          </table:table-cell>
          <table:table-cell office:value-type="float" office:value="0" calcext:value-type="float">
            <text:p>0</text:p>
          </table:table-cell>
          <table:table-cell office:value-type="float" office:value="0.3182487" calcext:value-type="float">
            <text:p>0.3182487</text:p>
          </table:table-cell>
          <table:table-cell office:value-type="float" office:value="0.3569102" calcext:value-type="float">
            <text:p>0.3569102</text:p>
          </table:table-cell>
          <table:table-cell office:value-type="float" office:value="0.09564028" calcext:value-type="float">
            <text:p>0.09564028</text:p>
          </table:table-cell>
          <table:table-cell office:value-type="float" office:value="0.09558328" calcext:value-type="float">
            <text:p>0.09558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6393" calcext:value-type="float">
            <text:p>28.26393</text:p>
          </table:table-cell>
          <table:table-cell office:value-type="float" office:value="29.21873" calcext:value-type="float">
            <text:p>29.2187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1" calcext:value-type="float">
            <text:p>7032001</text:p>
          </table:table-cell>
          <table:table-cell office:value-type="float" office:value="2.945815" calcext:value-type="float">
            <text:p>2.945815</text:p>
          </table:table-cell>
          <table:table-cell office:value-type="float" office:value="130.2933" calcext:value-type="float">
            <text:p>130.2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2366" calcext:value-type="float">
            <text:p>27.22366</text:p>
          </table:table-cell>
          <table:table-cell office:value-type="float" office:value="0" calcext:value-type="float">
            <text:p>0</text:p>
          </table:table-cell>
          <table:table-cell office:value-type="float" office:value="0.0004256322" calcext:value-type="float">
            <text:p>0.0004256322</text:p>
          </table:table-cell>
          <table:table-cell office:value-type="float" office:value="-0.005224005" calcext:value-type="float">
            <text:p>-0.005224005</text:p>
          </table:table-cell>
          <table:table-cell office:value-type="float" office:value="1664.894" calcext:value-type="float">
            <text:p>1664.894</text:p>
          </table:table-cell>
          <table:table-cell office:value-type="float" office:value="0.5341142" calcext:value-type="float">
            <text:p>0.5341142</text:p>
          </table:table-cell>
          <table:table-cell office:value-type="float" office:value="0" calcext:value-type="float">
            <text:p>0</text:p>
          </table:table-cell>
          <table:table-cell office:value-type="float" office:value="0.302959" calcext:value-type="float">
            <text:p>0.302959</text:p>
          </table:table-cell>
          <table:table-cell office:value-type="float" office:value="0.355418" calcext:value-type="float">
            <text:p>0.355418</text:p>
          </table:table-cell>
          <table:table-cell office:value-type="float" office:value="0.09548267" calcext:value-type="float">
            <text:p>0.09548267</text:p>
          </table:table-cell>
          <table:table-cell office:value-type="float" office:value="0.0954218" calcext:value-type="float">
            <text:p>0.0954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5284" calcext:value-type="float">
            <text:p>28.25284</text:p>
          </table:table-cell>
          <table:table-cell office:value-type="float" office:value="29.20683" calcext:value-type="float">
            <text:p>29.206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1" calcext:value-type="float">
            <text:p>8032001</text:p>
          </table:table-cell>
          <table:table-cell office:value-type="float" office:value="2.945819" calcext:value-type="float">
            <text:p>2.945819</text:p>
          </table:table-cell>
          <table:table-cell office:value-type="float" office:value="130.2928" calcext:value-type="float">
            <text:p>130.2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9139" calcext:value-type="float">
            <text:p>27.19139</text:p>
          </table:table-cell>
          <table:table-cell office:value-type="float" office:value="0" calcext:value-type="float">
            <text:p>0</text:p>
          </table:table-cell>
          <table:table-cell office:value-type="float" office:value="0.0004301584" calcext:value-type="float">
            <text:p>0.0004301584</text:p>
          </table:table-cell>
          <table:table-cell office:value-type="float" office:value="-0.005233192" calcext:value-type="float">
            <text:p>-0.005233192</text:p>
          </table:table-cell>
          <table:table-cell office:value-type="float" office:value="1664.929" calcext:value-type="float">
            <text:p>1664.929</text:p>
          </table:table-cell>
          <table:table-cell office:value-type="float" office:value="0.5339464" calcext:value-type="float">
            <text:p>0.5339464</text:p>
          </table:table-cell>
          <table:table-cell office:value-type="float" office:value="0" calcext:value-type="float">
            <text:p>0</text:p>
          </table:table-cell>
          <table:table-cell office:value-type="float" office:value="0.3195198" calcext:value-type="float">
            <text:p>0.3195198</text:p>
          </table:table-cell>
          <table:table-cell office:value-type="float" office:value="0.3600235" calcext:value-type="float">
            <text:p>0.3600235</text:p>
          </table:table-cell>
          <table:table-cell office:value-type="float" office:value="0.09532855" calcext:value-type="float">
            <text:p>0.09532855</text:p>
          </table:table-cell>
          <table:table-cell office:value-type="float" office:value="0.09526042" calcext:value-type="float">
            <text:p>0.09526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4164" calcext:value-type="float">
            <text:p>28.24164</text:p>
          </table:table-cell>
          <table:table-cell office:value-type="float" office:value="29.1946" calcext:value-type="float">
            <text:p>29.19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1" calcext:value-type="float">
            <text:p>9032001</text:p>
          </table:table-cell>
          <table:table-cell office:value-type="float" office:value="2.945826" calcext:value-type="float">
            <text:p>2.945826</text:p>
          </table:table-cell>
          <table:table-cell office:value-type="float" office:value="130.2924" calcext:value-type="float">
            <text:p>130.2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5907" calcext:value-type="float">
            <text:p>27.15907</text:p>
          </table:table-cell>
          <table:table-cell office:value-type="float" office:value="0" calcext:value-type="float">
            <text:p>0</text:p>
          </table:table-cell>
          <table:table-cell office:value-type="float" office:value="0.0004347963" calcext:value-type="float">
            <text:p>0.0004347963</text:p>
          </table:table-cell>
          <table:table-cell office:value-type="float" office:value="-0.005238598" calcext:value-type="float">
            <text:p>-0.005238598</text:p>
          </table:table-cell>
          <table:table-cell office:value-type="float" office:value="1664.964" calcext:value-type="float">
            <text:p>1664.964</text:p>
          </table:table-cell>
          <table:table-cell office:value-type="float" office:value="0.5337877" calcext:value-type="float">
            <text:p>0.5337877</text:p>
          </table:table-cell>
          <table:table-cell office:value-type="float" office:value="0" calcext:value-type="float">
            <text:p>0</text:p>
          </table:table-cell>
          <table:table-cell office:value-type="float" office:value="0.3019747" calcext:value-type="float">
            <text:p>0.3019747</text:p>
          </table:table-cell>
          <table:table-cell office:value-type="float" office:value="0.3601977" calcext:value-type="float">
            <text:p>0.3601977</text:p>
          </table:table-cell>
          <table:table-cell office:value-type="float" office:value="0.09516668" calcext:value-type="float">
            <text:p>0.09516668</text:p>
          </table:table-cell>
          <table:table-cell office:value-type="float" office:value="0.09509931" calcext:value-type="float">
            <text:p>0.09509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2892" calcext:value-type="float">
            <text:p>28.22892</text:p>
          </table:table-cell>
          <table:table-cell office:value-type="float" office:value="29.18225" calcext:value-type="float">
            <text:p>29.182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1" calcext:value-type="float">
            <text:p>10032001</text:p>
          </table:table-cell>
          <table:table-cell office:value-type="float" office:value="2.945837" calcext:value-type="float">
            <text:p>2.945837</text:p>
          </table:table-cell>
          <table:table-cell office:value-type="float" office:value="130.2919" calcext:value-type="float">
            <text:p>130.2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2645" calcext:value-type="float">
            <text:p>27.12645</text:p>
          </table:table-cell>
          <table:table-cell office:value-type="float" office:value="0" calcext:value-type="float">
            <text:p>0</text:p>
          </table:table-cell>
          <table:table-cell office:value-type="float" office:value="0.0004405293" calcext:value-type="float">
            <text:p>0.0004405293</text:p>
          </table:table-cell>
          <table:table-cell office:value-type="float" office:value="-0.005209482" calcext:value-type="float">
            <text:p>-0.005209482</text:p>
          </table:table-cell>
          <table:table-cell office:value-type="float" office:value="1664.997" calcext:value-type="float">
            <text:p>1664.997</text:p>
          </table:table-cell>
          <table:table-cell office:value-type="float" office:value="0.5336393" calcext:value-type="float">
            <text:p>0.5336393</text:p>
          </table:table-cell>
          <table:table-cell office:value-type="float" office:value="0" calcext:value-type="float">
            <text:p>0</text:p>
          </table:table-cell>
          <table:table-cell office:value-type="float" office:value="0.2512519" calcext:value-type="float">
            <text:p>0.2512519</text:p>
          </table:table-cell>
          <table:table-cell office:value-type="float" office:value="0.352763" calcext:value-type="float">
            <text:p>0.352763</text:p>
          </table:table-cell>
          <table:table-cell office:value-type="float" office:value="0.09499404" calcext:value-type="float">
            <text:p>0.09499404</text:p>
          </table:table-cell>
          <table:table-cell office:value-type="float" office:value="0.09493849" calcext:value-type="float">
            <text:p>0.09493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0896" calcext:value-type="float">
            <text:p>28.20896</text:p>
          </table:table-cell>
          <table:table-cell office:value-type="float" office:value="29.16932" calcext:value-type="float">
            <text:p>29.169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1" calcext:value-type="float">
            <text:p>11032001</text:p>
          </table:table-cell>
          <table:table-cell office:value-type="float" office:value="2.945849" calcext:value-type="float">
            <text:p>2.945849</text:p>
          </table:table-cell>
          <table:table-cell office:value-type="float" office:value="130.2915" calcext:value-type="float">
            <text:p>130.2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09376" calcext:value-type="float">
            <text:p>27.09376</text:p>
          </table:table-cell>
          <table:table-cell office:value-type="float" office:value="0" calcext:value-type="float">
            <text:p>0</text:p>
          </table:table-cell>
          <table:table-cell office:value-type="float" office:value="0.0004479496" calcext:value-type="float">
            <text:p>0.0004479496</text:p>
          </table:table-cell>
          <table:table-cell office:value-type="float" office:value="-0.005128933" calcext:value-type="float">
            <text:p>-0.005128933</text:p>
          </table:table-cell>
          <table:table-cell office:value-type="float" office:value="1665.031" calcext:value-type="float">
            <text:p>1665.031</text:p>
          </table:table-cell>
          <table:table-cell office:value-type="float" office:value="0.5334976" calcext:value-type="float">
            <text:p>0.5334976</text:p>
          </table:table-cell>
          <table:table-cell office:value-type="float" office:value="0" calcext:value-type="float">
            <text:p>0</text:p>
          </table:table-cell>
          <table:table-cell office:value-type="float" office:value="0.2955061" calcext:value-type="float">
            <text:p>0.2955061</text:p>
          </table:table-cell>
          <table:table-cell office:value-type="float" office:value="0.3621048" calcext:value-type="float">
            <text:p>0.3621048</text:p>
          </table:table-cell>
          <table:table-cell office:value-type="float" office:value="0.09484973" calcext:value-type="float">
            <text:p>0.09484973</text:p>
          </table:table-cell>
          <table:table-cell office:value-type="float" office:value="0.09477802" calcext:value-type="float">
            <text:p>0.09477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906" calcext:value-type="float">
            <text:p>28.1906</text:p>
          </table:table-cell>
          <table:table-cell office:value-type="float" office:value="29.15629" calcext:value-type="float">
            <text:p>29.156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1" calcext:value-type="float">
            <text:p>12032001</text:p>
          </table:table-cell>
          <table:table-cell office:value-type="float" office:value="2.945864" calcext:value-type="float">
            <text:p>2.945864</text:p>
          </table:table-cell>
          <table:table-cell office:value-type="float" office:value="130.291" calcext:value-type="float">
            <text:p>130.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06126" calcext:value-type="float">
            <text:p>27.06126</text:p>
          </table:table-cell>
          <table:table-cell office:value-type="float" office:value="0" calcext:value-type="float">
            <text:p>0</text:p>
          </table:table-cell>
          <table:table-cell office:value-type="float" office:value="0.0004601517" calcext:value-type="float">
            <text:p>0.0004601517</text:p>
          </table:table-cell>
          <table:table-cell office:value-type="float" office:value="-0.004719274" calcext:value-type="float">
            <text:p>-0.004719274</text:p>
          </table:table-cell>
          <table:table-cell office:value-type="float" office:value="1665.065" calcext:value-type="float">
            <text:p>1665.065</text:p>
          </table:table-cell>
          <table:table-cell office:value-type="float" office:value="0.5333619" calcext:value-type="float">
            <text:p>0.5333619</text:p>
          </table:table-cell>
          <table:table-cell office:value-type="float" office:value="0" calcext:value-type="float">
            <text:p>0</text:p>
          </table:table-cell>
          <table:table-cell office:value-type="float" office:value="0.3204579" calcext:value-type="float">
            <text:p>0.3204579</text:p>
          </table:table-cell>
          <table:table-cell office:value-type="float" office:value="0.3691815" calcext:value-type="float">
            <text:p>0.3691815</text:p>
          </table:table-cell>
          <table:table-cell office:value-type="float" office:value="0.09470271" calcext:value-type="float">
            <text:p>0.09470271</text:p>
          </table:table-cell>
          <table:table-cell office:value-type="float" office:value="0.09461759" calcext:value-type="float">
            <text:p>0.09461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7746" calcext:value-type="float">
            <text:p>28.17746</text:p>
          </table:table-cell>
          <table:table-cell office:value-type="float" office:value="29.1437" calcext:value-type="float">
            <text:p>29.14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1" calcext:value-type="float">
            <text:p>13032001</text:p>
          </table:table-cell>
          <table:table-cell office:value-type="float" office:value="2.945879" calcext:value-type="float">
            <text:p>2.945879</text:p>
          </table:table-cell>
          <table:table-cell office:value-type="float" office:value="130.2905" calcext:value-type="float">
            <text:p>130.2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0291" calcext:value-type="float">
            <text:p>27.0291</text:p>
          </table:table-cell>
          <table:table-cell office:value-type="float" office:value="0" calcext:value-type="float">
            <text:p>0</text:p>
          </table:table-cell>
          <table:table-cell office:value-type="float" office:value="0.0004730484" calcext:value-type="float">
            <text:p>0.0004730484</text:p>
          </table:table-cell>
          <table:table-cell office:value-type="float" office:value="-0.004181911" calcext:value-type="float">
            <text:p>-0.004181911</text:p>
          </table:table-cell>
          <table:table-cell office:value-type="float" office:value="1665.099" calcext:value-type="float">
            <text:p>1665.099</text:p>
          </table:table-cell>
          <table:table-cell office:value-type="float" office:value="0.5332294" calcext:value-type="float">
            <text:p>0.5332294</text:p>
          </table:table-cell>
          <table:table-cell office:value-type="float" office:value="0" calcext:value-type="float">
            <text:p>0</text:p>
          </table:table-cell>
          <table:table-cell office:value-type="float" office:value="0.3295165" calcext:value-type="float">
            <text:p>0.3295165</text:p>
          </table:table-cell>
          <table:table-cell office:value-type="float" office:value="0.3747588" calcext:value-type="float">
            <text:p>0.3747588</text:p>
          </table:table-cell>
          <table:table-cell office:value-type="float" office:value="0.09454683" calcext:value-type="float">
            <text:p>0.09454683</text:p>
          </table:table-cell>
          <table:table-cell office:value-type="float" office:value="0.09445779" calcext:value-type="float">
            <text:p>0.09445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6727" calcext:value-type="float">
            <text:p>28.16727</text:p>
          </table:table-cell>
          <table:table-cell office:value-type="float" office:value="29.13192" calcext:value-type="float">
            <text:p>29.131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1" calcext:value-type="float">
            <text:p>14032001</text:p>
          </table:table-cell>
          <table:table-cell office:value-type="float" office:value="2.945896" calcext:value-type="float">
            <text:p>2.945896</text:p>
          </table:table-cell>
          <table:table-cell office:value-type="float" office:value="130.2901" calcext:value-type="float">
            <text:p>130.2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99697" calcext:value-type="float">
            <text:p>26.99697</text:p>
          </table:table-cell>
          <table:table-cell office:value-type="float" office:value="0" calcext:value-type="float">
            <text:p>0</text:p>
          </table:table-cell>
          <table:table-cell office:value-type="float" office:value="0.0004853163" calcext:value-type="float">
            <text:p>0.0004853163</text:p>
          </table:table-cell>
          <table:table-cell office:value-type="float" office:value="-0.003690187" calcext:value-type="float">
            <text:p>-0.003690187</text:p>
          </table:table-cell>
          <table:table-cell office:value-type="float" office:value="1665.133" calcext:value-type="float">
            <text:p>1665.133</text:p>
          </table:table-cell>
          <table:table-cell office:value-type="float" office:value="0.5330999" calcext:value-type="float">
            <text:p>0.5330999</text:p>
          </table:table-cell>
          <table:table-cell office:value-type="float" office:value="0" calcext:value-type="float">
            <text:p>0</text:p>
          </table:table-cell>
          <table:table-cell office:value-type="float" office:value="0.3094001" calcext:value-type="float">
            <text:p>0.3094001</text:p>
          </table:table-cell>
          <table:table-cell office:value-type="float" office:value="0.3720411" calcext:value-type="float">
            <text:p>0.3720411</text:p>
          </table:table-cell>
          <table:table-cell office:value-type="float" office:value="0.09438343" calcext:value-type="float">
            <text:p>0.09438343</text:p>
          </table:table-cell>
          <table:table-cell office:value-type="float" office:value="0.09429812" calcext:value-type="float">
            <text:p>0.09429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5458" calcext:value-type="float">
            <text:p>28.15458</text:p>
          </table:table-cell>
          <table:table-cell office:value-type="float" office:value="29.12033" calcext:value-type="float">
            <text:p>29.120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1" calcext:value-type="float">
            <text:p>15032001</text:p>
          </table:table-cell>
          <table:table-cell office:value-type="float" office:value="2.945913" calcext:value-type="float">
            <text:p>2.945913</text:p>
          </table:table-cell>
          <table:table-cell office:value-type="float" office:value="130.2896" calcext:value-type="float">
            <text:p>130.2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96446" calcext:value-type="float">
            <text:p>26.96446</text:p>
          </table:table-cell>
          <table:table-cell office:value-type="float" office:value="0" calcext:value-type="float">
            <text:p>0</text:p>
          </table:table-cell>
          <table:table-cell office:value-type="float" office:value="0.0004997038" calcext:value-type="float">
            <text:p>0.0004997038</text:p>
          </table:table-cell>
          <table:table-cell office:value-type="float" office:value="-0.00316133" calcext:value-type="float">
            <text:p>-0.00316133</text:p>
          </table:table-cell>
          <table:table-cell office:value-type="float" office:value="1665.168" calcext:value-type="float">
            <text:p>1665.168</text:p>
          </table:table-cell>
          <table:table-cell office:value-type="float" office:value="0.5329733" calcext:value-type="float">
            <text:p>0.5329733</text:p>
          </table:table-cell>
          <table:table-cell office:value-type="float" office:value="0" calcext:value-type="float">
            <text:p>0</text:p>
          </table:table-cell>
          <table:table-cell office:value-type="float" office:value="0.1786022" calcext:value-type="float">
            <text:p>0.1786022</text:p>
          </table:table-cell>
          <table:table-cell office:value-type="float" office:value="0.3371193" calcext:value-type="float">
            <text:p>0.3371193</text:p>
          </table:table-cell>
          <table:table-cell office:value-type="float" office:value="0.09418271" calcext:value-type="float">
            <text:p>0.09418271</text:p>
          </table:table-cell>
          <table:table-cell office:value-type="float" office:value="0.09413864" calcext:value-type="float">
            <text:p>0.09413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2316" calcext:value-type="float">
            <text:p>28.12316</text:p>
          </table:table-cell>
          <table:table-cell office:value-type="float" office:value="29.10639" calcext:value-type="float">
            <text:p>29.106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1" calcext:value-type="float">
            <text:p>16032001</text:p>
          </table:table-cell>
          <table:table-cell office:value-type="float" office:value="2.945932" calcext:value-type="float">
            <text:p>2.945932</text:p>
          </table:table-cell>
          <table:table-cell office:value-type="float" office:value="130.2892" calcext:value-type="float">
            <text:p>130.2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93198" calcext:value-type="float">
            <text:p>26.93198</text:p>
          </table:table-cell>
          <table:table-cell office:value-type="float" office:value="0" calcext:value-type="float">
            <text:p>0</text:p>
          </table:table-cell>
          <table:table-cell office:value-type="float" office:value="0.0005180362" calcext:value-type="float">
            <text:p>0.0005180362</text:p>
          </table:table-cell>
          <table:table-cell office:value-type="float" office:value="-0.002541086" calcext:value-type="float">
            <text:p>-0.002541086</text:p>
          </table:table-cell>
          <table:table-cell office:value-type="float" office:value="1665.202" calcext:value-type="float">
            <text:p>1665.202</text:p>
          </table:table-cell>
          <table:table-cell office:value-type="float" office:value="0.5328494" calcext:value-type="float">
            <text:p>0.5328494</text:p>
          </table:table-cell>
          <table:table-cell office:value-type="float" office:value="0" calcext:value-type="float">
            <text:p>0</text:p>
          </table:table-cell>
          <table:table-cell office:value-type="float" office:value="0.2847716" calcext:value-type="float">
            <text:p>0.2847716</text:p>
          </table:table-cell>
          <table:table-cell office:value-type="float" office:value="0.3628921" calcext:value-type="float">
            <text:p>0.3628921</text:p>
          </table:table-cell>
          <table:table-cell office:value-type="float" office:value="0.09405862" calcext:value-type="float">
            <text:p>0.09405862</text:p>
          </table:table-cell>
          <table:table-cell office:value-type="float" office:value="0.09397967" calcext:value-type="float">
            <text:p>0.09397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985" calcext:value-type="float">
            <text:p>28.0985</text:p>
          </table:table-cell>
          <table:table-cell office:value-type="float" office:value="29.09196" calcext:value-type="float">
            <text:p>29.091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1" calcext:value-type="float">
            <text:p>17032001</text:p>
          </table:table-cell>
          <table:table-cell office:value-type="float" office:value="2.94595" calcext:value-type="float">
            <text:p>2.94595</text:p>
          </table:table-cell>
          <table:table-cell office:value-type="float" office:value="130.2887" calcext:value-type="float">
            <text:p>130.2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998" calcext:value-type="float">
            <text:p>26.8998</text:p>
          </table:table-cell>
          <table:table-cell office:value-type="float" office:value="0" calcext:value-type="float">
            <text:p>0</text:p>
          </table:table-cell>
          <table:table-cell office:value-type="float" office:value="0.0005368005" calcext:value-type="float">
            <text:p>0.0005368005</text:p>
          </table:table-cell>
          <table:table-cell office:value-type="float" office:value="-0.001921163" calcext:value-type="float">
            <text:p>-0.001921163</text:p>
          </table:table-cell>
          <table:table-cell office:value-type="float" office:value="1665.236" calcext:value-type="float">
            <text:p>1665.236</text:p>
          </table:table-cell>
          <table:table-cell office:value-type="float" office:value="0.5327263" calcext:value-type="float">
            <text:p>0.5327263</text:p>
          </table:table-cell>
          <table:table-cell office:value-type="float" office:value="0" calcext:value-type="float">
            <text:p>0</text:p>
          </table:table-cell>
          <table:table-cell office:value-type="float" office:value="0.2817529" calcext:value-type="float">
            <text:p>0.2817529</text:p>
          </table:table-cell>
          <table:table-cell office:value-type="float" office:value="0.3648375" calcext:value-type="float">
            <text:p>0.3648375</text:p>
          </table:table-cell>
          <table:table-cell office:value-type="float" office:value="0.09390106" calcext:value-type="float">
            <text:p>0.09390106</text:p>
          </table:table-cell>
          <table:table-cell office:value-type="float" office:value="0.09382084" calcext:value-type="float">
            <text:p>0.09382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7963" calcext:value-type="float">
            <text:p>28.07963</text:p>
          </table:table-cell>
          <table:table-cell office:value-type="float" office:value="29.07895" calcext:value-type="float">
            <text:p>29.078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1" calcext:value-type="float">
            <text:p>18032001</text:p>
          </table:table-cell>
          <table:table-cell office:value-type="float" office:value="2.945969" calcext:value-type="float">
            <text:p>2.945969</text:p>
          </table:table-cell>
          <table:table-cell office:value-type="float" office:value="130.2882" calcext:value-type="float">
            <text:p>130.2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6757" calcext:value-type="float">
            <text:p>26.86757</text:p>
          </table:table-cell>
          <table:table-cell office:value-type="float" office:value="0" calcext:value-type="float">
            <text:p>0</text:p>
          </table:table-cell>
          <table:table-cell office:value-type="float" office:value="0.0005556634" calcext:value-type="float">
            <text:p>0.0005556634</text:p>
          </table:table-cell>
          <table:table-cell office:value-type="float" office:value="-0.001311199" calcext:value-type="float">
            <text:p>-0.001311199</text:p>
          </table:table-cell>
          <table:table-cell office:value-type="float" office:value="1665.271" calcext:value-type="float">
            <text:p>1665.271</text:p>
          </table:table-cell>
          <table:table-cell office:value-type="float" office:value="0.5326055" calcext:value-type="float">
            <text:p>0.5326055</text:p>
          </table:table-cell>
          <table:table-cell office:value-type="float" office:value="0" calcext:value-type="float">
            <text:p>0</text:p>
          </table:table-cell>
          <table:table-cell office:value-type="float" office:value="0.2119373" calcext:value-type="float">
            <text:p>0.2119373</text:p>
          </table:table-cell>
          <table:table-cell office:value-type="float" office:value="0.344093" calcext:value-type="float">
            <text:p>0.344093</text:p>
          </table:table-cell>
          <table:table-cell office:value-type="float" office:value="0.09372034" calcext:value-type="float">
            <text:p>0.09372034</text:p>
          </table:table-cell>
          <table:table-cell office:value-type="float" office:value="0.09366234" calcext:value-type="float">
            <text:p>0.09366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5144" calcext:value-type="float">
            <text:p>28.05144</text:p>
          </table:table-cell>
          <table:table-cell office:value-type="float" office:value="29.0647" calcext:value-type="float">
            <text:p>29.06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1" calcext:value-type="float">
            <text:p>19032001</text:p>
          </table:table-cell>
          <table:table-cell office:value-type="float" office:value="2.945989" calcext:value-type="float">
            <text:p>2.945989</text:p>
          </table:table-cell>
          <table:table-cell office:value-type="float" office:value="130.2878" calcext:value-type="float">
            <text:p>130.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3509" calcext:value-type="float">
            <text:p>26.83509</text:p>
          </table:table-cell>
          <table:table-cell office:value-type="float" office:value="0" calcext:value-type="float">
            <text:p>0</text:p>
          </table:table-cell>
          <table:table-cell office:value-type="float" office:value="0.0005765312" calcext:value-type="float">
            <text:p>0.0005765312</text:p>
          </table:table-cell>
          <table:table-cell office:value-type="float" office:value="-0.0006544094" calcext:value-type="float">
            <text:p>-0.0006544094</text:p>
          </table:table-cell>
          <table:table-cell office:value-type="float" office:value="1665.305" calcext:value-type="float">
            <text:p>1665.305</text:p>
          </table:table-cell>
          <table:table-cell office:value-type="float" office:value="0.5324859" calcext:value-type="float">
            <text:p>0.5324859</text:p>
          </table:table-cell>
          <table:table-cell office:value-type="float" office:value="0" calcext:value-type="float">
            <text:p>0</text:p>
          </table:table-cell>
          <table:table-cell office:value-type="float" office:value="0.1676449" calcext:value-type="float">
            <text:p>0.1676449</text:p>
          </table:table-cell>
          <table:table-cell office:value-type="float" office:value="0.3314179" calcext:value-type="float">
            <text:p>0.3314179</text:p>
          </table:table-cell>
          <table:table-cell office:value-type="float" office:value="0.09354844" calcext:value-type="float">
            <text:p>0.09354844</text:p>
          </table:table-cell>
          <table:table-cell office:value-type="float" office:value="0.09350396" calcext:value-type="float">
            <text:p>0.09350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1148" calcext:value-type="float">
            <text:p>28.01148</text:p>
          </table:table-cell>
          <table:table-cell office:value-type="float" office:value="29.04821" calcext:value-type="float">
            <text:p>29.048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1" calcext:value-type="float">
            <text:p>20032001</text:p>
          </table:table-cell>
          <table:table-cell office:value-type="float" office:value="2.946009" calcext:value-type="float">
            <text:p>2.946009</text:p>
          </table:table-cell>
          <table:table-cell office:value-type="float" office:value="130.2873" calcext:value-type="float">
            <text:p>130.2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0254" calcext:value-type="float">
            <text:p>26.80254</text:p>
          </table:table-cell>
          <table:table-cell office:value-type="float" office:value="0" calcext:value-type="float">
            <text:p>0</text:p>
          </table:table-cell>
          <table:table-cell office:value-type="float" office:value="0.0005997411" calcext:value-type="float">
            <text:p>0.0005997411</text:p>
          </table:table-cell>
          <table:table-cell office:value-type="float" office:value="0.00006374315" calcext:value-type="float">
            <text:p>6.374315E-05</text:p>
          </table:table-cell>
          <table:table-cell office:value-type="float" office:value="1665.34" calcext:value-type="float">
            <text:p>1665.34</text:p>
          </table:table-cell>
          <table:table-cell office:value-type="float" office:value="0.5323683" calcext:value-type="float">
            <text:p>0.5323683</text:p>
          </table:table-cell>
          <table:table-cell office:value-type="float" office:value="0" calcext:value-type="float">
            <text:p>0</text:p>
          </table:table-cell>
          <table:table-cell office:value-type="float" office:value="0.1692191" calcext:value-type="float">
            <text:p>0.1692191</text:p>
          </table:table-cell>
          <table:table-cell office:value-type="float" office:value="0.3312824" calcext:value-type="float">
            <text:p>0.3312824</text:p>
          </table:table-cell>
          <table:table-cell office:value-type="float" office:value="0.09339164" calcext:value-type="float">
            <text:p>0.09339164</text:p>
          </table:table-cell>
          <table:table-cell office:value-type="float" office:value="0.09334606" calcext:value-type="float">
            <text:p>0.09334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6839" calcext:value-type="float">
            <text:p>27.96839</text:p>
          </table:table-cell>
          <table:table-cell office:value-type="float" office:value="29.03086" calcext:value-type="float">
            <text:p>29.030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1" calcext:value-type="float">
            <text:p>21032001</text:p>
          </table:table-cell>
          <table:table-cell office:value-type="float" office:value="2.946028" calcext:value-type="float">
            <text:p>2.946028</text:p>
          </table:table-cell>
          <table:table-cell office:value-type="float" office:value="130.2868" calcext:value-type="float">
            <text:p>130.2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7024" calcext:value-type="float">
            <text:p>26.77024</text:p>
          </table:table-cell>
          <table:table-cell office:value-type="float" office:value="0" calcext:value-type="float">
            <text:p>0</text:p>
          </table:table-cell>
          <table:table-cell office:value-type="float" office:value="0.0006245837" calcext:value-type="float">
            <text:p>0.0006245837</text:p>
          </table:table-cell>
          <table:table-cell office:value-type="float" office:value="0.0008341055" calcext:value-type="float">
            <text:p>0.0008341055</text:p>
          </table:table-cell>
          <table:table-cell office:value-type="float" office:value="1665.375" calcext:value-type="float">
            <text:p>1665.375</text:p>
          </table:table-cell>
          <table:table-cell office:value-type="float" office:value="0.5322508" calcext:value-type="float">
            <text:p>0.5322508</text:p>
          </table:table-cell>
          <table:table-cell office:value-type="float" office:value="0" calcext:value-type="float">
            <text:p>0</text:p>
          </table:table-cell>
          <table:table-cell office:value-type="float" office:value="0.2686825" calcext:value-type="float">
            <text:p>0.2686825</text:p>
          </table:table-cell>
          <table:table-cell office:value-type="float" office:value="0.3587838" calcext:value-type="float">
            <text:p>0.3587838</text:p>
          </table:table-cell>
          <table:table-cell office:value-type="float" office:value="0.09326693" calcext:value-type="float">
            <text:p>0.09326693</text:p>
          </table:table-cell>
          <table:table-cell office:value-type="float" office:value="0.09318832" calcext:value-type="float">
            <text:p>0.09318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3946" calcext:value-type="float">
            <text:p>27.93946</text:p>
          </table:table-cell>
          <table:table-cell office:value-type="float" office:value="29.01544" calcext:value-type="float">
            <text:p>29.015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1" calcext:value-type="float">
            <text:p>22032001</text:p>
          </table:table-cell>
          <table:table-cell office:value-type="float" office:value="2.946054" calcext:value-type="float">
            <text:p>2.946054</text:p>
          </table:table-cell>
          <table:table-cell office:value-type="float" office:value="130.2864" calcext:value-type="float">
            <text:p>130.2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3728" calcext:value-type="float">
            <text:p>26.73728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06512853" calcext:value-type="float">
            <text:p>0.0006512853</text:p>
          </table:table-cell>
          <table:table-cell office:value-type="float" office:value="0.001657995" calcext:value-type="float">
            <text:p>0.001657995</text:p>
          </table:table-cell>
          <table:table-cell office:value-type="float" office:value="1665.409" calcext:value-type="float">
            <text:p>1665.409</text:p>
          </table:table-cell>
          <table:table-cell office:value-type="float" office:value="0.5321398" calcext:value-type="float">
            <text:p>0.5321398</text:p>
          </table:table-cell>
          <table:table-cell office:value-type="float" office:value="0" calcext:value-type="float">
            <text:p>0</text:p>
          </table:table-cell>
          <table:table-cell office:value-type="float" office:value="0.2163846" calcext:value-type="float">
            <text:p>0.2163846</text:p>
          </table:table-cell>
          <table:table-cell office:value-type="float" office:value="0.3652138" calcext:value-type="float">
            <text:p>0.3652138</text:p>
          </table:table-cell>
          <table:table-cell office:value-type="float" office:value="0.09315496" calcext:value-type="float">
            <text:p>0.09315496</text:p>
          </table:table-cell>
          <table:table-cell office:value-type="float" office:value="0.0930308" calcext:value-type="float">
            <text:p>0.0930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7256" calcext:value-type="float">
            <text:p>27.87256</text:p>
          </table:table-cell>
          <table:table-cell office:value-type="float" office:value="28.99795" calcext:value-type="float">
            <text:p>28.997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1" calcext:value-type="float">
            <text:p>23032001</text:p>
          </table:table-cell>
          <table:table-cell office:value-type="float" office:value="2.946074" calcext:value-type="float">
            <text:p>2.946074</text:p>
          </table:table-cell>
          <table:table-cell office:value-type="float" office:value="130.2859" calcext:value-type="float">
            <text:p>130.2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0343" calcext:value-type="float">
            <text:p>26.70343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06831481" calcext:value-type="float">
            <text:p>0.0006831481</text:p>
          </table:table-cell>
          <table:table-cell office:value-type="float" office:value="0.002615955" calcext:value-type="float">
            <text:p>0.002615955</text:p>
          </table:table-cell>
          <table:table-cell office:value-type="float" office:value="1665.443" calcext:value-type="float">
            <text:p>1665.443</text:p>
          </table:table-cell>
          <table:table-cell office:value-type="float" office:value="0.5320252" calcext:value-type="float">
            <text:p>0.5320252</text:p>
          </table:table-cell>
          <table:table-cell office:value-type="float" office:value="0" calcext:value-type="float">
            <text:p>0</text:p>
          </table:table-cell>
          <table:table-cell office:value-type="float" office:value="0.1320373" calcext:value-type="float">
            <text:p>0.1320373</text:p>
          </table:table-cell>
          <table:table-cell office:value-type="float" office:value="0.3320515" calcext:value-type="float">
            <text:p>0.3320515</text:p>
          </table:table-cell>
          <table:table-cell office:value-type="float" office:value="0.09290858" calcext:value-type="float">
            <text:p>0.09290858</text:p>
          </table:table-cell>
          <table:table-cell office:value-type="float" office:value="0.09287367" calcext:value-type="float">
            <text:p>0.09287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8938" calcext:value-type="float">
            <text:p>27.78938</text:p>
          </table:table-cell>
          <table:table-cell office:value-type="float" office:value="28.98007" calcext:value-type="float">
            <text:p>28.980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1" calcext:value-type="float">
            <text:p>24032001</text:p>
          </table:table-cell>
          <table:table-cell office:value-type="float" office:value="2.946093" calcext:value-type="float">
            <text:p>2.946093</text:p>
          </table:table-cell>
          <table:table-cell office:value-type="float" office:value="130.2854" calcext:value-type="float">
            <text:p>130.2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7039" calcext:value-type="float">
            <text:p>26.67039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07159053" calcext:value-type="float">
            <text:p>0.0007159053</text:p>
          </table:table-cell>
          <table:table-cell office:value-type="float" office:value="0.003600158" calcext:value-type="float">
            <text:p>0.003600158</text:p>
          </table:table-cell>
          <table:table-cell office:value-type="float" office:value="1665.478" calcext:value-type="float">
            <text:p>1665.478</text:p>
          </table:table-cell>
          <table:table-cell office:value-type="float" office:value="0.5319093" calcext:value-type="float">
            <text:p>0.5319093</text:p>
          </table:table-cell>
          <table:table-cell office:value-type="float" office:value="0" calcext:value-type="float">
            <text:p>0</text:p>
          </table:table-cell>
          <table:table-cell office:value-type="float" office:value="0.1507422" calcext:value-type="float">
            <text:p>0.1507422</text:p>
          </table:table-cell>
          <table:table-cell office:value-type="float" office:value="0.3303784" calcext:value-type="float">
            <text:p>0.3303784</text:p>
          </table:table-cell>
          <table:table-cell office:value-type="float" office:value="0.09275792" calcext:value-type="float">
            <text:p>0.09275792</text:p>
          </table:table-cell>
          <table:table-cell office:value-type="float" office:value="0.09271683" calcext:value-type="float">
            <text:p>0.09271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3871" calcext:value-type="float">
            <text:p>27.73871</text:p>
          </table:table-cell>
          <table:table-cell office:value-type="float" office:value="28.96307" calcext:value-type="float">
            <text:p>28.963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1" calcext:value-type="float">
            <text:p>25032001</text:p>
          </table:table-cell>
          <table:table-cell office:value-type="float" office:value="2.94611" calcext:value-type="float">
            <text:p>2.94611</text:p>
          </table:table-cell>
          <table:table-cell office:value-type="float" office:value="130.285" calcext:value-type="float">
            <text:p>130.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3804" calcext:value-type="float">
            <text:p>26.63804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07483731" calcext:value-type="float">
            <text:p>0.0007483731</text:p>
          </table:table-cell>
          <table:table-cell office:value-type="float" office:value="0.004577965" calcext:value-type="float">
            <text:p>0.004577965</text:p>
          </table:table-cell>
          <table:table-cell office:value-type="float" office:value="1665.513" calcext:value-type="float">
            <text:p>1665.513</text:p>
          </table:table-cell>
          <table:table-cell office:value-type="float" office:value="0.531788" calcext:value-type="float">
            <text:p>0.531788</text:p>
          </table:table-cell>
          <table:table-cell office:value-type="float" office:value="0" calcext:value-type="float">
            <text:p>0</text:p>
          </table:table-cell>
          <table:table-cell office:value-type="float" office:value="0.2489995" calcext:value-type="float">
            <text:p>0.2489995</text:p>
          </table:table-cell>
          <table:table-cell office:value-type="float" office:value="0.3588479" calcext:value-type="float">
            <text:p>0.3588479</text:p>
          </table:table-cell>
          <table:table-cell office:value-type="float" office:value="0.09262597" calcext:value-type="float">
            <text:p>0.09262597</text:p>
          </table:table-cell>
          <table:table-cell office:value-type="float" office:value="0.09256011" calcext:value-type="float">
            <text:p>0.09256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0994" calcext:value-type="float">
            <text:p>27.70994</text:p>
          </table:table-cell>
          <table:table-cell office:value-type="float" office:value="28.94907" calcext:value-type="float">
            <text:p>28.949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1" calcext:value-type="float">
            <text:p>26032001</text:p>
          </table:table-cell>
          <table:table-cell office:value-type="float" office:value="2.946122" calcext:value-type="float">
            <text:p>2.946122</text:p>
          </table:table-cell>
          <table:table-cell office:value-type="float" office:value="130.2845" calcext:value-type="float">
            <text:p>130.2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0631" calcext:value-type="float">
            <text:p>26.60631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07800601" calcext:value-type="float">
            <text:p>0.0007800601</text:p>
          </table:table-cell>
          <table:table-cell office:value-type="float" office:value="0.005538432" calcext:value-type="float">
            <text:p>0.005538432</text:p>
          </table:table-cell>
          <table:table-cell office:value-type="float" office:value="1665.548" calcext:value-type="float">
            <text:p>1665.548</text:p>
          </table:table-cell>
          <table:table-cell office:value-type="float" office:value="0.5316551" calcext:value-type="float">
            <text:p>0.5316551</text:p>
          </table:table-cell>
          <table:table-cell office:value-type="float" office:value="0" calcext:value-type="float">
            <text:p>0</text:p>
          </table:table-cell>
          <table:table-cell office:value-type="float" office:value="0.2734662" calcext:value-type="float">
            <text:p>0.2734662</text:p>
          </table:table-cell>
          <table:table-cell office:value-type="float" office:value="0.3714516" calcext:value-type="float">
            <text:p>0.3714516</text:p>
          </table:table-cell>
          <table:table-cell office:value-type="float" office:value="0.09246456" calcext:value-type="float">
            <text:p>0.09246456</text:p>
          </table:table-cell>
          <table:table-cell office:value-type="float" office:value="0.09240374" calcext:value-type="float">
            <text:p>0.09240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9267" calcext:value-type="float">
            <text:p>27.69267</text:p>
          </table:table-cell>
          <table:table-cell office:value-type="float" office:value="28.93892" calcext:value-type="float">
            <text:p>28.938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1" calcext:value-type="float">
            <text:p>27032001</text:p>
          </table:table-cell>
          <table:table-cell office:value-type="float" office:value="2.946128" calcext:value-type="float">
            <text:p>2.946128</text:p>
          </table:table-cell>
          <table:table-cell office:value-type="float" office:value="130.284" calcext:value-type="float">
            <text:p>130.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7498" calcext:value-type="float">
            <text:p>26.57498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08107432" calcext:value-type="float">
            <text:p>0.0008107432</text:p>
          </table:table-cell>
          <table:table-cell office:value-type="float" office:value="0.006471647" calcext:value-type="float">
            <text:p>0.006471647</text:p>
          </table:table-cell>
          <table:table-cell office:value-type="float" office:value="1665.584" calcext:value-type="float">
            <text:p>1665.584</text:p>
          </table:table-cell>
          <table:table-cell office:value-type="float" office:value="0.5315081" calcext:value-type="float">
            <text:p>0.5315081</text:p>
          </table:table-cell>
          <table:table-cell office:value-type="float" office:value="0" calcext:value-type="float">
            <text:p>0</text:p>
          </table:table-cell>
          <table:table-cell office:value-type="float" office:value="0.2863102" calcext:value-type="float">
            <text:p>0.2863102</text:p>
          </table:table-cell>
          <table:table-cell office:value-type="float" office:value="0.3789777" calcext:value-type="float">
            <text:p>0.3789777</text:p>
          </table:table-cell>
          <table:table-cell office:value-type="float" office:value="0.09230936" calcext:value-type="float">
            <text:p>0.09230936</text:p>
          </table:table-cell>
          <table:table-cell office:value-type="float" office:value="0.09224755" calcext:value-type="float">
            <text:p>0.09224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7921" calcext:value-type="float">
            <text:p>27.67921</text:p>
          </table:table-cell>
          <table:table-cell office:value-type="float" office:value="28.93244" calcext:value-type="float">
            <text:p>28.932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1" calcext:value-type="float">
            <text:p>28032001</text:p>
          </table:table-cell>
          <table:table-cell office:value-type="float" office:value="2.946131" calcext:value-type="float">
            <text:p>2.946131</text:p>
          </table:table-cell>
          <table:table-cell office:value-type="float" office:value="130.2836" calcext:value-type="float">
            <text:p>130.2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4382" calcext:value-type="float">
            <text:p>26.54382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08401413" calcext:value-type="float">
            <text:p>0.0008401413</text:p>
          </table:table-cell>
          <table:table-cell office:value-type="float" office:value="0.00736329" calcext:value-type="float">
            <text:p>0.00736329</text:p>
          </table:table-cell>
          <table:table-cell office:value-type="float" office:value="1665.617" calcext:value-type="float">
            <text:p>1665.617</text:p>
          </table:table-cell>
          <table:table-cell office:value-type="float" office:value="0.5313567" calcext:value-type="float">
            <text:p>0.5313567</text:p>
          </table:table-cell>
          <table:table-cell office:value-type="float" office:value="0" calcext:value-type="float">
            <text:p>0</text:p>
          </table:table-cell>
          <table:table-cell office:value-type="float" office:value="0.2556261" calcext:value-type="float">
            <text:p>0.2556261</text:p>
          </table:table-cell>
          <table:table-cell office:value-type="float" office:value="0.3655151" calcext:value-type="float">
            <text:p>0.3655151</text:p>
          </table:table-cell>
          <table:table-cell office:value-type="float" office:value="0.09214568" calcext:value-type="float">
            <text:p>0.09214568</text:p>
          </table:table-cell>
          <table:table-cell office:value-type="float" office:value="0.09209157" calcext:value-type="float">
            <text:p>0.09209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6111" calcext:value-type="float">
            <text:p>27.66111</text:p>
          </table:table-cell>
          <table:table-cell office:value-type="float" office:value="28.92498" calcext:value-type="float">
            <text:p>28.9249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1" calcext:value-type="float">
            <text:p>29032001</text:p>
          </table:table-cell>
          <table:table-cell office:value-type="float" office:value="2.946132" calcext:value-type="float">
            <text:p>2.946132</text:p>
          </table:table-cell>
          <table:table-cell office:value-type="float" office:value="130.2831" calcext:value-type="float">
            <text:p>130.2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1294" calcext:value-type="float">
            <text:p>26.51294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08681669" calcext:value-type="float">
            <text:p>0.0008681669</text:p>
          </table:table-cell>
          <table:table-cell office:value-type="float" office:value="0.008208787" calcext:value-type="float">
            <text:p>0.008208787</text:p>
          </table:table-cell>
          <table:table-cell office:value-type="float" office:value="1665.65" calcext:value-type="float">
            <text:p>1665.65</text:p>
          </table:table-cell>
          <table:table-cell office:value-type="float" office:value="0.5311977" calcext:value-type="float">
            <text:p>0.5311977</text:p>
          </table:table-cell>
          <table:table-cell office:value-type="float" office:value="0" calcext:value-type="float">
            <text:p>0</text:p>
          </table:table-cell>
          <table:table-cell office:value-type="float" office:value="0.2979317" calcext:value-type="float">
            <text:p>0.2979317</text:p>
          </table:table-cell>
          <table:table-cell office:value-type="float" office:value="0.3654647" calcext:value-type="float">
            <text:p>0.3654647</text:p>
          </table:table-cell>
          <table:table-cell office:value-type="float" office:value="0.09200259" calcext:value-type="float">
            <text:p>0.09200259</text:p>
          </table:table-cell>
          <table:table-cell office:value-type="float" office:value="0.09193565" calcext:value-type="float">
            <text:p>0.09193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482" calcext:value-type="float">
            <text:p>27.6482</text:p>
          </table:table-cell>
          <table:table-cell office:value-type="float" office:value="28.91687" calcext:value-type="float">
            <text:p>28.916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1" calcext:value-type="float">
            <text:p>30032001</text:p>
          </table:table-cell>
          <table:table-cell office:value-type="float" office:value="2.946136" calcext:value-type="float">
            <text:p>2.946136</text:p>
          </table:table-cell>
          <table:table-cell office:value-type="float" office:value="130.2826" calcext:value-type="float">
            <text:p>130.2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8216" calcext:value-type="float">
            <text:p>26.48216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08942882" calcext:value-type="float">
            <text:p>0.0008942882</text:p>
          </table:table-cell>
          <table:table-cell office:value-type="float" office:value="0.008991338" calcext:value-type="float">
            <text:p>0.008991338</text:p>
          </table:table-cell>
          <table:table-cell office:value-type="float" office:value="1665.683" calcext:value-type="float">
            <text:p>1665.683</text:p>
          </table:table-cell>
          <table:table-cell office:value-type="float" office:value="0.5310444" calcext:value-type="float">
            <text:p>0.5310444</text:p>
          </table:table-cell>
          <table:table-cell office:value-type="float" office:value="0" calcext:value-type="float">
            <text:p>0</text:p>
          </table:table-cell>
          <table:table-cell office:value-type="float" office:value="0.2952152" calcext:value-type="float">
            <text:p>0.2952152</text:p>
          </table:table-cell>
          <table:table-cell office:value-type="float" office:value="0.3577906" calcext:value-type="float">
            <text:p>0.3577906</text:p>
          </table:table-cell>
          <table:table-cell office:value-type="float" office:value="0.09185058" calcext:value-type="float">
            <text:p>0.09185058</text:p>
          </table:table-cell>
          <table:table-cell office:value-type="float" office:value="0.09178019" calcext:value-type="float">
            <text:p>0.09178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3458" calcext:value-type="float">
            <text:p>27.63458</text:p>
          </table:table-cell>
          <table:table-cell office:value-type="float" office:value="28.90634" calcext:value-type="float">
            <text:p>28.906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1" calcext:value-type="float">
            <text:p>31032001</text:p>
          </table:table-cell>
          <table:table-cell office:value-type="float" office:value="2.946141" calcext:value-type="float">
            <text:p>2.946141</text:p>
          </table:table-cell>
          <table:table-cell office:value-type="float" office:value="130.2822" calcext:value-type="float">
            <text:p>130.2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5123" calcext:value-type="float">
            <text:p>26.45123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09193262" calcext:value-type="float">
            <text:p>0.0009193262</text:p>
          </table:table-cell>
          <table:table-cell office:value-type="float" office:value="0.009733288" calcext:value-type="float">
            <text:p>0.009733288</text:p>
          </table:table-cell>
          <table:table-cell office:value-type="float" office:value="1665.715" calcext:value-type="float">
            <text:p>1665.715</text:p>
          </table:table-cell>
          <table:table-cell office:value-type="float" office:value="0.5308986" calcext:value-type="float">
            <text:p>0.5308986</text:p>
          </table:table-cell>
          <table:table-cell office:value-type="float" office:value="0" calcext:value-type="float">
            <text:p>0</text:p>
          </table:table-cell>
          <table:table-cell office:value-type="float" office:value="0.2760188" calcext:value-type="float">
            <text:p>0.2760188</text:p>
          </table:table-cell>
          <table:table-cell office:value-type="float" office:value="0.35297" calcext:value-type="float">
            <text:p>0.35297</text:p>
          </table:table-cell>
          <table:table-cell office:value-type="float" office:value="0.09169371" calcext:value-type="float">
            <text:p>0.09169371</text:p>
          </table:table-cell>
          <table:table-cell office:value-type="float" office:value="0.09162515" calcext:value-type="float">
            <text:p>0.09162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1554" calcext:value-type="float">
            <text:p>27.61554</text:p>
          </table:table-cell>
          <table:table-cell office:value-type="float" office:value="28.89425" calcext:value-type="float">
            <text:p>28.894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1" calcext:value-type="float">
            <text:p>1042001</text:p>
          </table:table-cell>
          <table:table-cell office:value-type="float" office:value="2.94615" calcext:value-type="float">
            <text:p>2.94615</text:p>
          </table:table-cell>
          <table:table-cell office:value-type="float" office:value="130.2817" calcext:value-type="float">
            <text:p>130.2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202" calcext:value-type="float">
            <text:p>26.4202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09444304" calcext:value-type="float">
            <text:p>0.0009444304</text:p>
          </table:table-cell>
          <table:table-cell office:value-type="float" office:value="0.01046931" calcext:value-type="float">
            <text:p>0.01046931</text:p>
          </table:table-cell>
          <table:table-cell office:value-type="float" office:value="1665.747" calcext:value-type="float">
            <text:p>1665.747</text:p>
          </table:table-cell>
          <table:table-cell office:value-type="float" office:value="0.5307615" calcext:value-type="float">
            <text:p>0.5307615</text:p>
          </table:table-cell>
          <table:table-cell office:value-type="float" office:value="0" calcext:value-type="float">
            <text:p>0</text:p>
          </table:table-cell>
          <table:table-cell office:value-type="float" office:value="0.2272575" calcext:value-type="float">
            <text:p>0.2272575</text:p>
          </table:table-cell>
          <table:table-cell office:value-type="float" office:value="0.3479677" calcext:value-type="float">
            <text:p>0.3479677</text:p>
          </table:table-cell>
          <table:table-cell office:value-type="float" office:value="0.09153664" calcext:value-type="float">
            <text:p>0.09153664</text:p>
          </table:table-cell>
          <table:table-cell office:value-type="float" office:value="0.09147017" calcext:value-type="float">
            <text:p>0.09147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8749" calcext:value-type="float">
            <text:p>27.58749</text:p>
          </table:table-cell>
          <table:table-cell office:value-type="float" office:value="28.88115" calcext:value-type="float">
            <text:p>28.881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1" calcext:value-type="float">
            <text:p>2042001</text:p>
          </table:table-cell>
          <table:table-cell office:value-type="float" office:value="2.946175" calcext:value-type="float">
            <text:p>2.946175</text:p>
          </table:table-cell>
          <table:table-cell office:value-type="float" office:value="130.2812" calcext:value-type="float">
            <text:p>130.2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8879" calcext:value-type="float">
            <text:p>26.38879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09694574" calcext:value-type="float">
            <text:p>0.0009694574</text:p>
          </table:table-cell>
          <table:table-cell office:value-type="float" office:value="0.01119826" calcext:value-type="float">
            <text:p>0.01119826</text:p>
          </table:table-cell>
          <table:table-cell office:value-type="float" office:value="1665.779" calcext:value-type="float">
            <text:p>1665.779</text:p>
          </table:table-cell>
          <table:table-cell office:value-type="float" office:value="0.5306618" calcext:value-type="float">
            <text:p>0.5306618</text:p>
          </table:table-cell>
          <table:table-cell office:value-type="float" office:value="0" calcext:value-type="float">
            <text:p>0</text:p>
          </table:table-cell>
          <table:table-cell office:value-type="float" office:value="0.2259747" calcext:value-type="float">
            <text:p>0.2259747</text:p>
          </table:table-cell>
          <table:table-cell office:value-type="float" office:value="0.3140869" calcext:value-type="float">
            <text:p>0.3140869</text:p>
          </table:table-cell>
          <table:table-cell office:value-type="float" office:value="0.09139685" calcext:value-type="float">
            <text:p>0.09139685</text:p>
          </table:table-cell>
          <table:table-cell office:value-type="float" office:value="0.09131553" calcext:value-type="float">
            <text:p>0.09131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4304" calcext:value-type="float">
            <text:p>27.54304</text:p>
          </table:table-cell>
          <table:table-cell office:value-type="float" office:value="28.86115" calcext:value-type="float">
            <text:p>28.861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1" calcext:value-type="float">
            <text:p>3042001</text:p>
          </table:table-cell>
          <table:table-cell office:value-type="float" office:value="2.94622" calcext:value-type="float">
            <text:p>2.94622</text:p>
          </table:table-cell>
          <table:table-cell office:value-type="float" office:value="130.2807" calcext:value-type="float">
            <text:p>130.2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5706" calcext:value-type="float">
            <text:p>26.35706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09948151" calcext:value-type="float">
            <text:p>0.0009948151</text:p>
          </table:table-cell>
          <table:table-cell office:value-type="float" office:value="0.01192627" calcext:value-type="float">
            <text:p>0.01192627</text:p>
          </table:table-cell>
          <table:table-cell office:value-type="float" office:value="1665.808" calcext:value-type="float">
            <text:p>1665.808</text:p>
          </table:table-cell>
          <table:table-cell office:value-type="float" office:value="0.5306247" calcext:value-type="float">
            <text:p>0.5306247</text:p>
          </table:table-cell>
          <table:table-cell office:value-type="float" office:value="0" calcext:value-type="float">
            <text:p>0</text:p>
          </table:table-cell>
          <table:table-cell office:value-type="float" office:value="0.2417237" calcext:value-type="float">
            <text:p>0.2417237</text:p>
          </table:table-cell>
          <table:table-cell office:value-type="float" office:value="0.2966835" calcext:value-type="float">
            <text:p>0.2966835</text:p>
          </table:table-cell>
          <table:table-cell office:value-type="float" office:value="0.09126638" calcext:value-type="float">
            <text:p>0.09126638</text:p>
          </table:table-cell>
          <table:table-cell office:value-type="float" office:value="0.09116126" calcext:value-type="float">
            <text:p>0.09116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0776" calcext:value-type="float">
            <text:p>27.50776</text:p>
          </table:table-cell>
          <table:table-cell office:value-type="float" office:value="28.82727" calcext:value-type="float">
            <text:p>28.827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1" calcext:value-type="float">
            <text:p>4042001</text:p>
          </table:table-cell>
          <table:table-cell office:value-type="float" office:value="2.946269" calcext:value-type="float">
            <text:p>2.946269</text:p>
          </table:table-cell>
          <table:table-cell office:value-type="float" office:value="130.2803" calcext:value-type="float">
            <text:p>130.2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2553" calcext:value-type="float">
            <text:p>26.32553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018636" calcext:value-type="float">
            <text:p>0.001018636</text:p>
          </table:table-cell>
          <table:table-cell office:value-type="float" office:value="0.01253324" calcext:value-type="float">
            <text:p>0.01253324</text:p>
          </table:table-cell>
          <table:table-cell office:value-type="float" office:value="1665.837" calcext:value-type="float">
            <text:p>1665.837</text:p>
          </table:table-cell>
          <table:table-cell office:value-type="float" office:value="0.5306108" calcext:value-type="float">
            <text:p>0.5306108</text:p>
          </table:table-cell>
          <table:table-cell office:value-type="float" office:value="0" calcext:value-type="float">
            <text:p>0</text:p>
          </table:table-cell>
          <table:table-cell office:value-type="float" office:value="0.3174895" calcext:value-type="float">
            <text:p>0.3174895</text:p>
          </table:table-cell>
          <table:table-cell office:value-type="float" office:value="0.3493511" calcext:value-type="float">
            <text:p>0.3493511</text:p>
          </table:table-cell>
          <table:table-cell office:value-type="float" office:value="0.09114115" calcext:value-type="float">
            <text:p>0.09114115</text:p>
          </table:table-cell>
          <table:table-cell office:value-type="float" office:value="0.09100767" calcext:value-type="float">
            <text:p>0.09100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8711" calcext:value-type="float">
            <text:p>27.48711</text:p>
          </table:table-cell>
          <table:table-cell office:value-type="float" office:value="28.80101" calcext:value-type="float">
            <text:p>28.801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1" calcext:value-type="float">
            <text:p>5042001</text:p>
          </table:table-cell>
          <table:table-cell office:value-type="float" office:value="2.946324" calcext:value-type="float">
            <text:p>2.946324</text:p>
          </table:table-cell>
          <table:table-cell office:value-type="float" office:value="130.2798" calcext:value-type="float">
            <text:p>130.2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9442" calcext:value-type="float">
            <text:p>26.29442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032431" calcext:value-type="float">
            <text:p>0.001032431</text:p>
          </table:table-cell>
          <table:table-cell office:value-type="float" office:value="0.01243534" calcext:value-type="float">
            <text:p>0.01243534</text:p>
          </table:table-cell>
          <table:table-cell office:value-type="float" office:value="1665.865" calcext:value-type="float">
            <text:p>1665.865</text:p>
          </table:table-cell>
          <table:table-cell office:value-type="float" office:value="0.5306241" calcext:value-type="float">
            <text:p>0.5306241</text:p>
          </table:table-cell>
          <table:table-cell office:value-type="float" office:value="0" calcext:value-type="float">
            <text:p>0</text:p>
          </table:table-cell>
          <table:table-cell office:value-type="float" office:value="0.3404529" calcext:value-type="float">
            <text:p>0.3404529</text:p>
          </table:table-cell>
          <table:table-cell office:value-type="float" office:value="0.3841682" calcext:value-type="float">
            <text:p>0.3841682</text:p>
          </table:table-cell>
          <table:table-cell office:value-type="float" office:value="0.09101857" calcext:value-type="float">
            <text:p>0.09101857</text:p>
          </table:table-cell>
          <table:table-cell office:value-type="float" office:value="0.09085439" calcext:value-type="float">
            <text:p>0.09085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7556" calcext:value-type="float">
            <text:p>27.47556</text:p>
          </table:table-cell>
          <table:table-cell office:value-type="float" office:value="28.78549" calcext:value-type="float">
            <text:p>28.785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1" calcext:value-type="float">
            <text:p>6042001</text:p>
          </table:table-cell>
          <table:table-cell office:value-type="float" office:value="2.946356" calcext:value-type="float">
            <text:p>2.946356</text:p>
          </table:table-cell>
          <table:table-cell office:value-type="float" office:value="130.2793" calcext:value-type="float">
            <text:p>130.2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6363" calcext:value-type="float">
            <text:p>26.26363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042965" calcext:value-type="float">
            <text:p>0.001042965</text:p>
          </table:table-cell>
          <table:table-cell office:value-type="float" office:value="0.01227003" calcext:value-type="float">
            <text:p>0.01227003</text:p>
          </table:table-cell>
          <table:table-cell office:value-type="float" office:value="1665.894" calcext:value-type="float">
            <text:p>1665.894</text:p>
          </table:table-cell>
          <table:table-cell office:value-type="float" office:value="0.5305504" calcext:value-type="float">
            <text:p>0.5305504</text:p>
          </table:table-cell>
          <table:table-cell office:value-type="float" office:value="0" calcext:value-type="float">
            <text:p>0</text:p>
          </table:table-cell>
          <table:table-cell office:value-type="float" office:value="0.3433433" calcext:value-type="float">
            <text:p>0.3433433</text:p>
          </table:table-cell>
          <table:table-cell office:value-type="float" office:value="0.3789366" calcext:value-type="float">
            <text:p>0.3789366</text:p>
          </table:table-cell>
          <table:table-cell office:value-type="float" office:value="0.09085121" calcext:value-type="float">
            <text:p>0.09085121</text:p>
          </table:table-cell>
          <table:table-cell office:value-type="float" office:value="0.09070171" calcext:value-type="float">
            <text:p>0.09070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6553" calcext:value-type="float">
            <text:p>27.46553</text:p>
          </table:table-cell>
          <table:table-cell office:value-type="float" office:value="28.77183" calcext:value-type="float">
            <text:p>28.7718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1" calcext:value-type="float">
            <text:p>7042001</text:p>
          </table:table-cell>
          <table:table-cell office:value-type="float" office:value="2.946397" calcext:value-type="float">
            <text:p>2.946397</text:p>
          </table:table-cell>
          <table:table-cell office:value-type="float" office:value="130.2788" calcext:value-type="float">
            <text:p>130.2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3287" calcext:value-type="float">
            <text:p>26.23287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052399" calcext:value-type="float">
            <text:p>0.001052399</text:p>
          </table:table-cell>
          <table:table-cell office:value-type="float" office:value="0.01210595" calcext:value-type="float">
            <text:p>0.01210595</text:p>
          </table:table-cell>
          <table:table-cell office:value-type="float" office:value="1665.922" calcext:value-type="float">
            <text:p>1665.922</text:p>
          </table:table-cell>
          <table:table-cell office:value-type="float" office:value="0.5305081" calcext:value-type="float">
            <text:p>0.5305081</text:p>
          </table:table-cell>
          <table:table-cell office:value-type="float" office:value="0" calcext:value-type="float">
            <text:p>0</text:p>
          </table:table-cell>
          <table:table-cell office:value-type="float" office:value="0.3423581" calcext:value-type="float">
            <text:p>0.3423581</text:p>
          </table:table-cell>
          <table:table-cell office:value-type="float" office:value="0.385636" calcext:value-type="float">
            <text:p>0.385636</text:p>
          </table:table-cell>
          <table:table-cell office:value-type="float" office:value="0.09071007" calcext:value-type="float">
            <text:p>0.09071007</text:p>
          </table:table-cell>
          <table:table-cell office:value-type="float" office:value="0.09054899" calcext:value-type="float">
            <text:p>0.09054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5465" calcext:value-type="float">
            <text:p>27.45465</text:p>
          </table:table-cell>
          <table:table-cell office:value-type="float" office:value="28.75797" calcext:value-type="float">
            <text:p>28.757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1" calcext:value-type="float">
            <text:p>8042001</text:p>
          </table:table-cell>
          <table:table-cell office:value-type="float" office:value="2.946451" calcext:value-type="float">
            <text:p>2.946451</text:p>
          </table:table-cell>
          <table:table-cell office:value-type="float" office:value="130.2783" calcext:value-type="float">
            <text:p>130.2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0151" calcext:value-type="float">
            <text:p>26.20151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066804" calcext:value-type="float">
            <text:p>0.001066804</text:p>
          </table:table-cell>
          <table:table-cell office:value-type="float" office:value="0.01214181" calcext:value-type="float">
            <text:p>0.01214181</text:p>
          </table:table-cell>
          <table:table-cell office:value-type="float" office:value="1665.951" calcext:value-type="float">
            <text:p>1665.951</text:p>
          </table:table-cell>
          <table:table-cell office:value-type="float" office:value="0.5305139" calcext:value-type="float">
            <text:p>0.5305139</text:p>
          </table:table-cell>
          <table:table-cell office:value-type="float" office:value="0" calcext:value-type="float">
            <text:p>0</text:p>
          </table:table-cell>
          <table:table-cell office:value-type="float" office:value="0.3197388" calcext:value-type="float">
            <text:p>0.3197388</text:p>
          </table:table-cell>
          <table:table-cell office:value-type="float" office:value="0.3755398" calcext:value-type="float">
            <text:p>0.3755398</text:p>
          </table:table-cell>
          <table:table-cell office:value-type="float" office:value="0.09054604" calcext:value-type="float">
            <text:p>0.09054604</text:p>
          </table:table-cell>
          <table:table-cell office:value-type="float" office:value="0.09039643" calcext:value-type="float">
            <text:p>0.09039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3194" calcext:value-type="float">
            <text:p>27.43194</text:p>
          </table:table-cell>
          <table:table-cell office:value-type="float" office:value="28.74188" calcext:value-type="float">
            <text:p>28.7418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1" calcext:value-type="float">
            <text:p>9042001</text:p>
          </table:table-cell>
          <table:table-cell office:value-type="float" office:value="2.946526" calcext:value-type="float">
            <text:p>2.946526</text:p>
          </table:table-cell>
          <table:table-cell office:value-type="float" office:value="130.2778" calcext:value-type="float">
            <text:p>130.2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7036" calcext:value-type="float">
            <text:p>26.17036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081976" calcext:value-type="float">
            <text:p>0.001081976</text:p>
          </table:table-cell>
          <table:table-cell office:value-type="float" office:value="0.01221493" calcext:value-type="float">
            <text:p>0.01221493</text:p>
          </table:table-cell>
          <table:table-cell office:value-type="float" office:value="1665.979" calcext:value-type="float">
            <text:p>1665.979</text:p>
          </table:table-cell>
          <table:table-cell office:value-type="float" office:value="0.5306032" calcext:value-type="float">
            <text:p>0.5306032</text:p>
          </table:table-cell>
          <table:table-cell office:value-type="float" office:value="0" calcext:value-type="float">
            <text:p>0</text:p>
          </table:table-cell>
          <table:table-cell office:value-type="float" office:value="0.3373718" calcext:value-type="float">
            <text:p>0.3373718</text:p>
          </table:table-cell>
          <table:table-cell office:value-type="float" office:value="0.3865415" calcext:value-type="float">
            <text:p>0.3865415</text:p>
          </table:table-cell>
          <table:table-cell office:value-type="float" office:value="0.09040566" calcext:value-type="float">
            <text:p>0.09040566</text:p>
          </table:table-cell>
          <table:table-cell office:value-type="float" office:value="0.09024449" calcext:value-type="float">
            <text:p>0.09024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2061" calcext:value-type="float">
            <text:p>27.42061</text:p>
          </table:table-cell>
          <table:table-cell office:value-type="float" office:value="28.72803" calcext:value-type="float">
            <text:p>28.728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1" calcext:value-type="float">
            <text:p>10042001</text:p>
          </table:table-cell>
          <table:table-cell office:value-type="float" office:value="2.94662" calcext:value-type="float">
            <text:p>2.94662</text:p>
          </table:table-cell>
          <table:table-cell office:value-type="float" office:value="130.2768" calcext:value-type="float">
            <text:p>130.2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3977" calcext:value-type="float">
            <text:p>26.13977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092613" calcext:value-type="float">
            <text:p>0.001092613</text:p>
          </table:table-cell>
          <table:table-cell office:value-type="float" office:value="0.01213781" calcext:value-type="float">
            <text:p>0.01213781</text:p>
          </table:table-cell>
          <table:table-cell office:value-type="float" office:value="1666.008" calcext:value-type="float">
            <text:p>1666.008</text:p>
          </table:table-cell>
          <table:table-cell office:value-type="float" office:value="0.5308676" calcext:value-type="float">
            <text:p>0.5308676</text:p>
          </table:table-cell>
          <table:table-cell office:value-type="float" office:value="0" calcext:value-type="float">
            <text:p>0</text:p>
          </table:table-cell>
          <table:table-cell office:value-type="float" office:value="0.3384592" calcext:value-type="float">
            <text:p>0.3384592</text:p>
          </table:table-cell>
          <table:table-cell office:value-type="float" office:value="0.3880511" calcext:value-type="float">
            <text:p>0.3880511</text:p>
          </table:table-cell>
          <table:table-cell office:value-type="float" office:value="0.09023369" calcext:value-type="float">
            <text:p>0.09023369</text:p>
          </table:table-cell>
          <table:table-cell office:value-type="float" office:value="0.09009304" calcext:value-type="float">
            <text:p>0.09009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1251" calcext:value-type="float">
            <text:p>27.41251</text:p>
          </table:table-cell>
          <table:table-cell office:value-type="float" office:value="28.71622" calcext:value-type="float">
            <text:p>28.716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1" calcext:value-type="float">
            <text:p>11042001</text:p>
          </table:table-cell>
          <table:table-cell office:value-type="float" office:value="2.946695" calcext:value-type="float">
            <text:p>2.946695</text:p>
          </table:table-cell>
          <table:table-cell office:value-type="float" office:value="130.2754" calcext:value-type="float">
            <text:p>130.2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0971" calcext:value-type="float">
            <text:p>26.10971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098705" calcext:value-type="float">
            <text:p>0.001098705</text:p>
          </table:table-cell>
          <table:table-cell office:value-type="float" office:value="0.0119313" calcext:value-type="float">
            <text:p>0.0119313</text:p>
          </table:table-cell>
          <table:table-cell office:value-type="float" office:value="1666.037" calcext:value-type="float">
            <text:p>1666.037</text:p>
          </table:table-cell>
          <table:table-cell office:value-type="float" office:value="0.5312253" calcext:value-type="float">
            <text:p>0.5312253</text:p>
          </table:table-cell>
          <table:table-cell office:value-type="float" office:value="0" calcext:value-type="float">
            <text:p>0</text:p>
          </table:table-cell>
          <table:table-cell office:value-type="float" office:value="0.3513876" calcext:value-type="float">
            <text:p>0.3513876</text:p>
          </table:table-cell>
          <table:table-cell office:value-type="float" office:value="0.3720745" calcext:value-type="float">
            <text:p>0.3720745</text:p>
          </table:table-cell>
          <table:table-cell office:value-type="float" office:value="0.09003618" calcext:value-type="float">
            <text:p>0.09003618</text:p>
          </table:table-cell>
          <table:table-cell office:value-type="float" office:value="0.08994155" calcext:value-type="float">
            <text:p>0.08994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0695" calcext:value-type="float">
            <text:p>27.40695</text:p>
          </table:table-cell>
          <table:table-cell office:value-type="float" office:value="28.70588" calcext:value-type="float">
            <text:p>28.7058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1" calcext:value-type="float">
            <text:p>12042001</text:p>
          </table:table-cell>
          <table:table-cell office:value-type="float" office:value="2.946803" calcext:value-type="float">
            <text:p>2.946803</text:p>
          </table:table-cell>
          <table:table-cell office:value-type="float" office:value="130.2738" calcext:value-type="float">
            <text:p>130.2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7987" calcext:value-type="float">
            <text:p>26.07987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10324" calcext:value-type="float">
            <text:p>0.00110324</text:p>
          </table:table-cell>
          <table:table-cell office:value-type="float" office:value="0.01169209" calcext:value-type="float">
            <text:p>0.01169209</text:p>
          </table:table-cell>
          <table:table-cell office:value-type="float" office:value="1666.068" calcext:value-type="float">
            <text:p>1666.068</text:p>
          </table:table-cell>
          <table:table-cell office:value-type="float" office:value="0.5316072" calcext:value-type="float">
            <text:p>0.5316072</text:p>
          </table:table-cell>
          <table:table-cell office:value-type="float" office:value="0" calcext:value-type="float">
            <text:p>0</text:p>
          </table:table-cell>
          <table:table-cell office:value-type="float" office:value="0.3407022" calcext:value-type="float">
            <text:p>0.3407022</text:p>
          </table:table-cell>
          <table:table-cell office:value-type="float" office:value="0.3774624" calcext:value-type="float">
            <text:p>0.3774624</text:p>
          </table:table-cell>
          <table:table-cell office:value-type="float" office:value="0.08991978" calcext:value-type="float">
            <text:p>0.08991978</text:p>
          </table:table-cell>
          <table:table-cell office:value-type="float" office:value="0.08979053" calcext:value-type="float">
            <text:p>0.08979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0311" calcext:value-type="float">
            <text:p>27.40311</text:p>
          </table:table-cell>
          <table:table-cell office:value-type="float" office:value="28.69391" calcext:value-type="float">
            <text:p>28.6939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1" calcext:value-type="float">
            <text:p>13042001</text:p>
          </table:table-cell>
          <table:table-cell office:value-type="float" office:value="2.946922" calcext:value-type="float">
            <text:p>2.946922</text:p>
          </table:table-cell>
          <table:table-cell office:value-type="float" office:value="130.2721" calcext:value-type="float">
            <text:p>130.2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4998" calcext:value-type="float">
            <text:p>26.04998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107394" calcext:value-type="float">
            <text:p>0.001107394</text:p>
          </table:table-cell>
          <table:table-cell office:value-type="float" office:value="0.01145081" calcext:value-type="float">
            <text:p>0.01145081</text:p>
          </table:table-cell>
          <table:table-cell office:value-type="float" office:value="1666.098" calcext:value-type="float">
            <text:p>1666.098</text:p>
          </table:table-cell>
          <table:table-cell office:value-type="float" office:value="0.5320375" calcext:value-type="float">
            <text:p>0.5320375</text:p>
          </table:table-cell>
          <table:table-cell office:value-type="float" office:value="0" calcext:value-type="float">
            <text:p>0</text:p>
          </table:table-cell>
          <table:table-cell office:value-type="float" office:value="0.3249554" calcext:value-type="float">
            <text:p>0.3249554</text:p>
          </table:table-cell>
          <table:table-cell office:value-type="float" office:value="0.3779658" calcext:value-type="float">
            <text:p>0.3779658</text:p>
          </table:table-cell>
          <table:table-cell office:value-type="float" office:value="0.08976123" calcext:value-type="float">
            <text:p>0.08976123</text:p>
          </table:table-cell>
          <table:table-cell office:value-type="float" office:value="0.08963954" calcext:value-type="float">
            <text:p>0.08963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9259" calcext:value-type="float">
            <text:p>27.39259</text:p>
          </table:table-cell>
          <table:table-cell office:value-type="float" office:value="28.68066" calcext:value-type="float">
            <text:p>28.6806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1" calcext:value-type="float">
            <text:p>14042001</text:p>
          </table:table-cell>
          <table:table-cell office:value-type="float" office:value="2.947014" calcext:value-type="float">
            <text:p>2.947014</text:p>
          </table:table-cell>
          <table:table-cell office:value-type="float" office:value="130.2703" calcext:value-type="float">
            <text:p>130.2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2022" calcext:value-type="float">
            <text:p>26.02022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111403" calcext:value-type="float">
            <text:p>0.001111403</text:p>
          </table:table-cell>
          <table:table-cell office:value-type="float" office:value="0.0112127" calcext:value-type="float">
            <text:p>0.0112127</text:p>
          </table:table-cell>
          <table:table-cell office:value-type="float" office:value="1666.129" calcext:value-type="float">
            <text:p>1666.129</text:p>
          </table:table-cell>
          <table:table-cell office:value-type="float" office:value="0.5324887" calcext:value-type="float">
            <text:p>0.5324887</text:p>
          </table:table-cell>
          <table:table-cell office:value-type="float" office:value="0" calcext:value-type="float">
            <text:p>0</text:p>
          </table:table-cell>
          <table:table-cell office:value-type="float" office:value="0.3388517" calcext:value-type="float">
            <text:p>0.3388517</text:p>
          </table:table-cell>
          <table:table-cell office:value-type="float" office:value="0.3772006" calcext:value-type="float">
            <text:p>0.3772006</text:p>
          </table:table-cell>
          <table:table-cell office:value-type="float" office:value="0.08959027" calcext:value-type="float">
            <text:p>0.08959027</text:p>
          </table:table-cell>
          <table:table-cell office:value-type="float" office:value="0.08948863" calcext:value-type="float">
            <text:p>0.08948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8419" calcext:value-type="float">
            <text:p>27.38419</text:p>
          </table:table-cell>
          <table:table-cell office:value-type="float" office:value="28.66939" calcext:value-type="float">
            <text:p>28.6693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1" calcext:value-type="float">
            <text:p>15042001</text:p>
          </table:table-cell>
          <table:table-cell office:value-type="float" office:value="2.947029" calcext:value-type="float">
            <text:p>2.947029</text:p>
          </table:table-cell>
          <table:table-cell office:value-type="float" office:value="130.2684" calcext:value-type="float">
            <text:p>130.2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9065" calcext:value-type="float">
            <text:p>25.99065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115367" calcext:value-type="float">
            <text:p>0.001115367</text:p>
          </table:table-cell>
          <table:table-cell office:value-type="float" office:value="0.01098016" calcext:value-type="float">
            <text:p>0.01098016</text:p>
          </table:table-cell>
          <table:table-cell office:value-type="float" office:value="1666.159" calcext:value-type="float">
            <text:p>1666.159</text:p>
          </table:table-cell>
          <table:table-cell office:value-type="float" office:value="0.5328139" calcext:value-type="float">
            <text:p>0.5328139</text:p>
          </table:table-cell>
          <table:table-cell office:value-type="float" office:value="0" calcext:value-type="float">
            <text:p>0</text:p>
          </table:table-cell>
          <table:table-cell office:value-type="float" office:value="0.3661257" calcext:value-type="float">
            <text:p>0.3661257</text:p>
          </table:table-cell>
          <table:table-cell office:value-type="float" office:value="0.3659542" calcext:value-type="float">
            <text:p>0.3659542</text:p>
          </table:table-cell>
          <table:table-cell office:value-type="float" office:value="0.08941147" calcext:value-type="float">
            <text:p>0.08941147</text:p>
          </table:table-cell>
          <table:table-cell office:value-type="float" office:value="0.08933793" calcext:value-type="float">
            <text:p>0.08933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8135" calcext:value-type="float">
            <text:p>27.38135</text:p>
          </table:table-cell>
          <table:table-cell office:value-type="float" office:value="28.65922" calcext:value-type="float">
            <text:p>28.659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1" calcext:value-type="float">
            <text:p>16042001</text:p>
          </table:table-cell>
          <table:table-cell office:value-type="float" office:value="2.946949" calcext:value-type="float">
            <text:p>2.946949</text:p>
          </table:table-cell>
          <table:table-cell office:value-type="float" office:value="130.2664" calcext:value-type="float">
            <text:p>130.2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6122" calcext:value-type="float">
            <text:p>25.96122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119302" calcext:value-type="float">
            <text:p>0.001119302</text:p>
          </table:table-cell>
          <table:table-cell office:value-type="float" office:value="0.01075277" calcext:value-type="float">
            <text:p>0.01075277</text:p>
          </table:table-cell>
          <table:table-cell office:value-type="float" office:value="1666.19" calcext:value-type="float">
            <text:p>1666.19</text:p>
          </table:table-cell>
          <table:table-cell office:value-type="float" office:value="0.5328412" calcext:value-type="float">
            <text:p>0.5328412</text:p>
          </table:table-cell>
          <table:table-cell office:value-type="float" office:value="0" calcext:value-type="float">
            <text:p>0</text:p>
          </table:table-cell>
          <table:table-cell office:value-type="float" office:value="0.4116359" calcext:value-type="float">
            <text:p>0.4116359</text:p>
          </table:table-cell>
          <table:table-cell office:value-type="float" office:value="0.3606174" calcext:value-type="float">
            <text:p>0.3606174</text:p>
          </table:table-cell>
          <table:table-cell office:value-type="float" office:value="0.08925366" calcext:value-type="float">
            <text:p>0.08925366</text:p>
          </table:table-cell>
          <table:table-cell office:value-type="float" office:value="0.08918747" calcext:value-type="float">
            <text:p>0.08918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8402" calcext:value-type="float">
            <text:p>27.38402</text:p>
          </table:table-cell>
          <table:table-cell office:value-type="float" office:value="28.64825" calcext:value-type="float">
            <text:p>28.648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1" calcext:value-type="float">
            <text:p>17042001</text:p>
          </table:table-cell>
          <table:table-cell office:value-type="float" office:value="2.946875" calcext:value-type="float">
            <text:p>2.946875</text:p>
          </table:table-cell>
          <table:table-cell office:value-type="float" office:value="130.2644" calcext:value-type="float">
            <text:p>130.2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3187" calcext:value-type="float">
            <text:p>25.93187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12322" calcext:value-type="float">
            <text:p>0.00112322</text:p>
          </table:table-cell>
          <table:table-cell office:value-type="float" office:value="0.01053044" calcext:value-type="float">
            <text:p>0.01053044</text:p>
          </table:table-cell>
          <table:table-cell office:value-type="float" office:value="1666.22" calcext:value-type="float">
            <text:p>1666.22</text:p>
          </table:table-cell>
          <table:table-cell office:value-type="float" office:value="0.532854" calcext:value-type="float">
            <text:p>0.532854</text:p>
          </table:table-cell>
          <table:table-cell office:value-type="float" office:value="0" calcext:value-type="float">
            <text:p>0</text:p>
          </table:table-cell>
          <table:table-cell office:value-type="float" office:value="0.4185528" calcext:value-type="float">
            <text:p>0.4185528</text:p>
          </table:table-cell>
          <table:table-cell office:value-type="float" office:value="0.3550664" calcext:value-type="float">
            <text:p>0.3550664</text:p>
          </table:table-cell>
          <table:table-cell office:value-type="float" office:value="0.08909433" calcext:value-type="float">
            <text:p>0.08909433</text:p>
          </table:table-cell>
          <table:table-cell office:value-type="float" office:value="0.08903752" calcext:value-type="float">
            <text:p>0.08903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8823" calcext:value-type="float">
            <text:p>27.38823</text:p>
          </table:table-cell>
          <table:table-cell office:value-type="float" office:value="28.63663" calcext:value-type="float">
            <text:p>28.6366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1" calcext:value-type="float">
            <text:p>18042001</text:p>
          </table:table-cell>
          <table:table-cell office:value-type="float" office:value="2.946781" calcext:value-type="float">
            <text:p>2.946781</text:p>
          </table:table-cell>
          <table:table-cell office:value-type="float" office:value="130.2624" calcext:value-type="float">
            <text:p>130.2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0253" calcext:value-type="float">
            <text:p>25.90253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127141" calcext:value-type="float">
            <text:p>0.001127141</text:p>
          </table:table-cell>
          <table:table-cell office:value-type="float" office:value="0.01031368" calcext:value-type="float">
            <text:p>0.01031368</text:p>
          </table:table-cell>
          <table:table-cell office:value-type="float" office:value="1666.25" calcext:value-type="float">
            <text:p>1666.25</text:p>
          </table:table-cell>
          <table:table-cell office:value-type="float" office:value="0.5328034" calcext:value-type="float">
            <text:p>0.5328034</text:p>
          </table:table-cell>
          <table:table-cell office:value-type="float" office:value="0" calcext:value-type="float">
            <text:p>0</text:p>
          </table:table-cell>
          <table:table-cell office:value-type="float" office:value="0.4371979" calcext:value-type="float">
            <text:p>0.4371979</text:p>
          </table:table-cell>
          <table:table-cell office:value-type="float" office:value="0.352548" calcext:value-type="float">
            <text:p>0.352548</text:p>
          </table:table-cell>
          <table:table-cell office:value-type="float" office:value="0.08893991" calcext:value-type="float">
            <text:p>0.08893991</text:p>
          </table:table-cell>
          <table:table-cell office:value-type="float" office:value="0.08888762" calcext:value-type="float">
            <text:p>0.08888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93" calcext:value-type="float">
            <text:p>27.393</text:p>
          </table:table-cell>
          <table:table-cell office:value-type="float" office:value="28.62446" calcext:value-type="float">
            <text:p>28.6244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1" calcext:value-type="float">
            <text:p>19042001</text:p>
          </table:table-cell>
          <table:table-cell office:value-type="float" office:value="2.946678" calcext:value-type="float">
            <text:p>2.946678</text:p>
          </table:table-cell>
          <table:table-cell office:value-type="float" office:value="130.2603" calcext:value-type="float">
            <text:p>130.2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7324" calcext:value-type="float">
            <text:p>25.87324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131153" calcext:value-type="float">
            <text:p>0.001131153</text:p>
          </table:table-cell>
          <table:table-cell office:value-type="float" office:value="0.01011294" calcext:value-type="float">
            <text:p>0.01011294</text:p>
          </table:table-cell>
          <table:table-cell office:value-type="float" office:value="1666.28" calcext:value-type="float">
            <text:p>1666.28</text:p>
          </table:table-cell>
          <table:table-cell office:value-type="float" office:value="0.5327518" calcext:value-type="float">
            <text:p>0.5327518</text:p>
          </table:table-cell>
          <table:table-cell office:value-type="float" office:value="0" calcext:value-type="float">
            <text:p>0</text:p>
          </table:table-cell>
          <table:table-cell office:value-type="float" office:value="0.4541506" calcext:value-type="float">
            <text:p>0.4541506</text:p>
          </table:table-cell>
          <table:table-cell office:value-type="float" office:value="0.3519682" calcext:value-type="float">
            <text:p>0.3519682</text:p>
          </table:table-cell>
          <table:table-cell office:value-type="float" office:value="0.08878781" calcext:value-type="float">
            <text:p>0.08878781</text:p>
          </table:table-cell>
          <table:table-cell office:value-type="float" office:value="0.08873789" calcext:value-type="float">
            <text:p>0.08873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9857" calcext:value-type="float">
            <text:p>27.39857</text:p>
          </table:table-cell>
          <table:table-cell office:value-type="float" office:value="28.61213" calcext:value-type="float">
            <text:p>28.612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1" calcext:value-type="float">
            <text:p>20042001</text:p>
          </table:table-cell>
          <table:table-cell office:value-type="float" office:value="2.946547" calcext:value-type="float">
            <text:p>2.946547</text:p>
          </table:table-cell>
          <table:table-cell office:value-type="float" office:value="130.258" calcext:value-type="float">
            <text:p>130.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4408" calcext:value-type="float">
            <text:p>25.84408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135206" calcext:value-type="float">
            <text:p>0.001135206</text:p>
          </table:table-cell>
          <table:table-cell office:value-type="float" office:value="0.009921647" calcext:value-type="float">
            <text:p>0.009921647</text:p>
          </table:table-cell>
          <table:table-cell office:value-type="float" office:value="1666.311" calcext:value-type="float">
            <text:p>1666.311</text:p>
          </table:table-cell>
          <table:table-cell office:value-type="float" office:value="0.5327243" calcext:value-type="float">
            <text:p>0.5327243</text:p>
          </table:table-cell>
          <table:table-cell office:value-type="float" office:value="0" calcext:value-type="float">
            <text:p>0</text:p>
          </table:table-cell>
          <table:table-cell office:value-type="float" office:value="0.4869797" calcext:value-type="float">
            <text:p>0.4869797</text:p>
          </table:table-cell>
          <table:table-cell office:value-type="float" office:value="0.3540038" calcext:value-type="float">
            <text:p>0.3540038</text:p>
          </table:table-cell>
          <table:table-cell office:value-type="float" office:value="0.08863729" calcext:value-type="float">
            <text:p>0.08863729</text:p>
          </table:table-cell>
          <table:table-cell office:value-type="float" office:value="0.08858858" calcext:value-type="float">
            <text:p>0.08858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0567" calcext:value-type="float">
            <text:p>27.40567</text:p>
          </table:table-cell>
          <table:table-cell office:value-type="float" office:value="28.59999" calcext:value-type="float">
            <text:p>28.5999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1" calcext:value-type="float">
            <text:p>21042001</text:p>
          </table:table-cell>
          <table:table-cell office:value-type="float" office:value="2.946429" calcext:value-type="float">
            <text:p>2.946429</text:p>
          </table:table-cell>
          <table:table-cell office:value-type="float" office:value="130.2554" calcext:value-type="float">
            <text:p>130.2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1507" calcext:value-type="float">
            <text:p>25.81507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139249" calcext:value-type="float">
            <text:p>0.001139249</text:p>
          </table:table-cell>
          <table:table-cell office:value-type="float" office:value="0.009732444" calcext:value-type="float">
            <text:p>0.009732444</text:p>
          </table:table-cell>
          <table:table-cell office:value-type="float" office:value="1666.341" calcext:value-type="float">
            <text:p>1666.341</text:p>
          </table:table-cell>
          <table:table-cell office:value-type="float" office:value="0.5328356" calcext:value-type="float">
            <text:p>0.5328356</text:p>
          </table:table-cell>
          <table:table-cell office:value-type="float" office:value="0" calcext:value-type="float">
            <text:p>0</text:p>
          </table:table-cell>
          <table:table-cell office:value-type="float" office:value="0.4205559" calcext:value-type="float">
            <text:p>0.4205559</text:p>
          </table:table-cell>
          <table:table-cell office:value-type="float" office:value="0.3595587" calcext:value-type="float">
            <text:p>0.3595587</text:p>
          </table:table-cell>
          <table:table-cell office:value-type="float" office:value="0.08850188" calcext:value-type="float">
            <text:p>0.08850188</text:p>
          </table:table-cell>
          <table:table-cell office:value-type="float" office:value="0.08843949" calcext:value-type="float">
            <text:p>0.08843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1241" calcext:value-type="float">
            <text:p>27.41241</text:p>
          </table:table-cell>
          <table:table-cell office:value-type="float" office:value="28.58831" calcext:value-type="float">
            <text:p>28.588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1" calcext:value-type="float">
            <text:p>22042001</text:p>
          </table:table-cell>
          <table:table-cell office:value-type="float" office:value="2.94636" calcext:value-type="float">
            <text:p>2.94636</text:p>
          </table:table-cell>
          <table:table-cell office:value-type="float" office:value="130.2526" calcext:value-type="float">
            <text:p>130.2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8624" calcext:value-type="float">
            <text:p>25.78624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143281" calcext:value-type="float">
            <text:p>0.001143281</text:p>
          </table:table-cell>
          <table:table-cell office:value-type="float" office:value="0.009605257" calcext:value-type="float">
            <text:p>0.009605257</text:p>
          </table:table-cell>
          <table:table-cell office:value-type="float" office:value="1666.372" calcext:value-type="float">
            <text:p>1666.372</text:p>
          </table:table-cell>
          <table:table-cell office:value-type="float" office:value="0.5333484" calcext:value-type="float">
            <text:p>0.5333484</text:p>
          </table:table-cell>
          <table:table-cell office:value-type="float" office:value="0" calcext:value-type="float">
            <text:p>0</text:p>
          </table:table-cell>
          <table:table-cell office:value-type="float" office:value="0.394079" calcext:value-type="float">
            <text:p>0.394079</text:p>
          </table:table-cell>
          <table:table-cell office:value-type="float" office:value="0.3638057" calcext:value-type="float">
            <text:p>0.3638057</text:p>
          </table:table-cell>
          <table:table-cell office:value-type="float" office:value="0.08835241" calcext:value-type="float">
            <text:p>0.08835241</text:p>
          </table:table-cell>
          <table:table-cell office:value-type="float" office:value="0.08829065" calcext:value-type="float">
            <text:p>0.08829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1596" calcext:value-type="float">
            <text:p>27.41596</text:p>
          </table:table-cell>
          <table:table-cell office:value-type="float" office:value="28.57748" calcext:value-type="float">
            <text:p>28.577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1" calcext:value-type="float">
            <text:p>23042001</text:p>
          </table:table-cell>
          <table:table-cell office:value-type="float" office:value="2.946249" calcext:value-type="float">
            <text:p>2.946249</text:p>
          </table:table-cell>
          <table:table-cell office:value-type="float" office:value="130.2497" calcext:value-type="float">
            <text:p>130.2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5751" calcext:value-type="float">
            <text:p>25.75751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147299" calcext:value-type="float">
            <text:p>0.001147299</text:p>
          </table:table-cell>
          <table:table-cell office:value-type="float" office:value="0.009573797" calcext:value-type="float">
            <text:p>0.009573797</text:p>
          </table:table-cell>
          <table:table-cell office:value-type="float" office:value="1666.402" calcext:value-type="float">
            <text:p>1666.402</text:p>
          </table:table-cell>
          <table:table-cell office:value-type="float" office:value="0.5337573" calcext:value-type="float">
            <text:p>0.5337573</text:p>
          </table:table-cell>
          <table:table-cell office:value-type="float" office:value="0" calcext:value-type="float">
            <text:p>0</text:p>
          </table:table-cell>
          <table:table-cell office:value-type="float" office:value="0.4227042" calcext:value-type="float">
            <text:p>0.4227042</text:p>
          </table:table-cell>
          <table:table-cell office:value-type="float" office:value="0.3672505" calcext:value-type="float">
            <text:p>0.3672505</text:p>
          </table:table-cell>
          <table:table-cell office:value-type="float" office:value="0.08820333" calcext:value-type="float">
            <text:p>0.08820333</text:p>
          </table:table-cell>
          <table:table-cell office:value-type="float" office:value="0.08814194" calcext:value-type="float">
            <text:p>0.08814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1971" calcext:value-type="float">
            <text:p>27.41971</text:p>
          </table:table-cell>
          <table:table-cell office:value-type="float" office:value="28.56726" calcext:value-type="float">
            <text:p>28.5672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1" calcext:value-type="float">
            <text:p>24042001</text:p>
          </table:table-cell>
          <table:table-cell office:value-type="float" office:value="2.94617" calcext:value-type="float">
            <text:p>2.94617</text:p>
          </table:table-cell>
          <table:table-cell office:value-type="float" office:value="130.2465" calcext:value-type="float">
            <text:p>130.2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2902" calcext:value-type="float">
            <text:p>25.72902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15131" calcext:value-type="float">
            <text:p>0.00115131</text:p>
          </table:table-cell>
          <table:table-cell office:value-type="float" office:value="0.009541406" calcext:value-type="float">
            <text:p>0.009541406</text:p>
          </table:table-cell>
          <table:table-cell office:value-type="float" office:value="1666.433" calcext:value-type="float">
            <text:p>1666.433</text:p>
          </table:table-cell>
          <table:table-cell office:value-type="float" office:value="0.5343248" calcext:value-type="float">
            <text:p>0.5343248</text:p>
          </table:table-cell>
          <table:table-cell office:value-type="float" office:value="0" calcext:value-type="float">
            <text:p>0</text:p>
          </table:table-cell>
          <table:table-cell office:value-type="float" office:value="0.3966454" calcext:value-type="float">
            <text:p>0.3966454</text:p>
          </table:table-cell>
          <table:table-cell office:value-type="float" office:value="0.3658405" calcext:value-type="float">
            <text:p>0.3658405</text:p>
          </table:table-cell>
          <table:table-cell office:value-type="float" office:value="0.08805677" calcext:value-type="float">
            <text:p>0.08805677</text:p>
          </table:table-cell>
          <table:table-cell office:value-type="float" office:value="0.08799366" calcext:value-type="float">
            <text:p>0.0879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2423" calcext:value-type="float">
            <text:p>27.42423</text:p>
          </table:table-cell>
          <table:table-cell office:value-type="float" office:value="28.55783" calcext:value-type="float">
            <text:p>28.5578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1" calcext:value-type="float">
            <text:p>25042001</text:p>
          </table:table-cell>
          <table:table-cell office:value-type="float" office:value="2.945902" calcext:value-type="float">
            <text:p>2.945902</text:p>
          </table:table-cell>
          <table:table-cell office:value-type="float" office:value="130.2437" calcext:value-type="float">
            <text:p>130.2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0076" calcext:value-type="float">
            <text:p>25.70076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155306" calcext:value-type="float">
            <text:p>0.001155306</text:p>
          </table:table-cell>
          <table:table-cell office:value-type="float" office:value="0.009508263" calcext:value-type="float">
            <text:p>0.009508263</text:p>
          </table:table-cell>
          <table:table-cell office:value-type="float" office:value="1666.463" calcext:value-type="float">
            <text:p>1666.463</text:p>
          </table:table-cell>
          <table:table-cell office:value-type="float" office:value="0.535102" calcext:value-type="float">
            <text:p>0.535102</text:p>
          </table:table-cell>
          <table:table-cell office:value-type="float" office:value="0" calcext:value-type="float">
            <text:p>0</text:p>
          </table:table-cell>
          <table:table-cell office:value-type="float" office:value="0.4711204" calcext:value-type="float">
            <text:p>0.4711204</text:p>
          </table:table-cell>
          <table:table-cell office:value-type="float" office:value="0.4292495" calcext:value-type="float">
            <text:p>0.4292495</text:p>
          </table:table-cell>
          <table:table-cell office:value-type="float" office:value="0.08797001" calcext:value-type="float">
            <text:p>0.08797001</text:p>
          </table:table-cell>
          <table:table-cell office:value-type="float" office:value="0.0878457" calcext:value-type="float">
            <text:p>0.0878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2812" calcext:value-type="float">
            <text:p>28.52812</text:p>
          </table:table-cell>
          <table:table-cell office:value-type="float" office:value="29.08497" calcext:value-type="float">
            <text:p>29.0849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1" calcext:value-type="float">
            <text:p>26042001</text:p>
          </table:table-cell>
          <table:table-cell office:value-type="float" office:value="2.94535" calcext:value-type="float">
            <text:p>2.94535</text:p>
          </table:table-cell>
          <table:table-cell office:value-type="float" office:value="130.2411" calcext:value-type="float">
            <text:p>130.241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97612" calcext:value-type="float">
            <text:p>25.97612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159289" calcext:value-type="float">
            <text:p>0.001159289</text:p>
          </table:table-cell>
          <table:table-cell office:value-type="float" office:value="0.009474469" calcext:value-type="float">
            <text:p>0.009474469</text:p>
          </table:table-cell>
          <table:table-cell office:value-type="float" office:value="1667.975" calcext:value-type="float">
            <text:p>1667.975</text:p>
          </table:table-cell>
          <table:table-cell office:value-type="float" office:value="0.5363386" calcext:value-type="float">
            <text:p>0.5363386</text:p>
          </table:table-cell>
          <table:table-cell office:value-type="float" office:value="0" calcext:value-type="float">
            <text:p>0</text:p>
          </table:table-cell>
          <table:table-cell office:value-type="float" office:value="4.178318" calcext:value-type="float">
            <text:p>4.178318</text:p>
          </table:table-cell>
          <table:table-cell office:value-type="float" office:value="8.412674" calcext:value-type="float">
            <text:p>8.412674</text:p>
          </table:table-cell>
          <table:table-cell office:value-type="float" office:value="0.08855508" calcext:value-type="float">
            <text:p>0.08855508</text:p>
          </table:table-cell>
          <table:table-cell office:value-type="float" office:value="0.08769775" calcext:value-type="float">
            <text:p>0.08769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2517" calcext:value-type="float">
            <text:p>29.32517</text:p>
          </table:table-cell>
          <table:table-cell office:value-type="float" office:value="29.91076" calcext:value-type="float">
            <text:p>29.9107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1" calcext:value-type="float">
            <text:p>27042001</text:p>
          </table:table-cell>
          <table:table-cell office:value-type="float" office:value="2.94478" calcext:value-type="float">
            <text:p>2.94478</text:p>
          </table:table-cell>
          <table:table-cell office:value-type="float" office:value="130.2388" calcext:value-type="float">
            <text:p>130.238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67085" calcext:value-type="float">
            <text:p>26.67085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163263" calcext:value-type="float">
            <text:p>0.001163263</text:p>
          </table:table-cell>
          <table:table-cell office:value-type="float" office:value="0.00944019" calcext:value-type="float">
            <text:p>0.00944019</text:p>
          </table:table-cell>
          <table:table-cell office:value-type="float" office:value="1667.538" calcext:value-type="float">
            <text:p>1667.538</text:p>
          </table:table-cell>
          <table:table-cell office:value-type="float" office:value="0.5391197" calcext:value-type="float">
            <text:p>0.5391197</text:p>
          </table:table-cell>
          <table:table-cell office:value-type="float" office:value="0" calcext:value-type="float">
            <text:p>0</text:p>
          </table:table-cell>
          <table:table-cell office:value-type="float" office:value="7.256052" calcext:value-type="float">
            <text:p>7.256052</text:p>
          </table:table-cell>
          <table:table-cell office:value-type="float" office:value="7.435529" calcext:value-type="float">
            <text:p>7.435529</text:p>
          </table:table-cell>
          <table:table-cell office:value-type="float" office:value="0.08868493" calcext:value-type="float">
            <text:p>0.08868493</text:p>
          </table:table-cell>
          <table:table-cell office:value-type="float" office:value="0.08755016" calcext:value-type="float">
            <text:p>0.08755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27719" calcext:value-type="float">
            <text:p>30.27719</text:p>
          </table:table-cell>
          <table:table-cell office:value-type="float" office:value="31.51203" calcext:value-type="float">
            <text:p>31.5120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1" calcext:value-type="float">
            <text:p>28042001</text:p>
          </table:table-cell>
          <table:table-cell office:value-type="float" office:value="2.94411" calcext:value-type="float">
            <text:p>2.94411</text:p>
          </table:table-cell>
          <table:table-cell office:value-type="float" office:value="130.2366" calcext:value-type="float">
            <text:p>130.236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96969" calcext:value-type="float">
            <text:p>26.96969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16722" calcext:value-type="float">
            <text:p>0.00116722</text:p>
          </table:table-cell>
          <table:table-cell office:value-type="float" office:value="0.009405104" calcext:value-type="float">
            <text:p>0.009405104</text:p>
          </table:table-cell>
          <table:table-cell office:value-type="float" office:value="1667.509" calcext:value-type="float">
            <text:p>1667.509</text:p>
          </table:table-cell>
          <table:table-cell office:value-type="float" office:value="0.5411204" calcext:value-type="float">
            <text:p>0.5411204</text:p>
          </table:table-cell>
          <table:table-cell office:value-type="float" office:value="0" calcext:value-type="float">
            <text:p>0</text:p>
          </table:table-cell>
          <table:table-cell office:value-type="float" office:value="5.849052" calcext:value-type="float">
            <text:p>5.849052</text:p>
          </table:table-cell>
          <table:table-cell office:value-type="float" office:value="3.02122" calcext:value-type="float">
            <text:p>3.02122</text:p>
          </table:table-cell>
          <table:table-cell office:value-type="float" office:value="0.08855164" calcext:value-type="float">
            <text:p>0.08855164</text:p>
          </table:table-cell>
          <table:table-cell office:value-type="float" office:value="0.08740304" calcext:value-type="float">
            <text:p>0.08740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6302" calcext:value-type="float">
            <text:p>30.76302</text:p>
          </table:table-cell>
          <table:table-cell office:value-type="float" office:value="32.41409" calcext:value-type="float">
            <text:p>32.4140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1" calcext:value-type="float">
            <text:p>29042001</text:p>
          </table:table-cell>
          <table:table-cell office:value-type="float" office:value="2.943274" calcext:value-type="float">
            <text:p>2.943274</text:p>
          </table:table-cell>
          <table:table-cell office:value-type="float" office:value="130.2345" calcext:value-type="float">
            <text:p>130.234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7.05431" calcext:value-type="float">
            <text:p>27.05431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171165" calcext:value-type="float">
            <text:p>0.001171165</text:p>
          </table:table-cell>
          <table:table-cell office:value-type="float" office:value="0.009369541" calcext:value-type="float">
            <text:p>0.009369541</text:p>
          </table:table-cell>
          <table:table-cell office:value-type="float" office:value="1667.539" calcext:value-type="float">
            <text:p>1667.539</text:p>
          </table:table-cell>
          <table:table-cell office:value-type="float" office:value="0.5437729" calcext:value-type="float">
            <text:p>0.5437729</text:p>
          </table:table-cell>
          <table:table-cell office:value-type="float" office:value="0" calcext:value-type="float">
            <text:p>0</text:p>
          </table:table-cell>
          <table:table-cell office:value-type="float" office:value="2.717848" calcext:value-type="float">
            <text:p>2.717848</text:p>
          </table:table-cell>
          <table:table-cell office:value-type="float" office:value="1.354712" calcext:value-type="float">
            <text:p>1.354712</text:p>
          </table:table-cell>
          <table:table-cell office:value-type="float" office:value="0.08827803" calcext:value-type="float">
            <text:p>0.08827803</text:p>
          </table:table-cell>
          <table:table-cell office:value-type="float" office:value="0.08725594" calcext:value-type="float">
            <text:p>0.08725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95518" calcext:value-type="float">
            <text:p>30.95518</text:p>
          </table:table-cell>
          <table:table-cell office:value-type="float" office:value="32.72263" calcext:value-type="float">
            <text:p>32.7226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1" calcext:value-type="float">
            <text:p>30042001</text:p>
          </table:table-cell>
          <table:table-cell office:value-type="float" office:value="2.942449" calcext:value-type="float">
            <text:p>2.942449</text:p>
          </table:table-cell>
          <table:table-cell office:value-type="float" office:value="130.2325" calcext:value-type="float">
            <text:p>130.23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7.06232" calcext:value-type="float">
            <text:p>27.06232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175111" calcext:value-type="float">
            <text:p>0.001175111</text:p>
          </table:table-cell>
          <table:table-cell office:value-type="float" office:value="0.009333381" calcext:value-type="float">
            <text:p>0.009333381</text:p>
          </table:table-cell>
          <table:table-cell office:value-type="float" office:value="1667.574" calcext:value-type="float">
            <text:p>1667.574</text:p>
          </table:table-cell>
          <table:table-cell office:value-type="float" office:value="0.5474387" calcext:value-type="float">
            <text:p>0.5474387</text:p>
          </table:table-cell>
          <table:table-cell office:value-type="float" office:value="0" calcext:value-type="float">
            <text:p>0</text:p>
          </table:table-cell>
          <table:table-cell office:value-type="float" office:value="1.614621" calcext:value-type="float">
            <text:p>1.614621</text:p>
          </table:table-cell>
          <table:table-cell office:value-type="float" office:value="0.8232123" calcext:value-type="float">
            <text:p>0.8232123</text:p>
          </table:table-cell>
          <table:table-cell office:value-type="float" office:value="0.08800981" calcext:value-type="float">
            <text:p>0.08800981</text:p>
          </table:table-cell>
          <table:table-cell office:value-type="float" office:value="0.08710907" calcext:value-type="float">
            <text:p>0.08710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03234" calcext:value-type="float">
            <text:p>31.03234</text:p>
          </table:table-cell>
          <table:table-cell office:value-type="float" office:value="32.83646" calcext:value-type="float">
            <text:p>32.8364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1" calcext:value-type="float">
            <text:p>1052001</text:p>
          </table:table-cell>
          <table:table-cell office:value-type="float" office:value="2.941163" calcext:value-type="float">
            <text:p>2.941163</text:p>
          </table:table-cell>
          <table:table-cell office:value-type="float" office:value="130.2287" calcext:value-type="float">
            <text:p>130.228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7.04568" calcext:value-type="float">
            <text:p>27.04568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179052" calcext:value-type="float">
            <text:p>0.001179052</text:p>
          </table:table-cell>
          <table:table-cell office:value-type="float" office:value="0.009296925" calcext:value-type="float">
            <text:p>0.009296925</text:p>
          </table:table-cell>
          <table:table-cell office:value-type="float" office:value="1667.608" calcext:value-type="float">
            <text:p>1667.608</text:p>
          </table:table-cell>
          <table:table-cell office:value-type="float" office:value="0.5512832" calcext:value-type="float">
            <text:p>0.5512832</text:p>
          </table:table-cell>
          <table:table-cell office:value-type="float" office:value="0" calcext:value-type="float">
            <text:p>0</text:p>
          </table:table-cell>
          <table:table-cell office:value-type="float" office:value="1.325404" calcext:value-type="float">
            <text:p>1.325404</text:p>
          </table:table-cell>
          <table:table-cell office:value-type="float" office:value="0.6883876" calcext:value-type="float">
            <text:p>0.6883876</text:p>
          </table:table-cell>
          <table:table-cell office:value-type="float" office:value="0.08772802" calcext:value-type="float">
            <text:p>0.08772802</text:p>
          </table:table-cell>
          <table:table-cell office:value-type="float" office:value="0.08696245" calcext:value-type="float">
            <text:p>0.08696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07824" calcext:value-type="float">
            <text:p>31.07824</text:p>
          </table:table-cell>
          <table:table-cell office:value-type="float" office:value="32.89311" calcext:value-type="float">
            <text:p>32.8931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1" calcext:value-type="float">
            <text:p>2052001</text:p>
          </table:table-cell>
          <table:table-cell office:value-type="float" office:value="2.939728" calcext:value-type="float">
            <text:p>2.939728</text:p>
          </table:table-cell>
          <table:table-cell office:value-type="float" office:value="130.2231" calcext:value-type="float">
            <text:p>130.223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7.02277" calcext:value-type="float">
            <text:p>27.02277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182986" calcext:value-type="float">
            <text:p>0.001182986</text:p>
          </table:table-cell>
          <table:table-cell office:value-type="float" office:value="0.009260151" calcext:value-type="float">
            <text:p>0.009260151</text:p>
          </table:table-cell>
          <table:table-cell office:value-type="float" office:value="1667.641" calcext:value-type="float">
            <text:p>1667.641</text:p>
          </table:table-cell>
          <table:table-cell office:value-type="float" office:value="0.5553748" calcext:value-type="float">
            <text:p>0.5553748</text:p>
          </table:table-cell>
          <table:table-cell office:value-type="float" office:value="0" calcext:value-type="float">
            <text:p>0</text:p>
          </table:table-cell>
          <table:table-cell office:value-type="float" office:value="1.098761" calcext:value-type="float">
            <text:p>1.098761</text:p>
          </table:table-cell>
          <table:table-cell office:value-type="float" office:value="0.6580789" calcext:value-type="float">
            <text:p>0.6580789</text:p>
          </table:table-cell>
          <table:table-cell office:value-type="float" office:value="0.08747522" calcext:value-type="float">
            <text:p>0.08747522</text:p>
          </table:table-cell>
          <table:table-cell office:value-type="float" office:value="0.08681614" calcext:value-type="float">
            <text:p>0.08681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11323" calcext:value-type="float">
            <text:p>31.11323</text:p>
          </table:table-cell>
          <table:table-cell office:value-type="float" office:value="32.93698" calcext:value-type="float">
            <text:p>32.9369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1" calcext:value-type="float">
            <text:p>3052001</text:p>
          </table:table-cell>
          <table:table-cell office:value-type="float" office:value="2.93814" calcext:value-type="float">
            <text:p>2.93814</text:p>
          </table:table-cell>
          <table:table-cell office:value-type="float" office:value="130.2169" calcext:value-type="float">
            <text:p>130.216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99849" calcext:value-type="float">
            <text:p>26.99849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18692" calcext:value-type="float">
            <text:p>0.00118692</text:p>
          </table:table-cell>
          <table:table-cell office:value-type="float" office:value="0.009223354" calcext:value-type="float">
            <text:p>0.009223354</text:p>
          </table:table-cell>
          <table:table-cell office:value-type="float" office:value="1667.674" calcext:value-type="float">
            <text:p>1667.674</text:p>
          </table:table-cell>
          <table:table-cell office:value-type="float" office:value="0.5602919" calcext:value-type="float">
            <text:p>0.5602919</text:p>
          </table:table-cell>
          <table:table-cell office:value-type="float" office:value="0" calcext:value-type="float">
            <text:p>0</text:p>
          </table:table-cell>
          <table:table-cell office:value-type="float" office:value="0.9550259" calcext:value-type="float">
            <text:p>0.9550259</text:p>
          </table:table-cell>
          <table:table-cell office:value-type="float" office:value="0.652369" calcext:value-type="float">
            <text:p>0.652369</text:p>
          </table:table-cell>
          <table:table-cell office:value-type="float" office:value="0.08722993" calcext:value-type="float">
            <text:p>0.08722993</text:p>
          </table:table-cell>
          <table:table-cell office:value-type="float" office:value="0.0866701" calcext:value-type="float">
            <text:p>0.0866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14193" calcext:value-type="float">
            <text:p>31.14193</text:p>
          </table:table-cell>
          <table:table-cell office:value-type="float" office:value="32.97925" calcext:value-type="float">
            <text:p>32.979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1" calcext:value-type="float">
            <text:p>4052001</text:p>
          </table:table-cell>
          <table:table-cell office:value-type="float" office:value="2.937019" calcext:value-type="float">
            <text:p>2.937019</text:p>
          </table:table-cell>
          <table:table-cell office:value-type="float" office:value="130.2115" calcext:value-type="float">
            <text:p>130.211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97358" calcext:value-type="float">
            <text:p>26.97358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190856" calcext:value-type="float">
            <text:p>0.001190856</text:p>
          </table:table-cell>
          <table:table-cell office:value-type="float" office:value="0.009186525" calcext:value-type="float">
            <text:p>0.009186525</text:p>
          </table:table-cell>
          <table:table-cell office:value-type="float" office:value="1667.706" calcext:value-type="float">
            <text:p>1667.706</text:p>
          </table:table-cell>
          <table:table-cell office:value-type="float" office:value="0.5646706" calcext:value-type="float">
            <text:p>0.5646706</text:p>
          </table:table-cell>
          <table:table-cell office:value-type="float" office:value="0" calcext:value-type="float">
            <text:p>0</text:p>
          </table:table-cell>
          <table:table-cell office:value-type="float" office:value="0.4584564" calcext:value-type="float">
            <text:p>0.4584564</text:p>
          </table:table-cell>
          <table:table-cell office:value-type="float" office:value="0.5797269" calcext:value-type="float">
            <text:p>0.5797269</text:p>
          </table:table-cell>
          <table:table-cell office:value-type="float" office:value="0.08696141" calcext:value-type="float">
            <text:p>0.08696141</text:p>
          </table:table-cell>
          <table:table-cell office:value-type="float" office:value="0.08652408" calcext:value-type="float">
            <text:p>0.08652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15373" calcext:value-type="float">
            <text:p>31.15373</text:p>
          </table:table-cell>
          <table:table-cell office:value-type="float" office:value="33.01573" calcext:value-type="float">
            <text:p>33.0157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1" calcext:value-type="float">
            <text:p>5052001</text:p>
          </table:table-cell>
          <table:table-cell office:value-type="float" office:value="2.936013" calcext:value-type="float">
            <text:p>2.936013</text:p>
          </table:table-cell>
          <table:table-cell office:value-type="float" office:value="130.207" calcext:value-type="float">
            <text:p>130.20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94807" calcext:value-type="float">
            <text:p>26.94807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194801" calcext:value-type="float">
            <text:p>0.001194801</text:p>
          </table:table-cell>
          <table:table-cell office:value-type="float" office:value="0.009149618" calcext:value-type="float">
            <text:p>0.009149618</text:p>
          </table:table-cell>
          <table:table-cell office:value-type="float" office:value="1667.738" calcext:value-type="float">
            <text:p>1667.738</text:p>
          </table:table-cell>
          <table:table-cell office:value-type="float" office:value="0.568437" calcext:value-type="float">
            <text:p>0.568437</text:p>
          </table:table-cell>
          <table:table-cell office:value-type="float" office:value="0" calcext:value-type="float">
            <text:p>0</text:p>
          </table:table-cell>
          <table:table-cell office:value-type="float" office:value="0.9135361" calcext:value-type="float">
            <text:p>0.9135361</text:p>
          </table:table-cell>
          <table:table-cell office:value-type="float" office:value="0.6219194" calcext:value-type="float">
            <text:p>0.6219194</text:p>
          </table:table-cell>
          <table:table-cell office:value-type="float" office:value="0.08685332" calcext:value-type="float">
            <text:p>0.08685332</text:p>
          </table:table-cell>
          <table:table-cell office:value-type="float" office:value="0.08637854" calcext:value-type="float">
            <text:p>0.0863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17875" calcext:value-type="float">
            <text:p>31.17875</text:p>
          </table:table-cell>
          <table:table-cell office:value-type="float" office:value="33.04539" calcext:value-type="float">
            <text:p>33.0453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1" calcext:value-type="float">
            <text:p>6052001</text:p>
          </table:table-cell>
          <table:table-cell office:value-type="float" office:value="2.934816" calcext:value-type="float">
            <text:p>2.934816</text:p>
          </table:table-cell>
          <table:table-cell office:value-type="float" office:value="130.2019" calcext:value-type="float">
            <text:p>130.201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92301" calcext:value-type="float">
            <text:p>26.92301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198746" calcext:value-type="float">
            <text:p>0.001198746</text:p>
          </table:table-cell>
          <table:table-cell office:value-type="float" office:value="0.009112997" calcext:value-type="float">
            <text:p>0.009112997</text:p>
          </table:table-cell>
          <table:table-cell office:value-type="float" office:value="1667.77" calcext:value-type="float">
            <text:p>1667.77</text:p>
          </table:table-cell>
          <table:table-cell office:value-type="float" office:value="0.5714169" calcext:value-type="float">
            <text:p>0.5714169</text:p>
          </table:table-cell>
          <table:table-cell office:value-type="float" office:value="0" calcext:value-type="float">
            <text:p>0</text:p>
          </table:table-cell>
          <table:table-cell office:value-type="float" office:value="1.00335" calcext:value-type="float">
            <text:p>1.00335</text:p>
          </table:table-cell>
          <table:table-cell office:value-type="float" office:value="0.6201389" calcext:value-type="float">
            <text:p>0.6201389</text:p>
          </table:table-cell>
          <table:table-cell office:value-type="float" office:value="0.08662234" calcext:value-type="float">
            <text:p>0.08662234</text:p>
          </table:table-cell>
          <table:table-cell office:value-type="float" office:value="0.08623328" calcext:value-type="float">
            <text:p>0.08623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114" calcext:value-type="float">
            <text:p>31.2114</text:p>
          </table:table-cell>
          <table:table-cell office:value-type="float" office:value="33.07961" calcext:value-type="float">
            <text:p>33.079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1" calcext:value-type="float">
            <text:p>7052001</text:p>
          </table:table-cell>
          <table:table-cell office:value-type="float" office:value="2.93327" calcext:value-type="float">
            <text:p>2.93327</text:p>
          </table:table-cell>
          <table:table-cell office:value-type="float" office:value="130.1957" calcext:value-type="float">
            <text:p>130.195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89848" calcext:value-type="float">
            <text:p>26.89848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202691" calcext:value-type="float">
            <text:p>0.001202691</text:p>
          </table:table-cell>
          <table:table-cell office:value-type="float" office:value="0.009076869" calcext:value-type="float">
            <text:p>0.009076869</text:p>
          </table:table-cell>
          <table:table-cell office:value-type="float" office:value="1667.802" calcext:value-type="float">
            <text:p>1667.802</text:p>
          </table:table-cell>
          <table:table-cell office:value-type="float" office:value="0.5751396" calcext:value-type="float">
            <text:p>0.5751396</text:p>
          </table:table-cell>
          <table:table-cell office:value-type="float" office:value="0" calcext:value-type="float">
            <text:p>0</text:p>
          </table:table-cell>
          <table:table-cell office:value-type="float" office:value="0.8413967" calcext:value-type="float">
            <text:p>0.8413967</text:p>
          </table:table-cell>
          <table:table-cell office:value-type="float" office:value="0.6357666" calcext:value-type="float">
            <text:p>0.6357666</text:p>
          </table:table-cell>
          <table:table-cell office:value-type="float" office:value="0.08637942" calcext:value-type="float">
            <text:p>0.08637942</text:p>
          </table:table-cell>
          <table:table-cell office:value-type="float" office:value="0.0860882" calcext:value-type="float">
            <text:p>0.0860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3515" calcext:value-type="float">
            <text:p>31.23515</text:p>
          </table:table-cell>
          <table:table-cell office:value-type="float" office:value="33.11706" calcext:value-type="float">
            <text:p>33.117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1" calcext:value-type="float">
            <text:p>8052001</text:p>
          </table:table-cell>
          <table:table-cell office:value-type="float" office:value="2.931555" calcext:value-type="float">
            <text:p>2.931555</text:p>
          </table:table-cell>
          <table:table-cell office:value-type="float" office:value="130.1889" calcext:value-type="float">
            <text:p>130.188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87468" calcext:value-type="float">
            <text:p>26.87468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20665" calcext:value-type="float">
            <text:p>0.00120665</text:p>
          </table:table-cell>
          <table:table-cell office:value-type="float" office:value="0.009041348" calcext:value-type="float">
            <text:p>0.009041348</text:p>
          </table:table-cell>
          <table:table-cell office:value-type="float" office:value="1667.834" calcext:value-type="float">
            <text:p>1667.834</text:p>
          </table:table-cell>
          <table:table-cell office:value-type="float" office:value="0.579527" calcext:value-type="float">
            <text:p>0.579527</text:p>
          </table:table-cell>
          <table:table-cell office:value-type="float" office:value="0" calcext:value-type="float">
            <text:p>0</text:p>
          </table:table-cell>
          <table:table-cell office:value-type="float" office:value="0.5731875" calcext:value-type="float">
            <text:p>0.5731875</text:p>
          </table:table-cell>
          <table:table-cell office:value-type="float" office:value="0.6425626" calcext:value-type="float">
            <text:p>0.6425626</text:p>
          </table:table-cell>
          <table:table-cell office:value-type="float" office:value="0.08616267" calcext:value-type="float">
            <text:p>0.08616267</text:p>
          </table:table-cell>
          <table:table-cell office:value-type="float" office:value="0.08594323" calcext:value-type="float">
            <text:p>0.08594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5468" calcext:value-type="float">
            <text:p>31.25468</text:p>
          </table:table-cell>
          <table:table-cell office:value-type="float" office:value="33.15789" calcext:value-type="float">
            <text:p>33.1578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1" calcext:value-type="float">
            <text:p>9052001</text:p>
          </table:table-cell>
          <table:table-cell office:value-type="float" office:value="2.929695" calcext:value-type="float">
            <text:p>2.929695</text:p>
          </table:table-cell>
          <table:table-cell office:value-type="float" office:value="130.1818" calcext:value-type="float">
            <text:p>130.181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8514" calcext:value-type="float">
            <text:p>26.8514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210618" calcext:value-type="float">
            <text:p>0.001210618</text:p>
          </table:table-cell>
          <table:table-cell office:value-type="float" office:value="0.009006559" calcext:value-type="float">
            <text:p>0.009006559</text:p>
          </table:table-cell>
          <table:table-cell office:value-type="float" office:value="1667.866" calcext:value-type="float">
            <text:p>1667.866</text:p>
          </table:table-cell>
          <table:table-cell office:value-type="float" office:value="0.584403" calcext:value-type="float">
            <text:p>0.584403</text:p>
          </table:table-cell>
          <table:table-cell office:value-type="float" office:value="0" calcext:value-type="float">
            <text:p>0</text:p>
          </table:table-cell>
          <table:table-cell office:value-type="float" office:value="0.798458" calcext:value-type="float">
            <text:p>0.798458</text:p>
          </table:table-cell>
          <table:table-cell office:value-type="float" office:value="0.6533948" calcext:value-type="float">
            <text:p>0.6533948</text:p>
          </table:table-cell>
          <table:table-cell office:value-type="float" office:value="0.08596897" calcext:value-type="float">
            <text:p>0.08596897</text:p>
          </table:table-cell>
          <table:table-cell office:value-type="float" office:value="0.08579873" calcext:value-type="float">
            <text:p>0.08579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7852" calcext:value-type="float">
            <text:p>31.27852</text:p>
          </table:table-cell>
          <table:table-cell office:value-type="float" office:value="33.20007" calcext:value-type="float">
            <text:p>33.200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1" calcext:value-type="float">
            <text:p>10052001</text:p>
          </table:table-cell>
          <table:table-cell office:value-type="float" office:value="2.92748" calcext:value-type="float">
            <text:p>2.92748</text:p>
          </table:table-cell>
          <table:table-cell office:value-type="float" office:value="130.1741" calcext:value-type="float">
            <text:p>130.174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82862" calcext:value-type="float">
            <text:p>26.82862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214586" calcext:value-type="float">
            <text:p>0.001214586</text:p>
          </table:table-cell>
          <table:table-cell office:value-type="float" office:value="0.008972431" calcext:value-type="float">
            <text:p>0.008972431</text:p>
          </table:table-cell>
          <table:table-cell office:value-type="float" office:value="1667.898" calcext:value-type="float">
            <text:p>1667.898</text:p>
          </table:table-cell>
          <table:table-cell office:value-type="float" office:value="0.5899345" calcext:value-type="float">
            <text:p>0.5899345</text:p>
          </table:table-cell>
          <table:table-cell office:value-type="float" office:value="0" calcext:value-type="float">
            <text:p>0</text:p>
          </table:table-cell>
          <table:table-cell office:value-type="float" office:value="0.6936553" calcext:value-type="float">
            <text:p>0.6936553</text:p>
          </table:table-cell>
          <table:table-cell office:value-type="float" office:value="0.6629224" calcext:value-type="float">
            <text:p>0.6629224</text:p>
          </table:table-cell>
          <table:table-cell office:value-type="float" office:value="0.08575949" calcext:value-type="float">
            <text:p>0.08575949</text:p>
          </table:table-cell>
          <table:table-cell office:value-type="float" office:value="0.08565443" calcext:value-type="float">
            <text:p>0.08565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0085" calcext:value-type="float">
            <text:p>31.30085</text:p>
          </table:table-cell>
          <table:table-cell office:value-type="float" office:value="33.24526" calcext:value-type="float">
            <text:p>33.245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1" calcext:value-type="float">
            <text:p>11052001</text:p>
          </table:table-cell>
          <table:table-cell office:value-type="float" office:value="2.925247" calcext:value-type="float">
            <text:p>2.925247</text:p>
          </table:table-cell>
          <table:table-cell office:value-type="float" office:value="130.1663" calcext:value-type="float">
            <text:p>130.166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8063" calcext:value-type="float">
            <text:p>26.8063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218554" calcext:value-type="float">
            <text:p>0.001218554</text:p>
          </table:table-cell>
          <table:table-cell office:value-type="float" office:value="0.008938583" calcext:value-type="float">
            <text:p>0.008938583</text:p>
          </table:table-cell>
          <table:table-cell office:value-type="float" office:value="1667.93" calcext:value-type="float">
            <text:p>1667.93</text:p>
          </table:table-cell>
          <table:table-cell office:value-type="float" office:value="0.5958425" calcext:value-type="float">
            <text:p>0.5958425</text:p>
          </table:table-cell>
          <table:table-cell office:value-type="float" office:value="0" calcext:value-type="float">
            <text:p>0</text:p>
          </table:table-cell>
          <table:table-cell office:value-type="float" office:value="0.5866864" calcext:value-type="float">
            <text:p>0.5866864</text:p>
          </table:table-cell>
          <table:table-cell office:value-type="float" office:value="0.6499376" calcext:value-type="float">
            <text:p>0.6499376</text:p>
          </table:table-cell>
          <table:table-cell office:value-type="float" office:value="0.08557716" calcext:value-type="float">
            <text:p>0.08557716</text:p>
          </table:table-cell>
          <table:table-cell office:value-type="float" office:value="0.08551034" calcext:value-type="float">
            <text:p>0.08551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1791" calcext:value-type="float">
            <text:p>31.31791</text:p>
          </table:table-cell>
          <table:table-cell office:value-type="float" office:value="33.29084" calcext:value-type="float">
            <text:p>33.2908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1" calcext:value-type="float">
            <text:p>12052001</text:p>
          </table:table-cell>
          <table:table-cell office:value-type="float" office:value="2.923795" calcext:value-type="float">
            <text:p>2.923795</text:p>
          </table:table-cell>
          <table:table-cell office:value-type="float" office:value="130.1606" calcext:value-type="float">
            <text:p>130.160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78334" calcext:value-type="float">
            <text:p>26.78334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222526" calcext:value-type="float">
            <text:p>0.001222526</text:p>
          </table:table-cell>
          <table:table-cell office:value-type="float" office:value="0.008905178" calcext:value-type="float">
            <text:p>0.008905178</text:p>
          </table:table-cell>
          <table:table-cell office:value-type="float" office:value="1667.962" calcext:value-type="float">
            <text:p>1667.962</text:p>
          </table:table-cell>
          <table:table-cell office:value-type="float" office:value="0.5999497" calcext:value-type="float">
            <text:p>0.5999497</text:p>
          </table:table-cell>
          <table:table-cell office:value-type="float" office:value="0" calcext:value-type="float">
            <text:p>0</text:p>
          </table:table-cell>
          <table:table-cell office:value-type="float" office:value="0.5212481" calcext:value-type="float">
            <text:p>0.5212481</text:p>
          </table:table-cell>
          <table:table-cell office:value-type="float" office:value="0.6390387" calcext:value-type="float">
            <text:p>0.6390387</text:p>
          </table:table-cell>
          <table:table-cell office:value-type="float" office:value="0.08551188" calcext:value-type="float">
            <text:p>0.08551188</text:p>
          </table:table-cell>
          <table:table-cell office:value-type="float" office:value="0.08536635" calcext:value-type="float">
            <text:p>0.08536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3117" calcext:value-type="float">
            <text:p>31.33117</text:p>
          </table:table-cell>
          <table:table-cell office:value-type="float" office:value="33.32786" calcext:value-type="float">
            <text:p>33.3278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1" calcext:value-type="float">
            <text:p>13052001</text:p>
          </table:table-cell>
          <table:table-cell office:value-type="float" office:value="2.922387" calcext:value-type="float">
            <text:p>2.922387</text:p>
          </table:table-cell>
          <table:table-cell office:value-type="float" office:value="130.1558" calcext:value-type="float">
            <text:p>130.155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75939" calcext:value-type="float">
            <text:p>26.75939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226504" calcext:value-type="float">
            <text:p>0.001226504</text:p>
          </table:table-cell>
          <table:table-cell office:value-type="float" office:value="0.008872088" calcext:value-type="float">
            <text:p>0.008872088</text:p>
          </table:table-cell>
          <table:table-cell office:value-type="float" office:value="1667.993" calcext:value-type="float">
            <text:p>1667.993</text:p>
          </table:table-cell>
          <table:table-cell office:value-type="float" office:value="0.6035153" calcext:value-type="float">
            <text:p>0.6035153</text:p>
          </table:table-cell>
          <table:table-cell office:value-type="float" office:value="0" calcext:value-type="float">
            <text:p>0</text:p>
          </table:table-cell>
          <table:table-cell office:value-type="float" office:value="0.9127522" calcext:value-type="float">
            <text:p>0.9127522</text:p>
          </table:table-cell>
          <table:table-cell office:value-type="float" office:value="0.626414" calcext:value-type="float">
            <text:p>0.626414</text:p>
          </table:table-cell>
          <table:table-cell office:value-type="float" office:value="0.08533596" calcext:value-type="float">
            <text:p>0.08533596</text:p>
          </table:table-cell>
          <table:table-cell office:value-type="float" office:value="0.0852229" calcext:value-type="float">
            <text:p>0.0852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633" calcext:value-type="float">
            <text:p>31.3633</text:p>
          </table:table-cell>
          <table:table-cell office:value-type="float" office:value="33.36041" calcext:value-type="float">
            <text:p>33.3604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1" calcext:value-type="float">
            <text:p>14052001</text:p>
          </table:table-cell>
          <table:table-cell office:value-type="float" office:value="2.920505" calcext:value-type="float">
            <text:p>2.920505</text:p>
          </table:table-cell>
          <table:table-cell office:value-type="float" office:value="130.1501" calcext:value-type="float">
            <text:p>130.150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73556" calcext:value-type="float">
            <text:p>26.73556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230483" calcext:value-type="float">
            <text:p>0.001230483</text:p>
          </table:table-cell>
          <table:table-cell office:value-type="float" office:value="0.008839313" calcext:value-type="float">
            <text:p>0.008839313</text:p>
          </table:table-cell>
          <table:table-cell office:value-type="float" office:value="1668.024" calcext:value-type="float">
            <text:p>1668.024</text:p>
          </table:table-cell>
          <table:table-cell office:value-type="float" office:value="0.6081266" calcext:value-type="float">
            <text:p>0.6081266</text:p>
          </table:table-cell>
          <table:table-cell office:value-type="float" office:value="0" calcext:value-type="float">
            <text:p>0</text:p>
          </table:table-cell>
          <table:table-cell office:value-type="float" office:value="0.7514646" calcext:value-type="float">
            <text:p>0.7514646</text:p>
          </table:table-cell>
          <table:table-cell office:value-type="float" office:value="0.6257952" calcext:value-type="float">
            <text:p>0.6257952</text:p>
          </table:table-cell>
          <table:table-cell office:value-type="float" office:value="0.08514601" calcext:value-type="float">
            <text:p>0.08514601</text:p>
          </table:table-cell>
          <table:table-cell office:value-type="float" office:value="0.08507965" calcext:value-type="float">
            <text:p>0.08507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9145" calcext:value-type="float">
            <text:p>31.39145</text:p>
          </table:table-cell>
          <table:table-cell office:value-type="float" office:value="33.39574" calcext:value-type="float">
            <text:p>33.3957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1" calcext:value-type="float">
            <text:p>15052001</text:p>
          </table:table-cell>
          <table:table-cell office:value-type="float" office:value="2.918259" calcext:value-type="float">
            <text:p>2.918259</text:p>
          </table:table-cell>
          <table:table-cell office:value-type="float" office:value="130.1436" calcext:value-type="float">
            <text:p>130.143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71214" calcext:value-type="float">
            <text:p>26.71214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234461" calcext:value-type="float">
            <text:p>0.001234461</text:p>
          </table:table-cell>
          <table:table-cell office:value-type="float" office:value="0.008806744" calcext:value-type="float">
            <text:p>0.008806744</text:p>
          </table:table-cell>
          <table:table-cell office:value-type="float" office:value="1668.056" calcext:value-type="float">
            <text:p>1668.056</text:p>
          </table:table-cell>
          <table:table-cell office:value-type="float" office:value="0.6137455" calcext:value-type="float">
            <text:p>0.6137455</text:p>
          </table:table-cell>
          <table:table-cell office:value-type="float" office:value="0" calcext:value-type="float">
            <text:p>0</text:p>
          </table:table-cell>
          <table:table-cell office:value-type="float" office:value="0.6007206" calcext:value-type="float">
            <text:p>0.6007206</text:p>
          </table:table-cell>
          <table:table-cell office:value-type="float" office:value="0.6334719" calcext:value-type="float">
            <text:p>0.6334719</text:p>
          </table:table-cell>
          <table:table-cell office:value-type="float" office:value="0.0849715" calcext:value-type="float">
            <text:p>0.0849715</text:p>
          </table:table-cell>
          <table:table-cell office:value-type="float" office:value="0.08493645" calcext:value-type="float">
            <text:p>0.08493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40944" calcext:value-type="float">
            <text:p>31.40944</text:p>
          </table:table-cell>
          <table:table-cell office:value-type="float" office:value="33.433" calcext:value-type="float">
            <text:p>33.43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1" calcext:value-type="float">
            <text:p>16052001</text:p>
          </table:table-cell>
          <table:table-cell office:value-type="float" office:value="2.915874" calcext:value-type="float">
            <text:p>2.915874</text:p>
          </table:table-cell>
          <table:table-cell office:value-type="float" office:value="130.137" calcext:value-type="float">
            <text:p>130.13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68919" calcext:value-type="float">
            <text:p>26.68919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23844" calcext:value-type="float">
            <text:p>0.00123844</text:p>
          </table:table-cell>
          <table:table-cell office:value-type="float" office:value="0.008774193" calcext:value-type="float">
            <text:p>0.008774193</text:p>
          </table:table-cell>
          <table:table-cell office:value-type="float" office:value="1668.087" calcext:value-type="float">
            <text:p>1668.087</text:p>
          </table:table-cell>
          <table:table-cell office:value-type="float" office:value="0.6199357" calcext:value-type="float">
            <text:p>0.6199357</text:p>
          </table:table-cell>
          <table:table-cell office:value-type="float" office:value="0" calcext:value-type="float">
            <text:p>0</text:p>
          </table:table-cell>
          <table:table-cell office:value-type="float" office:value="0.5604623" calcext:value-type="float">
            <text:p>0.5604623</text:p>
          </table:table-cell>
          <table:table-cell office:value-type="float" office:value="0.6292115" calcext:value-type="float">
            <text:p>0.6292115</text:p>
          </table:table-cell>
          <table:table-cell office:value-type="float" office:value="0.08481965" calcext:value-type="float">
            <text:p>0.08481965</text:p>
          </table:table-cell>
          <table:table-cell office:value-type="float" office:value="0.08479356" calcext:value-type="float">
            <text:p>0.08479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42339" calcext:value-type="float">
            <text:p>31.42339</text:p>
          </table:table-cell>
          <table:table-cell office:value-type="float" office:value="33.4715" calcext:value-type="float">
            <text:p>33.471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1" calcext:value-type="float">
            <text:p>17052001</text:p>
          </table:table-cell>
          <table:table-cell office:value-type="float" office:value="2.913755" calcext:value-type="float">
            <text:p>2.913755</text:p>
          </table:table-cell>
          <table:table-cell office:value-type="float" office:value="130.131" calcext:value-type="float">
            <text:p>130.13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66614" calcext:value-type="float">
            <text:p>26.66614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242419" calcext:value-type="float">
            <text:p>0.001242419</text:p>
          </table:table-cell>
          <table:table-cell office:value-type="float" office:value="0.008741676" calcext:value-type="float">
            <text:p>0.008741676</text:p>
          </table:table-cell>
          <table:table-cell office:value-type="float" office:value="1668.118" calcext:value-type="float">
            <text:p>1668.118</text:p>
          </table:table-cell>
          <table:table-cell office:value-type="float" office:value="0.6253816" calcext:value-type="float">
            <text:p>0.6253816</text:p>
          </table:table-cell>
          <table:table-cell office:value-type="float" office:value="0" calcext:value-type="float">
            <text:p>0</text:p>
          </table:table-cell>
          <table:table-cell office:value-type="float" office:value="0.5223026" calcext:value-type="float">
            <text:p>0.5223026</text:p>
          </table:table-cell>
          <table:table-cell office:value-type="float" office:value="0.6072865" calcext:value-type="float">
            <text:p>0.6072865</text:p>
          </table:table-cell>
          <table:table-cell office:value-type="float" office:value="0.08467569" calcext:value-type="float">
            <text:p>0.08467569</text:p>
          </table:table-cell>
          <table:table-cell office:value-type="float" office:value="0.08465087" calcext:value-type="float">
            <text:p>0.08465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4346" calcext:value-type="float">
            <text:p>31.4346</text:p>
          </table:table-cell>
          <table:table-cell office:value-type="float" office:value="33.5072" calcext:value-type="float">
            <text:p>33.507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1" calcext:value-type="float">
            <text:p>18052001</text:p>
          </table:table-cell>
          <table:table-cell office:value-type="float" office:value="2.911808" calcext:value-type="float">
            <text:p>2.911808</text:p>
          </table:table-cell>
          <table:table-cell office:value-type="float" office:value="130.1255" calcext:value-type="float">
            <text:p>130.125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64229" calcext:value-type="float">
            <text:p>26.64229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246942" calcext:value-type="float">
            <text:p>0.001246942</text:p>
          </table:table-cell>
          <table:table-cell office:value-type="float" office:value="0.008740402" calcext:value-type="float">
            <text:p>0.008740402</text:p>
          </table:table-cell>
          <table:table-cell office:value-type="float" office:value="1668.149" calcext:value-type="float">
            <text:p>1668.149</text:p>
          </table:table-cell>
          <table:table-cell office:value-type="float" office:value="0.6303435" calcext:value-type="float">
            <text:p>0.6303435</text:p>
          </table:table-cell>
          <table:table-cell office:value-type="float" office:value="0" calcext:value-type="float">
            <text:p>0</text:p>
          </table:table-cell>
          <table:table-cell office:value-type="float" office:value="0.3644446" calcext:value-type="float">
            <text:p>0.3644446</text:p>
          </table:table-cell>
          <table:table-cell office:value-type="float" office:value="0.4903593" calcext:value-type="float">
            <text:p>0.4903593</text:p>
          </table:table-cell>
          <table:table-cell office:value-type="float" office:value="0.08460815" calcext:value-type="float">
            <text:p>0.08460815</text:p>
          </table:table-cell>
          <table:table-cell office:value-type="float" office:value="0.08450856" calcext:value-type="float">
            <text:p>0.08450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43561" calcext:value-type="float">
            <text:p>31.43561</text:p>
          </table:table-cell>
          <table:table-cell office:value-type="float" office:value="33.53432" calcext:value-type="float">
            <text:p>33.534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1" calcext:value-type="float">
            <text:p>19052001</text:p>
          </table:table-cell>
          <table:table-cell office:value-type="float" office:value="2.909619" calcext:value-type="float">
            <text:p>2.909619</text:p>
          </table:table-cell>
          <table:table-cell office:value-type="float" office:value="130.12" calcext:value-type="float">
            <text:p>130.1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61781" calcext:value-type="float">
            <text:p>26.61781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274548" calcext:value-type="float">
            <text:p>0.001274548</text:p>
          </table:table-cell>
          <table:table-cell office:value-type="float" office:value="0.009360081" calcext:value-type="float">
            <text:p>0.009360081</text:p>
          </table:table-cell>
          <table:table-cell office:value-type="float" office:value="1668.179" calcext:value-type="float">
            <text:p>1668.179</text:p>
          </table:table-cell>
          <table:table-cell office:value-type="float" office:value="0.6363744" calcext:value-type="float">
            <text:p>0.6363744</text:p>
          </table:table-cell>
          <table:table-cell office:value-type="float" office:value="0" calcext:value-type="float">
            <text:p>0</text:p>
          </table:table-cell>
          <table:table-cell office:value-type="float" office:value="0.5615728" calcext:value-type="float">
            <text:p>0.5615728</text:p>
          </table:table-cell>
          <table:table-cell office:value-type="float" office:value="0.6467054" calcext:value-type="float">
            <text:p>0.6467054</text:p>
          </table:table-cell>
          <table:table-cell office:value-type="float" office:value="0.08456268" calcext:value-type="float">
            <text:p>0.08456268</text:p>
          </table:table-cell>
          <table:table-cell office:value-type="float" office:value="0.08436635" calcext:value-type="float">
            <text:p>0.08436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4443" calcext:value-type="float">
            <text:p>31.4443</text:p>
          </table:table-cell>
          <table:table-cell office:value-type="float" office:value="33.55118" calcext:value-type="float">
            <text:p>33.551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1" calcext:value-type="float">
            <text:p>20052001</text:p>
          </table:table-cell>
          <table:table-cell office:value-type="float" office:value="2.90701" calcext:value-type="float">
            <text:p>2.90701</text:p>
          </table:table-cell>
          <table:table-cell office:value-type="float" office:value="130.114" calcext:value-type="float">
            <text:p>130.11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5949" calcext:value-type="float">
            <text:p>26.5949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292684" calcext:value-type="float">
            <text:p>0.001292684</text:p>
          </table:table-cell>
          <table:table-cell office:value-type="float" office:value="0.009809409" calcext:value-type="float">
            <text:p>0.009809409</text:p>
          </table:table-cell>
          <table:table-cell office:value-type="float" office:value="1668.211" calcext:value-type="float">
            <text:p>1668.211</text:p>
          </table:table-cell>
          <table:table-cell office:value-type="float" office:value="0.6434907" calcext:value-type="float">
            <text:p>0.6434907</text:p>
          </table:table-cell>
          <table:table-cell office:value-type="float" office:value="0" calcext:value-type="float">
            <text:p>0</text:p>
          </table:table-cell>
          <table:table-cell office:value-type="float" office:value="0.9679759" calcext:value-type="float">
            <text:p>0.9679759</text:p>
          </table:table-cell>
          <table:table-cell office:value-type="float" office:value="0.6490936" calcext:value-type="float">
            <text:p>0.6490936</text:p>
          </table:table-cell>
          <table:table-cell office:value-type="float" office:value="0.08435288" calcext:value-type="float">
            <text:p>0.08435288</text:p>
          </table:table-cell>
          <table:table-cell office:value-type="float" office:value="0.08422431" calcext:value-type="float">
            <text:p>0.08422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48732" calcext:value-type="float">
            <text:p>31.48732</text:p>
          </table:table-cell>
          <table:table-cell office:value-type="float" office:value="33.58923" calcext:value-type="float">
            <text:p>33.5892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1" calcext:value-type="float">
            <text:p>21052001</text:p>
          </table:table-cell>
          <table:table-cell office:value-type="float" office:value="2.903688" calcext:value-type="float">
            <text:p>2.903688</text:p>
          </table:table-cell>
          <table:table-cell office:value-type="float" office:value="130.1072" calcext:value-type="float">
            <text:p>130.107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57256" calcext:value-type="float">
            <text:p>26.57256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303615" calcext:value-type="float">
            <text:p>0.001303615</text:p>
          </table:table-cell>
          <table:table-cell office:value-type="float" office:value="0.009972703" calcext:value-type="float">
            <text:p>0.009972703</text:p>
          </table:table-cell>
          <table:table-cell office:value-type="float" office:value="1668.243" calcext:value-type="float">
            <text:p>1668.243</text:p>
          </table:table-cell>
          <table:table-cell office:value-type="float" office:value="0.6515965" calcext:value-type="float">
            <text:p>0.6515965</text:p>
          </table:table-cell>
          <table:table-cell office:value-type="float" office:value="0" calcext:value-type="float">
            <text:p>0</text:p>
          </table:table-cell>
          <table:table-cell office:value-type="float" office:value="0.7944557" calcext:value-type="float">
            <text:p>0.7944557</text:p>
          </table:table-cell>
          <table:table-cell office:value-type="float" office:value="0.6566522" calcext:value-type="float">
            <text:p>0.6566522</text:p>
          </table:table-cell>
          <table:table-cell office:value-type="float" office:value="0.08415742" calcext:value-type="float">
            <text:p>0.08415742</text:p>
          </table:table-cell>
          <table:table-cell office:value-type="float" office:value="0.08408279" calcext:value-type="float">
            <text:p>0.08408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2287" calcext:value-type="float">
            <text:p>31.52287</text:p>
          </table:table-cell>
          <table:table-cell office:value-type="float" office:value="33.63327" calcext:value-type="float">
            <text:p>33.633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1" calcext:value-type="float">
            <text:p>22052001</text:p>
          </table:table-cell>
          <table:table-cell office:value-type="float" office:value="2.901023" calcext:value-type="float">
            <text:p>2.901023</text:p>
          </table:table-cell>
          <table:table-cell office:value-type="float" office:value="130.1012" calcext:value-type="float">
            <text:p>130.101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54975" calcext:value-type="float">
            <text:p>26.54975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329593" calcext:value-type="float">
            <text:p>0.001329593</text:p>
          </table:table-cell>
          <table:table-cell office:value-type="float" office:value="0.01047276" calcext:value-type="float">
            <text:p>0.01047276</text:p>
          </table:table-cell>
          <table:table-cell office:value-type="float" office:value="1668.274" calcext:value-type="float">
            <text:p>1668.274</text:p>
          </table:table-cell>
          <table:table-cell office:value-type="float" office:value="0.6586116" calcext:value-type="float">
            <text:p>0.6586116</text:p>
          </table:table-cell>
          <table:table-cell office:value-type="float" office:value="0" calcext:value-type="float">
            <text:p>0</text:p>
          </table:table-cell>
          <table:table-cell office:value-type="float" office:value="0.3909389" calcext:value-type="float">
            <text:p>0.3909389</text:p>
          </table:table-cell>
          <table:table-cell office:value-type="float" office:value="0.5456962" calcext:value-type="float">
            <text:p>0.5456962</text:p>
          </table:table-cell>
          <table:table-cell office:value-type="float" office:value="0.08407085" calcext:value-type="float">
            <text:p>0.08407085</text:p>
          </table:table-cell>
          <table:table-cell office:value-type="float" office:value="0.08394147" calcext:value-type="float">
            <text:p>0.08394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2791" calcext:value-type="float">
            <text:p>31.52791</text:p>
          </table:table-cell>
          <table:table-cell office:value-type="float" office:value="33.66586" calcext:value-type="float">
            <text:p>33.6658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1" calcext:value-type="float">
            <text:p>23052001</text:p>
          </table:table-cell>
          <table:table-cell office:value-type="float" office:value="2.898745" calcext:value-type="float">
            <text:p>2.898745</text:p>
          </table:table-cell>
          <table:table-cell office:value-type="float" office:value="130.0962" calcext:value-type="float">
            <text:p>130.096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52542" calcext:value-type="float">
            <text:p>26.52542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386863" calcext:value-type="float">
            <text:p>0.001386863</text:p>
          </table:table-cell>
          <table:table-cell office:value-type="float" office:value="0.01222494" calcext:value-type="float">
            <text:p>0.01222494</text:p>
          </table:table-cell>
          <table:table-cell office:value-type="float" office:value="1668.305" calcext:value-type="float">
            <text:p>1668.305</text:p>
          </table:table-cell>
          <table:table-cell office:value-type="float" office:value="0.6644128" calcext:value-type="float">
            <text:p>0.6644128</text:p>
          </table:table-cell>
          <table:table-cell office:value-type="float" office:value="0" calcext:value-type="float">
            <text:p>0</text:p>
          </table:table-cell>
          <table:table-cell office:value-type="float" office:value="0.4280643" calcext:value-type="float">
            <text:p>0.4280643</text:p>
          </table:table-cell>
          <table:table-cell office:value-type="float" office:value="0.5414439" calcext:value-type="float">
            <text:p>0.5414439</text:p>
          </table:table-cell>
          <table:table-cell office:value-type="float" office:value="0.08392226" calcext:value-type="float">
            <text:p>0.08392226</text:p>
          </table:table-cell>
          <table:table-cell office:value-type="float" office:value="0.08380023" calcext:value-type="float">
            <text:p>0.0838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092" calcext:value-type="float">
            <text:p>31.5092</text:p>
          </table:table-cell>
          <table:table-cell office:value-type="float" office:value="33.66492" calcext:value-type="float">
            <text:p>33.6649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1" calcext:value-type="float">
            <text:p>24052001</text:p>
          </table:table-cell>
          <table:table-cell office:value-type="float" office:value="2.896354" calcext:value-type="float">
            <text:p>2.896354</text:p>
          </table:table-cell>
          <table:table-cell office:value-type="float" office:value="130.0912" calcext:value-type="float">
            <text:p>130.091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50205" calcext:value-type="float">
            <text:p>26.50205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445576" calcext:value-type="float">
            <text:p>0.001445576</text:p>
          </table:table-cell>
          <table:table-cell office:value-type="float" office:value="0.01392625" calcext:value-type="float">
            <text:p>0.01392625</text:p>
          </table:table-cell>
          <table:table-cell office:value-type="float" office:value="1668.336" calcext:value-type="float">
            <text:p>1668.336</text:p>
          </table:table-cell>
          <table:table-cell office:value-type="float" office:value="0.6704956" calcext:value-type="float">
            <text:p>0.6704956</text:p>
          </table:table-cell>
          <table:table-cell office:value-type="float" office:value="0" calcext:value-type="float">
            <text:p>0</text:p>
          </table:table-cell>
          <table:table-cell office:value-type="float" office:value="0.4814295" calcext:value-type="float">
            <text:p>0.4814295</text:p>
          </table:table-cell>
          <table:table-cell office:value-type="float" office:value="0.596138" calcext:value-type="float">
            <text:p>0.596138</text:p>
          </table:table-cell>
          <table:table-cell office:value-type="float" office:value="0.08382697" calcext:value-type="float">
            <text:p>0.08382697</text:p>
          </table:table-cell>
          <table:table-cell office:value-type="float" office:value="0.08365928" calcext:value-type="float">
            <text:p>0.0836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1348" calcext:value-type="float">
            <text:p>31.51348</text:p>
          </table:table-cell>
          <table:table-cell office:value-type="float" office:value="33.6837" calcext:value-type="float">
            <text:p>33.683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1" calcext:value-type="float">
            <text:p>25052001</text:p>
          </table:table-cell>
          <table:table-cell office:value-type="float" office:value="2.893169" calcext:value-type="float">
            <text:p>2.893169</text:p>
          </table:table-cell>
          <table:table-cell office:value-type="float" office:value="130.0855" calcext:value-type="float">
            <text:p>130.085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4789" calcext:value-type="float">
            <text:p>26.4789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493801" calcext:value-type="float">
            <text:p>0.001493801</text:p>
          </table:table-cell>
          <table:table-cell office:value-type="float" office:value="0.01507288" calcext:value-type="float">
            <text:p>0.01507288</text:p>
          </table:table-cell>
          <table:table-cell office:value-type="float" office:value="1668.37" calcext:value-type="float">
            <text:p>1668.37</text:p>
          </table:table-cell>
          <table:table-cell office:value-type="float" office:value="0.6789466" calcext:value-type="float">
            <text:p>0.6789466</text:p>
          </table:table-cell>
          <table:table-cell office:value-type="float" office:value="0" calcext:value-type="float">
            <text:p>0</text:p>
          </table:table-cell>
          <table:table-cell office:value-type="float" office:value="0.7667854" calcext:value-type="float">
            <text:p>0.7667854</text:p>
          </table:table-cell>
          <table:table-cell office:value-type="float" office:value="0.654333" calcext:value-type="float">
            <text:p>0.654333</text:p>
          </table:table-cell>
          <table:table-cell office:value-type="float" office:value="0.08365671" calcext:value-type="float">
            <text:p>0.08365671</text:p>
          </table:table-cell>
          <table:table-cell office:value-type="float" office:value="0.08351874" calcext:value-type="float">
            <text:p>0.08351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4624" calcext:value-type="float">
            <text:p>31.54624</text:p>
          </table:table-cell>
          <table:table-cell office:value-type="float" office:value="33.7194" calcext:value-type="float">
            <text:p>33.719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1" calcext:value-type="float">
            <text:p>26052001</text:p>
          </table:table-cell>
          <table:table-cell office:value-type="float" office:value="2.890215" calcext:value-type="float">
            <text:p>2.890215</text:p>
          </table:table-cell>
          <table:table-cell office:value-type="float" office:value="130.0799" calcext:value-type="float">
            <text:p>130.079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45499" calcext:value-type="float">
            <text:p>26.45499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523626" calcext:value-type="float">
            <text:p>0.001523626</text:p>
          </table:table-cell>
          <table:table-cell office:value-type="float" office:value="0.01571304" calcext:value-type="float">
            <text:p>0.01571304</text:p>
          </table:table-cell>
          <table:table-cell office:value-type="float" office:value="1668.404" calcext:value-type="float">
            <text:p>1668.404</text:p>
          </table:table-cell>
          <table:table-cell office:value-type="float" office:value="0.6862957" calcext:value-type="float">
            <text:p>0.6862957</text:p>
          </table:table-cell>
          <table:table-cell office:value-type="float" office:value="0" calcext:value-type="float">
            <text:p>0</text:p>
          </table:table-cell>
          <table:table-cell office:value-type="float" office:value="0.6899882" calcext:value-type="float">
            <text:p>0.6899882</text:p>
          </table:table-cell>
          <table:table-cell office:value-type="float" office:value="0.6277032" calcext:value-type="float">
            <text:p>0.6277032</text:p>
          </table:table-cell>
          <table:table-cell office:value-type="float" office:value="0.0834857" calcext:value-type="float">
            <text:p>0.0834857</text:p>
          </table:table-cell>
          <table:table-cell office:value-type="float" office:value="0.0833782" calcext:value-type="float">
            <text:p>0.0833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7709" calcext:value-type="float">
            <text:p>31.57709</text:p>
          </table:table-cell>
          <table:table-cell office:value-type="float" office:value="33.7598" calcext:value-type="float">
            <text:p>33.759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1" calcext:value-type="float">
            <text:p>27052001</text:p>
          </table:table-cell>
          <table:table-cell office:value-type="float" office:value="2.886826" calcext:value-type="float">
            <text:p>2.886826</text:p>
          </table:table-cell>
          <table:table-cell office:value-type="float" office:value="130.0743" calcext:value-type="float">
            <text:p>130.074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4306" calcext:value-type="float">
            <text:p>26.4306</text:p>
          </table:table-cell>
          <table:table-cell office:value-type="float" office:value="0.0000001229035" calcext:value-type="float">
            <text:p>1.229035E-07</text:p>
          </table:table-cell>
          <table:table-cell office:value-type="float" office:value="0.001546604" calcext:value-type="float">
            <text:p>0.001546604</text:p>
          </table:table-cell>
          <table:table-cell office:value-type="float" office:value="0.0161342" calcext:value-type="float">
            <text:p>0.0161342</text:p>
          </table:table-cell>
          <table:table-cell office:value-type="float" office:value="1668.435" calcext:value-type="float">
            <text:p>1668.435</text:p>
          </table:table-cell>
          <table:table-cell office:value-type="float" office:value="0.6944134" calcext:value-type="float">
            <text:p>0.6944134</text:p>
          </table:table-cell>
          <table:table-cell office:value-type="float" office:value="0" calcext:value-type="float">
            <text:p>0</text:p>
          </table:table-cell>
          <table:table-cell office:value-type="float" office:value="0.4490589" calcext:value-type="float">
            <text:p>0.4490589</text:p>
          </table:table-cell>
          <table:table-cell office:value-type="float" office:value="0.603506" calcext:value-type="float">
            <text:p>0.603506</text:p>
          </table:table-cell>
          <table:table-cell office:value-type="float" office:value="0.08341713" calcext:value-type="float">
            <text:p>0.08341713</text:p>
          </table:table-cell>
          <table:table-cell office:value-type="float" office:value="0.08323801" calcext:value-type="float">
            <text:p>0.0832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0054" calcext:value-type="float">
            <text:p>31.60054</text:p>
          </table:table-cell>
          <table:table-cell office:value-type="float" office:value="33.79698" calcext:value-type="float">
            <text:p>33.7969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1" calcext:value-type="float">
            <text:p>28052001</text:p>
          </table:table-cell>
          <table:table-cell office:value-type="float" office:value="2.883621" calcext:value-type="float">
            <text:p>2.883621</text:p>
          </table:table-cell>
          <table:table-cell office:value-type="float" office:value="130.069" calcext:value-type="float">
            <text:p>130.06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40562" calcext:value-type="float">
            <text:p>26.40562</text:p>
          </table:table-cell>
          <table:table-cell office:value-type="float" office:value="0.000003297202" calcext:value-type="float">
            <text:p>3.297202E-06</text:p>
          </table:table-cell>
          <table:table-cell office:value-type="float" office:value="0.001597354" calcext:value-type="float">
            <text:p>0.001597354</text:p>
          </table:table-cell>
          <table:table-cell office:value-type="float" office:value="0.0171267" calcext:value-type="float">
            <text:p>0.0171267</text:p>
          </table:table-cell>
          <table:table-cell office:value-type="float" office:value="1668.466" calcext:value-type="float">
            <text:p>1668.466</text:p>
          </table:table-cell>
          <table:table-cell office:value-type="float" office:value="0.7025463" calcext:value-type="float">
            <text:p>0.7025463</text:p>
          </table:table-cell>
          <table:table-cell office:value-type="float" office:value="0" calcext:value-type="float">
            <text:p>0</text:p>
          </table:table-cell>
          <table:table-cell office:value-type="float" office:value="0.4406356" calcext:value-type="float">
            <text:p>0.4406356</text:p>
          </table:table-cell>
          <table:table-cell office:value-type="float" office:value="0.5831636" calcext:value-type="float">
            <text:p>0.5831636</text:p>
          </table:table-cell>
          <table:table-cell office:value-type="float" office:value="0.08325829" calcext:value-type="float">
            <text:p>0.08325829</text:p>
          </table:table-cell>
          <table:table-cell office:value-type="float" office:value="0.08309807" calcext:value-type="float">
            <text:p>0.08309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0906" calcext:value-type="float">
            <text:p>31.60906</text:p>
          </table:table-cell>
          <table:table-cell office:value-type="float" office:value="33.8235" calcext:value-type="float">
            <text:p>33.823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1" calcext:value-type="float">
            <text:p>29052001</text:p>
          </table:table-cell>
          <table:table-cell office:value-type="float" office:value="2.880961" calcext:value-type="float">
            <text:p>2.880961</text:p>
          </table:table-cell>
          <table:table-cell office:value-type="float" office:value="130.0642" calcext:value-type="float">
            <text:p>130.064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38123" calcext:value-type="float">
            <text:p>26.38123</text:p>
          </table:table-cell>
          <table:table-cell office:value-type="float" office:value="0.000003297202" calcext:value-type="float">
            <text:p>3.297202E-06</text:p>
          </table:table-cell>
          <table:table-cell office:value-type="float" office:value="0.001648915" calcext:value-type="float">
            <text:p>0.001648915</text:p>
          </table:table-cell>
          <table:table-cell office:value-type="float" office:value="0.0183733" calcext:value-type="float">
            <text:p>0.0183733</text:p>
          </table:table-cell>
          <table:table-cell office:value-type="float" office:value="1668.497" calcext:value-type="float">
            <text:p>1668.497</text:p>
          </table:table-cell>
          <table:table-cell office:value-type="float" office:value="0.7090077" calcext:value-type="float">
            <text:p>0.7090077</text:p>
          </table:table-cell>
          <table:table-cell office:value-type="float" office:value="0" calcext:value-type="float">
            <text:p>0</text:p>
          </table:table-cell>
          <table:table-cell office:value-type="float" office:value="0.5271785" calcext:value-type="float">
            <text:p>0.5271785</text:p>
          </table:table-cell>
          <table:table-cell office:value-type="float" office:value="0.6389024" calcext:value-type="float">
            <text:p>0.6389024</text:p>
          </table:table-cell>
          <table:table-cell office:value-type="float" office:value="0.08318321" calcext:value-type="float">
            <text:p>0.08318321</text:p>
          </table:table-cell>
          <table:table-cell office:value-type="float" office:value="0.0829583" calcext:value-type="float">
            <text:p>0.0829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2534" calcext:value-type="float">
            <text:p>31.62534</text:p>
          </table:table-cell>
          <table:table-cell office:value-type="float" office:value="33.85091" calcext:value-type="float">
            <text:p>33.850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1" calcext:value-type="float">
            <text:p>30052001</text:p>
          </table:table-cell>
          <table:table-cell office:value-type="float" office:value="2.878668" calcext:value-type="float">
            <text:p>2.878668</text:p>
          </table:table-cell>
          <table:table-cell office:value-type="float" office:value="130.0604" calcext:value-type="float">
            <text:p>130.060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35599" calcext:value-type="float">
            <text:p>26.35599</text:p>
          </table:table-cell>
          <table:table-cell office:value-type="float" office:value="0.000003297202" calcext:value-type="float">
            <text:p>3.297202E-06</text:p>
          </table:table-cell>
          <table:table-cell office:value-type="float" office:value="0.001681942" calcext:value-type="float">
            <text:p>0.001681942</text:p>
          </table:table-cell>
          <table:table-cell office:value-type="float" office:value="0.01919135" calcext:value-type="float">
            <text:p>0.01919135</text:p>
          </table:table-cell>
          <table:table-cell office:value-type="float" office:value="1668.528" calcext:value-type="float">
            <text:p>1668.528</text:p>
          </table:table-cell>
          <table:table-cell office:value-type="float" office:value="0.7142229" calcext:value-type="float">
            <text:p>0.7142229</text:p>
          </table:table-cell>
          <table:table-cell office:value-type="float" office:value="0" calcext:value-type="float">
            <text:p>0</text:p>
          </table:table-cell>
          <table:table-cell office:value-type="float" office:value="0.5295866" calcext:value-type="float">
            <text:p>0.5295866</text:p>
          </table:table-cell>
          <table:table-cell office:value-type="float" office:value="0.6308677" calcext:value-type="float">
            <text:p>0.6308677</text:p>
          </table:table-cell>
          <table:table-cell office:value-type="float" office:value="0.08304513" calcext:value-type="float">
            <text:p>0.08304513</text:p>
          </table:table-cell>
          <table:table-cell office:value-type="float" office:value="0.08281888" calcext:value-type="float">
            <text:p>0.08281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4662" calcext:value-type="float">
            <text:p>31.64662</text:p>
          </table:table-cell>
          <table:table-cell office:value-type="float" office:value="33.87858" calcext:value-type="float">
            <text:p>33.8785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1" calcext:value-type="float">
            <text:p>31052001</text:p>
          </table:table-cell>
          <table:table-cell office:value-type="float" office:value="2.87572" calcext:value-type="float">
            <text:p>2.87572</text:p>
          </table:table-cell>
          <table:table-cell office:value-type="float" office:value="130.0561" calcext:value-type="float">
            <text:p>130.056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33058" calcext:value-type="float">
            <text:p>26.33058</text:p>
          </table:table-cell>
          <table:table-cell office:value-type="float" office:value="0.000003297202" calcext:value-type="float">
            <text:p>3.297202E-06</text:p>
          </table:table-cell>
          <table:table-cell office:value-type="float" office:value="0.001712427" calcext:value-type="float">
            <text:p>0.001712427</text:p>
          </table:table-cell>
          <table:table-cell office:value-type="float" office:value="0.01975947" calcext:value-type="float">
            <text:p>0.01975947</text:p>
          </table:table-cell>
          <table:table-cell office:value-type="float" office:value="1668.559" calcext:value-type="float">
            <text:p>1668.559</text:p>
          </table:table-cell>
          <table:table-cell office:value-type="float" office:value="0.7217244" calcext:value-type="float">
            <text:p>0.7217244</text:p>
          </table:table-cell>
          <table:table-cell office:value-type="float" office:value="0" calcext:value-type="float">
            <text:p>0</text:p>
          </table:table-cell>
          <table:table-cell office:value-type="float" office:value="0.6077482" calcext:value-type="float">
            <text:p>0.6077482</text:p>
          </table:table-cell>
          <table:table-cell office:value-type="float" office:value="0.6837621" calcext:value-type="float">
            <text:p>0.6837621</text:p>
          </table:table-cell>
          <table:table-cell office:value-type="float" office:value="0.08297008" calcext:value-type="float">
            <text:p>0.08297008</text:p>
          </table:table-cell>
          <table:table-cell office:value-type="float" office:value="0.08267947" calcext:value-type="float">
            <text:p>0.08267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7513" calcext:value-type="float">
            <text:p>31.67513</text:p>
          </table:table-cell>
          <table:table-cell office:value-type="float" office:value="33.90659" calcext:value-type="float">
            <text:p>33.9065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1" calcext:value-type="float">
            <text:p>1062001</text:p>
          </table:table-cell>
          <table:table-cell office:value-type="float" office:value="2.872469" calcext:value-type="float">
            <text:p>2.872469</text:p>
          </table:table-cell>
          <table:table-cell office:value-type="float" office:value="130.0515" calcext:value-type="float">
            <text:p>130.051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30592" calcext:value-type="float">
            <text:p>26.30592</text:p>
          </table:table-cell>
          <table:table-cell office:value-type="float" office:value="0.000003297202" calcext:value-type="float">
            <text:p>3.297202E-06</text:p>
          </table:table-cell>
          <table:table-cell office:value-type="float" office:value="0.001722629" calcext:value-type="float">
            <text:p>0.001722629</text:p>
          </table:table-cell>
          <table:table-cell office:value-type="float" office:value="0.01994976" calcext:value-type="float">
            <text:p>0.01994976</text:p>
          </table:table-cell>
          <table:table-cell office:value-type="float" office:value="1668.59" calcext:value-type="float">
            <text:p>1668.59</text:p>
          </table:table-cell>
          <table:table-cell office:value-type="float" office:value="0.7300781" calcext:value-type="float">
            <text:p>0.7300781</text:p>
          </table:table-cell>
          <table:table-cell office:value-type="float" office:value="0" calcext:value-type="float">
            <text:p>0</text:p>
          </table:table-cell>
          <table:table-cell office:value-type="float" office:value="0.639626" calcext:value-type="float">
            <text:p>0.639626</text:p>
          </table:table-cell>
          <table:table-cell office:value-type="float" office:value="0.667272" calcext:value-type="float">
            <text:p>0.667272</text:p>
          </table:table-cell>
          <table:table-cell office:value-type="float" office:value="0.08278658" calcext:value-type="float">
            <text:p>0.08278658</text:p>
          </table:table-cell>
          <table:table-cell office:value-type="float" office:value="0.08254053" calcext:value-type="float">
            <text:p>0.08254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1849" calcext:value-type="float">
            <text:p>31.71849</text:p>
          </table:table-cell>
          <table:table-cell office:value-type="float" office:value="33.94292" calcext:value-type="float">
            <text:p>33.9429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1" calcext:value-type="float">
            <text:p>2062001</text:p>
          </table:table-cell>
          <table:table-cell office:value-type="float" office:value="2.868996" calcext:value-type="float">
            <text:p>2.868996</text:p>
          </table:table-cell>
          <table:table-cell office:value-type="float" office:value="130.0466" calcext:value-type="float">
            <text:p>130.046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2815" calcext:value-type="float">
            <text:p>26.2815</text:p>
          </table:table-cell>
          <table:table-cell office:value-type="float" office:value="0.000003297202" calcext:value-type="float">
            <text:p>3.297202E-06</text:p>
          </table:table-cell>
          <table:table-cell office:value-type="float" office:value="0.001742712" calcext:value-type="float">
            <text:p>0.001742712</text:p>
          </table:table-cell>
          <table:table-cell office:value-type="float" office:value="0.02025534" calcext:value-type="float">
            <text:p>0.02025534</text:p>
          </table:table-cell>
          <table:table-cell office:value-type="float" office:value="1668.621" calcext:value-type="float">
            <text:p>1668.621</text:p>
          </table:table-cell>
          <table:table-cell office:value-type="float" office:value="0.7392624" calcext:value-type="float">
            <text:p>0.7392624</text:p>
          </table:table-cell>
          <table:table-cell office:value-type="float" office:value="0" calcext:value-type="float">
            <text:p>0</text:p>
          </table:table-cell>
          <table:table-cell office:value-type="float" office:value="0.609347" calcext:value-type="float">
            <text:p>0.609347</text:p>
          </table:table-cell>
          <table:table-cell office:value-type="float" office:value="0.7061642" calcext:value-type="float">
            <text:p>0.7061642</text:p>
          </table:table-cell>
          <table:table-cell office:value-type="float" office:value="0.08269335" calcext:value-type="float">
            <text:p>0.08269335</text:p>
          </table:table-cell>
          <table:table-cell office:value-type="float" office:value="0.08240169" calcext:value-type="float">
            <text:p>0.08240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5639" calcext:value-type="float">
            <text:p>31.75639</text:p>
          </table:table-cell>
          <table:table-cell office:value-type="float" office:value="33.98017" calcext:value-type="float">
            <text:p>33.9801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1" calcext:value-type="float">
            <text:p>3062001</text:p>
          </table:table-cell>
          <table:table-cell office:value-type="float" office:value="2.865746" calcext:value-type="float">
            <text:p>2.865746</text:p>
          </table:table-cell>
          <table:table-cell office:value-type="float" office:value="130.0419" calcext:value-type="float">
            <text:p>130.041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25586" calcext:value-type="float">
            <text:p>26.25586</text:p>
          </table:table-cell>
          <table:table-cell office:value-type="float" office:value="0.000003297202" calcext:value-type="float">
            <text:p>3.297202E-06</text:p>
          </table:table-cell>
          <table:table-cell office:value-type="float" office:value="0.001789248" calcext:value-type="float">
            <text:p>0.001789248</text:p>
          </table:table-cell>
          <table:table-cell office:value-type="float" office:value="0.02106793" calcext:value-type="float">
            <text:p>0.02106793</text:p>
          </table:table-cell>
          <table:table-cell office:value-type="float" office:value="1668.651" calcext:value-type="float">
            <text:p>1668.651</text:p>
          </table:table-cell>
          <table:table-cell office:value-type="float" office:value="0.7473275" calcext:value-type="float">
            <text:p>0.7473275</text:p>
          </table:table-cell>
          <table:table-cell office:value-type="float" office:value="0" calcext:value-type="float">
            <text:p>0</text:p>
          </table:table-cell>
          <table:table-cell office:value-type="float" office:value="0.4092804" calcext:value-type="float">
            <text:p>0.4092804</text:p>
          </table:table-cell>
          <table:table-cell office:value-type="float" office:value="0.5400523" calcext:value-type="float">
            <text:p>0.5400523</text:p>
          </table:table-cell>
          <table:table-cell office:value-type="float" office:value="0.08244612" calcext:value-type="float">
            <text:p>0.08244612</text:p>
          </table:table-cell>
          <table:table-cell office:value-type="float" office:value="0.08226313" calcext:value-type="float">
            <text:p>0.08226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5636" calcext:value-type="float">
            <text:p>31.75636</text:p>
          </table:table-cell>
          <table:table-cell office:value-type="float" office:value="33.99572" calcext:value-type="float">
            <text:p>33.9957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1" calcext:value-type="float">
            <text:p>4062001</text:p>
          </table:table-cell>
          <table:table-cell office:value-type="float" office:value="2.862245" calcext:value-type="float">
            <text:p>2.862245</text:p>
          </table:table-cell>
          <table:table-cell office:value-type="float" office:value="130.0373" calcext:value-type="float">
            <text:p>130.037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2315" calcext:value-type="float">
            <text:p>26.2315</text:p>
          </table:table-cell>
          <table:table-cell office:value-type="float" office:value="0.000003297202" calcext:value-type="float">
            <text:p>3.297202E-06</text:p>
          </table:table-cell>
          <table:table-cell office:value-type="float" office:value="0.001850501" calcext:value-type="float">
            <text:p>0.001850501</text:p>
          </table:table-cell>
          <table:table-cell office:value-type="float" office:value="0.02228619" calcext:value-type="float">
            <text:p>0.02228619</text:p>
          </table:table-cell>
          <table:table-cell office:value-type="float" office:value="1668.682" calcext:value-type="float">
            <text:p>1668.682</text:p>
          </table:table-cell>
          <table:table-cell office:value-type="float" office:value="0.7564781" calcext:value-type="float">
            <text:p>0.7564781</text:p>
          </table:table-cell>
          <table:table-cell office:value-type="float" office:value="0" calcext:value-type="float">
            <text:p>0</text:p>
          </table:table-cell>
          <table:table-cell office:value-type="float" office:value="0.5531831" calcext:value-type="float">
            <text:p>0.5531831</text:p>
          </table:table-cell>
          <table:table-cell office:value-type="float" office:value="0.6766482" calcext:value-type="float">
            <text:p>0.6766482</text:p>
          </table:table-cell>
          <table:table-cell office:value-type="float" office:value="0.08242749" calcext:value-type="float">
            <text:p>0.08242749</text:p>
          </table:table-cell>
          <table:table-cell office:value-type="float" office:value="0.08212479" calcext:value-type="float">
            <text:p>0.08212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7373" calcext:value-type="float">
            <text:p>31.77373</text:p>
          </table:table-cell>
          <table:table-cell office:value-type="float" office:value="34.01933" calcext:value-type="float">
            <text:p>34.0193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1" calcext:value-type="float">
            <text:p>5062001</text:p>
          </table:table-cell>
          <table:table-cell office:value-type="float" office:value="2.858437" calcext:value-type="float">
            <text:p>2.858437</text:p>
          </table:table-cell>
          <table:table-cell office:value-type="float" office:value="130.0325" calcext:value-type="float">
            <text:p>130.03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20747" calcext:value-type="float">
            <text:p>26.20747</text:p>
          </table:table-cell>
          <table:table-cell office:value-type="float" office:value="0.000003297202" calcext:value-type="float">
            <text:p>3.297202E-06</text:p>
          </table:table-cell>
          <table:table-cell office:value-type="float" office:value="0.001882926" calcext:value-type="float">
            <text:p>0.001882926</text:p>
          </table:table-cell>
          <table:table-cell office:value-type="float" office:value="0.02289941" calcext:value-type="float">
            <text:p>0.02289941</text:p>
          </table:table-cell>
          <table:table-cell office:value-type="float" office:value="1668.713" calcext:value-type="float">
            <text:p>1668.713</text:p>
          </table:table-cell>
          <table:table-cell office:value-type="float" office:value="0.7665299" calcext:value-type="float">
            <text:p>0.7665299</text:p>
          </table:table-cell>
          <table:table-cell office:value-type="float" office:value="0" calcext:value-type="float">
            <text:p>0</text:p>
          </table:table-cell>
          <table:table-cell office:value-type="float" office:value="0.6488949" calcext:value-type="float">
            <text:p>0.6488949</text:p>
          </table:table-cell>
          <table:table-cell office:value-type="float" office:value="0.6943243" calcext:value-type="float">
            <text:p>0.6943243</text:p>
          </table:table-cell>
          <table:table-cell office:value-type="float" office:value="0.08227473" calcext:value-type="float">
            <text:p>0.08227473</text:p>
          </table:table-cell>
          <table:table-cell office:value-type="float" office:value="0.08198674" calcext:value-type="float">
            <text:p>0.08198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1254" calcext:value-type="float">
            <text:p>31.81254</text:p>
          </table:table-cell>
          <table:table-cell office:value-type="float" office:value="34.05643" calcext:value-type="float">
            <text:p>34.0564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1" calcext:value-type="float">
            <text:p>6062001</text:p>
          </table:table-cell>
          <table:table-cell office:value-type="float" office:value="2.853919" calcext:value-type="float">
            <text:p>2.853919</text:p>
          </table:table-cell>
          <table:table-cell office:value-type="float" office:value="130.0275" calcext:value-type="float">
            <text:p>130.02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18386" calcext:value-type="float">
            <text:p>26.18386</text:p>
          </table:table-cell>
          <table:table-cell office:value-type="float" office:value="0.000003297202" calcext:value-type="float">
            <text:p>3.297202E-06</text:p>
          </table:table-cell>
          <table:table-cell office:value-type="float" office:value="0.00189409" calcext:value-type="float">
            <text:p>0.00189409</text:p>
          </table:table-cell>
          <table:table-cell office:value-type="float" office:value="0.02309788" calcext:value-type="float">
            <text:p>0.02309788</text:p>
          </table:table-cell>
          <table:table-cell office:value-type="float" office:value="1668.745" calcext:value-type="float">
            <text:p>1668.745</text:p>
          </table:table-cell>
          <table:table-cell office:value-type="float" office:value="0.7779909" calcext:value-type="float">
            <text:p>0.7779909</text:p>
          </table:table-cell>
          <table:table-cell office:value-type="float" office:value="0" calcext:value-type="float">
            <text:p>0</text:p>
          </table:table-cell>
          <table:table-cell office:value-type="float" office:value="1.09801" calcext:value-type="float">
            <text:p>1.09801</text:p>
          </table:table-cell>
          <table:table-cell office:value-type="float" office:value="0.6752253" calcext:value-type="float">
            <text:p>0.6752253</text:p>
          </table:table-cell>
          <table:table-cell office:value-type="float" office:value="0.08206117" calcext:value-type="float">
            <text:p>0.08206117</text:p>
          </table:table-cell>
          <table:table-cell office:value-type="float" office:value="0.08184887" calcext:value-type="float">
            <text:p>0.08184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6463" calcext:value-type="float">
            <text:p>31.86463</text:p>
          </table:table-cell>
          <table:table-cell office:value-type="float" office:value="34.09895" calcext:value-type="float">
            <text:p>34.0989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1" calcext:value-type="float">
            <text:p>7062001</text:p>
          </table:table-cell>
          <table:table-cell office:value-type="float" office:value="2.847257" calcext:value-type="float">
            <text:p>2.847257</text:p>
          </table:table-cell>
          <table:table-cell office:value-type="float" office:value="130.0219" calcext:value-type="float">
            <text:p>130.021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16117" calcext:value-type="float">
            <text:p>26.16117</text:p>
          </table:table-cell>
          <table:table-cell office:value-type="float" office:value="0.000003297202" calcext:value-type="float">
            <text:p>3.297202E-06</text:p>
          </table:table-cell>
          <table:table-cell office:value-type="float" office:value="0.001901268" calcext:value-type="float">
            <text:p>0.001901268</text:p>
          </table:table-cell>
          <table:table-cell office:value-type="float" office:value="0.02318121" calcext:value-type="float">
            <text:p>0.02318121</text:p>
          </table:table-cell>
          <table:table-cell office:value-type="float" office:value="1668.777" calcext:value-type="float">
            <text:p>1668.777</text:p>
          </table:table-cell>
          <table:table-cell office:value-type="float" office:value="0.7912944" calcext:value-type="float">
            <text:p>0.7912944</text:p>
          </table:table-cell>
          <table:table-cell office:value-type="float" office:value="0" calcext:value-type="float">
            <text:p>0</text:p>
          </table:table-cell>
          <table:table-cell office:value-type="float" office:value="1.205397" calcext:value-type="float">
            <text:p>1.205397</text:p>
          </table:table-cell>
          <table:table-cell office:value-type="float" office:value="0.7110183" calcext:value-type="float">
            <text:p>0.7110183</text:p>
          </table:table-cell>
          <table:table-cell office:value-type="float" office:value="0.08185307" calcext:value-type="float">
            <text:p>0.08185307</text:p>
          </table:table-cell>
          <table:table-cell office:value-type="float" office:value="0.08171131" calcext:value-type="float">
            <text:p>0.08171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2287" calcext:value-type="float">
            <text:p>31.92287</text:p>
          </table:table-cell>
          <table:table-cell office:value-type="float" office:value="34.14904" calcext:value-type="float">
            <text:p>34.149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1" calcext:value-type="float">
            <text:p>8062001</text:p>
          </table:table-cell>
          <table:table-cell office:value-type="float" office:value="2.839368" calcext:value-type="float">
            <text:p>2.839368</text:p>
          </table:table-cell>
          <table:table-cell office:value-type="float" office:value="130.0156" calcext:value-type="float">
            <text:p>130.015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1398" calcext:value-type="float">
            <text:p>26.1398</text:p>
          </table:table-cell>
          <table:table-cell office:value-type="float" office:value="0.000003297202" calcext:value-type="float">
            <text:p>3.297202E-06</text:p>
          </table:table-cell>
          <table:table-cell office:value-type="float" office:value="0.001907664" calcext:value-type="float">
            <text:p>0.001907664</text:p>
          </table:table-cell>
          <table:table-cell office:value-type="float" office:value="0.02322706" calcext:value-type="float">
            <text:p>0.02322706</text:p>
          </table:table-cell>
          <table:table-cell office:value-type="float" office:value="1668.809" calcext:value-type="float">
            <text:p>1668.809</text:p>
          </table:table-cell>
          <table:table-cell office:value-type="float" office:value="0.8071679" calcext:value-type="float">
            <text:p>0.8071679</text:p>
          </table:table-cell>
          <table:table-cell office:value-type="float" office:value="0" calcext:value-type="float">
            <text:p>0</text:p>
          </table:table-cell>
          <table:table-cell office:value-type="float" office:value="1.048715" calcext:value-type="float">
            <text:p>1.048715</text:p>
          </table:table-cell>
          <table:table-cell office:value-type="float" office:value="0.7449781" calcext:value-type="float">
            <text:p>0.7449781</text:p>
          </table:table-cell>
          <table:table-cell office:value-type="float" office:value="0.08168211" calcext:value-type="float">
            <text:p>0.08168211</text:p>
          </table:table-cell>
          <table:table-cell office:value-type="float" office:value="0.0815739" calcext:value-type="float">
            <text:p>0.0815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7647" calcext:value-type="float">
            <text:p>31.97647</text:p>
          </table:table-cell>
          <table:table-cell office:value-type="float" office:value="34.21049" calcext:value-type="float">
            <text:p>34.210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1" calcext:value-type="float">
            <text:p>9062001</text:p>
          </table:table-cell>
          <table:table-cell office:value-type="float" office:value="2.83022" calcext:value-type="float">
            <text:p>2.83022</text:p>
          </table:table-cell>
          <table:table-cell office:value-type="float" office:value="130.0091" calcext:value-type="float">
            <text:p>130.009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11961" calcext:value-type="float">
            <text:p>26.11961</text:p>
          </table:table-cell>
          <table:table-cell office:value-type="float" office:value="0.000003297202" calcext:value-type="float">
            <text:p>3.297202E-06</text:p>
          </table:table-cell>
          <table:table-cell office:value-type="float" office:value="0.001912972" calcext:value-type="float">
            <text:p>0.001912972</text:p>
          </table:table-cell>
          <table:table-cell office:value-type="float" office:value="0.02325116" calcext:value-type="float">
            <text:p>0.02325116</text:p>
          </table:table-cell>
          <table:table-cell office:value-type="float" office:value="1668.842" calcext:value-type="float">
            <text:p>1668.842</text:p>
          </table:table-cell>
          <table:table-cell office:value-type="float" office:value="0.8241392" calcext:value-type="float">
            <text:p>0.8241392</text:p>
          </table:table-cell>
          <table:table-cell office:value-type="float" office:value="0" calcext:value-type="float">
            <text:p>0</text:p>
          </table:table-cell>
          <table:table-cell office:value-type="float" office:value="0.9327666" calcext:value-type="float">
            <text:p>0.9327666</text:p>
          </table:table-cell>
          <table:table-cell office:value-type="float" office:value="0.7905617" calcext:value-type="float">
            <text:p>0.7905617</text:p>
          </table:table-cell>
          <table:table-cell office:value-type="float" office:value="0.08152945" calcext:value-type="float">
            <text:p>0.08152945</text:p>
          </table:table-cell>
          <table:table-cell office:value-type="float" office:value="0.08143679" calcext:value-type="float">
            <text:p>0.08143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2405" calcext:value-type="float">
            <text:p>32.02405</text:p>
          </table:table-cell>
          <table:table-cell office:value-type="float" office:value="34.28273" calcext:value-type="float">
            <text:p>34.2827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1" calcext:value-type="float">
            <text:p>10062001</text:p>
          </table:table-cell>
          <table:table-cell office:value-type="float" office:value="2.819983" calcext:value-type="float">
            <text:p>2.819983</text:p>
          </table:table-cell>
          <table:table-cell office:value-type="float" office:value="130.002" calcext:value-type="float">
            <text:p>130.00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10057" calcext:value-type="float">
            <text:p>26.10057</text:p>
          </table:table-cell>
          <table:table-cell office:value-type="float" office:value="0.000003297202" calcext:value-type="float">
            <text:p>3.297202E-06</text:p>
          </table:table-cell>
          <table:table-cell office:value-type="float" office:value="0.001917859" calcext:value-type="float">
            <text:p>0.001917859</text:p>
          </table:table-cell>
          <table:table-cell office:value-type="float" office:value="0.023262" calcext:value-type="float">
            <text:p>0.023262</text:p>
          </table:table-cell>
          <table:table-cell office:value-type="float" office:value="1668.875" calcext:value-type="float">
            <text:p>1668.875</text:p>
          </table:table-cell>
          <table:table-cell office:value-type="float" office:value="0.8426835" calcext:value-type="float">
            <text:p>0.8426835</text:p>
          </table:table-cell>
          <table:table-cell office:value-type="float" office:value="0" calcext:value-type="float">
            <text:p>0</text:p>
          </table:table-cell>
          <table:table-cell office:value-type="float" office:value="0.8220023" calcext:value-type="float">
            <text:p>0.8220023</text:p>
          </table:table-cell>
          <table:table-cell office:value-type="float" office:value="0.8121631" calcext:value-type="float">
            <text:p>0.8121631</text:p>
          </table:table-cell>
          <table:table-cell office:value-type="float" office:value="0.08138376" calcext:value-type="float">
            <text:p>0.08138376</text:p>
          </table:table-cell>
          <table:table-cell office:value-type="float" office:value="0.08129996" calcext:value-type="float">
            <text:p>0.0812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6727" calcext:value-type="float">
            <text:p>32.06727</text:p>
          </table:table-cell>
          <table:table-cell office:value-type="float" office:value="34.36466" calcext:value-type="float">
            <text:p>34.3646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1" calcext:value-type="float">
            <text:p>11062001</text:p>
          </table:table-cell>
          <table:table-cell office:value-type="float" office:value="2.811942" calcext:value-type="float">
            <text:p>2.811942</text:p>
          </table:table-cell>
          <table:table-cell office:value-type="float" office:value="129.9955" calcext:value-type="float">
            <text:p>129.995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08141" calcext:value-type="float">
            <text:p>26.08141</text:p>
          </table:table-cell>
          <table:table-cell office:value-type="float" office:value="0.000003297202" calcext:value-type="float">
            <text:p>3.297202E-06</text:p>
          </table:table-cell>
          <table:table-cell office:value-type="float" office:value="0.001922435" calcext:value-type="float">
            <text:p>0.001922435</text:p>
          </table:table-cell>
          <table:table-cell office:value-type="float" office:value="0.02326247" calcext:value-type="float">
            <text:p>0.02326247</text:p>
          </table:table-cell>
          <table:table-cell office:value-type="float" office:value="1668.909" calcext:value-type="float">
            <text:p>1668.909</text:p>
          </table:table-cell>
          <table:table-cell office:value-type="float" office:value="0.8594635" calcext:value-type="float">
            <text:p>0.8594635</text:p>
          </table:table-cell>
          <table:table-cell office:value-type="float" office:value="0" calcext:value-type="float">
            <text:p>0</text:p>
          </table:table-cell>
          <table:table-cell office:value-type="float" office:value="0.6356843" calcext:value-type="float">
            <text:p>0.6356843</text:p>
          </table:table-cell>
          <table:table-cell office:value-type="float" office:value="0.7193268" calcext:value-type="float">
            <text:p>0.7193268</text:p>
          </table:table-cell>
          <table:table-cell office:value-type="float" office:value="0.08123518" calcext:value-type="float">
            <text:p>0.08123518</text:p>
          </table:table-cell>
          <table:table-cell office:value-type="float" office:value="0.08116332" calcext:value-type="float">
            <text:p>0.08116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9749" calcext:value-type="float">
            <text:p>32.09749</text:p>
          </table:table-cell>
          <table:table-cell office:value-type="float" office:value="34.43613" calcext:value-type="float">
            <text:p>34.436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1" calcext:value-type="float">
            <text:p>12062001</text:p>
          </table:table-cell>
          <table:table-cell office:value-type="float" office:value="2.803032" calcext:value-type="float">
            <text:p>2.803032</text:p>
          </table:table-cell>
          <table:table-cell office:value-type="float" office:value="129.9891" calcext:value-type="float">
            <text:p>129.989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06161" calcext:value-type="float">
            <text:p>26.06161</text:p>
          </table:table-cell>
          <table:table-cell office:value-type="float" office:value="0.000003297202" calcext:value-type="float">
            <text:p>3.297202E-06</text:p>
          </table:table-cell>
          <table:table-cell office:value-type="float" office:value="0.001926957" calcext:value-type="float">
            <text:p>0.001926957</text:p>
          </table:table-cell>
          <table:table-cell office:value-type="float" office:value="0.02326042" calcext:value-type="float">
            <text:p>0.02326042</text:p>
          </table:table-cell>
          <table:table-cell office:value-type="float" office:value="1668.942" calcext:value-type="float">
            <text:p>1668.942</text:p>
          </table:table-cell>
          <table:table-cell office:value-type="float" office:value="0.8759782" calcext:value-type="float">
            <text:p>0.8759782</text:p>
          </table:table-cell>
          <table:table-cell office:value-type="float" office:value="0" calcext:value-type="float">
            <text:p>0</text:p>
          </table:table-cell>
          <table:table-cell office:value-type="float" office:value="0.6388636" calcext:value-type="float">
            <text:p>0.6388636</text:p>
          </table:table-cell>
          <table:table-cell office:value-type="float" office:value="0.7372038" calcext:value-type="float">
            <text:p>0.7372038</text:p>
          </table:table-cell>
          <table:table-cell office:value-type="float" office:value="0.08109552" calcext:value-type="float">
            <text:p>0.08109552</text:p>
          </table:table-cell>
          <table:table-cell office:value-type="float" office:value="0.08102687" calcext:value-type="float">
            <text:p>0.08102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12616" calcext:value-type="float">
            <text:p>32.12616</text:p>
          </table:table-cell>
          <table:table-cell office:value-type="float" office:value="34.50077" calcext:value-type="float">
            <text:p>34.5007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1" calcext:value-type="float">
            <text:p>13062001</text:p>
          </table:table-cell>
          <table:table-cell office:value-type="float" office:value="2.79093" calcext:value-type="float">
            <text:p>2.79093</text:p>
          </table:table-cell>
          <table:table-cell office:value-type="float" office:value="129.9819" calcext:value-type="float">
            <text:p>129.981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04318" calcext:value-type="float">
            <text:p>26.04318</text:p>
          </table:table-cell>
          <table:table-cell office:value-type="float" office:value="0.000003297202" calcext:value-type="float">
            <text:p>3.297202E-06</text:p>
          </table:table-cell>
          <table:table-cell office:value-type="float" office:value="0.001931488" calcext:value-type="float">
            <text:p>0.001931488</text:p>
          </table:table-cell>
          <table:table-cell office:value-type="float" office:value="0.02325622" calcext:value-type="float">
            <text:p>0.02325622</text:p>
          </table:table-cell>
          <table:table-cell office:value-type="float" office:value="1668.975" calcext:value-type="float">
            <text:p>1668.975</text:p>
          </table:table-cell>
          <table:table-cell office:value-type="float" office:value="0.8932427" calcext:value-type="float">
            <text:p>0.8932427</text:p>
          </table:table-cell>
          <table:table-cell office:value-type="float" office:value="0" calcext:value-type="float">
            <text:p>0</text:p>
          </table:table-cell>
          <table:table-cell office:value-type="float" office:value="0.6956814" calcext:value-type="float">
            <text:p>0.6956814</text:p>
          </table:table-cell>
          <table:table-cell office:value-type="float" office:value="0.8568549" calcext:value-type="float">
            <text:p>0.8568549</text:p>
          </table:table-cell>
          <table:table-cell office:value-type="float" office:value="0.08096308" calcext:value-type="float">
            <text:p>0.08096308</text:p>
          </table:table-cell>
          <table:table-cell office:value-type="float" office:value="0.08089074" calcext:value-type="float">
            <text:p>0.08089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16033" calcext:value-type="float">
            <text:p>32.16033</text:p>
          </table:table-cell>
          <table:table-cell office:value-type="float" office:value="34.5857" calcext:value-type="float">
            <text:p>34.585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1" calcext:value-type="float">
            <text:p>14062001</text:p>
          </table:table-cell>
          <table:table-cell office:value-type="float" office:value="2.775654" calcext:value-type="float">
            <text:p>2.775654</text:p>
          </table:table-cell>
          <table:table-cell office:value-type="float" office:value="129.9738" calcext:value-type="float">
            <text:p>129.973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02707" calcext:value-type="float">
            <text:p>26.02707</text:p>
          </table:table-cell>
          <table:table-cell office:value-type="float" office:value="0.000003297202" calcext:value-type="float">
            <text:p>3.297202E-06</text:p>
          </table:table-cell>
          <table:table-cell office:value-type="float" office:value="0.001936022" calcext:value-type="float">
            <text:p>0.001936022</text:p>
          </table:table-cell>
          <table:table-cell office:value-type="float" office:value="0.02325055" calcext:value-type="float">
            <text:p>0.02325055</text:p>
          </table:table-cell>
          <table:table-cell office:value-type="float" office:value="1669.01" calcext:value-type="float">
            <text:p>1669.01</text:p>
          </table:table-cell>
          <table:table-cell office:value-type="float" office:value="0.9082952" calcext:value-type="float">
            <text:p>0.9082952</text:p>
          </table:table-cell>
          <table:table-cell office:value-type="float" office:value="0" calcext:value-type="float">
            <text:p>0</text:p>
          </table:table-cell>
          <table:table-cell office:value-type="float" office:value="0.716866" calcext:value-type="float">
            <text:p>0.716866</text:p>
          </table:table-cell>
          <table:table-cell office:value-type="float" office:value="1.005488" calcext:value-type="float">
            <text:p>1.005488</text:p>
          </table:table-cell>
          <table:table-cell office:value-type="float" office:value="0.08083002" calcext:value-type="float">
            <text:p>0.08083002</text:p>
          </table:table-cell>
          <table:table-cell office:value-type="float" office:value="0.08075464" calcext:value-type="float">
            <text:p>0.08075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19825" calcext:value-type="float">
            <text:p>32.19825</text:p>
          </table:table-cell>
          <table:table-cell office:value-type="float" office:value="34.70348" calcext:value-type="float">
            <text:p>34.7034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1" calcext:value-type="float">
            <text:p>15062001</text:p>
          </table:table-cell>
          <table:table-cell office:value-type="float" office:value="2.758494" calcext:value-type="float">
            <text:p>2.758494</text:p>
          </table:table-cell>
          <table:table-cell office:value-type="float" office:value="129.9648" calcext:value-type="float">
            <text:p>129.964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6.01313" calcext:value-type="float">
            <text:p>26.01313</text:p>
          </table:table-cell>
          <table:table-cell office:value-type="float" office:value="0.000003297202" calcext:value-type="float">
            <text:p>3.297202E-06</text:p>
          </table:table-cell>
          <table:table-cell office:value-type="float" office:value="0.001940562" calcext:value-type="float">
            <text:p>0.001940562</text:p>
          </table:table-cell>
          <table:table-cell office:value-type="float" office:value="0.02324367" calcext:value-type="float">
            <text:p>0.02324367</text:p>
          </table:table-cell>
          <table:table-cell office:value-type="float" office:value="1669.046" calcext:value-type="float">
            <text:p>1669.046</text:p>
          </table:table-cell>
          <table:table-cell office:value-type="float" office:value="0.9225048" calcext:value-type="float">
            <text:p>0.9225048</text:p>
          </table:table-cell>
          <table:table-cell office:value-type="float" office:value="0" calcext:value-type="float">
            <text:p>0</text:p>
          </table:table-cell>
          <table:table-cell office:value-type="float" office:value="0.698864" calcext:value-type="float">
            <text:p>0.698864</text:p>
          </table:table-cell>
          <table:table-cell office:value-type="float" office:value="1.059713" calcext:value-type="float">
            <text:p>1.059713</text:p>
          </table:table-cell>
          <table:table-cell office:value-type="float" office:value="0.08069573" calcext:value-type="float">
            <text:p>0.08069573</text:p>
          </table:table-cell>
          <table:table-cell office:value-type="float" office:value="0.080619" calcext:value-type="float">
            <text:p>0.080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23746" calcext:value-type="float">
            <text:p>32.23746</text:p>
          </table:table-cell>
          <table:table-cell office:value-type="float" office:value="34.84486" calcext:value-type="float">
            <text:p>34.8448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1" calcext:value-type="float">
            <text:p>16062001</text:p>
          </table:table-cell>
          <table:table-cell office:value-type="float" office:value="2.743376" calcext:value-type="float">
            <text:p>2.743376</text:p>
          </table:table-cell>
          <table:table-cell office:value-type="float" office:value="129.9557" calcext:value-type="float">
            <text:p>129.955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99976" calcext:value-type="float">
            <text:p>25.99976</text:p>
          </table:table-cell>
          <table:table-cell office:value-type="float" office:value="0.000003297202" calcext:value-type="float">
            <text:p>3.297202E-06</text:p>
          </table:table-cell>
          <table:table-cell office:value-type="float" office:value="0.001945095" calcext:value-type="float">
            <text:p>0.001945095</text:p>
          </table:table-cell>
          <table:table-cell office:value-type="float" office:value="0.02323622" calcext:value-type="float">
            <text:p>0.02323622</text:p>
          </table:table-cell>
          <table:table-cell office:value-type="float" office:value="1669.083" calcext:value-type="float">
            <text:p>1669.083</text:p>
          </table:table-cell>
          <table:table-cell office:value-type="float" office:value="0.941998" calcext:value-type="float">
            <text:p>0.941998</text:p>
          </table:table-cell>
          <table:table-cell office:value-type="float" office:value="0" calcext:value-type="float">
            <text:p>0</text:p>
          </table:table-cell>
          <table:table-cell office:value-type="float" office:value="0.5205687" calcext:value-type="float">
            <text:p>0.5205687</text:p>
          </table:table-cell>
          <table:table-cell office:value-type="float" office:value="0.9152083" calcext:value-type="float">
            <text:p>0.9152083</text:p>
          </table:table-cell>
          <table:table-cell office:value-type="float" office:value="0.08075839" calcext:value-type="float">
            <text:p>0.08075839</text:p>
          </table:table-cell>
          <table:table-cell office:value-type="float" office:value="0.0804834" calcext:value-type="float">
            <text:p>0.0804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26849" calcext:value-type="float">
            <text:p>32.26849</text:p>
          </table:table-cell>
          <table:table-cell office:value-type="float" office:value="34.97174" calcext:value-type="float">
            <text:p>34.9717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1" calcext:value-type="float">
            <text:p>17062001</text:p>
          </table:table-cell>
          <table:table-cell office:value-type="float" office:value="2.731902" calcext:value-type="float">
            <text:p>2.731902</text:p>
          </table:table-cell>
          <table:table-cell office:value-type="float" office:value="129.9479" calcext:value-type="float">
            <text:p>129.947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98445" calcext:value-type="float">
            <text:p>25.98445</text:p>
          </table:table-cell>
          <table:table-cell office:value-type="float" office:value="0.000003297202" calcext:value-type="float">
            <text:p>3.297202E-06</text:p>
          </table:table-cell>
          <table:table-cell office:value-type="float" office:value="0.001949614" calcext:value-type="float">
            <text:p>0.001949614</text:p>
          </table:table-cell>
          <table:table-cell office:value-type="float" office:value="0.02322946" calcext:value-type="float">
            <text:p>0.02322946</text:p>
          </table:table-cell>
          <table:table-cell office:value-type="float" office:value="1669.118" calcext:value-type="float">
            <text:p>1669.118</text:p>
          </table:table-cell>
          <table:table-cell office:value-type="float" office:value="0.9587989" calcext:value-type="float">
            <text:p>0.9587989</text:p>
          </table:table-cell>
          <table:table-cell office:value-type="float" office:value="0" calcext:value-type="float">
            <text:p>0</text:p>
          </table:table-cell>
          <table:table-cell office:value-type="float" office:value="1.126804" calcext:value-type="float">
            <text:p>1.126804</text:p>
          </table:table-cell>
          <table:table-cell office:value-type="float" office:value="0.8157345" calcext:value-type="float">
            <text:p>0.8157345</text:p>
          </table:table-cell>
          <table:table-cell office:value-type="float" office:value="0.08057326" calcext:value-type="float">
            <text:p>0.08057326</text:p>
          </table:table-cell>
          <table:table-cell office:value-type="float" office:value="0.08034816" calcext:value-type="float">
            <text:p>0.08034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32388" calcext:value-type="float">
            <text:p>32.32388</text:p>
          </table:table-cell>
          <table:table-cell office:value-type="float" office:value="35.05648" calcext:value-type="float">
            <text:p>35.0564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1" calcext:value-type="float">
            <text:p>18062001</text:p>
          </table:table-cell>
          <table:table-cell office:value-type="float" office:value="2.718811" calcext:value-type="float">
            <text:p>2.718811</text:p>
          </table:table-cell>
          <table:table-cell office:value-type="float" office:value="129.9398" calcext:value-type="float">
            <text:p>129.939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96841" calcext:value-type="float">
            <text:p>25.96841</text:p>
          </table:table-cell>
          <table:table-cell office:value-type="float" office:value="0.000003297202" calcext:value-type="float">
            <text:p>3.297202E-06</text:p>
          </table:table-cell>
          <table:table-cell office:value-type="float" office:value="0.001953962" calcext:value-type="float">
            <text:p>0.001953962</text:p>
          </table:table-cell>
          <table:table-cell office:value-type="float" office:value="0.02321735" calcext:value-type="float">
            <text:p>0.02321735</text:p>
          </table:table-cell>
          <table:table-cell office:value-type="float" office:value="1669.153" calcext:value-type="float">
            <text:p>1669.153</text:p>
          </table:table-cell>
          <table:table-cell office:value-type="float" office:value="0.9726579" calcext:value-type="float">
            <text:p>0.9726579</text:p>
          </table:table-cell>
          <table:table-cell office:value-type="float" office:value="0" calcext:value-type="float">
            <text:p>0</text:p>
          </table:table-cell>
          <table:table-cell office:value-type="float" office:value="0.802488" calcext:value-type="float">
            <text:p>0.802488</text:p>
          </table:table-cell>
          <table:table-cell office:value-type="float" office:value="0.8404062" calcext:value-type="float">
            <text:p>0.8404062</text:p>
          </table:table-cell>
          <table:table-cell office:value-type="float" office:value="0.08033774" calcext:value-type="float">
            <text:p>0.08033774</text:p>
          </table:table-cell>
          <table:table-cell office:value-type="float" office:value="0.08021313" calcext:value-type="float">
            <text:p>0.08021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37131" calcext:value-type="float">
            <text:p>32.37131</text:p>
          </table:table-cell>
          <table:table-cell office:value-type="float" office:value="35.14351" calcext:value-type="float">
            <text:p>35.1435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1" calcext:value-type="float">
            <text:p>19062001</text:p>
          </table:table-cell>
          <table:table-cell office:value-type="float" office:value="2.703086" calcext:value-type="float">
            <text:p>2.703086</text:p>
          </table:table-cell>
          <table:table-cell office:value-type="float" office:value="129.9312" calcext:value-type="float">
            <text:p>129.931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95344" calcext:value-type="float">
            <text:p>25.95344</text:p>
          </table:table-cell>
          <table:table-cell office:value-type="float" office:value="0.000003297202" calcext:value-type="float">
            <text:p>3.297202E-06</text:p>
          </table:table-cell>
          <table:table-cell office:value-type="float" office:value="0.001958172" calcext:value-type="float">
            <text:p>0.001958172</text:p>
          </table:table-cell>
          <table:table-cell office:value-type="float" office:value="0.02320041" calcext:value-type="float">
            <text:p>0.02320041</text:p>
          </table:table-cell>
          <table:table-cell office:value-type="float" office:value="1669.189" calcext:value-type="float">
            <text:p>1669.189</text:p>
          </table:table-cell>
          <table:table-cell office:value-type="float" office:value="0.9833859" calcext:value-type="float">
            <text:p>0.9833859</text:p>
          </table:table-cell>
          <table:table-cell office:value-type="float" office:value="0" calcext:value-type="float">
            <text:p>0</text:p>
          </table:table-cell>
          <table:table-cell office:value-type="float" office:value="0.7134232" calcext:value-type="float">
            <text:p>0.7134232</text:p>
          </table:table-cell>
          <table:table-cell office:value-type="float" office:value="0.9502898" calcext:value-type="float">
            <text:p>0.9502898</text:p>
          </table:table-cell>
          <table:table-cell office:value-type="float" office:value="0.08016264" calcext:value-type="float">
            <text:p>0.08016264</text:p>
          </table:table-cell>
          <table:table-cell office:value-type="float" office:value="0.08007839" calcext:value-type="float">
            <text:p>0.08007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0936" calcext:value-type="float">
            <text:p>32.40936</text:p>
          </table:table-cell>
          <table:table-cell office:value-type="float" office:value="35.25017" calcext:value-type="float">
            <text:p>35.2501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1" calcext:value-type="float">
            <text:p>20062001</text:p>
          </table:table-cell>
          <table:table-cell office:value-type="float" office:value="2.690452" calcext:value-type="float">
            <text:p>2.690452</text:p>
          </table:table-cell>
          <table:table-cell office:value-type="float" office:value="129.9225" calcext:value-type="float">
            <text:p>129.92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93873" calcext:value-type="float">
            <text:p>25.93873</text:p>
          </table:table-cell>
          <table:table-cell office:value-type="float" office:value="0.000003297202" calcext:value-type="float">
            <text:p>3.297202E-06</text:p>
          </table:table-cell>
          <table:table-cell office:value-type="float" office:value="0.001962348" calcext:value-type="float">
            <text:p>0.001962348</text:p>
          </table:table-cell>
          <table:table-cell office:value-type="float" office:value="0.0231819" calcext:value-type="float">
            <text:p>0.0231819</text:p>
          </table:table-cell>
          <table:table-cell office:value-type="float" office:value="1669.224" calcext:value-type="float">
            <text:p>1669.224</text:p>
          </table:table-cell>
          <table:table-cell office:value-type="float" office:value="0.9977744" calcext:value-type="float">
            <text:p>0.9977744</text:p>
          </table:table-cell>
          <table:table-cell office:value-type="float" office:value="0" calcext:value-type="float">
            <text:p>0</text:p>
          </table:table-cell>
          <table:table-cell office:value-type="float" office:value="0.6004179" calcext:value-type="float">
            <text:p>0.6004179</text:p>
          </table:table-cell>
          <table:table-cell office:value-type="float" office:value="0.8051236" calcext:value-type="float">
            <text:p>0.8051236</text:p>
          </table:table-cell>
          <table:table-cell office:value-type="float" office:value="0.08001266" calcext:value-type="float">
            <text:p>0.08001266</text:p>
          </table:table-cell>
          <table:table-cell office:value-type="float" office:value="0.07994384" calcext:value-type="float">
            <text:p>0.07994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4122" calcext:value-type="float">
            <text:p>32.44122</text:p>
          </table:table-cell>
          <table:table-cell office:value-type="float" office:value="35.34671" calcext:value-type="float">
            <text:p>35.346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1" calcext:value-type="float">
            <text:p>21062001</text:p>
          </table:table-cell>
          <table:table-cell office:value-type="float" office:value="2.675881" calcext:value-type="float">
            <text:p>2.675881</text:p>
          </table:table-cell>
          <table:table-cell office:value-type="float" office:value="129.9139" calcext:value-type="float">
            <text:p>129.913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92367" calcext:value-type="float">
            <text:p>25.92367</text:p>
          </table:table-cell>
          <table:table-cell office:value-type="float" office:value="0.000003297202" calcext:value-type="float">
            <text:p>3.297202E-06</text:p>
          </table:table-cell>
          <table:table-cell office:value-type="float" office:value="0.00196653" calcext:value-type="float">
            <text:p>0.00196653</text:p>
          </table:table-cell>
          <table:table-cell office:value-type="float" office:value="0.0231631" calcext:value-type="float">
            <text:p>0.0231631</text:p>
          </table:table-cell>
          <table:table-cell office:value-type="float" office:value="1669.26" calcext:value-type="float">
            <text:p>1669.26</text:p>
          </table:table-cell>
          <table:table-cell office:value-type="float" office:value="1.007767" calcext:value-type="float">
            <text:p>1.007767</text:p>
          </table:table-cell>
          <table:table-cell office:value-type="float" office:value="0" calcext:value-type="float">
            <text:p>0</text:p>
          </table:table-cell>
          <table:table-cell office:value-type="float" office:value="0.5163571" calcext:value-type="float">
            <text:p>0.5163571</text:p>
          </table:table-cell>
          <table:table-cell office:value-type="float" office:value="0.8905219" calcext:value-type="float">
            <text:p>0.8905219</text:p>
          </table:table-cell>
          <table:table-cell office:value-type="float" office:value="0.07991406" calcext:value-type="float">
            <text:p>0.07991406</text:p>
          </table:table-cell>
          <table:table-cell office:value-type="float" office:value="0.07980958" calcext:value-type="float">
            <text:p>0.07980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7128" calcext:value-type="float">
            <text:p>32.47128</text:p>
          </table:table-cell>
          <table:table-cell office:value-type="float" office:value="35.44163" calcext:value-type="float">
            <text:p>35.4416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1" calcext:value-type="float">
            <text:p>22062001</text:p>
          </table:table-cell>
          <table:table-cell office:value-type="float" office:value="2.657143" calcext:value-type="float">
            <text:p>2.657143</text:p>
          </table:table-cell>
          <table:table-cell office:value-type="float" office:value="129.9089" calcext:value-type="float">
            <text:p>129.908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90733" calcext:value-type="float">
            <text:p>25.90733</text:p>
          </table:table-cell>
          <table:table-cell office:value-type="float" office:value="0.000003311274" calcext:value-type="float">
            <text:p>3.311274E-06</text:p>
          </table:table-cell>
          <table:table-cell office:value-type="float" office:value="0.002266241" calcext:value-type="float">
            <text:p>0.002266241</text:p>
          </table:table-cell>
          <table:table-cell office:value-type="float" office:value="0.02469523" calcext:value-type="float">
            <text:p>0.02469523</text:p>
          </table:table-cell>
          <table:table-cell office:value-type="float" office:value="1669.295" calcext:value-type="float">
            <text:p>1669.295</text:p>
          </table:table-cell>
          <table:table-cell office:value-type="float" office:value="0.9952602" calcext:value-type="float">
            <text:p>0.9952602</text:p>
          </table:table-cell>
          <table:table-cell office:value-type="float" office:value="0" calcext:value-type="float">
            <text:p>0</text:p>
          </table:table-cell>
          <table:table-cell office:value-type="float" office:value="0.4627517" calcext:value-type="float">
            <text:p>0.4627517</text:p>
          </table:table-cell>
          <table:table-cell office:value-type="float" office:value="0.6751603" calcext:value-type="float">
            <text:p>0.6751603</text:p>
          </table:table-cell>
          <table:table-cell office:value-type="float" office:value="0.0799577" calcext:value-type="float">
            <text:p>0.0799577</text:p>
          </table:table-cell>
          <table:table-cell office:value-type="float" office:value="0.07967544" calcext:value-type="float">
            <text:p>0.07967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5517" calcext:value-type="float">
            <text:p>32.45517</text:p>
          </table:table-cell>
          <table:table-cell office:value-type="float" office:value="35.46254" calcext:value-type="float">
            <text:p>35.4625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1" calcext:value-type="float">
            <text:p>23062001</text:p>
          </table:table-cell>
          <table:table-cell office:value-type="float" office:value="2.647284" calcext:value-type="float">
            <text:p>2.647284</text:p>
          </table:table-cell>
          <table:table-cell office:value-type="float" office:value="129.903" calcext:value-type="float">
            <text:p>129.90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89066" calcext:value-type="float">
            <text:p>25.89066</text:p>
          </table:table-cell>
          <table:table-cell office:value-type="float" office:value="0.000003311274" calcext:value-type="float">
            <text:p>3.311274E-06</text:p>
          </table:table-cell>
          <table:table-cell office:value-type="float" office:value="0.002481466" calcext:value-type="float">
            <text:p>0.002481466</text:p>
          </table:table-cell>
          <table:table-cell office:value-type="float" office:value="0.02651984" calcext:value-type="float">
            <text:p>0.02651984</text:p>
          </table:table-cell>
          <table:table-cell office:value-type="float" office:value="1669.331" calcext:value-type="float">
            <text:p>1669.331</text:p>
          </table:table-cell>
          <table:table-cell office:value-type="float" office:value="1.004287" calcext:value-type="float">
            <text:p>1.004287</text:p>
          </table:table-cell>
          <table:table-cell office:value-type="float" office:value="0" calcext:value-type="float">
            <text:p>0</text:p>
          </table:table-cell>
          <table:table-cell office:value-type="float" office:value="0.515149" calcext:value-type="float">
            <text:p>0.515149</text:p>
          </table:table-cell>
          <table:table-cell office:value-type="float" office:value="0.7070944" calcext:value-type="float">
            <text:p>0.7070944</text:p>
          </table:table-cell>
          <table:table-cell office:value-type="float" office:value="0.07987165" calcext:value-type="float">
            <text:p>0.07987165</text:p>
          </table:table-cell>
          <table:table-cell office:value-type="float" office:value="0.07954154" calcext:value-type="float">
            <text:p>0.07954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8141" calcext:value-type="float">
            <text:p>32.48141</text:p>
          </table:table-cell>
          <table:table-cell office:value-type="float" office:value="35.5098" calcext:value-type="float">
            <text:p>35.509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1" calcext:value-type="float">
            <text:p>24062001</text:p>
          </table:table-cell>
          <table:table-cell office:value-type="float" office:value="2.638788" calcext:value-type="float">
            <text:p>2.638788</text:p>
          </table:table-cell>
          <table:table-cell office:value-type="float" office:value="129.8962" calcext:value-type="float">
            <text:p>129.896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87167" calcext:value-type="float">
            <text:p>25.87167</text:p>
          </table:table-cell>
          <table:table-cell office:value-type="float" office:value="0.000003311274" calcext:value-type="float">
            <text:p>3.311274E-06</text:p>
          </table:table-cell>
          <table:table-cell office:value-type="float" office:value="0.002580991" calcext:value-type="float">
            <text:p>0.002580991</text:p>
          </table:table-cell>
          <table:table-cell office:value-type="float" office:value="0.02785518" calcext:value-type="float">
            <text:p>0.02785518</text:p>
          </table:table-cell>
          <table:table-cell office:value-type="float" office:value="1669.365" calcext:value-type="float">
            <text:p>1669.365</text:p>
          </table:table-cell>
          <table:table-cell office:value-type="float" office:value="1.013775" calcext:value-type="float">
            <text:p>1.013775</text:p>
          </table:table-cell>
          <table:table-cell office:value-type="float" office:value="0" calcext:value-type="float">
            <text:p>0</text:p>
          </table:table-cell>
          <table:table-cell office:value-type="float" office:value="0.7427326" calcext:value-type="float">
            <text:p>0.7427326</text:p>
          </table:table-cell>
          <table:table-cell office:value-type="float" office:value="0.7660238" calcext:value-type="float">
            <text:p>0.7660238</text:p>
          </table:table-cell>
          <table:table-cell office:value-type="float" office:value="0.07975525" calcext:value-type="float">
            <text:p>0.07975525</text:p>
          </table:table-cell>
          <table:table-cell office:value-type="float" office:value="0.07940795" calcext:value-type="float">
            <text:p>0.07940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2818" calcext:value-type="float">
            <text:p>32.52818</text:p>
          </table:table-cell>
          <table:table-cell office:value-type="float" office:value="35.56392" calcext:value-type="float">
            <text:p>35.5639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1" calcext:value-type="float">
            <text:p>25062001</text:p>
          </table:table-cell>
          <table:table-cell office:value-type="float" office:value="2.627057" calcext:value-type="float">
            <text:p>2.627057</text:p>
          </table:table-cell>
          <table:table-cell office:value-type="float" office:value="129.8884" calcext:value-type="float">
            <text:p>129.888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8536" calcext:value-type="float">
            <text:p>25.8536</text:p>
          </table:table-cell>
          <table:table-cell office:value-type="float" office:value="0.000003311274" calcext:value-type="float">
            <text:p>3.311274E-06</text:p>
          </table:table-cell>
          <table:table-cell office:value-type="float" office:value="0.002671301" calcext:value-type="float">
            <text:p>0.002671301</text:p>
          </table:table-cell>
          <table:table-cell office:value-type="float" office:value="0.02880672" calcext:value-type="float">
            <text:p>0.02880672</text:p>
          </table:table-cell>
          <table:table-cell office:value-type="float" office:value="1669.399" calcext:value-type="float">
            <text:p>1669.399</text:p>
          </table:table-cell>
          <table:table-cell office:value-type="float" office:value="1.021765" calcext:value-type="float">
            <text:p>1.021765</text:p>
          </table:table-cell>
          <table:table-cell office:value-type="float" office:value="0" calcext:value-type="float">
            <text:p>0</text:p>
          </table:table-cell>
          <table:table-cell office:value-type="float" office:value="1.07952" calcext:value-type="float">
            <text:p>1.07952</text:p>
          </table:table-cell>
          <table:table-cell office:value-type="float" office:value="0.8552015" calcext:value-type="float">
            <text:p>0.8552015</text:p>
          </table:table-cell>
          <table:table-cell office:value-type="float" office:value="0.07949027" calcext:value-type="float">
            <text:p>0.07949027</text:p>
          </table:table-cell>
          <table:table-cell office:value-type="float" office:value="0.07927454" calcext:value-type="float">
            <text:p>0.07927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8871" calcext:value-type="float">
            <text:p>32.58871</text:p>
          </table:table-cell>
          <table:table-cell office:value-type="float" office:value="35.64179" calcext:value-type="float">
            <text:p>35.6417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1" calcext:value-type="float">
            <text:p>26062001</text:p>
          </table:table-cell>
          <table:table-cell office:value-type="float" office:value="2.611391" calcext:value-type="float">
            <text:p>2.611391</text:p>
          </table:table-cell>
          <table:table-cell office:value-type="float" office:value="129.8789" calcext:value-type="float">
            <text:p>129.878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83835" calcext:value-type="float">
            <text:p>25.83835</text:p>
          </table:table-cell>
          <table:table-cell office:value-type="float" office:value="0.000003311274" calcext:value-type="float">
            <text:p>3.311274E-06</text:p>
          </table:table-cell>
          <table:table-cell office:value-type="float" office:value="0.002745835" calcext:value-type="float">
            <text:p>0.002745835</text:p>
          </table:table-cell>
          <table:table-cell office:value-type="float" office:value="0.02949436" calcext:value-type="float">
            <text:p>0.02949436</text:p>
          </table:table-cell>
          <table:table-cell office:value-type="float" office:value="1669.432" calcext:value-type="float">
            <text:p>1669.432</text:p>
          </table:table-cell>
          <table:table-cell office:value-type="float" office:value="1.026615" calcext:value-type="float">
            <text:p>1.026615</text:p>
          </table:table-cell>
          <table:table-cell office:value-type="float" office:value="0" calcext:value-type="float">
            <text:p>0</text:p>
          </table:table-cell>
          <table:table-cell office:value-type="float" office:value="0.8967224" calcext:value-type="float">
            <text:p>0.8967224</text:p>
          </table:table-cell>
          <table:table-cell office:value-type="float" office:value="0.9958501" calcext:value-type="float">
            <text:p>0.9958501</text:p>
          </table:table-cell>
          <table:table-cell office:value-type="float" office:value="0.07927648" calcext:value-type="float">
            <text:p>0.07927648</text:p>
          </table:table-cell>
          <table:table-cell office:value-type="float" office:value="0.07914136" calcext:value-type="float">
            <text:p>0.07914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3999" calcext:value-type="float">
            <text:p>32.63999</text:p>
          </table:table-cell>
          <table:table-cell office:value-type="float" office:value="35.75578" calcext:value-type="float">
            <text:p>35.7557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1" calcext:value-type="float">
            <text:p>27062001</text:p>
          </table:table-cell>
          <table:table-cell office:value-type="float" office:value="2.594192" calcext:value-type="float">
            <text:p>2.594192</text:p>
          </table:table-cell>
          <table:table-cell office:value-type="float" office:value="129.8681" calcext:value-type="float">
            <text:p>129.868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8257" calcext:value-type="float">
            <text:p>25.8257</text:p>
          </table:table-cell>
          <table:table-cell office:value-type="float" office:value="0.000003311274" calcext:value-type="float">
            <text:p>3.311274E-06</text:p>
          </table:table-cell>
          <table:table-cell office:value-type="float" office:value="0.002795392" calcext:value-type="float">
            <text:p>0.002795392</text:p>
          </table:table-cell>
          <table:table-cell office:value-type="float" office:value="0.02994604" calcext:value-type="float">
            <text:p>0.02994604</text:p>
          </table:table-cell>
          <table:table-cell office:value-type="float" office:value="1669.467" calcext:value-type="float">
            <text:p>1669.467</text:p>
          </table:table-cell>
          <table:table-cell office:value-type="float" office:value="1.029925" calcext:value-type="float">
            <text:p>1.029925</text:p>
          </table:table-cell>
          <table:table-cell office:value-type="float" office:value="0" calcext:value-type="float">
            <text:p>0</text:p>
          </table:table-cell>
          <table:table-cell office:value-type="float" office:value="0.7798886" calcext:value-type="float">
            <text:p>0.7798886</text:p>
          </table:table-cell>
          <table:table-cell office:value-type="float" office:value="1.012242" calcext:value-type="float">
            <text:p>1.012242</text:p>
          </table:table-cell>
          <table:table-cell office:value-type="float" office:value="0.07911704" calcext:value-type="float">
            <text:p>0.07911704</text:p>
          </table:table-cell>
          <table:table-cell office:value-type="float" office:value="0.07900847" calcext:value-type="float">
            <text:p>0.07900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8513" calcext:value-type="float">
            <text:p>32.68513</text:p>
          </table:table-cell>
          <table:table-cell office:value-type="float" office:value="35.88926" calcext:value-type="float">
            <text:p>35.8892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1" calcext:value-type="float">
            <text:p>28062001</text:p>
          </table:table-cell>
          <table:table-cell office:value-type="float" office:value="2.58032" calcext:value-type="float">
            <text:p>2.58032</text:p>
          </table:table-cell>
          <table:table-cell office:value-type="float" office:value="129.8573" calcext:value-type="float">
            <text:p>129.857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81344" calcext:value-type="float">
            <text:p>25.81344</text:p>
          </table:table-cell>
          <table:table-cell office:value-type="float" office:value="0.000003311274" calcext:value-type="float">
            <text:p>3.311274E-06</text:p>
          </table:table-cell>
          <table:table-cell office:value-type="float" office:value="0.002824496" calcext:value-type="float">
            <text:p>0.002824496</text:p>
          </table:table-cell>
          <table:table-cell office:value-type="float" office:value="0.03021871" calcext:value-type="float">
            <text:p>0.03021871</text:p>
          </table:table-cell>
          <table:table-cell office:value-type="float" office:value="1669.502" calcext:value-type="float">
            <text:p>1669.502</text:p>
          </table:table-cell>
          <table:table-cell office:value-type="float" office:value="1.038103" calcext:value-type="float">
            <text:p>1.038103</text:p>
          </table:table-cell>
          <table:table-cell office:value-type="float" office:value="0" calcext:value-type="float">
            <text:p>0</text:p>
          </table:table-cell>
          <table:table-cell office:value-type="float" office:value="0.6522717" calcext:value-type="float">
            <text:p>0.6522717</text:p>
          </table:table-cell>
          <table:table-cell office:value-type="float" office:value="0.8451948" calcext:value-type="float">
            <text:p>0.8451948</text:p>
          </table:table-cell>
          <table:table-cell office:value-type="float" office:value="0.07896345" calcext:value-type="float">
            <text:p>0.07896345</text:p>
          </table:table-cell>
          <table:table-cell office:value-type="float" office:value="0.07887572" calcext:value-type="float">
            <text:p>0.07887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2118" calcext:value-type="float">
            <text:p>32.72118</text:p>
          </table:table-cell>
          <table:table-cell office:value-type="float" office:value="36.00261" calcext:value-type="float">
            <text:p>36.0026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1" calcext:value-type="float">
            <text:p>29062001</text:p>
          </table:table-cell>
          <table:table-cell office:value-type="float" office:value="2.567343" calcext:value-type="float">
            <text:p>2.567343</text:p>
          </table:table-cell>
          <table:table-cell office:value-type="float" office:value="129.8473" calcext:value-type="float">
            <text:p>129.847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79936" calcext:value-type="float">
            <text:p>25.79936</text:p>
          </table:table-cell>
          <table:table-cell office:value-type="float" office:value="0.000003311274" calcext:value-type="float">
            <text:p>3.311274E-06</text:p>
          </table:table-cell>
          <table:table-cell office:value-type="float" office:value="0.002840789" calcext:value-type="float">
            <text:p>0.002840789</text:p>
          </table:table-cell>
          <table:table-cell office:value-type="float" office:value="0.03037278" calcext:value-type="float">
            <text:p>0.03037278</text:p>
          </table:table-cell>
          <table:table-cell office:value-type="float" office:value="1669.536" calcext:value-type="float">
            <text:p>1669.536</text:p>
          </table:table-cell>
          <table:table-cell office:value-type="float" office:value="1.042745" calcext:value-type="float">
            <text:p>1.042745</text:p>
          </table:table-cell>
          <table:table-cell office:value-type="float" office:value="0" calcext:value-type="float">
            <text:p>0</text:p>
          </table:table-cell>
          <table:table-cell office:value-type="float" office:value="0.6443837" calcext:value-type="float">
            <text:p>0.6443837</text:p>
          </table:table-cell>
          <table:table-cell office:value-type="float" office:value="0.852515" calcext:value-type="float">
            <text:p>0.852515</text:p>
          </table:table-cell>
          <table:table-cell office:value-type="float" office:value="0.07883356" calcext:value-type="float">
            <text:p>0.07883356</text:p>
          </table:table-cell>
          <table:table-cell office:value-type="float" office:value="0.0787432" calcext:value-type="float">
            <text:p>0.0787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507" calcext:value-type="float">
            <text:p>32.7507</text:p>
          </table:table-cell>
          <table:table-cell office:value-type="float" office:value="36.09207" calcext:value-type="float">
            <text:p>36.0920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1" calcext:value-type="float">
            <text:p>30062001</text:p>
          </table:table-cell>
          <table:table-cell office:value-type="float" office:value="2.552623" calcext:value-type="float">
            <text:p>2.552623</text:p>
          </table:table-cell>
          <table:table-cell office:value-type="float" office:value="129.8362" calcext:value-type="float">
            <text:p>129.836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78601" calcext:value-type="float">
            <text:p>25.78601</text:p>
          </table:table-cell>
          <table:table-cell office:value-type="float" office:value="0.000003311274" calcext:value-type="float">
            <text:p>3.311274E-06</text:p>
          </table:table-cell>
          <table:table-cell office:value-type="float" office:value="0.002870462" calcext:value-type="float">
            <text:p>0.002870462</text:p>
          </table:table-cell>
          <table:table-cell office:value-type="float" office:value="0.03060267" calcext:value-type="float">
            <text:p>0.03060267</text:p>
          </table:table-cell>
          <table:table-cell office:value-type="float" office:value="1669.57" calcext:value-type="float">
            <text:p>1669.57</text:p>
          </table:table-cell>
          <table:table-cell office:value-type="float" office:value="1.046256" calcext:value-type="float">
            <text:p>1.046256</text:p>
          </table:table-cell>
          <table:table-cell office:value-type="float" office:value="0" calcext:value-type="float">
            <text:p>0</text:p>
          </table:table-cell>
          <table:table-cell office:value-type="float" office:value="0.4474034" calcext:value-type="float">
            <text:p>0.4474034</text:p>
          </table:table-cell>
          <table:table-cell office:value-type="float" office:value="0.8050319" calcext:value-type="float">
            <text:p>0.8050319</text:p>
          </table:table-cell>
          <table:table-cell office:value-type="float" office:value="0.0788864" calcext:value-type="float">
            <text:p>0.0788864</text:p>
          </table:table-cell>
          <table:table-cell office:value-type="float" office:value="0.07861096" calcext:value-type="float">
            <text:p>0.07861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7182" calcext:value-type="float">
            <text:p>32.77182</text:p>
          </table:table-cell>
          <table:table-cell office:value-type="float" office:value="36.18632" calcext:value-type="float">
            <text:p>36.1863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1" calcext:value-type="float">
            <text:p>1072001</text:p>
          </table:table-cell>
          <table:table-cell office:value-type="float" office:value="2.54169" calcext:value-type="float">
            <text:p>2.54169</text:p>
          </table:table-cell>
          <table:table-cell office:value-type="float" office:value="129.8262" calcext:value-type="float">
            <text:p>129.826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7717" calcext:value-type="float">
            <text:p>25.7717</text:p>
          </table:table-cell>
          <table:table-cell office:value-type="float" office:value="0.000003311274" calcext:value-type="float">
            <text:p>3.311274E-06</text:p>
          </table:table-cell>
          <table:table-cell office:value-type="float" office:value="0.002925131" calcext:value-type="float">
            <text:p>0.002925131</text:p>
          </table:table-cell>
          <table:table-cell office:value-type="float" office:value="0.03116948" calcext:value-type="float">
            <text:p>0.03116948</text:p>
          </table:table-cell>
          <table:table-cell office:value-type="float" office:value="1669.604" calcext:value-type="float">
            <text:p>1669.604</text:p>
          </table:table-cell>
          <table:table-cell office:value-type="float" office:value="1.051076" calcext:value-type="float">
            <text:p>1.051076</text:p>
          </table:table-cell>
          <table:table-cell office:value-type="float" office:value="0" calcext:value-type="float">
            <text:p>0</text:p>
          </table:table-cell>
          <table:table-cell office:value-type="float" office:value="0.6680724" calcext:value-type="float">
            <text:p>0.6680724</text:p>
          </table:table-cell>
          <table:table-cell office:value-type="float" office:value="0.8631722" calcext:value-type="float">
            <text:p>0.8631722</text:p>
          </table:table-cell>
          <table:table-cell office:value-type="float" office:value="0.07895482" calcext:value-type="float">
            <text:p>0.07895482</text:p>
          </table:table-cell>
          <table:table-cell office:value-type="float" office:value="0.07847877" calcext:value-type="float">
            <text:p>0.07847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025" calcext:value-type="float">
            <text:p>32.8025</text:p>
          </table:table-cell>
          <table:table-cell office:value-type="float" office:value="36.25045" calcext:value-type="float">
            <text:p>36.2504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1" calcext:value-type="float">
            <text:p>2072001</text:p>
          </table:table-cell>
          <table:table-cell office:value-type="float" office:value="2.532201" calcext:value-type="float">
            <text:p>2.532201</text:p>
          </table:table-cell>
          <table:table-cell office:value-type="float" office:value="129.8177" calcext:value-type="float">
            <text:p>129.817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75566" calcext:value-type="float">
            <text:p>25.75566</text:p>
          </table:table-cell>
          <table:table-cell office:value-type="float" office:value="0.000003311274" calcext:value-type="float">
            <text:p>3.311274E-06</text:p>
          </table:table-cell>
          <table:table-cell office:value-type="float" office:value="0.002933212" calcext:value-type="float">
            <text:p>0.002933212</text:p>
          </table:table-cell>
          <table:table-cell office:value-type="float" office:value="0.03124651" calcext:value-type="float">
            <text:p>0.03124651</text:p>
          </table:table-cell>
          <table:table-cell office:value-type="float" office:value="1669.637" calcext:value-type="float">
            <text:p>1669.637</text:p>
          </table:table-cell>
          <table:table-cell office:value-type="float" office:value="1.052872" calcext:value-type="float">
            <text:p>1.052872</text:p>
          </table:table-cell>
          <table:table-cell office:value-type="float" office:value="0" calcext:value-type="float">
            <text:p>0</text:p>
          </table:table-cell>
          <table:table-cell office:value-type="float" office:value="1.203245" calcext:value-type="float">
            <text:p>1.203245</text:p>
          </table:table-cell>
          <table:table-cell office:value-type="float" office:value="0.7941777" calcext:value-type="float">
            <text:p>0.7941777</text:p>
          </table:table-cell>
          <table:table-cell office:value-type="float" office:value="0.07867901" calcext:value-type="float">
            <text:p>0.07867901</text:p>
          </table:table-cell>
          <table:table-cell office:value-type="float" office:value="0.078347" calcext:value-type="float">
            <text:p>0.078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644" calcext:value-type="float">
            <text:p>32.8644</text:p>
          </table:table-cell>
          <table:table-cell office:value-type="float" office:value="36.31616" calcext:value-type="float">
            <text:p>36.316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1" calcext:value-type="float">
            <text:p>3072001</text:p>
          </table:table-cell>
          <table:table-cell office:value-type="float" office:value="2.52303" calcext:value-type="float">
            <text:p>2.52303</text:p>
          </table:table-cell>
          <table:table-cell office:value-type="float" office:value="129.8092" calcext:value-type="float">
            <text:p>129.809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73871" calcext:value-type="float">
            <text:p>25.73871</text:p>
          </table:table-cell>
          <table:table-cell office:value-type="float" office:value="0.000003311274" calcext:value-type="float">
            <text:p>3.311274E-06</text:p>
          </table:table-cell>
          <table:table-cell office:value-type="float" office:value="0.002938046" calcext:value-type="float">
            <text:p>0.002938046</text:p>
          </table:table-cell>
          <table:table-cell office:value-type="float" office:value="0.03125767" calcext:value-type="float">
            <text:p>0.03125767</text:p>
          </table:table-cell>
          <table:table-cell office:value-type="float" office:value="1669.669" calcext:value-type="float">
            <text:p>1669.669</text:p>
          </table:table-cell>
          <table:table-cell office:value-type="float" office:value="1.053903" calcext:value-type="float">
            <text:p>1.053903</text:p>
          </table:table-cell>
          <table:table-cell office:value-type="float" office:value="0" calcext:value-type="float">
            <text:p>0</text:p>
          </table:table-cell>
          <table:table-cell office:value-type="float" office:value="0.6828479" calcext:value-type="float">
            <text:p>0.6828479</text:p>
          </table:table-cell>
          <table:table-cell office:value-type="float" office:value="0.747429" calcext:value-type="float">
            <text:p>0.747429</text:p>
          </table:table-cell>
          <table:table-cell office:value-type="float" office:value="0.07841398" calcext:value-type="float">
            <text:p>0.07841398</text:p>
          </table:table-cell>
          <table:table-cell office:value-type="float" office:value="0.07821536" calcext:value-type="float">
            <text:p>0.07821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0173" calcext:value-type="float">
            <text:p>32.90173</text:p>
          </table:table-cell>
          <table:table-cell office:value-type="float" office:value="36.38214" calcext:value-type="float">
            <text:p>36.3821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1" calcext:value-type="float">
            <text:p>4072001</text:p>
          </table:table-cell>
          <table:table-cell office:value-type="float" office:value="2.512867" calcext:value-type="float">
            <text:p>2.512867</text:p>
          </table:table-cell>
          <table:table-cell office:value-type="float" office:value="129.8011" calcext:value-type="float">
            <text:p>129.801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72056" calcext:value-type="float">
            <text:p>25.72056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2975969" calcext:value-type="float">
            <text:p>0.002975969</text:p>
          </table:table-cell>
          <table:table-cell office:value-type="float" office:value="0.03157475" calcext:value-type="float">
            <text:p>0.03157475</text:p>
          </table:table-cell>
          <table:table-cell office:value-type="float" office:value="1669.701" calcext:value-type="float">
            <text:p>1669.701</text:p>
          </table:table-cell>
          <table:table-cell office:value-type="float" office:value="1.05144" calcext:value-type="float">
            <text:p>1.05144</text:p>
          </table:table-cell>
          <table:table-cell office:value-type="float" office:value="0" calcext:value-type="float">
            <text:p>0</text:p>
          </table:table-cell>
          <table:table-cell office:value-type="float" office:value="0.4294458" calcext:value-type="float">
            <text:p>0.4294458</text:p>
          </table:table-cell>
          <table:table-cell office:value-type="float" office:value="0.6503747" calcext:value-type="float">
            <text:p>0.6503747</text:p>
          </table:table-cell>
          <table:table-cell office:value-type="float" office:value="0.07837503" calcext:value-type="float">
            <text:p>0.07837503</text:p>
          </table:table-cell>
          <table:table-cell office:value-type="float" office:value="0.07808392" calcext:value-type="float">
            <text:p>0.07808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1649" calcext:value-type="float">
            <text:p>32.91649</text:p>
          </table:table-cell>
          <table:table-cell office:value-type="float" office:value="36.43133" calcext:value-type="float">
            <text:p>36.4313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1" calcext:value-type="float">
            <text:p>5072001</text:p>
          </table:table-cell>
          <table:table-cell office:value-type="float" office:value="2.503778" calcext:value-type="float">
            <text:p>2.503778</text:p>
          </table:table-cell>
          <table:table-cell office:value-type="float" office:value="129.7927" calcext:value-type="float">
            <text:p>129.792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70336" calcext:value-type="float">
            <text:p>25.70336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071145" calcext:value-type="float">
            <text:p>0.003071145</text:p>
          </table:table-cell>
          <table:table-cell office:value-type="float" office:value="0.03282101" calcext:value-type="float">
            <text:p>0.03282101</text:p>
          </table:table-cell>
          <table:table-cell office:value-type="float" office:value="1669.734" calcext:value-type="float">
            <text:p>1669.734</text:p>
          </table:table-cell>
          <table:table-cell office:value-type="float" office:value="1.054301" calcext:value-type="float">
            <text:p>1.054301</text:p>
          </table:table-cell>
          <table:table-cell office:value-type="float" office:value="0" calcext:value-type="float">
            <text:p>0</text:p>
          </table:table-cell>
          <table:table-cell office:value-type="float" office:value="0.8247378" calcext:value-type="float">
            <text:p>0.8247378</text:p>
          </table:table-cell>
          <table:table-cell office:value-type="float" office:value="0.7535923" calcext:value-type="float">
            <text:p>0.7535923</text:p>
          </table:table-cell>
          <table:table-cell office:value-type="float" office:value="0.07822698" calcext:value-type="float">
            <text:p>0.07822698</text:p>
          </table:table-cell>
          <table:table-cell office:value-type="float" office:value="0.07795281" calcext:value-type="float">
            <text:p>0.07795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5189" calcext:value-type="float">
            <text:p>32.95189</text:p>
          </table:table-cell>
          <table:table-cell office:value-type="float" office:value="36.48042" calcext:value-type="float">
            <text:p>36.4804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1" calcext:value-type="float">
            <text:p>6072001</text:p>
          </table:table-cell>
          <table:table-cell office:value-type="float" office:value="2.495218" calcext:value-type="float">
            <text:p>2.495218</text:p>
          </table:table-cell>
          <table:table-cell office:value-type="float" office:value="129.7845" calcext:value-type="float">
            <text:p>129.784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68582" calcext:value-type="float">
            <text:p>25.68582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119074" calcext:value-type="float">
            <text:p>0.003119074</text:p>
          </table:table-cell>
          <table:table-cell office:value-type="float" office:value="0.03354701" calcext:value-type="float">
            <text:p>0.03354701</text:p>
          </table:table-cell>
          <table:table-cell office:value-type="float" office:value="1669.766" calcext:value-type="float">
            <text:p>1669.766</text:p>
          </table:table-cell>
          <table:table-cell office:value-type="float" office:value="1.054465" calcext:value-type="float">
            <text:p>1.054465</text:p>
          </table:table-cell>
          <table:table-cell office:value-type="float" office:value="0" calcext:value-type="float">
            <text:p>0</text:p>
          </table:table-cell>
          <table:table-cell office:value-type="float" office:value="0.8278502" calcext:value-type="float">
            <text:p>0.8278502</text:p>
          </table:table-cell>
          <table:table-cell office:value-type="float" office:value="0.7370784" calcext:value-type="float">
            <text:p>0.7370784</text:p>
          </table:table-cell>
          <table:table-cell office:value-type="float" office:value="0.07799294" calcext:value-type="float">
            <text:p>0.07799294</text:p>
          </table:table-cell>
          <table:table-cell office:value-type="float" office:value="0.0778219" calcext:value-type="float">
            <text:p>0.0778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9301" calcext:value-type="float">
            <text:p>32.99301</text:p>
          </table:table-cell>
          <table:table-cell office:value-type="float" office:value="36.5409" calcext:value-type="float">
            <text:p>36.540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1" calcext:value-type="float">
            <text:p>7072001</text:p>
          </table:table-cell>
          <table:table-cell office:value-type="float" office:value="2.485269" calcext:value-type="float">
            <text:p>2.485269</text:p>
          </table:table-cell>
          <table:table-cell office:value-type="float" office:value="129.7754" calcext:value-type="float">
            <text:p>129.775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6686" calcext:value-type="float">
            <text:p>25.6686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151832" calcext:value-type="float">
            <text:p>0.003151832</text:p>
          </table:table-cell>
          <table:table-cell office:value-type="float" office:value="0.03397135" calcext:value-type="float">
            <text:p>0.03397135</text:p>
          </table:table-cell>
          <table:table-cell office:value-type="float" office:value="1669.799" calcext:value-type="float">
            <text:p>1669.799</text:p>
          </table:table-cell>
          <table:table-cell office:value-type="float" office:value="1.054627" calcext:value-type="float">
            <text:p>1.054627</text:p>
          </table:table-cell>
          <table:table-cell office:value-type="float" office:value="0" calcext:value-type="float">
            <text:p>0</text:p>
          </table:table-cell>
          <table:table-cell office:value-type="float" office:value="0.6238972" calcext:value-type="float">
            <text:p>0.6238972</text:p>
          </table:table-cell>
          <table:table-cell office:value-type="float" office:value="0.7749153" calcext:value-type="float">
            <text:p>0.7749153</text:p>
          </table:table-cell>
          <table:table-cell office:value-type="float" office:value="0.07783048" calcext:value-type="float">
            <text:p>0.07783048</text:p>
          </table:table-cell>
          <table:table-cell office:value-type="float" office:value="0.07769113" calcext:value-type="float">
            <text:p>0.07769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2436" calcext:value-type="float">
            <text:p>33.02436</text:p>
          </table:table-cell>
          <table:table-cell office:value-type="float" office:value="36.6093" calcext:value-type="float">
            <text:p>36.609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1" calcext:value-type="float">
            <text:p>8072001</text:p>
          </table:table-cell>
          <table:table-cell office:value-type="float" office:value="2.474889" calcext:value-type="float">
            <text:p>2.474889</text:p>
          </table:table-cell>
          <table:table-cell office:value-type="float" office:value="129.7658" calcext:value-type="float">
            <text:p>129.765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65219" calcext:value-type="float">
            <text:p>25.65219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171646" calcext:value-type="float">
            <text:p>0.003171646</text:p>
          </table:table-cell>
          <table:table-cell office:value-type="float" office:value="0.03419627" calcext:value-type="float">
            <text:p>0.03419627</text:p>
          </table:table-cell>
          <table:table-cell office:value-type="float" office:value="1669.831" calcext:value-type="float">
            <text:p>1669.831</text:p>
          </table:table-cell>
          <table:table-cell office:value-type="float" office:value="1.054772" calcext:value-type="float">
            <text:p>1.054772</text:p>
          </table:table-cell>
          <table:table-cell office:value-type="float" office:value="0" calcext:value-type="float">
            <text:p>0</text:p>
          </table:table-cell>
          <table:table-cell office:value-type="float" office:value="0.7059364" calcext:value-type="float">
            <text:p>0.7059364</text:p>
          </table:table-cell>
          <table:table-cell office:value-type="float" office:value="0.7993951" calcext:value-type="float">
            <text:p>0.7993951</text:p>
          </table:table-cell>
          <table:table-cell office:value-type="float" office:value="0.07767239" calcext:value-type="float">
            <text:p>0.07767239</text:p>
          </table:table-cell>
          <table:table-cell office:value-type="float" office:value="0.07756069" calcext:value-type="float">
            <text:p>0.07756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5426" calcext:value-type="float">
            <text:p>33.05426</text:p>
          </table:table-cell>
          <table:table-cell office:value-type="float" office:value="36.68327" calcext:value-type="float">
            <text:p>36.6832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1" calcext:value-type="float">
            <text:p>9072001</text:p>
          </table:table-cell>
          <table:table-cell office:value-type="float" office:value="2.462714" calcext:value-type="float">
            <text:p>2.462714</text:p>
          </table:table-cell>
          <table:table-cell office:value-type="float" office:value="129.7547" calcext:value-type="float">
            <text:p>129.754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6372" calcext:value-type="float">
            <text:p>25.6372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185372" calcext:value-type="float">
            <text:p>0.003185372</text:p>
          </table:table-cell>
          <table:table-cell office:value-type="float" office:value="0.03431704" calcext:value-type="float">
            <text:p>0.03431704</text:p>
          </table:table-cell>
          <table:table-cell office:value-type="float" office:value="1669.865" calcext:value-type="float">
            <text:p>1669.865</text:p>
          </table:table-cell>
          <table:table-cell office:value-type="float" office:value="1.05418" calcext:value-type="float">
            <text:p>1.05418</text:p>
          </table:table-cell>
          <table:table-cell office:value-type="float" office:value="0" calcext:value-type="float">
            <text:p>0</text:p>
          </table:table-cell>
          <table:table-cell office:value-type="float" office:value="0.4982986" calcext:value-type="float">
            <text:p>0.4982986</text:p>
          </table:table-cell>
          <table:table-cell office:value-type="float" office:value="0.9066477" calcext:value-type="float">
            <text:p>0.9066477</text:p>
          </table:table-cell>
          <table:table-cell office:value-type="float" office:value="0.07775568" calcext:value-type="float">
            <text:p>0.07775568</text:p>
          </table:table-cell>
          <table:table-cell office:value-type="float" office:value="0.0774304" calcext:value-type="float">
            <text:p>0.077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7965" calcext:value-type="float">
            <text:p>33.07965</text:p>
          </table:table-cell>
          <table:table-cell office:value-type="float" office:value="36.7711" calcext:value-type="float">
            <text:p>36.771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1" calcext:value-type="float">
            <text:p>10072001</text:p>
          </table:table-cell>
          <table:table-cell office:value-type="float" office:value="2.452546" calcext:value-type="float">
            <text:p>2.452546</text:p>
          </table:table-cell>
          <table:table-cell office:value-type="float" office:value="129.7442" calcext:value-type="float">
            <text:p>129.744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62176" calcext:value-type="float">
            <text:p>25.62176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248947" calcext:value-type="float">
            <text:p>0.003248947</text:p>
          </table:table-cell>
          <table:table-cell office:value-type="float" office:value="0.03513901" calcext:value-type="float">
            <text:p>0.03513901</text:p>
          </table:table-cell>
          <table:table-cell office:value-type="float" office:value="1669.898" calcext:value-type="float">
            <text:p>1669.898</text:p>
          </table:table-cell>
          <table:table-cell office:value-type="float" office:value="1.055395" calcext:value-type="float">
            <text:p>1.055395</text:p>
          </table:table-cell>
          <table:table-cell office:value-type="float" office:value="0" calcext:value-type="float">
            <text:p>0</text:p>
          </table:table-cell>
          <table:table-cell office:value-type="float" office:value="0.7369822" calcext:value-type="float">
            <text:p>0.7369822</text:p>
          </table:table-cell>
          <table:table-cell office:value-type="float" office:value="0.7994118" calcext:value-type="float">
            <text:p>0.7994118</text:p>
          </table:table-cell>
          <table:table-cell office:value-type="float" office:value="0.07763518" calcext:value-type="float">
            <text:p>0.07763518</text:p>
          </table:table-cell>
          <table:table-cell office:value-type="float" office:value="0.07730035" calcext:value-type="float">
            <text:p>0.0773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0583" calcext:value-type="float">
            <text:p>33.10583</text:p>
          </table:table-cell>
          <table:table-cell office:value-type="float" office:value="36.82884" calcext:value-type="float">
            <text:p>36.8288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1" calcext:value-type="float">
            <text:p>11072001</text:p>
          </table:table-cell>
          <table:table-cell office:value-type="float" office:value="2.443693" calcext:value-type="float">
            <text:p>2.443693</text:p>
          </table:table-cell>
          <table:table-cell office:value-type="float" office:value="129.7348" calcext:value-type="float">
            <text:p>129.734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60594" calcext:value-type="float">
            <text:p>25.60594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288615" calcext:value-type="float">
            <text:p>0.003288615</text:p>
          </table:table-cell>
          <table:table-cell office:value-type="float" office:value="0.03569695" calcext:value-type="float">
            <text:p>0.03569695</text:p>
          </table:table-cell>
          <table:table-cell office:value-type="float" office:value="1669.931" calcext:value-type="float">
            <text:p>1669.931</text:p>
          </table:table-cell>
          <table:table-cell office:value-type="float" office:value="1.055852" calcext:value-type="float">
            <text:p>1.055852</text:p>
          </table:table-cell>
          <table:table-cell office:value-type="float" office:value="0" calcext:value-type="float">
            <text:p>0</text:p>
          </table:table-cell>
          <table:table-cell office:value-type="float" office:value="0.6232571" calcext:value-type="float">
            <text:p>0.6232571</text:p>
          </table:table-cell>
          <table:table-cell office:value-type="float" office:value="0.8393918" calcext:value-type="float">
            <text:p>0.8393918</text:p>
          </table:table-cell>
          <table:table-cell office:value-type="float" office:value="0.07765749" calcext:value-type="float">
            <text:p>0.07765749</text:p>
          </table:table-cell>
          <table:table-cell office:value-type="float" office:value="0.07717057" calcext:value-type="float">
            <text:p>0.07717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501" calcext:value-type="float">
            <text:p>33.1501</text:p>
          </table:table-cell>
          <table:table-cell office:value-type="float" office:value="36.89249" calcext:value-type="float">
            <text:p>36.8924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1" calcext:value-type="float">
            <text:p>12072001</text:p>
          </table:table-cell>
          <table:table-cell office:value-type="float" office:value="2.436068" calcext:value-type="float">
            <text:p>2.436068</text:p>
          </table:table-cell>
          <table:table-cell office:value-type="float" office:value="129.7265" calcext:value-type="float">
            <text:p>129.726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58882" calcext:value-type="float">
            <text:p>25.58882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30274" calcext:value-type="float">
            <text:p>0.00330274</text:p>
          </table:table-cell>
          <table:table-cell office:value-type="float" office:value="0.03588723" calcext:value-type="float">
            <text:p>0.03588723</text:p>
          </table:table-cell>
          <table:table-cell office:value-type="float" office:value="1669.964" calcext:value-type="float">
            <text:p>1669.964</text:p>
          </table:table-cell>
          <table:table-cell office:value-type="float" office:value="1.055516" calcext:value-type="float">
            <text:p>1.055516</text:p>
          </table:table-cell>
          <table:table-cell office:value-type="float" office:value="0" calcext:value-type="float">
            <text:p>0</text:p>
          </table:table-cell>
          <table:table-cell office:value-type="float" office:value="0.6653467" calcext:value-type="float">
            <text:p>0.6653467</text:p>
          </table:table-cell>
          <table:table-cell office:value-type="float" office:value="0.8631132" calcext:value-type="float">
            <text:p>0.8631132</text:p>
          </table:table-cell>
          <table:table-cell office:value-type="float" office:value="0.07760429" calcext:value-type="float">
            <text:p>0.07760429</text:p>
          </table:table-cell>
          <table:table-cell office:value-type="float" office:value="0.07704107" calcext:value-type="float">
            <text:p>0.07704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9777" calcext:value-type="float">
            <text:p>33.19777</text:p>
          </table:table-cell>
          <table:table-cell office:value-type="float" office:value="36.94977" calcext:value-type="float">
            <text:p>36.9497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1" calcext:value-type="float">
            <text:p>13072001</text:p>
          </table:table-cell>
          <table:table-cell office:value-type="float" office:value="2.428703" calcext:value-type="float">
            <text:p>2.428703</text:p>
          </table:table-cell>
          <table:table-cell office:value-type="float" office:value="129.7184" calcext:value-type="float">
            <text:p>129.718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57077" calcext:value-type="float">
            <text:p>25.57077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307768" calcext:value-type="float">
            <text:p>0.003307768</text:p>
          </table:table-cell>
          <table:table-cell office:value-type="float" office:value="0.0358966" calcext:value-type="float">
            <text:p>0.0358966</text:p>
          </table:table-cell>
          <table:table-cell office:value-type="float" office:value="1669.996" calcext:value-type="float">
            <text:p>1669.996</text:p>
          </table:table-cell>
          <table:table-cell office:value-type="float" office:value="1.054808" calcext:value-type="float">
            <text:p>1.054808</text:p>
          </table:table-cell>
          <table:table-cell office:value-type="float" office:value="0" calcext:value-type="float">
            <text:p>0</text:p>
          </table:table-cell>
          <table:table-cell office:value-type="float" office:value="0.7361974" calcext:value-type="float">
            <text:p>0.7361974</text:p>
          </table:table-cell>
          <table:table-cell office:value-type="float" office:value="0.7953974" calcext:value-type="float">
            <text:p>0.7953974</text:p>
          </table:table-cell>
          <table:table-cell office:value-type="float" office:value="0.07730651" calcext:value-type="float">
            <text:p>0.07730651</text:p>
          </table:table-cell>
          <table:table-cell office:value-type="float" office:value="0.07691162" calcext:value-type="float">
            <text:p>0.07691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4585" calcext:value-type="float">
            <text:p>33.24585</text:p>
          </table:table-cell>
          <table:table-cell office:value-type="float" office:value="37.00546" calcext:value-type="float">
            <text:p>37.0054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1" calcext:value-type="float">
            <text:p>14072001</text:p>
          </table:table-cell>
          <table:table-cell office:value-type="float" office:value="2.420806" calcext:value-type="float">
            <text:p>2.420806</text:p>
          </table:table-cell>
          <table:table-cell office:value-type="float" office:value="129.71" calcext:value-type="float">
            <text:p>129.7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55266" calcext:value-type="float">
            <text:p>25.55266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312031" calcext:value-type="float">
            <text:p>0.003312031</text:p>
          </table:table-cell>
          <table:table-cell office:value-type="float" office:value="0.03588465" calcext:value-type="float">
            <text:p>0.03588465</text:p>
          </table:table-cell>
          <table:table-cell office:value-type="float" office:value="1670.028" calcext:value-type="float">
            <text:p>1670.028</text:p>
          </table:table-cell>
          <table:table-cell office:value-type="float" office:value="1.053372" calcext:value-type="float">
            <text:p>1.053372</text:p>
          </table:table-cell>
          <table:table-cell office:value-type="float" office:value="0" calcext:value-type="float">
            <text:p>0</text:p>
          </table:table-cell>
          <table:table-cell office:value-type="float" office:value="0.9679431" calcext:value-type="float">
            <text:p>0.9679431</text:p>
          </table:table-cell>
          <table:table-cell office:value-type="float" office:value="0.7547269" calcext:value-type="float">
            <text:p>0.7547269</text:p>
          </table:table-cell>
          <table:table-cell office:value-type="float" office:value="0.0770388" calcext:value-type="float">
            <text:p>0.0770388</text:p>
          </table:table-cell>
          <table:table-cell office:value-type="float" office:value="0.07678253" calcext:value-type="float">
            <text:p>0.07678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9081" calcext:value-type="float">
            <text:p>33.29081</text:p>
          </table:table-cell>
          <table:table-cell office:value-type="float" office:value="37.06221" calcext:value-type="float">
            <text:p>37.0622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1" calcext:value-type="float">
            <text:p>15072001</text:p>
          </table:table-cell>
          <table:table-cell office:value-type="float" office:value="2.411363" calcext:value-type="float">
            <text:p>2.411363</text:p>
          </table:table-cell>
          <table:table-cell office:value-type="float" office:value="129.7006" calcext:value-type="float">
            <text:p>129.700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53534" calcext:value-type="float">
            <text:p>25.53534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31618" calcext:value-type="float">
            <text:p>0.00331618</text:p>
          </table:table-cell>
          <table:table-cell office:value-type="float" office:value="0.03586813" calcext:value-type="float">
            <text:p>0.03586813</text:p>
          </table:table-cell>
          <table:table-cell office:value-type="float" office:value="1670.06" calcext:value-type="float">
            <text:p>1670.06</text:p>
          </table:table-cell>
          <table:table-cell office:value-type="float" office:value="1.051326" calcext:value-type="float">
            <text:p>1.051326</text:p>
          </table:table-cell>
          <table:table-cell office:value-type="float" office:value="0" calcext:value-type="float">
            <text:p>0</text:p>
          </table:table-cell>
          <table:table-cell office:value-type="float" office:value="0.8670854" calcext:value-type="float">
            <text:p>0.8670854</text:p>
          </table:table-cell>
          <table:table-cell office:value-type="float" office:value="0.7872401" calcext:value-type="float">
            <text:p>0.7872401</text:p>
          </table:table-cell>
          <table:table-cell office:value-type="float" office:value="0.0768167" calcext:value-type="float">
            <text:p>0.0768167</text:p>
          </table:table-cell>
          <table:table-cell office:value-type="float" office:value="0.0766536" calcext:value-type="float">
            <text:p>0.0766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175" calcext:value-type="float">
            <text:p>33.33175</text:p>
          </table:table-cell>
          <table:table-cell office:value-type="float" office:value="37.12624" calcext:value-type="float">
            <text:p>37.126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1" calcext:value-type="float">
            <text:p>16072001</text:p>
          </table:table-cell>
          <table:table-cell office:value-type="float" office:value="2.400362" calcext:value-type="float">
            <text:p>2.400362</text:p>
          </table:table-cell>
          <table:table-cell office:value-type="float" office:value="129.6897" calcext:value-type="float">
            <text:p>129.689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51966" calcext:value-type="float">
            <text:p>25.51966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320292" calcext:value-type="float">
            <text:p>0.003320292</text:p>
          </table:table-cell>
          <table:table-cell office:value-type="float" office:value="0.03584904" calcext:value-type="float">
            <text:p>0.03584904</text:p>
          </table:table-cell>
          <table:table-cell office:value-type="float" office:value="1670.093" calcext:value-type="float">
            <text:p>1670.093</text:p>
          </table:table-cell>
          <table:table-cell office:value-type="float" office:value="1.048852" calcext:value-type="float">
            <text:p>1.048852</text:p>
          </table:table-cell>
          <table:table-cell office:value-type="float" office:value="0" calcext:value-type="float">
            <text:p>0</text:p>
          </table:table-cell>
          <table:table-cell office:value-type="float" office:value="0.8414366" calcext:value-type="float">
            <text:p>0.8414366</text:p>
          </table:table-cell>
          <table:table-cell office:value-type="float" office:value="0.8361574" calcext:value-type="float">
            <text:p>0.8361574</text:p>
          </table:table-cell>
          <table:table-cell office:value-type="float" office:value="0.07665813" calcext:value-type="float">
            <text:p>0.07665813</text:p>
          </table:table-cell>
          <table:table-cell office:value-type="float" office:value="0.07652474" calcext:value-type="float">
            <text:p>0.07652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7098" calcext:value-type="float">
            <text:p>33.37098</text:p>
          </table:table-cell>
          <table:table-cell office:value-type="float" office:value="37.20354" calcext:value-type="float">
            <text:p>37.2035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1" calcext:value-type="float">
            <text:p>17072001</text:p>
          </table:table-cell>
          <table:table-cell office:value-type="float" office:value="2.388334" calcext:value-type="float">
            <text:p>2.388334</text:p>
          </table:table-cell>
          <table:table-cell office:value-type="float" office:value="129.6774" calcext:value-type="float">
            <text:p>129.677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50567" calcext:value-type="float">
            <text:p>25.50567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324356" calcext:value-type="float">
            <text:p>0.003324356</text:p>
          </table:table-cell>
          <table:table-cell office:value-type="float" office:value="0.035828" calcext:value-type="float">
            <text:p>0.035828</text:p>
          </table:table-cell>
          <table:table-cell office:value-type="float" office:value="1670.126" calcext:value-type="float">
            <text:p>1670.126</text:p>
          </table:table-cell>
          <table:table-cell office:value-type="float" office:value="1.045515" calcext:value-type="float">
            <text:p>1.045515</text:p>
          </table:table-cell>
          <table:table-cell office:value-type="float" office:value="0" calcext:value-type="float">
            <text:p>0</text:p>
          </table:table-cell>
          <table:table-cell office:value-type="float" office:value="0.7850609" calcext:value-type="float">
            <text:p>0.7850609</text:p>
          </table:table-cell>
          <table:table-cell office:value-type="float" office:value="0.8728397" calcext:value-type="float">
            <text:p>0.8728397</text:p>
          </table:table-cell>
          <table:table-cell office:value-type="float" office:value="0.07651683" calcext:value-type="float">
            <text:p>0.07651683</text:p>
          </table:table-cell>
          <table:table-cell office:value-type="float" office:value="0.07639634" calcext:value-type="float">
            <text:p>0.07639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079" calcext:value-type="float">
            <text:p>33.4079</text:p>
          </table:table-cell>
          <table:table-cell office:value-type="float" office:value="37.29384" calcext:value-type="float">
            <text:p>37.2938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1" calcext:value-type="float">
            <text:p>18072001</text:p>
          </table:table-cell>
          <table:table-cell office:value-type="float" office:value="2.376175" calcext:value-type="float">
            <text:p>2.376175</text:p>
          </table:table-cell>
          <table:table-cell office:value-type="float" office:value="129.6645" calcext:value-type="float">
            <text:p>129.664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49265" calcext:value-type="float">
            <text:p>25.49265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328379" calcext:value-type="float">
            <text:p>0.003328379</text:p>
          </table:table-cell>
          <table:table-cell office:value-type="float" office:value="0.03580595" calcext:value-type="float">
            <text:p>0.03580595</text:p>
          </table:table-cell>
          <table:table-cell office:value-type="float" office:value="1670.161" calcext:value-type="float">
            <text:p>1670.161</text:p>
          </table:table-cell>
          <table:table-cell office:value-type="float" office:value="1.041913" calcext:value-type="float">
            <text:p>1.041913</text:p>
          </table:table-cell>
          <table:table-cell office:value-type="float" office:value="0" calcext:value-type="float">
            <text:p>0</text:p>
          </table:table-cell>
          <table:table-cell office:value-type="float" office:value="0.7067521" calcext:value-type="float">
            <text:p>0.7067521</text:p>
          </table:table-cell>
          <table:table-cell office:value-type="float" office:value="0.8807791" calcext:value-type="float">
            <text:p>0.8807791</text:p>
          </table:table-cell>
          <table:table-cell office:value-type="float" office:value="0.07637928" calcext:value-type="float">
            <text:p>0.07637928</text:p>
          </table:table-cell>
          <table:table-cell office:value-type="float" office:value="0.07626798" calcext:value-type="float">
            <text:p>0.07626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4028" calcext:value-type="float">
            <text:p>33.44028</text:p>
          </table:table-cell>
          <table:table-cell office:value-type="float" office:value="37.39019" calcext:value-type="float">
            <text:p>37.390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1" calcext:value-type="float">
            <text:p>19072001</text:p>
          </table:table-cell>
          <table:table-cell office:value-type="float" office:value="2.36343" calcext:value-type="float">
            <text:p>2.36343</text:p>
          </table:table-cell>
          <table:table-cell office:value-type="float" office:value="129.6509" calcext:value-type="float">
            <text:p>129.650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48043" calcext:value-type="float">
            <text:p>25.48043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332402" calcext:value-type="float">
            <text:p>0.003332402</text:p>
          </table:table-cell>
          <table:table-cell office:value-type="float" office:value="0.03578283" calcext:value-type="float">
            <text:p>0.03578283</text:p>
          </table:table-cell>
          <table:table-cell office:value-type="float" office:value="1670.195" calcext:value-type="float">
            <text:p>1670.195</text:p>
          </table:table-cell>
          <table:table-cell office:value-type="float" office:value="1.037137" calcext:value-type="float">
            <text:p>1.037137</text:p>
          </table:table-cell>
          <table:table-cell office:value-type="float" office:value="0" calcext:value-type="float">
            <text:p>0</text:p>
          </table:table-cell>
          <table:table-cell office:value-type="float" office:value="0.6789235" calcext:value-type="float">
            <text:p>0.6789235</text:p>
          </table:table-cell>
          <table:table-cell office:value-type="float" office:value="0.897851" calcext:value-type="float">
            <text:p>0.897851</text:p>
          </table:table-cell>
          <table:table-cell office:value-type="float" office:value="0.07624514" calcext:value-type="float">
            <text:p>0.07624514</text:p>
          </table:table-cell>
          <table:table-cell office:value-type="float" office:value="0.07613987" calcext:value-type="float">
            <text:p>0.07613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7016" calcext:value-type="float">
            <text:p>33.47016</text:p>
          </table:table-cell>
          <table:table-cell office:value-type="float" office:value="37.49119" calcext:value-type="float">
            <text:p>37.4911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1" calcext:value-type="float">
            <text:p>20072001</text:p>
          </table:table-cell>
          <table:table-cell office:value-type="float" office:value="2.350626" calcext:value-type="float">
            <text:p>2.350626</text:p>
          </table:table-cell>
          <table:table-cell office:value-type="float" office:value="129.6369" calcext:value-type="float">
            <text:p>129.636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46875" calcext:value-type="float">
            <text:p>25.46875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336426" calcext:value-type="float">
            <text:p>0.003336426</text:p>
          </table:table-cell>
          <table:table-cell office:value-type="float" office:value="0.03575834" calcext:value-type="float">
            <text:p>0.03575834</text:p>
          </table:table-cell>
          <table:table-cell office:value-type="float" office:value="1670.231" calcext:value-type="float">
            <text:p>1670.231</text:p>
          </table:table-cell>
          <table:table-cell office:value-type="float" office:value="1.031686" calcext:value-type="float">
            <text:p>1.031686</text:p>
          </table:table-cell>
          <table:table-cell office:value-type="float" office:value="0" calcext:value-type="float">
            <text:p>0</text:p>
          </table:table-cell>
          <table:table-cell office:value-type="float" office:value="0.6522546" calcext:value-type="float">
            <text:p>0.6522546</text:p>
          </table:table-cell>
          <table:table-cell office:value-type="float" office:value="0.905702" calcext:value-type="float">
            <text:p>0.905702</text:p>
          </table:table-cell>
          <table:table-cell office:value-type="float" office:value="0.07611224" calcext:value-type="float">
            <text:p>0.07611224</text:p>
          </table:table-cell>
          <table:table-cell office:value-type="float" office:value="0.07601205" calcext:value-type="float">
            <text:p>0.07601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9754" calcext:value-type="float">
            <text:p>33.49754</text:p>
          </table:table-cell>
          <table:table-cell office:value-type="float" office:value="37.59451" calcext:value-type="float">
            <text:p>37.5945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1" calcext:value-type="float">
            <text:p>21072001</text:p>
          </table:table-cell>
          <table:table-cell office:value-type="float" office:value="2.339399" calcext:value-type="float">
            <text:p>2.339399</text:p>
          </table:table-cell>
          <table:table-cell office:value-type="float" office:value="129.6229" calcext:value-type="float">
            <text:p>129.622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45701" calcext:value-type="float">
            <text:p>25.45701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340439" calcext:value-type="float">
            <text:p>0.003340439</text:p>
          </table:table-cell>
          <table:table-cell office:value-type="float" office:value="0.0357343" calcext:value-type="float">
            <text:p>0.0357343</text:p>
          </table:table-cell>
          <table:table-cell office:value-type="float" office:value="1670.265" calcext:value-type="float">
            <text:p>1670.265</text:p>
          </table:table-cell>
          <table:table-cell office:value-type="float" office:value="1.030399" calcext:value-type="float">
            <text:p>1.030399</text:p>
          </table:table-cell>
          <table:table-cell office:value-type="float" office:value="0" calcext:value-type="float">
            <text:p>0</text:p>
          </table:table-cell>
          <table:table-cell office:value-type="float" office:value="0.5896504" calcext:value-type="float">
            <text:p>0.5896504</text:p>
          </table:table-cell>
          <table:table-cell office:value-type="float" office:value="0.8435441" calcext:value-type="float">
            <text:p>0.8435441</text:p>
          </table:table-cell>
          <table:table-cell office:value-type="float" office:value="0.07597882" calcext:value-type="float">
            <text:p>0.07597882</text:p>
          </table:table-cell>
          <table:table-cell office:value-type="float" office:value="0.07588442" calcext:value-type="float">
            <text:p>0.07588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2105" calcext:value-type="float">
            <text:p>33.52105</text:p>
          </table:table-cell>
          <table:table-cell office:value-type="float" office:value="37.69078" calcext:value-type="float">
            <text:p>37.6907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1" calcext:value-type="float">
            <text:p>22072001</text:p>
          </table:table-cell>
          <table:table-cell office:value-type="float" office:value="2.327687" calcext:value-type="float">
            <text:p>2.327687</text:p>
          </table:table-cell>
          <table:table-cell office:value-type="float" office:value="129.6086" calcext:value-type="float">
            <text:p>129.608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44493" calcext:value-type="float">
            <text:p>25.44493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34444" calcext:value-type="float">
            <text:p>0.00334444</text:p>
          </table:table-cell>
          <table:table-cell office:value-type="float" office:value="0.03570992" calcext:value-type="float">
            <text:p>0.03570992</text:p>
          </table:table-cell>
          <table:table-cell office:value-type="float" office:value="1670.3" calcext:value-type="float">
            <text:p>1670.3</text:p>
          </table:table-cell>
          <table:table-cell office:value-type="float" office:value="1.027314" calcext:value-type="float">
            <text:p>1.027314</text:p>
          </table:table-cell>
          <table:table-cell office:value-type="float" office:value="0" calcext:value-type="float">
            <text:p>0</text:p>
          </table:table-cell>
          <table:table-cell office:value-type="float" office:value="0.582506" calcext:value-type="float">
            <text:p>0.582506</text:p>
          </table:table-cell>
          <table:table-cell office:value-type="float" office:value="0.859338" calcext:value-type="float">
            <text:p>0.859338</text:p>
          </table:table-cell>
          <table:table-cell office:value-type="float" office:value="0.07584964" calcext:value-type="float">
            <text:p>0.07584964</text:p>
          </table:table-cell>
          <table:table-cell office:value-type="float" office:value="0.075757" calcext:value-type="float">
            <text:p>0.075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438" calcext:value-type="float">
            <text:p>33.5438</text:p>
          </table:table-cell>
          <table:table-cell office:value-type="float" office:value="37.78344" calcext:value-type="float">
            <text:p>37.7834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1" calcext:value-type="float">
            <text:p>23072001</text:p>
          </table:table-cell>
          <table:table-cell office:value-type="float" office:value="2.314572" calcext:value-type="float">
            <text:p>2.314572</text:p>
          </table:table-cell>
          <table:table-cell office:value-type="float" office:value="129.5939" calcext:value-type="float">
            <text:p>129.593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4329" calcext:value-type="float">
            <text:p>25.4329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367584" calcext:value-type="float">
            <text:p>0.003367584</text:p>
          </table:table-cell>
          <table:table-cell office:value-type="float" office:value="0.03589636" calcext:value-type="float">
            <text:p>0.03589636</text:p>
          </table:table-cell>
          <table:table-cell office:value-type="float" office:value="1670.335" calcext:value-type="float">
            <text:p>1670.335</text:p>
          </table:table-cell>
          <table:table-cell office:value-type="float" office:value="1.019807" calcext:value-type="float">
            <text:p>1.019807</text:p>
          </table:table-cell>
          <table:table-cell office:value-type="float" office:value="0" calcext:value-type="float">
            <text:p>0</text:p>
          </table:table-cell>
          <table:table-cell office:value-type="float" office:value="0.4444838" calcext:value-type="float">
            <text:p>0.4444838</text:p>
          </table:table-cell>
          <table:table-cell office:value-type="float" office:value="0.74475" calcext:value-type="float">
            <text:p>0.74475</text:p>
          </table:table-cell>
          <table:table-cell office:value-type="float" office:value="0.07598516" calcext:value-type="float">
            <text:p>0.07598516</text:p>
          </table:table-cell>
          <table:table-cell office:value-type="float" office:value="0.07563005" calcext:value-type="float">
            <text:p>0.07563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5263" calcext:value-type="float">
            <text:p>33.55263</text:p>
          </table:table-cell>
          <table:table-cell office:value-type="float" office:value="37.86451" calcext:value-type="float">
            <text:p>37.8645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1" calcext:value-type="float">
            <text:p>24072001</text:p>
          </table:table-cell>
          <table:table-cell office:value-type="float" office:value="2.304294" calcext:value-type="float">
            <text:p>2.304294</text:p>
          </table:table-cell>
          <table:table-cell office:value-type="float" office:value="129.5798" calcext:value-type="float">
            <text:p>129.579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42087" calcext:value-type="float">
            <text:p>25.42087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450699" calcext:value-type="float">
            <text:p>0.003450699</text:p>
          </table:table-cell>
          <table:table-cell office:value-type="float" office:value="0.03713133" calcext:value-type="float">
            <text:p>0.03713133</text:p>
          </table:table-cell>
          <table:table-cell office:value-type="float" office:value="1670.37" calcext:value-type="float">
            <text:p>1670.37</text:p>
          </table:table-cell>
          <table:table-cell office:value-type="float" office:value="1.020396" calcext:value-type="float">
            <text:p>1.020396</text:p>
          </table:table-cell>
          <table:table-cell office:value-type="float" office:value="0" calcext:value-type="float">
            <text:p>0</text:p>
          </table:table-cell>
          <table:table-cell office:value-type="float" office:value="0.9006406" calcext:value-type="float">
            <text:p>0.9006406</text:p>
          </table:table-cell>
          <table:table-cell office:value-type="float" office:value="0.8369006" calcext:value-type="float">
            <text:p>0.8369006</text:p>
          </table:table-cell>
          <table:table-cell office:value-type="float" office:value="0.07584258" calcext:value-type="float">
            <text:p>0.07584258</text:p>
          </table:table-cell>
          <table:table-cell office:value-type="float" office:value="0.07550362" calcext:value-type="float">
            <text:p>0.07550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9071" calcext:value-type="float">
            <text:p>33.59071</text:p>
          </table:table-cell>
          <table:table-cell office:value-type="float" office:value="37.93115" calcext:value-type="float">
            <text:p>37.931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1" calcext:value-type="float">
            <text:p>25072001</text:p>
          </table:table-cell>
          <table:table-cell office:value-type="float" office:value="2.294676" calcext:value-type="float">
            <text:p>2.294676</text:p>
          </table:table-cell>
          <table:table-cell office:value-type="float" office:value="129.5663" calcext:value-type="float">
            <text:p>129.566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40784" calcext:value-type="float">
            <text:p>25.40784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486389" calcext:value-type="float">
            <text:p>0.003486389</text:p>
          </table:table-cell>
          <table:table-cell office:value-type="float" office:value="0.03767862" calcext:value-type="float">
            <text:p>0.03767862</text:p>
          </table:table-cell>
          <table:table-cell office:value-type="float" office:value="1670.405" calcext:value-type="float">
            <text:p>1670.405</text:p>
          </table:table-cell>
          <table:table-cell office:value-type="float" office:value="1.018851" calcext:value-type="float">
            <text:p>1.018851</text:p>
          </table:table-cell>
          <table:table-cell office:value-type="float" office:value="0" calcext:value-type="float">
            <text:p>0</text:p>
          </table:table-cell>
          <table:table-cell office:value-type="float" office:value="0.8728461" calcext:value-type="float">
            <text:p>0.8728461</text:p>
          </table:table-cell>
          <table:table-cell office:value-type="float" office:value="0.8040515" calcext:value-type="float">
            <text:p>0.8040515</text:p>
          </table:table-cell>
          <table:table-cell office:value-type="float" office:value="0.07558051" calcext:value-type="float">
            <text:p>0.07558051</text:p>
          </table:table-cell>
          <table:table-cell office:value-type="float" office:value="0.07537752" calcext:value-type="float">
            <text:p>0.07537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3403" calcext:value-type="float">
            <text:p>33.63403</text:p>
          </table:table-cell>
          <table:table-cell office:value-type="float" office:value="38.00773" calcext:value-type="float">
            <text:p>38.0077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1" calcext:value-type="float">
            <text:p>26072001</text:p>
          </table:table-cell>
          <table:table-cell office:value-type="float" office:value="2.284806" calcext:value-type="float">
            <text:p>2.284806</text:p>
          </table:table-cell>
          <table:table-cell office:value-type="float" office:value="129.5526" calcext:value-type="float">
            <text:p>129.552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39452" calcext:value-type="float">
            <text:p>25.39452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506892" calcext:value-type="float">
            <text:p>0.003506892</text:p>
          </table:table-cell>
          <table:table-cell office:value-type="float" office:value="0.03795291" calcext:value-type="float">
            <text:p>0.03795291</text:p>
          </table:table-cell>
          <table:table-cell office:value-type="float" office:value="1670.439" calcext:value-type="float">
            <text:p>1670.439</text:p>
          </table:table-cell>
          <table:table-cell office:value-type="float" office:value="1.016468" calcext:value-type="float">
            <text:p>1.016468</text:p>
          </table:table-cell>
          <table:table-cell office:value-type="float" office:value="0" calcext:value-type="float">
            <text:p>0</text:p>
          </table:table-cell>
          <table:table-cell office:value-type="float" office:value="0.6817192" calcext:value-type="float">
            <text:p>0.6817192</text:p>
          </table:table-cell>
          <table:table-cell office:value-type="float" office:value="0.7882541" calcext:value-type="float">
            <text:p>0.7882541</text:p>
          </table:table-cell>
          <table:table-cell office:value-type="float" office:value="0.07536945" calcext:value-type="float">
            <text:p>0.07536945</text:p>
          </table:table-cell>
          <table:table-cell office:value-type="float" office:value="0.07525182" calcext:value-type="float">
            <text:p>0.07525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6315" calcext:value-type="float">
            <text:p>33.66315</text:p>
          </table:table-cell>
          <table:table-cell office:value-type="float" office:value="38.0871" calcext:value-type="float">
            <text:p>38.087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1" calcext:value-type="float">
            <text:p>27072001</text:p>
          </table:table-cell>
          <table:table-cell office:value-type="float" office:value="2.275454" calcext:value-type="float">
            <text:p>2.275454</text:p>
          </table:table-cell>
          <table:table-cell office:value-type="float" office:value="129.5391" calcext:value-type="float">
            <text:p>129.539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38075" calcext:value-type="float">
            <text:p>25.38075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519132" calcext:value-type="float">
            <text:p>0.003519132</text:p>
          </table:table-cell>
          <table:table-cell office:value-type="float" office:value="0.03808635" calcext:value-type="float">
            <text:p>0.03808635</text:p>
          </table:table-cell>
          <table:table-cell office:value-type="float" office:value="1670.474" calcext:value-type="float">
            <text:p>1670.474</text:p>
          </table:table-cell>
          <table:table-cell office:value-type="float" office:value="1.014324" calcext:value-type="float">
            <text:p>1.014324</text:p>
          </table:table-cell>
          <table:table-cell office:value-type="float" office:value="0" calcext:value-type="float">
            <text:p>0</text:p>
          </table:table-cell>
          <table:table-cell office:value-type="float" office:value="0.6041631" calcext:value-type="float">
            <text:p>0.6041631</text:p>
          </table:table-cell>
          <table:table-cell office:value-type="float" office:value="0.7402187" calcext:value-type="float">
            <text:p>0.7402187</text:p>
          </table:table-cell>
          <table:table-cell office:value-type="float" office:value="0.07521766" calcext:value-type="float">
            <text:p>0.07521766</text:p>
          </table:table-cell>
          <table:table-cell office:value-type="float" office:value="0.0751262" calcext:value-type="float">
            <text:p>0.0751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8581" calcext:value-type="float">
            <text:p>33.68581</text:p>
          </table:table-cell>
          <table:table-cell office:value-type="float" office:value="38.15361" calcext:value-type="float">
            <text:p>38.1536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1" calcext:value-type="float">
            <text:p>28072001</text:p>
          </table:table-cell>
          <table:table-cell office:value-type="float" office:value="2.266412" calcext:value-type="float">
            <text:p>2.266412</text:p>
          </table:table-cell>
          <table:table-cell office:value-type="float" office:value="129.5257" calcext:value-type="float">
            <text:p>129.525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36664" calcext:value-type="float">
            <text:p>25.36664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525455" calcext:value-type="float">
            <text:p>0.003525455</text:p>
          </table:table-cell>
          <table:table-cell office:value-type="float" office:value="0.03811285" calcext:value-type="float">
            <text:p>0.03811285</text:p>
          </table:table-cell>
          <table:table-cell office:value-type="float" office:value="1670.508" calcext:value-type="float">
            <text:p>1670.508</text:p>
          </table:table-cell>
          <table:table-cell office:value-type="float" office:value="1.012278" calcext:value-type="float">
            <text:p>1.012278</text:p>
          </table:table-cell>
          <table:table-cell office:value-type="float" office:value="0" calcext:value-type="float">
            <text:p>0</text:p>
          </table:table-cell>
          <table:table-cell office:value-type="float" office:value="0.5604802" calcext:value-type="float">
            <text:p>0.5604802</text:p>
          </table:table-cell>
          <table:table-cell office:value-type="float" office:value="0.7228126" calcext:value-type="float">
            <text:p>0.7228126</text:p>
          </table:table-cell>
          <table:table-cell office:value-type="float" office:value="0.07508478" calcext:value-type="float">
            <text:p>0.07508478</text:p>
          </table:table-cell>
          <table:table-cell office:value-type="float" office:value="0.07500079" calcext:value-type="float">
            <text:p>0.07500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0552" calcext:value-type="float">
            <text:p>33.70552</text:p>
          </table:table-cell>
          <table:table-cell office:value-type="float" office:value="38.21309" calcext:value-type="float">
            <text:p>38.213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1" calcext:value-type="float">
            <text:p>29072001</text:p>
          </table:table-cell>
          <table:table-cell office:value-type="float" office:value="2.256795" calcext:value-type="float">
            <text:p>2.256795</text:p>
          </table:table-cell>
          <table:table-cell office:value-type="float" office:value="129.5119" calcext:value-type="float">
            <text:p>129.511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35266" calcext:value-type="float">
            <text:p>25.35266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530174" calcext:value-type="float">
            <text:p>0.003530174</text:p>
          </table:table-cell>
          <table:table-cell office:value-type="float" office:value="0.03810522" calcext:value-type="float">
            <text:p>0.03810522</text:p>
          </table:table-cell>
          <table:table-cell office:value-type="float" office:value="1670.542" calcext:value-type="float">
            <text:p>1670.542</text:p>
          </table:table-cell>
          <table:table-cell office:value-type="float" office:value="1.009317" calcext:value-type="float">
            <text:p>1.009317</text:p>
          </table:table-cell>
          <table:table-cell office:value-type="float" office:value="0" calcext:value-type="float">
            <text:p>0</text:p>
          </table:table-cell>
          <table:table-cell office:value-type="float" office:value="0.5629797" calcext:value-type="float">
            <text:p>0.5629797</text:p>
          </table:table-cell>
          <table:table-cell office:value-type="float" office:value="0.7437428" calcext:value-type="float">
            <text:p>0.7437428</text:p>
          </table:table-cell>
          <table:table-cell office:value-type="float" office:value="0.0749587" calcext:value-type="float">
            <text:p>0.0749587</text:p>
          </table:table-cell>
          <table:table-cell office:value-type="float" office:value="0.0748757" calcext:value-type="float">
            <text:p>0.0748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2487" calcext:value-type="float">
            <text:p>33.72487</text:p>
          </table:table-cell>
          <table:table-cell office:value-type="float" office:value="38.27379" calcext:value-type="float">
            <text:p>38.2737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1" calcext:value-type="float">
            <text:p>30072001</text:p>
          </table:table-cell>
          <table:table-cell office:value-type="float" office:value="2.247785" calcext:value-type="float">
            <text:p>2.247785</text:p>
          </table:table-cell>
          <table:table-cell office:value-type="float" office:value="129.498" calcext:value-type="float">
            <text:p>129.49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33893" calcext:value-type="float">
            <text:p>25.33893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53476" calcext:value-type="float">
            <text:p>0.00353476</text:p>
          </table:table-cell>
          <table:table-cell office:value-type="float" office:value="0.03809365" calcext:value-type="float">
            <text:p>0.03809365</text:p>
          </table:table-cell>
          <table:table-cell office:value-type="float" office:value="1670.576" calcext:value-type="float">
            <text:p>1670.576</text:p>
          </table:table-cell>
          <table:table-cell office:value-type="float" office:value="1.007517" calcext:value-type="float">
            <text:p>1.007517</text:p>
          </table:table-cell>
          <table:table-cell office:value-type="float" office:value="0" calcext:value-type="float">
            <text:p>0</text:p>
          </table:table-cell>
          <table:table-cell office:value-type="float" office:value="0.5243595" calcext:value-type="float">
            <text:p>0.5243595</text:p>
          </table:table-cell>
          <table:table-cell office:value-type="float" office:value="0.72435" calcext:value-type="float">
            <text:p>0.72435</text:p>
          </table:table-cell>
          <table:table-cell office:value-type="float" office:value="0.0748351" calcext:value-type="float">
            <text:p>0.0748351</text:p>
          </table:table-cell>
          <table:table-cell office:value-type="float" office:value="0.07475079" calcext:value-type="float">
            <text:p>0.07475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4229" calcext:value-type="float">
            <text:p>33.74229</text:p>
          </table:table-cell>
          <table:table-cell office:value-type="float" office:value="38.3345" calcext:value-type="float">
            <text:p>38.334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1" calcext:value-type="float">
            <text:p>31072001</text:p>
          </table:table-cell>
          <table:table-cell office:value-type="float" office:value="2.237936" calcext:value-type="float">
            <text:p>2.237936</text:p>
          </table:table-cell>
          <table:table-cell office:value-type="float" office:value="129.4836" calcext:value-type="float">
            <text:p>129.483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32525" calcext:value-type="float">
            <text:p>25.32525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539292" calcext:value-type="float">
            <text:p>0.003539292</text:p>
          </table:table-cell>
          <table:table-cell office:value-type="float" office:value="0.03808219" calcext:value-type="float">
            <text:p>0.03808219</text:p>
          </table:table-cell>
          <table:table-cell office:value-type="float" office:value="1670.611" calcext:value-type="float">
            <text:p>1670.611</text:p>
          </table:table-cell>
          <table:table-cell office:value-type="float" office:value="1.003471" calcext:value-type="float">
            <text:p>1.003471</text:p>
          </table:table-cell>
          <table:table-cell office:value-type="float" office:value="0" calcext:value-type="float">
            <text:p>0</text:p>
          </table:table-cell>
          <table:table-cell office:value-type="float" office:value="0.548506" calcext:value-type="float">
            <text:p>0.548506</text:p>
          </table:table-cell>
          <table:table-cell office:value-type="float" office:value="0.7587211" calcext:value-type="float">
            <text:p>0.7587211</text:p>
          </table:table-cell>
          <table:table-cell office:value-type="float" office:value="0.07471033" calcext:value-type="float">
            <text:p>0.07471033</text:p>
          </table:table-cell>
          <table:table-cell office:value-type="float" office:value="0.0746261" calcext:value-type="float">
            <text:p>0.0746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6117" calcext:value-type="float">
            <text:p>33.76117</text:p>
          </table:table-cell>
          <table:table-cell office:value-type="float" office:value="38.3974" calcext:value-type="float">
            <text:p>38.397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1" calcext:value-type="float">
            <text:p>1082001</text:p>
          </table:table-cell>
          <table:table-cell office:value-type="float" office:value="2.227039" calcext:value-type="float">
            <text:p>2.227039</text:p>
          </table:table-cell>
          <table:table-cell office:value-type="float" office:value="129.4683" calcext:value-type="float">
            <text:p>129.468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31268" calcext:value-type="float">
            <text:p>25.31268</text:p>
          </table:table-cell>
          <table:table-cell office:value-type="float" office:value="0.000004896873" calcext:value-type="float">
            <text:p>4.896873E-06</text:p>
          </table:table-cell>
          <table:table-cell office:value-type="float" office:value="0.003543822" calcext:value-type="float">
            <text:p>0.003543822</text:p>
          </table:table-cell>
          <table:table-cell office:value-type="float" office:value="0.03807117" calcext:value-type="float">
            <text:p>0.03807117</text:p>
          </table:table-cell>
          <table:table-cell office:value-type="float" office:value="1670.646" calcext:value-type="float">
            <text:p>1670.646</text:p>
          </table:table-cell>
          <table:table-cell office:value-type="float" office:value="0.9970203" calcext:value-type="float">
            <text:p>0.9970203</text:p>
          </table:table-cell>
          <table:table-cell office:value-type="float" office:value="0" calcext:value-type="float">
            <text:p>0</text:p>
          </table:table-cell>
          <table:table-cell office:value-type="float" office:value="0.5706953" calcext:value-type="float">
            <text:p>0.5706953</text:p>
          </table:table-cell>
          <table:table-cell office:value-type="float" office:value="0.7938242" calcext:value-type="float">
            <text:p>0.7938242</text:p>
          </table:table-cell>
          <table:table-cell office:value-type="float" office:value="0.07458461" calcext:value-type="float">
            <text:p>0.07458461</text:p>
          </table:table-cell>
          <table:table-cell office:value-type="float" office:value="0.07450163" calcext:value-type="float">
            <text:p>0.07450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811" calcext:value-type="float">
            <text:p>33.7811</text:p>
          </table:table-cell>
          <table:table-cell office:value-type="float" office:value="38.47057" calcext:value-type="float">
            <text:p>38.4705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1" calcext:value-type="float">
            <text:p>2082001</text:p>
          </table:table-cell>
          <table:table-cell office:value-type="float" office:value="2.217029" calcext:value-type="float">
            <text:p>2.217029</text:p>
          </table:table-cell>
          <table:table-cell office:value-type="float" office:value="129.4535" calcext:value-type="float">
            <text:p>129.453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29939" calcext:value-type="float">
            <text:p>25.2993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59078" calcext:value-type="float">
            <text:p>0.00359078</text:p>
          </table:table-cell>
          <table:table-cell office:value-type="float" office:value="0.03874151" calcext:value-type="float">
            <text:p>0.03874151</text:p>
          </table:table-cell>
          <table:table-cell office:value-type="float" office:value="1670.681" calcext:value-type="float">
            <text:p>1670.681</text:p>
          </table:table-cell>
          <table:table-cell office:value-type="float" office:value="0.9914644" calcext:value-type="float">
            <text:p>0.9914644</text:p>
          </table:table-cell>
          <table:table-cell office:value-type="float" office:value="0" calcext:value-type="float">
            <text:p>0</text:p>
          </table:table-cell>
          <table:table-cell office:value-type="float" office:value="0.4409628" calcext:value-type="float">
            <text:p>0.4409628</text:p>
          </table:table-cell>
          <table:table-cell office:value-type="float" office:value="0.6383349" calcext:value-type="float">
            <text:p>0.6383349</text:p>
          </table:table-cell>
          <table:table-cell office:value-type="float" office:value="0.07473651" calcext:value-type="float">
            <text:p>0.07473651</text:p>
          </table:table-cell>
          <table:table-cell office:value-type="float" office:value="0.07437743" calcext:value-type="float">
            <text:p>0.07437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8682" calcext:value-type="float">
            <text:p>33.78682</text:p>
          </table:table-cell>
          <table:table-cell office:value-type="float" office:value="38.51913" calcext:value-type="float">
            <text:p>38.519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1" calcext:value-type="float">
            <text:p>3082001</text:p>
          </table:table-cell>
          <table:table-cell office:value-type="float" office:value="2.208823" calcext:value-type="float">
            <text:p>2.208823</text:p>
          </table:table-cell>
          <table:table-cell office:value-type="float" office:value="129.4397" calcext:value-type="float">
            <text:p>129.439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28546" calcext:value-type="float">
            <text:p>25.28546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690886" calcext:value-type="float">
            <text:p>0.003690886</text:p>
          </table:table-cell>
          <table:table-cell office:value-type="float" office:value="0.04081713" calcext:value-type="float">
            <text:p>0.04081713</text:p>
          </table:table-cell>
          <table:table-cell office:value-type="float" office:value="1670.716" calcext:value-type="float">
            <text:p>1670.716</text:p>
          </table:table-cell>
          <table:table-cell office:value-type="float" office:value="0.9917528" calcext:value-type="float">
            <text:p>0.9917528</text:p>
          </table:table-cell>
          <table:table-cell office:value-type="float" office:value="0" calcext:value-type="float">
            <text:p>0</text:p>
          </table:table-cell>
          <table:table-cell office:value-type="float" office:value="0.8365042" calcext:value-type="float">
            <text:p>0.8365042</text:p>
          </table:table-cell>
          <table:table-cell office:value-type="float" office:value="0.7437835" calcext:value-type="float">
            <text:p>0.7437835</text:p>
          </table:table-cell>
          <table:table-cell office:value-type="float" office:value="0.07462417" calcext:value-type="float">
            <text:p>0.07462417</text:p>
          </table:table-cell>
          <table:table-cell office:value-type="float" office:value="0.07425329" calcext:value-type="float">
            <text:p>0.0742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2055" calcext:value-type="float">
            <text:p>33.82055</text:p>
          </table:table-cell>
          <table:table-cell office:value-type="float" office:value="38.55323" calcext:value-type="float">
            <text:p>38.5532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1" calcext:value-type="float">
            <text:p>4082001</text:p>
          </table:table-cell>
          <table:table-cell office:value-type="float" office:value="2.19994" calcext:value-type="float">
            <text:p>2.19994</text:p>
          </table:table-cell>
          <table:table-cell office:value-type="float" office:value="129.4255" calcext:value-type="float">
            <text:p>129.425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27134" calcext:value-type="float">
            <text:p>25.27134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749479" calcext:value-type="float">
            <text:p>0.003749479</text:p>
          </table:table-cell>
          <table:table-cell office:value-type="float" office:value="0.0420511" calcext:value-type="float">
            <text:p>0.0420511</text:p>
          </table:table-cell>
          <table:table-cell office:value-type="float" office:value="1670.751" calcext:value-type="float">
            <text:p>1670.751</text:p>
          </table:table-cell>
          <table:table-cell office:value-type="float" office:value="0.9887263" calcext:value-type="float">
            <text:p>0.9887263</text:p>
          </table:table-cell>
          <table:table-cell office:value-type="float" office:value="0" calcext:value-type="float">
            <text:p>0</text:p>
          </table:table-cell>
          <table:table-cell office:value-type="float" office:value="0.8283097" calcext:value-type="float">
            <text:p>0.8283097</text:p>
          </table:table-cell>
          <table:table-cell office:value-type="float" office:value="0.7379799" calcext:value-type="float">
            <text:p>0.7379799</text:p>
          </table:table-cell>
          <table:table-cell office:value-type="float" office:value="0.07434463" calcext:value-type="float">
            <text:p>0.07434463</text:p>
          </table:table-cell>
          <table:table-cell office:value-type="float" office:value="0.07412948" calcext:value-type="float">
            <text:p>0.07412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6389" calcext:value-type="float">
            <text:p>33.86389</text:p>
          </table:table-cell>
          <table:table-cell office:value-type="float" office:value="38.60705" calcext:value-type="float">
            <text:p>38.6070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1" calcext:value-type="float">
            <text:p>5082001</text:p>
          </table:table-cell>
          <table:table-cell office:value-type="float" office:value="2.190009" calcext:value-type="float">
            <text:p>2.190009</text:p>
          </table:table-cell>
          <table:table-cell office:value-type="float" office:value="129.4102" calcext:value-type="float">
            <text:p>129.410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25804" calcext:value-type="float">
            <text:p>25.25804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787572" calcext:value-type="float">
            <text:p>0.003787572</text:p>
          </table:table-cell>
          <table:table-cell office:value-type="float" office:value="0.04279708" calcext:value-type="float">
            <text:p>0.04279708</text:p>
          </table:table-cell>
          <table:table-cell office:value-type="float" office:value="1670.786" calcext:value-type="float">
            <text:p>1670.786</text:p>
          </table:table-cell>
          <table:table-cell office:value-type="float" office:value="0.983364" calcext:value-type="float">
            <text:p>0.983364</text:p>
          </table:table-cell>
          <table:table-cell office:value-type="float" office:value="0" calcext:value-type="float">
            <text:p>0</text:p>
          </table:table-cell>
          <table:table-cell office:value-type="float" office:value="0.7040147" calcext:value-type="float">
            <text:p>0.7040147</text:p>
          </table:table-cell>
          <table:table-cell office:value-type="float" office:value="0.7701012" calcext:value-type="float">
            <text:p>0.7701012</text:p>
          </table:table-cell>
          <table:table-cell office:value-type="float" office:value="0.07413064" calcext:value-type="float">
            <text:p>0.07413064</text:p>
          </table:table-cell>
          <table:table-cell office:value-type="float" office:value="0.07400586" calcext:value-type="float">
            <text:p>0.07400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931" calcext:value-type="float">
            <text:p>33.8931</text:p>
          </table:table-cell>
          <table:table-cell office:value-type="float" office:value="38.67194" calcext:value-type="float">
            <text:p>38.6719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1" calcext:value-type="float">
            <text:p>6082001</text:p>
          </table:table-cell>
          <table:table-cell office:value-type="float" office:value="2.179876" calcext:value-type="float">
            <text:p>2.179876</text:p>
          </table:table-cell>
          <table:table-cell office:value-type="float" office:value="129.3941" calcext:value-type="float">
            <text:p>129.394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24577" calcext:value-type="float">
            <text:p>25.24577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811634" calcext:value-type="float">
            <text:p>0.003811634</text:p>
          </table:table-cell>
          <table:table-cell office:value-type="float" office:value="0.04322111" calcext:value-type="float">
            <text:p>0.04322111</text:p>
          </table:table-cell>
          <table:table-cell office:value-type="float" office:value="1670.821" calcext:value-type="float">
            <text:p>1670.821</text:p>
          </table:table-cell>
          <table:table-cell office:value-type="float" office:value="0.9785173" calcext:value-type="float">
            <text:p>0.9785173</text:p>
          </table:table-cell>
          <table:table-cell office:value-type="float" office:value="0" calcext:value-type="float">
            <text:p>0</text:p>
          </table:table-cell>
          <table:table-cell office:value-type="float" office:value="0.6123259" calcext:value-type="float">
            <text:p>0.6123259</text:p>
          </table:table-cell>
          <table:table-cell office:value-type="float" office:value="0.7723798" calcext:value-type="float">
            <text:p>0.7723798</text:p>
          </table:table-cell>
          <table:table-cell office:value-type="float" office:value="0.07398147" calcext:value-type="float">
            <text:p>0.07398147</text:p>
          </table:table-cell>
          <table:table-cell office:value-type="float" office:value="0.0738824" calcext:value-type="float">
            <text:p>0.0738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1706" calcext:value-type="float">
            <text:p>33.91706</text:p>
          </table:table-cell>
          <table:table-cell office:value-type="float" office:value="38.74294" calcext:value-type="float">
            <text:p>38.7429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1" calcext:value-type="float">
            <text:p>7082001</text:p>
          </table:table-cell>
          <table:table-cell office:value-type="float" office:value="2.167844" calcext:value-type="float">
            <text:p>2.167844</text:p>
          </table:table-cell>
          <table:table-cell office:value-type="float" office:value="129.3771" calcext:value-type="float">
            <text:p>129.377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23471" calcext:value-type="float">
            <text:p>25.23471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826986" calcext:value-type="float">
            <text:p>0.003826986</text:p>
          </table:table-cell>
          <table:table-cell office:value-type="float" office:value="0.04345639" calcext:value-type="float">
            <text:p>0.04345639</text:p>
          </table:table-cell>
          <table:table-cell office:value-type="float" office:value="1670.857" calcext:value-type="float">
            <text:p>1670.857</text:p>
          </table:table-cell>
          <table:table-cell office:value-type="float" office:value="0.9667145" calcext:value-type="float">
            <text:p>0.9667145</text:p>
          </table:table-cell>
          <table:table-cell office:value-type="float" office:value="0" calcext:value-type="float">
            <text:p>0</text:p>
          </table:table-cell>
          <table:table-cell office:value-type="float" office:value="0.5727008" calcext:value-type="float">
            <text:p>0.5727008</text:p>
          </table:table-cell>
          <table:table-cell office:value-type="float" office:value="0.8375115" calcext:value-type="float">
            <text:p>0.8375115</text:p>
          </table:table-cell>
          <table:table-cell office:value-type="float" office:value="0.07385655" calcext:value-type="float">
            <text:p>0.07385655</text:p>
          </table:table-cell>
          <table:table-cell office:value-type="float" office:value="0.07375918" calcext:value-type="float">
            <text:p>0.07375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3959" calcext:value-type="float">
            <text:p>33.93959</text:p>
          </table:table-cell>
          <table:table-cell office:value-type="float" office:value="38.82667" calcext:value-type="float">
            <text:p>38.8266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1" calcext:value-type="float">
            <text:p>8082001</text:p>
          </table:table-cell>
          <table:table-cell office:value-type="float" office:value="2.15611" calcext:value-type="float">
            <text:p>2.15611</text:p>
          </table:table-cell>
          <table:table-cell office:value-type="float" office:value="129.3598" calcext:value-type="float">
            <text:p>129.359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22441" calcext:value-type="float">
            <text:p>25.22441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836381" calcext:value-type="float">
            <text:p>0.003836381</text:p>
          </table:table-cell>
          <table:table-cell office:value-type="float" office:value="0.04356137" calcext:value-type="float">
            <text:p>0.04356137</text:p>
          </table:table-cell>
          <table:table-cell office:value-type="float" office:value="1670.893" calcext:value-type="float">
            <text:p>1670.893</text:p>
          </table:table-cell>
          <table:table-cell office:value-type="float" office:value="0.954783" calcext:value-type="float">
            <text:p>0.954783</text:p>
          </table:table-cell>
          <table:table-cell office:value-type="float" office:value="0" calcext:value-type="float">
            <text:p>0</text:p>
          </table:table-cell>
          <table:table-cell office:value-type="float" office:value="0.5856969" calcext:value-type="float">
            <text:p>0.5856969</text:p>
          </table:table-cell>
          <table:table-cell office:value-type="float" office:value="0.8410566" calcext:value-type="float">
            <text:p>0.8410566</text:p>
          </table:table-cell>
          <table:table-cell office:value-type="float" office:value="0.07373294" calcext:value-type="float">
            <text:p>0.07373294</text:p>
          </table:table-cell>
          <table:table-cell office:value-type="float" office:value="0.07363627" calcext:value-type="float">
            <text:p>0.07363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6135" calcext:value-type="float">
            <text:p>33.96135</text:p>
          </table:table-cell>
          <table:table-cell office:value-type="float" office:value="38.91595" calcext:value-type="float">
            <text:p>38.9159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1" calcext:value-type="float">
            <text:p>9082001</text:p>
          </table:table-cell>
          <table:table-cell office:value-type="float" office:value="2.144442" calcext:value-type="float">
            <text:p>2.144442</text:p>
          </table:table-cell>
          <table:table-cell office:value-type="float" office:value="129.3422" calcext:value-type="float">
            <text:p>129.342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21449" calcext:value-type="float">
            <text:p>25.2144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842219" calcext:value-type="float">
            <text:p>0.003842219</text:p>
          </table:table-cell>
          <table:table-cell office:value-type="float" office:value="0.04363759" calcext:value-type="float">
            <text:p>0.04363759</text:p>
          </table:table-cell>
          <table:table-cell office:value-type="float" office:value="1670.929" calcext:value-type="float">
            <text:p>1670.929</text:p>
          </table:table-cell>
          <table:table-cell office:value-type="float" office:value="0.9427866" calcext:value-type="float">
            <text:p>0.9427866</text:p>
          </table:table-cell>
          <table:table-cell office:value-type="float" office:value="0" calcext:value-type="float">
            <text:p>0</text:p>
          </table:table-cell>
          <table:table-cell office:value-type="float" office:value="0.6115746" calcext:value-type="float">
            <text:p>0.6115746</text:p>
          </table:table-cell>
          <table:table-cell office:value-type="float" office:value="0.8284866" calcext:value-type="float">
            <text:p>0.8284866</text:p>
          </table:table-cell>
          <table:table-cell office:value-type="float" office:value="0.07362468" calcext:value-type="float">
            <text:p>0.07362468</text:p>
          </table:table-cell>
          <table:table-cell office:value-type="float" office:value="0.07351344" calcext:value-type="float">
            <text:p>0.07351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8309" calcext:value-type="float">
            <text:p>33.98309</text:p>
          </table:table-cell>
          <table:table-cell office:value-type="float" office:value="39.00447" calcext:value-type="float">
            <text:p>39.0044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1" calcext:value-type="float">
            <text:p>10082001</text:p>
          </table:table-cell>
          <table:table-cell office:value-type="float" office:value="2.133363" calcext:value-type="float">
            <text:p>2.133363</text:p>
          </table:table-cell>
          <table:table-cell office:value-type="float" office:value="129.3246" calcext:value-type="float">
            <text:p>129.324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20458" calcext:value-type="float">
            <text:p>25.20458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847226" calcext:value-type="float">
            <text:p>0.003847226</text:p>
          </table:table-cell>
          <table:table-cell office:value-type="float" office:value="0.04364237" calcext:value-type="float">
            <text:p>0.04364237</text:p>
          </table:table-cell>
          <table:table-cell office:value-type="float" office:value="1670.966" calcext:value-type="float">
            <text:p>1670.966</text:p>
          </table:table-cell>
          <table:table-cell office:value-type="float" office:value="0.932244" calcext:value-type="float">
            <text:p>0.932244</text:p>
          </table:table-cell>
          <table:table-cell office:value-type="float" office:value="0" calcext:value-type="float">
            <text:p>0</text:p>
          </table:table-cell>
          <table:table-cell office:value-type="float" office:value="0.5786996" calcext:value-type="float">
            <text:p>0.5786996</text:p>
          </table:table-cell>
          <table:table-cell office:value-type="float" office:value="0.7983222" calcext:value-type="float">
            <text:p>0.7983222</text:p>
          </table:table-cell>
          <table:table-cell office:value-type="float" office:value="0.0734833" calcext:value-type="float">
            <text:p>0.0734833</text:p>
          </table:table-cell>
          <table:table-cell office:value-type="float" office:value="0.0733908" calcext:value-type="float">
            <text:p>0.0733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0518" calcext:value-type="float">
            <text:p>34.00518</text:p>
          </table:table-cell>
          <table:table-cell office:value-type="float" office:value="39.08814" calcext:value-type="float">
            <text:p>39.0881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1" calcext:value-type="float">
            <text:p>11082001</text:p>
          </table:table-cell>
          <table:table-cell office:value-type="float" office:value="2.124953" calcext:value-type="float">
            <text:p>2.124953</text:p>
          </table:table-cell>
          <table:table-cell office:value-type="float" office:value="129.3082" calcext:value-type="float">
            <text:p>129.308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19326" calcext:value-type="float">
            <text:p>25.19326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85204" calcext:value-type="float">
            <text:p>0.00385204</text:p>
          </table:table-cell>
          <table:table-cell office:value-type="float" office:value="0.043642" calcext:value-type="float">
            <text:p>0.043642</text:p>
          </table:table-cell>
          <table:table-cell office:value-type="float" office:value="1671.002" calcext:value-type="float">
            <text:p>1671.002</text:p>
          </table:table-cell>
          <table:table-cell office:value-type="float" office:value="0.930574" calcext:value-type="float">
            <text:p>0.930574</text:p>
          </table:table-cell>
          <table:table-cell office:value-type="float" office:value="0" calcext:value-type="float">
            <text:p>0</text:p>
          </table:table-cell>
          <table:table-cell office:value-type="float" office:value="0.5308822" calcext:value-type="float">
            <text:p>0.5308822</text:p>
          </table:table-cell>
          <table:table-cell office:value-type="float" office:value="0.7185517" calcext:value-type="float">
            <text:p>0.7185517</text:p>
          </table:table-cell>
          <table:table-cell office:value-type="float" office:value="0.07335066" calcext:value-type="float">
            <text:p>0.07335066</text:p>
          </table:table-cell>
          <table:table-cell office:value-type="float" office:value="0.07326849" calcext:value-type="float">
            <text:p>0.07326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2307" calcext:value-type="float">
            <text:p>34.02307</text:p>
          </table:table-cell>
          <table:table-cell office:value-type="float" office:value="39.15307" calcext:value-type="float">
            <text:p>39.1530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1" calcext:value-type="float">
            <text:p>12082001</text:p>
          </table:table-cell>
          <table:table-cell office:value-type="float" office:value="2.117054" calcext:value-type="float">
            <text:p>2.117054</text:p>
          </table:table-cell>
          <table:table-cell office:value-type="float" office:value="129.2924" calcext:value-type="float">
            <text:p>129.292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18059" calcext:value-type="float">
            <text:p>25.1805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856782" calcext:value-type="float">
            <text:p>0.003856782</text:p>
          </table:table-cell>
          <table:table-cell office:value-type="float" office:value="0.04363938" calcext:value-type="float">
            <text:p>0.04363938</text:p>
          </table:table-cell>
          <table:table-cell office:value-type="float" office:value="1671.036" calcext:value-type="float">
            <text:p>1671.036</text:p>
          </table:table-cell>
          <table:table-cell office:value-type="float" office:value="0.9295757" calcext:value-type="float">
            <text:p>0.9295757</text:p>
          </table:table-cell>
          <table:table-cell office:value-type="float" office:value="0" calcext:value-type="float">
            <text:p>0</text:p>
          </table:table-cell>
          <table:table-cell office:value-type="float" office:value="0.5128306" calcext:value-type="float">
            <text:p>0.5128306</text:p>
          </table:table-cell>
          <table:table-cell office:value-type="float" office:value="0.69988" calcext:value-type="float">
            <text:p>0.69988</text:p>
          </table:table-cell>
          <table:table-cell office:value-type="float" office:value="0.07322452" calcext:value-type="float">
            <text:p>0.07322452</text:p>
          </table:table-cell>
          <table:table-cell office:value-type="float" office:value="0.07314619" calcext:value-type="float">
            <text:p>0.07314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391" calcext:value-type="float">
            <text:p>34.0391</text:p>
          </table:table-cell>
          <table:table-cell office:value-type="float" office:value="39.20592" calcext:value-type="float">
            <text:p>39.2059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1" calcext:value-type="float">
            <text:p>13082001</text:p>
          </table:table-cell>
          <table:table-cell office:value-type="float" office:value="2.109526" calcext:value-type="float">
            <text:p>2.109526</text:p>
          </table:table-cell>
          <table:table-cell office:value-type="float" office:value="129.2769" calcext:value-type="float">
            <text:p>129.276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16739" calcext:value-type="float">
            <text:p>25.1673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861466" calcext:value-type="float">
            <text:p>0.003861466</text:p>
          </table:table-cell>
          <table:table-cell office:value-type="float" office:value="0.04363507" calcext:value-type="float">
            <text:p>0.04363507</text:p>
          </table:table-cell>
          <table:table-cell office:value-type="float" office:value="1671.071" calcext:value-type="float">
            <text:p>1671.071</text:p>
          </table:table-cell>
          <table:table-cell office:value-type="float" office:value="0.9290344" calcext:value-type="float">
            <text:p>0.9290344</text:p>
          </table:table-cell>
          <table:table-cell office:value-type="float" office:value="0" calcext:value-type="float">
            <text:p>0</text:p>
          </table:table-cell>
          <table:table-cell office:value-type="float" office:value="0.4972942" calcext:value-type="float">
            <text:p>0.4972942</text:p>
          </table:table-cell>
          <table:table-cell office:value-type="float" office:value="0.6856471" calcext:value-type="float">
            <text:p>0.6856471</text:p>
          </table:table-cell>
          <table:table-cell office:value-type="float" office:value="0.07310221" calcext:value-type="float">
            <text:p>0.07310221</text:p>
          </table:table-cell>
          <table:table-cell office:value-type="float" office:value="0.07302421" calcext:value-type="float">
            <text:p>0.07302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5404" calcext:value-type="float">
            <text:p>34.05404</text:p>
          </table:table-cell>
          <table:table-cell office:value-type="float" office:value="39.25526" calcext:value-type="float">
            <text:p>39.2552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1" calcext:value-type="float">
            <text:p>14082001</text:p>
          </table:table-cell>
          <table:table-cell office:value-type="float" office:value="2.102559" calcext:value-type="float">
            <text:p>2.102559</text:p>
          </table:table-cell>
          <table:table-cell office:value-type="float" office:value="129.2622" calcext:value-type="float">
            <text:p>129.262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15339" calcext:value-type="float">
            <text:p>25.1533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866075" calcext:value-type="float">
            <text:p>0.003866075</text:p>
          </table:table-cell>
          <table:table-cell office:value-type="float" office:value="0.04362952" calcext:value-type="float">
            <text:p>0.04362952</text:p>
          </table:table-cell>
          <table:table-cell office:value-type="float" office:value="1671.105" calcext:value-type="float">
            <text:p>1671.105</text:p>
          </table:table-cell>
          <table:table-cell office:value-type="float" office:value="0.9283565" calcext:value-type="float">
            <text:p>0.9283565</text:p>
          </table:table-cell>
          <table:table-cell office:value-type="float" office:value="0" calcext:value-type="float">
            <text:p>0</text:p>
          </table:table-cell>
          <table:table-cell office:value-type="float" office:value="0.4997965" calcext:value-type="float">
            <text:p>0.4997965</text:p>
          </table:table-cell>
          <table:table-cell office:value-type="float" office:value="0.6751017" calcext:value-type="float">
            <text:p>0.6751017</text:p>
          </table:table-cell>
          <table:table-cell office:value-type="float" office:value="0.07297777" calcext:value-type="float">
            <text:p>0.07297777</text:p>
          </table:table-cell>
          <table:table-cell office:value-type="float" office:value="0.07290243" calcext:value-type="float">
            <text:p>0.07290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6854" calcext:value-type="float">
            <text:p>34.06854</text:p>
          </table:table-cell>
          <table:table-cell office:value-type="float" office:value="39.29942" calcext:value-type="float">
            <text:p>39.2994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1" calcext:value-type="float">
            <text:p>15082001</text:p>
          </table:table-cell>
          <table:table-cell office:value-type="float" office:value="2.09526" calcext:value-type="float">
            <text:p>2.09526</text:p>
          </table:table-cell>
          <table:table-cell office:value-type="float" office:value="129.2474" calcext:value-type="float">
            <text:p>129.247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13914" calcext:value-type="float">
            <text:p>25.13914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870606" calcext:value-type="float">
            <text:p>0.003870606</text:p>
          </table:table-cell>
          <table:table-cell office:value-type="float" office:value="0.04362223" calcext:value-type="float">
            <text:p>0.04362223</text:p>
          </table:table-cell>
          <table:table-cell office:value-type="float" office:value="1671.139" calcext:value-type="float">
            <text:p>1671.139</text:p>
          </table:table-cell>
          <table:table-cell office:value-type="float" office:value="0.9266179" calcext:value-type="float">
            <text:p>0.9266179</text:p>
          </table:table-cell>
          <table:table-cell office:value-type="float" office:value="0" calcext:value-type="float">
            <text:p>0</text:p>
          </table:table-cell>
          <table:table-cell office:value-type="float" office:value="0.519684" calcext:value-type="float">
            <text:p>0.519684</text:p>
          </table:table-cell>
          <table:table-cell office:value-type="float" office:value="0.6894778" calcext:value-type="float">
            <text:p>0.6894778</text:p>
          </table:table-cell>
          <table:table-cell office:value-type="float" office:value="0.07285493" calcext:value-type="float">
            <text:p>0.07285493</text:p>
          </table:table-cell>
          <table:table-cell office:value-type="float" office:value="0.07278071" calcext:value-type="float">
            <text:p>0.07278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8308" calcext:value-type="float">
            <text:p>34.08308</text:p>
          </table:table-cell>
          <table:table-cell office:value-type="float" office:value="39.34408" calcext:value-type="float">
            <text:p>39.344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1" calcext:value-type="float">
            <text:p>16082001</text:p>
          </table:table-cell>
          <table:table-cell office:value-type="float" office:value="2.088328" calcext:value-type="float">
            <text:p>2.088328</text:p>
          </table:table-cell>
          <table:table-cell office:value-type="float" office:value="129.2325" calcext:value-type="float">
            <text:p>129.23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12498" calcext:value-type="float">
            <text:p>25.12498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875108" calcext:value-type="float">
            <text:p>0.003875108</text:p>
          </table:table-cell>
          <table:table-cell office:value-type="float" office:value="0.04361451" calcext:value-type="float">
            <text:p>0.04361451</text:p>
          </table:table-cell>
          <table:table-cell office:value-type="float" office:value="1671.173" calcext:value-type="float">
            <text:p>1671.173</text:p>
          </table:table-cell>
          <table:table-cell office:value-type="float" office:value="0.9257635" calcext:value-type="float">
            <text:p>0.9257635</text:p>
          </table:table-cell>
          <table:table-cell office:value-type="float" office:value="0" calcext:value-type="float">
            <text:p>0</text:p>
          </table:table-cell>
          <table:table-cell office:value-type="float" office:value="0.4971718" calcext:value-type="float">
            <text:p>0.4971718</text:p>
          </table:table-cell>
          <table:table-cell office:value-type="float" office:value="0.6807935" calcext:value-type="float">
            <text:p>0.6807935</text:p>
          </table:table-cell>
          <table:table-cell office:value-type="float" office:value="0.07273475" calcext:value-type="float">
            <text:p>0.07273475</text:p>
          </table:table-cell>
          <table:table-cell office:value-type="float" office:value="0.0726594" calcext:value-type="float">
            <text:p>0.0726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9658" calcext:value-type="float">
            <text:p>34.09658</text:p>
          </table:table-cell>
          <table:table-cell office:value-type="float" office:value="39.38904" calcext:value-type="float">
            <text:p>39.3890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1" calcext:value-type="float">
            <text:p>17082001</text:p>
          </table:table-cell>
          <table:table-cell office:value-type="float" office:value="2.081897" calcext:value-type="float">
            <text:p>2.081897</text:p>
          </table:table-cell>
          <table:table-cell office:value-type="float" office:value="129.2183" calcext:value-type="float">
            <text:p>129.218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11038" calcext:value-type="float">
            <text:p>25.11038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879575" calcext:value-type="float">
            <text:p>0.003879575</text:p>
          </table:table-cell>
          <table:table-cell office:value-type="float" office:value="0.04360768" calcext:value-type="float">
            <text:p>0.04360768</text:p>
          </table:table-cell>
          <table:table-cell office:value-type="float" office:value="1671.207" calcext:value-type="float">
            <text:p>1671.207</text:p>
          </table:table-cell>
          <table:table-cell office:value-type="float" office:value="0.9255639" calcext:value-type="float">
            <text:p>0.9255639</text:p>
          </table:table-cell>
          <table:table-cell office:value-type="float" office:value="0" calcext:value-type="float">
            <text:p>0</text:p>
          </table:table-cell>
          <table:table-cell office:value-type="float" office:value="0.4922953" calcext:value-type="float">
            <text:p>0.4922953</text:p>
          </table:table-cell>
          <table:table-cell office:value-type="float" office:value="0.706731" calcext:value-type="float">
            <text:p>0.706731</text:p>
          </table:table-cell>
          <table:table-cell office:value-type="float" office:value="0.07295301" calcext:value-type="float">
            <text:p>0.07295301</text:p>
          </table:table-cell>
          <table:table-cell office:value-type="float" office:value="0.07253823" calcext:value-type="float">
            <text:p>0.07253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0568" calcext:value-type="float">
            <text:p>34.10568</text:p>
          </table:table-cell>
          <table:table-cell office:value-type="float" office:value="39.42731" calcext:value-type="float">
            <text:p>39.427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1" calcext:value-type="float">
            <text:p>18082001</text:p>
          </table:table-cell>
          <table:table-cell office:value-type="float" office:value="2.076042" calcext:value-type="float">
            <text:p>2.076042</text:p>
          </table:table-cell>
          <table:table-cell office:value-type="float" office:value="129.2052" calcext:value-type="float">
            <text:p>129.205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0949" calcext:value-type="float">
            <text:p>25.094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899195" calcext:value-type="float">
            <text:p>0.003899195</text:p>
          </table:table-cell>
          <table:table-cell office:value-type="float" office:value="0.04405696" calcext:value-type="float">
            <text:p>0.04405696</text:p>
          </table:table-cell>
          <table:table-cell office:value-type="float" office:value="1671.241" calcext:value-type="float">
            <text:p>1671.241</text:p>
          </table:table-cell>
          <table:table-cell office:value-type="float" office:value="0.92515" calcext:value-type="float">
            <text:p>0.92515</text:p>
          </table:table-cell>
          <table:table-cell office:value-type="float" office:value="0" calcext:value-type="float">
            <text:p>0</text:p>
          </table:table-cell>
          <table:table-cell office:value-type="float" office:value="0.8637654" calcext:value-type="float">
            <text:p>0.8637654</text:p>
          </table:table-cell>
          <table:table-cell office:value-type="float" office:value="0.7123781" calcext:value-type="float">
            <text:p>0.7123781</text:p>
          </table:table-cell>
          <table:table-cell office:value-type="float" office:value="0.07273509" calcext:value-type="float">
            <text:p>0.07273509</text:p>
          </table:table-cell>
          <table:table-cell office:value-type="float" office:value="0.0724173" calcext:value-type="float">
            <text:p>0.0724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3825" calcext:value-type="float">
            <text:p>34.13825</text:p>
          </table:table-cell>
          <table:table-cell office:value-type="float" office:value="39.45691" calcext:value-type="float">
            <text:p>39.4569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1" calcext:value-type="float">
            <text:p>19082001</text:p>
          </table:table-cell>
          <table:table-cell office:value-type="float" office:value="2.070275" calcext:value-type="float">
            <text:p>2.070275</text:p>
          </table:table-cell>
          <table:table-cell office:value-type="float" office:value="129.1921" calcext:value-type="float">
            <text:p>129.192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07914" calcext:value-type="float">
            <text:p>25.07914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906366" calcext:value-type="float">
            <text:p>0.003906366</text:p>
          </table:table-cell>
          <table:table-cell office:value-type="float" office:value="0.04412746" calcext:value-type="float">
            <text:p>0.04412746</text:p>
          </table:table-cell>
          <table:table-cell office:value-type="float" office:value="1671.275" calcext:value-type="float">
            <text:p>1671.275</text:p>
          </table:table-cell>
          <table:table-cell office:value-type="float" office:value="0.9242297" calcext:value-type="float">
            <text:p>0.9242297</text:p>
          </table:table-cell>
          <table:table-cell office:value-type="float" office:value="0" calcext:value-type="float">
            <text:p>0</text:p>
          </table:table-cell>
          <table:table-cell office:value-type="float" office:value="0.7091416" calcext:value-type="float">
            <text:p>0.7091416</text:p>
          </table:table-cell>
          <table:table-cell office:value-type="float" office:value="0.678343" calcext:value-type="float">
            <text:p>0.678343</text:p>
          </table:table-cell>
          <table:table-cell office:value-type="float" office:value="0.07251492" calcext:value-type="float">
            <text:p>0.07251492</text:p>
          </table:table-cell>
          <table:table-cell office:value-type="float" office:value="0.07229654" calcext:value-type="float">
            <text:p>0.07229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7118" calcext:value-type="float">
            <text:p>34.17118</text:p>
          </table:table-cell>
          <table:table-cell office:value-type="float" office:value="39.49184" calcext:value-type="float">
            <text:p>39.4918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1" calcext:value-type="float">
            <text:p>20082001</text:p>
          </table:table-cell>
          <table:table-cell office:value-type="float" office:value="2.064796" calcext:value-type="float">
            <text:p>2.064796</text:p>
          </table:table-cell>
          <table:table-cell office:value-type="float" office:value="129.1794" calcext:value-type="float">
            <text:p>129.179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06299" calcext:value-type="float">
            <text:p>25.0629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910901" calcext:value-type="float">
            <text:p>0.003910901</text:p>
          </table:table-cell>
          <table:table-cell office:value-type="float" office:value="0.04412243" calcext:value-type="float">
            <text:p>0.04412243</text:p>
          </table:table-cell>
          <table:table-cell office:value-type="float" office:value="1671.309" calcext:value-type="float">
            <text:p>1671.309</text:p>
          </table:table-cell>
          <table:table-cell office:value-type="float" office:value="0.923241" calcext:value-type="float">
            <text:p>0.923241</text:p>
          </table:table-cell>
          <table:table-cell office:value-type="float" office:value="0" calcext:value-type="float">
            <text:p>0</text:p>
          </table:table-cell>
          <table:table-cell office:value-type="float" office:value="0.590794" calcext:value-type="float">
            <text:p>0.590794</text:p>
          </table:table-cell>
          <table:table-cell office:value-type="float" office:value="0.6640455" calcext:value-type="float">
            <text:p>0.6640455</text:p>
          </table:table-cell>
          <table:table-cell office:value-type="float" office:value="0.07234713" calcext:value-type="float">
            <text:p>0.07234713</text:p>
          </table:table-cell>
          <table:table-cell office:value-type="float" office:value="0.07217601" calcext:value-type="float">
            <text:p>0.07217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9296" calcext:value-type="float">
            <text:p>34.19296</text:p>
          </table:table-cell>
          <table:table-cell office:value-type="float" office:value="39.52491" calcext:value-type="float">
            <text:p>39.5249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1" calcext:value-type="float">
            <text:p>21082001</text:p>
          </table:table-cell>
          <table:table-cell office:value-type="float" office:value="2.058939" calcext:value-type="float">
            <text:p>2.058939</text:p>
          </table:table-cell>
          <table:table-cell office:value-type="float" office:value="129.1664" calcext:value-type="float">
            <text:p>129.166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04667" calcext:value-type="float">
            <text:p>25.04667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915286" calcext:value-type="float">
            <text:p>0.003915286</text:p>
          </table:table-cell>
          <table:table-cell office:value-type="float" office:value="0.0441121" calcext:value-type="float">
            <text:p>0.0441121</text:p>
          </table:table-cell>
          <table:table-cell office:value-type="float" office:value="1671.342" calcext:value-type="float">
            <text:p>1671.342</text:p>
          </table:table-cell>
          <table:table-cell office:value-type="float" office:value="0.9219538" calcext:value-type="float">
            <text:p>0.9219538</text:p>
          </table:table-cell>
          <table:table-cell office:value-type="float" office:value="0" calcext:value-type="float">
            <text:p>0</text:p>
          </table:table-cell>
          <table:table-cell office:value-type="float" office:value="0.6224336" calcext:value-type="float">
            <text:p>0.6224336</text:p>
          </table:table-cell>
          <table:table-cell office:value-type="float" office:value="0.6764784" calcext:value-type="float">
            <text:p>0.6764784</text:p>
          </table:table-cell>
          <table:table-cell office:value-type="float" office:value="0.07217752" calcext:value-type="float">
            <text:p>0.07217752</text:p>
          </table:table-cell>
          <table:table-cell office:value-type="float" office:value="0.07205564" calcext:value-type="float">
            <text:p>0.07205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1424" calcext:value-type="float">
            <text:p>34.21424</text:p>
          </table:table-cell>
          <table:table-cell office:value-type="float" office:value="39.55867" calcext:value-type="float">
            <text:p>39.5586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1" calcext:value-type="float">
            <text:p>22082001</text:p>
          </table:table-cell>
          <table:table-cell office:value-type="float" office:value="2.05229" calcext:value-type="float">
            <text:p>2.05229</text:p>
          </table:table-cell>
          <table:table-cell office:value-type="float" office:value="129.1521" calcext:value-type="float">
            <text:p>129.152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03124" calcext:value-type="float">
            <text:p>25.03124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919652" calcext:value-type="float">
            <text:p>0.003919652</text:p>
          </table:table-cell>
          <table:table-cell office:value-type="float" office:value="0.04410029" calcext:value-type="float">
            <text:p>0.04410029</text:p>
          </table:table-cell>
          <table:table-cell office:value-type="float" office:value="1671.375" calcext:value-type="float">
            <text:p>1671.375</text:p>
          </table:table-cell>
          <table:table-cell office:value-type="float" office:value="0.9200832" calcext:value-type="float">
            <text:p>0.9200832</text:p>
          </table:table-cell>
          <table:table-cell office:value-type="float" office:value="0" calcext:value-type="float">
            <text:p>0</text:p>
          </table:table-cell>
          <table:table-cell office:value-type="float" office:value="0.5710898" calcext:value-type="float">
            <text:p>0.5710898</text:p>
          </table:table-cell>
          <table:table-cell office:value-type="float" office:value="0.696596" calcext:value-type="float">
            <text:p>0.696596</text:p>
          </table:table-cell>
          <table:table-cell office:value-type="float" office:value="0.07202957" calcext:value-type="float">
            <text:p>0.07202957</text:p>
          </table:table-cell>
          <table:table-cell office:value-type="float" office:value="0.07193541" calcext:value-type="float">
            <text:p>0.07193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3301" calcext:value-type="float">
            <text:p>34.23301</text:p>
          </table:table-cell>
          <table:table-cell office:value-type="float" office:value="39.60011" calcext:value-type="float">
            <text:p>39.6001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1" calcext:value-type="float">
            <text:p>23082001</text:p>
          </table:table-cell>
          <table:table-cell office:value-type="float" office:value="2.046424" calcext:value-type="float">
            <text:p>2.046424</text:p>
          </table:table-cell>
          <table:table-cell office:value-type="float" office:value="129.1383" calcext:value-type="float">
            <text:p>129.138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0162" calcext:value-type="float">
            <text:p>25.0162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923997" calcext:value-type="float">
            <text:p>0.003923997</text:p>
          </table:table-cell>
          <table:table-cell office:value-type="float" office:value="0.04408753" calcext:value-type="float">
            <text:p>0.04408753</text:p>
          </table:table-cell>
          <table:table-cell office:value-type="float" office:value="1671.409" calcext:value-type="float">
            <text:p>1671.409</text:p>
          </table:table-cell>
          <table:table-cell office:value-type="float" office:value="0.9190503" calcext:value-type="float">
            <text:p>0.9190503</text:p>
          </table:table-cell>
          <table:table-cell office:value-type="float" office:value="0" calcext:value-type="float">
            <text:p>0</text:p>
          </table:table-cell>
          <table:table-cell office:value-type="float" office:value="0.6223908" calcext:value-type="float">
            <text:p>0.6223908</text:p>
          </table:table-cell>
          <table:table-cell office:value-type="float" office:value="0.6710673" calcext:value-type="float">
            <text:p>0.6710673</text:p>
          </table:table-cell>
          <table:table-cell office:value-type="float" office:value="0.07193088" calcext:value-type="float">
            <text:p>0.07193088</text:p>
          </table:table-cell>
          <table:table-cell office:value-type="float" office:value="0.07181551" calcext:value-type="float">
            <text:p>0.07181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4887" calcext:value-type="float">
            <text:p>34.24887</text:p>
          </table:table-cell>
          <table:table-cell office:value-type="float" office:value="39.64101" calcext:value-type="float">
            <text:p>39.641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1" calcext:value-type="float">
            <text:p>24082001</text:p>
          </table:table-cell>
          <table:table-cell office:value-type="float" office:value="2.04045" calcext:value-type="float">
            <text:p>2.04045</text:p>
          </table:table-cell>
          <table:table-cell office:value-type="float" office:value="129.1246" calcext:value-type="float">
            <text:p>129.124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.00061" calcext:value-type="float">
            <text:p>25.00061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92831" calcext:value-type="float">
            <text:p>0.00392831</text:p>
          </table:table-cell>
          <table:table-cell office:value-type="float" office:value="0.04407376" calcext:value-type="float">
            <text:p>0.04407376</text:p>
          </table:table-cell>
          <table:table-cell office:value-type="float" office:value="1671.443" calcext:value-type="float">
            <text:p>1671.443</text:p>
          </table:table-cell>
          <table:table-cell office:value-type="float" office:value="0.9175598" calcext:value-type="float">
            <text:p>0.9175598</text:p>
          </table:table-cell>
          <table:table-cell office:value-type="float" office:value="0" calcext:value-type="float">
            <text:p>0</text:p>
          </table:table-cell>
          <table:table-cell office:value-type="float" office:value="0.5610329" calcext:value-type="float">
            <text:p>0.5610329</text:p>
          </table:table-cell>
          <table:table-cell office:value-type="float" office:value="0.6722306" calcext:value-type="float">
            <text:p>0.6722306</text:p>
          </table:table-cell>
          <table:table-cell office:value-type="float" office:value="0.07178208" calcext:value-type="float">
            <text:p>0.07178208</text:p>
          </table:table-cell>
          <table:table-cell office:value-type="float" office:value="0.07169577" calcext:value-type="float">
            <text:p>0.07169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6606" calcext:value-type="float">
            <text:p>34.26606</text:p>
          </table:table-cell>
          <table:table-cell office:value-type="float" office:value="39.67877" calcext:value-type="float">
            <text:p>39.6787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1" calcext:value-type="float">
            <text:p>25082001</text:p>
          </table:table-cell>
          <table:table-cell office:value-type="float" office:value="2.034382" calcext:value-type="float">
            <text:p>2.034382</text:p>
          </table:table-cell>
          <table:table-cell office:value-type="float" office:value="129.1108" calcext:value-type="float">
            <text:p>129.110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98515" calcext:value-type="float">
            <text:p>24.98515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932621" calcext:value-type="float">
            <text:p>0.003932621</text:p>
          </table:table-cell>
          <table:table-cell office:value-type="float" office:value="0.04405983" calcext:value-type="float">
            <text:p>0.04405983</text:p>
          </table:table-cell>
          <table:table-cell office:value-type="float" office:value="1671.476" calcext:value-type="float">
            <text:p>1671.476</text:p>
          </table:table-cell>
          <table:table-cell office:value-type="float" office:value="0.9158945" calcext:value-type="float">
            <text:p>0.9158945</text:p>
          </table:table-cell>
          <table:table-cell office:value-type="float" office:value="0" calcext:value-type="float">
            <text:p>0</text:p>
          </table:table-cell>
          <table:table-cell office:value-type="float" office:value="0.522073" calcext:value-type="float">
            <text:p>0.522073</text:p>
          </table:table-cell>
          <table:table-cell office:value-type="float" office:value="0.6791594" calcext:value-type="float">
            <text:p>0.6791594</text:p>
          </table:table-cell>
          <table:table-cell office:value-type="float" office:value="0.07165467" calcext:value-type="float">
            <text:p>0.07165467</text:p>
          </table:table-cell>
          <table:table-cell office:value-type="float" office:value="0.07157619" calcext:value-type="float">
            <text:p>0.07157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8024" calcext:value-type="float">
            <text:p>34.28024</text:p>
          </table:table-cell>
          <table:table-cell office:value-type="float" office:value="39.71787" calcext:value-type="float">
            <text:p>39.7178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1" calcext:value-type="float">
            <text:p>26082001</text:p>
          </table:table-cell>
          <table:table-cell office:value-type="float" office:value="2.028983" calcext:value-type="float">
            <text:p>2.028983</text:p>
          </table:table-cell>
          <table:table-cell office:value-type="float" office:value="129.0974" calcext:value-type="float">
            <text:p>129.097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96905" calcext:value-type="float">
            <text:p>24.96905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944537" calcext:value-type="float">
            <text:p>0.003944537</text:p>
          </table:table-cell>
          <table:table-cell office:value-type="float" office:value="0.0443037" calcext:value-type="float">
            <text:p>0.0443037</text:p>
          </table:table-cell>
          <table:table-cell office:value-type="float" office:value="1671.509" calcext:value-type="float">
            <text:p>1671.509</text:p>
          </table:table-cell>
          <table:table-cell office:value-type="float" office:value="0.9149388" calcext:value-type="float">
            <text:p>0.9149388</text:p>
          </table:table-cell>
          <table:table-cell office:value-type="float" office:value="0" calcext:value-type="float">
            <text:p>0</text:p>
          </table:table-cell>
          <table:table-cell office:value-type="float" office:value="0.418183" calcext:value-type="float">
            <text:p>0.418183</text:p>
          </table:table-cell>
          <table:table-cell office:value-type="float" office:value="0.6004913" calcext:value-type="float">
            <text:p>0.6004913</text:p>
          </table:table-cell>
          <table:table-cell office:value-type="float" office:value="0.07184227" calcext:value-type="float">
            <text:p>0.07184227</text:p>
          </table:table-cell>
          <table:table-cell office:value-type="float" office:value="0.07145684" calcext:value-type="float">
            <text:p>0.07145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7943" calcext:value-type="float">
            <text:p>34.27943</text:p>
          </table:table-cell>
          <table:table-cell office:value-type="float" office:value="39.74368" calcext:value-type="float">
            <text:p>39.7436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1" calcext:value-type="float">
            <text:p>27082001</text:p>
          </table:table-cell>
          <table:table-cell office:value-type="float" office:value="2.023881" calcext:value-type="float">
            <text:p>2.023881</text:p>
          </table:table-cell>
          <table:table-cell office:value-type="float" office:value="129.0851" calcext:value-type="float">
            <text:p>129.085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95199" calcext:value-type="float">
            <text:p>24.9519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3992198" calcext:value-type="float">
            <text:p>0.003992198</text:p>
          </table:table-cell>
          <table:table-cell office:value-type="float" office:value="0.04568364" calcext:value-type="float">
            <text:p>0.04568364</text:p>
          </table:table-cell>
          <table:table-cell office:value-type="float" office:value="1671.543" calcext:value-type="float">
            <text:p>1671.543</text:p>
          </table:table-cell>
          <table:table-cell office:value-type="float" office:value="0.9141576" calcext:value-type="float">
            <text:p>0.9141576</text:p>
          </table:table-cell>
          <table:table-cell office:value-type="float" office:value="0" calcext:value-type="float">
            <text:p>0</text:p>
          </table:table-cell>
          <table:table-cell office:value-type="float" office:value="0.7815948" calcext:value-type="float">
            <text:p>0.7815948</text:p>
          </table:table-cell>
          <table:table-cell office:value-type="float" office:value="0.6955037" calcext:value-type="float">
            <text:p>0.6955037</text:p>
          </table:table-cell>
          <table:table-cell office:value-type="float" office:value="0.0716573" calcext:value-type="float">
            <text:p>0.0716573</text:p>
          </table:table-cell>
          <table:table-cell office:value-type="float" office:value="0.07133781" calcext:value-type="float">
            <text:p>0.07133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0269" calcext:value-type="float">
            <text:p>34.30269</text:p>
          </table:table-cell>
          <table:table-cell office:value-type="float" office:value="39.75596" calcext:value-type="float">
            <text:p>39.7559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1" calcext:value-type="float">
            <text:p>28082001</text:p>
          </table:table-cell>
          <table:table-cell office:value-type="float" office:value="2.019283" calcext:value-type="float">
            <text:p>2.019283</text:p>
          </table:table-cell>
          <table:table-cell office:value-type="float" office:value="129.0733" calcext:value-type="float">
            <text:p>129.073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93506" calcext:value-type="float">
            <text:p>24.93506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015676" calcext:value-type="float">
            <text:p>0.004015676</text:p>
          </table:table-cell>
          <table:table-cell office:value-type="float" office:value="0.04630986" calcext:value-type="float">
            <text:p>0.04630986</text:p>
          </table:table-cell>
          <table:table-cell office:value-type="float" office:value="1671.576" calcext:value-type="float">
            <text:p>1671.576</text:p>
          </table:table-cell>
          <table:table-cell office:value-type="float" office:value="0.9129513" calcext:value-type="float">
            <text:p>0.9129513</text:p>
          </table:table-cell>
          <table:table-cell office:value-type="float" office:value="0" calcext:value-type="float">
            <text:p>0</text:p>
          </table:table-cell>
          <table:table-cell office:value-type="float" office:value="0.7988344" calcext:value-type="float">
            <text:p>0.7988344</text:p>
          </table:table-cell>
          <table:table-cell office:value-type="float" office:value="0.6554257" calcext:value-type="float">
            <text:p>0.6554257</text:p>
          </table:table-cell>
          <table:table-cell office:value-type="float" office:value="0.07146085" calcext:value-type="float">
            <text:p>0.07146085</text:p>
          </table:table-cell>
          <table:table-cell office:value-type="float" office:value="0.07121883" calcext:value-type="float">
            <text:p>0.07121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3433" calcext:value-type="float">
            <text:p>34.33433</text:p>
          </table:table-cell>
          <table:table-cell office:value-type="float" office:value="39.78112" calcext:value-type="float">
            <text:p>39.7811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1" calcext:value-type="float">
            <text:p>29082001</text:p>
          </table:table-cell>
          <table:table-cell office:value-type="float" office:value="2.0146" calcext:value-type="float">
            <text:p>2.0146</text:p>
          </table:table-cell>
          <table:table-cell office:value-type="float" office:value="129.0619" calcext:value-type="float">
            <text:p>129.061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91746" calcext:value-type="float">
            <text:p>24.91746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028915" calcext:value-type="float">
            <text:p>0.004028915</text:p>
          </table:table-cell>
          <table:table-cell office:value-type="float" office:value="0.04659995" calcext:value-type="float">
            <text:p>0.04659995</text:p>
          </table:table-cell>
          <table:table-cell office:value-type="float" office:value="1671.609" calcext:value-type="float">
            <text:p>1671.609</text:p>
          </table:table-cell>
          <table:table-cell office:value-type="float" office:value="0.9112973" calcext:value-type="float">
            <text:p>0.9112973</text:p>
          </table:table-cell>
          <table:table-cell office:value-type="float" office:value="0" calcext:value-type="float">
            <text:p>0</text:p>
          </table:table-cell>
          <table:table-cell office:value-type="float" office:value="0.6662921" calcext:value-type="float">
            <text:p>0.6662921</text:p>
          </table:table-cell>
          <table:table-cell office:value-type="float" office:value="0.6479112" calcext:value-type="float">
            <text:p>0.6479112</text:p>
          </table:table-cell>
          <table:table-cell office:value-type="float" office:value="0.07123569" calcext:value-type="float">
            <text:p>0.07123569</text:p>
          </table:table-cell>
          <table:table-cell office:value-type="float" office:value="0.07110003" calcext:value-type="float">
            <text:p>0.0711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5903" calcext:value-type="float">
            <text:p>34.35903</text:p>
          </table:table-cell>
          <table:table-cell office:value-type="float" office:value="39.80475" calcext:value-type="float">
            <text:p>39.804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1" calcext:value-type="float">
            <text:p>30082001</text:p>
          </table:table-cell>
          <table:table-cell office:value-type="float" office:value="2.009435" calcext:value-type="float">
            <text:p>2.009435</text:p>
          </table:table-cell>
          <table:table-cell office:value-type="float" office:value="129.0497" calcext:value-type="float">
            <text:p>129.049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90019" calcext:value-type="float">
            <text:p>24.9001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038154" calcext:value-type="float">
            <text:p>0.004038154</text:p>
          </table:table-cell>
          <table:table-cell office:value-type="float" office:value="0.04674395" calcext:value-type="float">
            <text:p>0.04674395</text:p>
          </table:table-cell>
          <table:table-cell office:value-type="float" office:value="1671.641" calcext:value-type="float">
            <text:p>1671.641</text:p>
          </table:table-cell>
          <table:table-cell office:value-type="float" office:value="0.909506" calcext:value-type="float">
            <text:p>0.909506</text:p>
          </table:table-cell>
          <table:table-cell office:value-type="float" office:value="0" calcext:value-type="float">
            <text:p>0</text:p>
          </table:table-cell>
          <table:table-cell office:value-type="float" office:value="0.5881536" calcext:value-type="float">
            <text:p>0.5881536</text:p>
          </table:table-cell>
          <table:table-cell office:value-type="float" office:value="0.6665148" calcext:value-type="float">
            <text:p>0.6665148</text:p>
          </table:table-cell>
          <table:table-cell office:value-type="float" office:value="0.07107755" calcext:value-type="float">
            <text:p>0.07107755</text:p>
          </table:table-cell>
          <table:table-cell office:value-type="float" office:value="0.07098157" calcext:value-type="float">
            <text:p>0.07098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7616" calcext:value-type="float">
            <text:p>34.37616</text:p>
          </table:table-cell>
          <table:table-cell office:value-type="float" office:value="39.83295" calcext:value-type="float">
            <text:p>39.8329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1" calcext:value-type="float">
            <text:p>31082001</text:p>
          </table:table-cell>
          <table:table-cell office:value-type="float" office:value="2.004187" calcext:value-type="float">
            <text:p>2.004187</text:p>
          </table:table-cell>
          <table:table-cell office:value-type="float" office:value="129.0368" calcext:value-type="float">
            <text:p>129.036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88373" calcext:value-type="float">
            <text:p>24.88373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04376" calcext:value-type="float">
            <text:p>0.00404376</text:p>
          </table:table-cell>
          <table:table-cell office:value-type="float" office:value="0.04677382" calcext:value-type="float">
            <text:p>0.04677382</text:p>
          </table:table-cell>
          <table:table-cell office:value-type="float" office:value="1671.674" calcext:value-type="float">
            <text:p>1671.674</text:p>
          </table:table-cell>
          <table:table-cell office:value-type="float" office:value="0.9080181" calcext:value-type="float">
            <text:p>0.9080181</text:p>
          </table:table-cell>
          <table:table-cell office:value-type="float" office:value="0" calcext:value-type="float">
            <text:p>0</text:p>
          </table:table-cell>
          <table:table-cell office:value-type="float" office:value="0.5769688" calcext:value-type="float">
            <text:p>0.5769688</text:p>
          </table:table-cell>
          <table:table-cell office:value-type="float" office:value="0.6746612" calcext:value-type="float">
            <text:p>0.6746612</text:p>
          </table:table-cell>
          <table:table-cell office:value-type="float" office:value="0.0710168" calcext:value-type="float">
            <text:p>0.0710168</text:p>
          </table:table-cell>
          <table:table-cell office:value-type="float" office:value="0.07086312" calcext:value-type="float">
            <text:p>0.07086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9006" calcext:value-type="float">
            <text:p>34.39006</text:p>
          </table:table-cell>
          <table:table-cell office:value-type="float" office:value="39.86645" calcext:value-type="float">
            <text:p>39.8664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1" calcext:value-type="float">
            <text:p>1092001</text:p>
          </table:table-cell>
          <table:table-cell office:value-type="float" office:value="1.999643" calcext:value-type="float">
            <text:p>1.999643</text:p>
          </table:table-cell>
          <table:table-cell office:value-type="float" office:value="129.0251" calcext:value-type="float">
            <text:p>129.025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86683" calcext:value-type="float">
            <text:p>24.86683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04822" calcext:value-type="float">
            <text:p>0.00404822</text:p>
          </table:table-cell>
          <table:table-cell office:value-type="float" office:value="0.04676947" calcext:value-type="float">
            <text:p>0.04676947</text:p>
          </table:table-cell>
          <table:table-cell office:value-type="float" office:value="1671.707" calcext:value-type="float">
            <text:p>1671.707</text:p>
          </table:table-cell>
          <table:table-cell office:value-type="float" office:value="0.9064321" calcext:value-type="float">
            <text:p>0.9064321</text:p>
          </table:table-cell>
          <table:table-cell office:value-type="float" office:value="0" calcext:value-type="float">
            <text:p>0</text:p>
          </table:table-cell>
          <table:table-cell office:value-type="float" office:value="0.6156741" calcext:value-type="float">
            <text:p>0.6156741</text:p>
          </table:table-cell>
          <table:table-cell office:value-type="float" office:value="0.6421478" calcext:value-type="float">
            <text:p>0.6421478</text:p>
          </table:table-cell>
          <table:table-cell office:value-type="float" office:value="0.07085717" calcext:value-type="float">
            <text:p>0.07085717</text:p>
          </table:table-cell>
          <table:table-cell office:value-type="float" office:value="0.07074496" calcext:value-type="float">
            <text:p>0.07074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0862" calcext:value-type="float">
            <text:p>34.40862</text:p>
          </table:table-cell>
          <table:table-cell office:value-type="float" office:value="39.89423" calcext:value-type="float">
            <text:p>39.8942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1" calcext:value-type="float">
            <text:p>2092001</text:p>
          </table:table-cell>
          <table:table-cell office:value-type="float" office:value="1.995232" calcext:value-type="float">
            <text:p>1.995232</text:p>
          </table:table-cell>
          <table:table-cell office:value-type="float" office:value="129.0139" calcext:value-type="float">
            <text:p>129.013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84928" calcext:value-type="float">
            <text:p>24.84928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052579" calcext:value-type="float">
            <text:p>0.004052579</text:p>
          </table:table-cell>
          <table:table-cell office:value-type="float" office:value="0.04676181" calcext:value-type="float">
            <text:p>0.04676181</text:p>
          </table:table-cell>
          <table:table-cell office:value-type="float" office:value="1671.739" calcext:value-type="float">
            <text:p>1671.739</text:p>
          </table:table-cell>
          <table:table-cell office:value-type="float" office:value="0.9047365" calcext:value-type="float">
            <text:p>0.9047365</text:p>
          </table:table-cell>
          <table:table-cell office:value-type="float" office:value="0" calcext:value-type="float">
            <text:p>0</text:p>
          </table:table-cell>
          <table:table-cell office:value-type="float" office:value="0.5380419" calcext:value-type="float">
            <text:p>0.5380419</text:p>
          </table:table-cell>
          <table:table-cell office:value-type="float" office:value="0.632953" calcext:value-type="float">
            <text:p>0.632953</text:p>
          </table:table-cell>
          <table:table-cell office:value-type="float" office:value="0.07071373" calcext:value-type="float">
            <text:p>0.07071373</text:p>
          </table:table-cell>
          <table:table-cell office:value-type="float" office:value="0.07062706" calcext:value-type="float">
            <text:p>0.07062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2204" calcext:value-type="float">
            <text:p>34.42204</text:p>
          </table:table-cell>
          <table:table-cell office:value-type="float" office:value="39.91843" calcext:value-type="float">
            <text:p>39.9184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1" calcext:value-type="float">
            <text:p>3092001</text:p>
          </table:table-cell>
          <table:table-cell office:value-type="float" office:value="1.99012" calcext:value-type="float">
            <text:p>1.99012</text:p>
          </table:table-cell>
          <table:table-cell office:value-type="float" office:value="129.0015" calcext:value-type="float">
            <text:p>129.001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83201" calcext:value-type="float">
            <text:p>24.83201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056917" calcext:value-type="float">
            <text:p>0.004056917</text:p>
          </table:table-cell>
          <table:table-cell office:value-type="float" office:value="0.04675292" calcext:value-type="float">
            <text:p>0.04675292</text:p>
          </table:table-cell>
          <table:table-cell office:value-type="float" office:value="1671.771" calcext:value-type="float">
            <text:p>1671.771</text:p>
          </table:table-cell>
          <table:table-cell office:value-type="float" office:value="0.9028504" calcext:value-type="float">
            <text:p>0.9028504</text:p>
          </table:table-cell>
          <table:table-cell office:value-type="float" office:value="0" calcext:value-type="float">
            <text:p>0</text:p>
          </table:table-cell>
          <table:table-cell office:value-type="float" office:value="0.4781146" calcext:value-type="float">
            <text:p>0.4781146</text:p>
          </table:table-cell>
          <table:table-cell office:value-type="float" office:value="0.6728005" calcext:value-type="float">
            <text:p>0.6728005</text:p>
          </table:table-cell>
          <table:table-cell office:value-type="float" office:value="0.07064534" calcext:value-type="float">
            <text:p>0.07064534</text:p>
          </table:table-cell>
          <table:table-cell office:value-type="float" office:value="0.0705092" calcext:value-type="float">
            <text:p>0.0705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3465" calcext:value-type="float">
            <text:p>34.43465</text:p>
          </table:table-cell>
          <table:table-cell office:value-type="float" office:value="39.9469" calcext:value-type="float">
            <text:p>39.946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1" calcext:value-type="float">
            <text:p>4092001</text:p>
          </table:table-cell>
          <table:table-cell office:value-type="float" office:value="1.985604" calcext:value-type="float">
            <text:p>1.985604</text:p>
          </table:table-cell>
          <table:table-cell office:value-type="float" office:value="128.9897" calcext:value-type="float">
            <text:p>128.989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81461" calcext:value-type="float">
            <text:p>24.81461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074829" calcext:value-type="float">
            <text:p>0.004074829</text:p>
          </table:table-cell>
          <table:table-cell office:value-type="float" office:value="0.04717233" calcext:value-type="float">
            <text:p>0.04717233</text:p>
          </table:table-cell>
          <table:table-cell office:value-type="float" office:value="1671.804" calcext:value-type="float">
            <text:p>1671.804</text:p>
          </table:table-cell>
          <table:table-cell office:value-type="float" office:value="0.9019919" calcext:value-type="float">
            <text:p>0.9019919</text:p>
          </table:table-cell>
          <table:table-cell office:value-type="float" office:value="0" calcext:value-type="float">
            <text:p>0</text:p>
          </table:table-cell>
          <table:table-cell office:value-type="float" office:value="0.5626171" calcext:value-type="float">
            <text:p>0.5626171</text:p>
          </table:table-cell>
          <table:table-cell office:value-type="float" office:value="0.7604599" calcext:value-type="float">
            <text:p>0.7604599</text:p>
          </table:table-cell>
          <table:table-cell office:value-type="float" office:value="0.07094054" calcext:value-type="float">
            <text:p>0.07094054</text:p>
          </table:table-cell>
          <table:table-cell office:value-type="float" office:value="0.07039165" calcext:value-type="float">
            <text:p>0.07039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3521" calcext:value-type="float">
            <text:p>34.43521</text:p>
          </table:table-cell>
          <table:table-cell office:value-type="float" office:value="39.96037" calcext:value-type="float">
            <text:p>39.9603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1" calcext:value-type="float">
            <text:p>5092001</text:p>
          </table:table-cell>
          <table:table-cell office:value-type="float" office:value="1.981778" calcext:value-type="float">
            <text:p>1.981778</text:p>
          </table:table-cell>
          <table:table-cell office:value-type="float" office:value="128.9796" calcext:value-type="float">
            <text:p>128.979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79675" calcext:value-type="float">
            <text:p>24.79675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083383" calcext:value-type="float">
            <text:p>0.004083383</text:p>
          </table:table-cell>
          <table:table-cell office:value-type="float" office:value="0.0473373" calcext:value-type="float">
            <text:p>0.0473373</text:p>
          </table:table-cell>
          <table:table-cell office:value-type="float" office:value="1671.837" calcext:value-type="float">
            <text:p>1671.837</text:p>
          </table:table-cell>
          <table:table-cell office:value-type="float" office:value="0.9007733" calcext:value-type="float">
            <text:p>0.9007733</text:p>
          </table:table-cell>
          <table:table-cell office:value-type="float" office:value="0" calcext:value-type="float">
            <text:p>0</text:p>
          </table:table-cell>
          <table:table-cell office:value-type="float" office:value="0.8279854" calcext:value-type="float">
            <text:p>0.8279854</text:p>
          </table:table-cell>
          <table:table-cell office:value-type="float" office:value="0.6857314" calcext:value-type="float">
            <text:p>0.6857314</text:p>
          </table:table-cell>
          <table:table-cell office:value-type="float" office:value="0.07062849" calcext:value-type="float">
            <text:p>0.07062849</text:p>
          </table:table-cell>
          <table:table-cell office:value-type="float" office:value="0.07027432" calcext:value-type="float">
            <text:p>0.07027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7024" calcext:value-type="float">
            <text:p>34.47024</text:p>
          </table:table-cell>
          <table:table-cell office:value-type="float" office:value="39.98026" calcext:value-type="float">
            <text:p>39.9802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1" calcext:value-type="float">
            <text:p>6092001</text:p>
          </table:table-cell>
          <table:table-cell office:value-type="float" office:value="1.977529" calcext:value-type="float">
            <text:p>1.977529</text:p>
          </table:table-cell>
          <table:table-cell office:value-type="float" office:value="128.969" calcext:value-type="float">
            <text:p>128.96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77857" calcext:value-type="float">
            <text:p>24.77857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087938" calcext:value-type="float">
            <text:p>0.004087938</text:p>
          </table:table-cell>
          <table:table-cell office:value-type="float" office:value="0.04733768" calcext:value-type="float">
            <text:p>0.04733768</text:p>
          </table:table-cell>
          <table:table-cell office:value-type="float" office:value="1671.869" calcext:value-type="float">
            <text:p>1671.869</text:p>
          </table:table-cell>
          <table:table-cell office:value-type="float" office:value="0.8988626" calcext:value-type="float">
            <text:p>0.8988626</text:p>
          </table:table-cell>
          <table:table-cell office:value-type="float" office:value="0" calcext:value-type="float">
            <text:p>0</text:p>
          </table:table-cell>
          <table:table-cell office:value-type="float" office:value="0.776332" calcext:value-type="float">
            <text:p>0.776332</text:p>
          </table:table-cell>
          <table:table-cell office:value-type="float" office:value="0.6588396" calcext:value-type="float">
            <text:p>0.6588396</text:p>
          </table:table-cell>
          <table:table-cell office:value-type="float" office:value="0.07036479" calcext:value-type="float">
            <text:p>0.07036479</text:p>
          </table:table-cell>
          <table:table-cell office:value-type="float" office:value="0.0701572" calcext:value-type="float">
            <text:p>0.0701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0241" calcext:value-type="float">
            <text:p>34.50241</text:p>
          </table:table-cell>
          <table:table-cell office:value-type="float" office:value="40.0025" calcext:value-type="float">
            <text:p>40.00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1" calcext:value-type="float">
            <text:p>7092001</text:p>
          </table:table-cell>
          <table:table-cell office:value-type="float" office:value="1.972438" calcext:value-type="float">
            <text:p>1.972438</text:p>
          </table:table-cell>
          <table:table-cell office:value-type="float" office:value="128.9567" calcext:value-type="float">
            <text:p>128.956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76122" calcext:value-type="float">
            <text:p>24.76122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092157" calcext:value-type="float">
            <text:p>0.004092157</text:p>
          </table:table-cell>
          <table:table-cell office:value-type="float" office:value="0.04732386" calcext:value-type="float">
            <text:p>0.04732386</text:p>
          </table:table-cell>
          <table:table-cell office:value-type="float" office:value="1671.901" calcext:value-type="float">
            <text:p>1671.901</text:p>
          </table:table-cell>
          <table:table-cell office:value-type="float" office:value="0.8967348" calcext:value-type="float">
            <text:p>0.8967348</text:p>
          </table:table-cell>
          <table:table-cell office:value-type="float" office:value="0" calcext:value-type="float">
            <text:p>0</text:p>
          </table:table-cell>
          <table:table-cell office:value-type="float" office:value="0.6341388" calcext:value-type="float">
            <text:p>0.6341388</text:p>
          </table:table-cell>
          <table:table-cell office:value-type="float" office:value="0.6802656" calcext:value-type="float">
            <text:p>0.6802656</text:p>
          </table:table-cell>
          <table:table-cell office:value-type="float" office:value="0.07016525" calcext:value-type="float">
            <text:p>0.07016525</text:p>
          </table:table-cell>
          <table:table-cell office:value-type="float" office:value="0.07004018" calcext:value-type="float">
            <text:p>0.07004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2388" calcext:value-type="float">
            <text:p>34.52388</text:p>
          </table:table-cell>
          <table:table-cell office:value-type="float" office:value="40.03188" calcext:value-type="float">
            <text:p>40.0318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1" calcext:value-type="float">
            <text:p>8092001</text:p>
          </table:table-cell>
          <table:table-cell office:value-type="float" office:value="1.966523" calcext:value-type="float">
            <text:p>1.966523</text:p>
          </table:table-cell>
          <table:table-cell office:value-type="float" office:value="128.9428" calcext:value-type="float">
            <text:p>128.942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74531" calcext:value-type="float">
            <text:p>24.74531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096323" calcext:value-type="float">
            <text:p>0.004096323</text:p>
          </table:table-cell>
          <table:table-cell office:value-type="float" office:value="0.04730733" calcext:value-type="float">
            <text:p>0.04730733</text:p>
          </table:table-cell>
          <table:table-cell office:value-type="float" office:value="1671.934" calcext:value-type="float">
            <text:p>1671.934</text:p>
          </table:table-cell>
          <table:table-cell office:value-type="float" office:value="0.8942586" calcext:value-type="float">
            <text:p>0.8942586</text:p>
          </table:table-cell>
          <table:table-cell office:value-type="float" office:value="0" calcext:value-type="float">
            <text:p>0</text:p>
          </table:table-cell>
          <table:table-cell office:value-type="float" office:value="0.595031" calcext:value-type="float">
            <text:p>0.595031</text:p>
          </table:table-cell>
          <table:table-cell office:value-type="float" office:value="0.7096638" calcext:value-type="float">
            <text:p>0.7096638</text:p>
          </table:table-cell>
          <table:table-cell office:value-type="float" office:value="0.07003264" calcext:value-type="float">
            <text:p>0.07003264</text:p>
          </table:table-cell>
          <table:table-cell office:value-type="float" office:value="0.06992344" calcext:value-type="float">
            <text:p>0.06992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4255" calcext:value-type="float">
            <text:p>34.54255</text:p>
          </table:table-cell>
          <table:table-cell office:value-type="float" office:value="40.07112" calcext:value-type="float">
            <text:p>40.0711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1" calcext:value-type="float">
            <text:p>9092001</text:p>
          </table:table-cell>
          <table:table-cell office:value-type="float" office:value="1.960079" calcext:value-type="float">
            <text:p>1.960079</text:p>
          </table:table-cell>
          <table:table-cell office:value-type="float" office:value="128.9277" calcext:value-type="float">
            <text:p>128.927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73074" calcext:value-type="float">
            <text:p>24.73074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10048" calcext:value-type="float">
            <text:p>0.00410048</text:p>
          </table:table-cell>
          <table:table-cell office:value-type="float" office:value="0.04728979" calcext:value-type="float">
            <text:p>0.04728979</text:p>
          </table:table-cell>
          <table:table-cell office:value-type="float" office:value="1671.968" calcext:value-type="float">
            <text:p>1671.968</text:p>
          </table:table-cell>
          <table:table-cell office:value-type="float" office:value="0.8912692" calcext:value-type="float">
            <text:p>0.8912692</text:p>
          </table:table-cell>
          <table:table-cell office:value-type="float" office:value="0" calcext:value-type="float">
            <text:p>0</text:p>
          </table:table-cell>
          <table:table-cell office:value-type="float" office:value="0.5798283" calcext:value-type="float">
            <text:p>0.5798283</text:p>
          </table:table-cell>
          <table:table-cell office:value-type="float" office:value="0.7264572" calcext:value-type="float">
            <text:p>0.7264572</text:p>
          </table:table-cell>
          <table:table-cell office:value-type="float" office:value="0.06991141" calcext:value-type="float">
            <text:p>0.06991141</text:p>
          </table:table-cell>
          <table:table-cell office:value-type="float" office:value="0.0698069" calcext:value-type="float">
            <text:p>0.0698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075" calcext:value-type="float">
            <text:p>34.56075</text:p>
          </table:table-cell>
          <table:table-cell office:value-type="float" office:value="40.11811" calcext:value-type="float">
            <text:p>40.1181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1" calcext:value-type="float">
            <text:p>10092001</text:p>
          </table:table-cell>
          <table:table-cell office:value-type="float" office:value="1.954428" calcext:value-type="float">
            <text:p>1.954428</text:p>
          </table:table-cell>
          <table:table-cell office:value-type="float" office:value="128.9129" calcext:value-type="float">
            <text:p>128.912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71648" calcext:value-type="float">
            <text:p>24.71648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104608" calcext:value-type="float">
            <text:p>0.004104608</text:p>
          </table:table-cell>
          <table:table-cell office:value-type="float" office:value="0.04727246" calcext:value-type="float">
            <text:p>0.04727246</text:p>
          </table:table-cell>
          <table:table-cell office:value-type="float" office:value="1672.002" calcext:value-type="float">
            <text:p>1672.002</text:p>
          </table:table-cell>
          <table:table-cell office:value-type="float" office:value="0.8896092" calcext:value-type="float">
            <text:p>0.8896092</text:p>
          </table:table-cell>
          <table:table-cell office:value-type="float" office:value="0" calcext:value-type="float">
            <text:p>0</text:p>
          </table:table-cell>
          <table:table-cell office:value-type="float" office:value="0.5697237" calcext:value-type="float">
            <text:p>0.5697237</text:p>
          </table:table-cell>
          <table:table-cell office:value-type="float" office:value="0.6911188" calcext:value-type="float">
            <text:p>0.6911188</text:p>
          </table:table-cell>
          <table:table-cell office:value-type="float" office:value="0.06978808" calcext:value-type="float">
            <text:p>0.06978808</text:p>
          </table:table-cell>
          <table:table-cell office:value-type="float" office:value="0.06969045" calcext:value-type="float">
            <text:p>0.06969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7653" calcext:value-type="float">
            <text:p>34.57653</text:p>
          </table:table-cell>
          <table:table-cell office:value-type="float" office:value="40.1634" calcext:value-type="float">
            <text:p>40.163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1" calcext:value-type="float">
            <text:p>11092001</text:p>
          </table:table-cell>
          <table:table-cell office:value-type="float" office:value="1.949228" calcext:value-type="float">
            <text:p>1.949228</text:p>
          </table:table-cell>
          <table:table-cell office:value-type="float" office:value="128.8992" calcext:value-type="float">
            <text:p>128.899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70139" calcext:value-type="float">
            <text:p>24.7013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108733" calcext:value-type="float">
            <text:p>0.004108733</text:p>
          </table:table-cell>
          <table:table-cell office:value-type="float" office:value="0.04725517" calcext:value-type="float">
            <text:p>0.04725517</text:p>
          </table:table-cell>
          <table:table-cell office:value-type="float" office:value="1672.036" calcext:value-type="float">
            <text:p>1672.036</text:p>
          </table:table-cell>
          <table:table-cell office:value-type="float" office:value="0.887799" calcext:value-type="float">
            <text:p>0.887799</text:p>
          </table:table-cell>
          <table:table-cell office:value-type="float" office:value="0" calcext:value-type="float">
            <text:p>0</text:p>
          </table:table-cell>
          <table:table-cell office:value-type="float" office:value="0.5386324" calcext:value-type="float">
            <text:p>0.5386324</text:p>
          </table:table-cell>
          <table:table-cell office:value-type="float" office:value="0.6741" calcext:value-type="float">
            <text:p>0.6741</text:p>
          </table:table-cell>
          <table:table-cell office:value-type="float" office:value="0.06966171" calcext:value-type="float">
            <text:p>0.06966171</text:p>
          </table:table-cell>
          <table:table-cell office:value-type="float" office:value="0.0695743" calcext:value-type="float">
            <text:p>0.0695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9061" calcext:value-type="float">
            <text:p>34.59061</text:p>
          </table:table-cell>
          <table:table-cell office:value-type="float" office:value="40.20098" calcext:value-type="float">
            <text:p>40.2009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1" calcext:value-type="float">
            <text:p>12092001</text:p>
          </table:table-cell>
          <table:table-cell office:value-type="float" office:value="1.944574" calcext:value-type="float">
            <text:p>1.944574</text:p>
          </table:table-cell>
          <table:table-cell office:value-type="float" office:value="128.8863" calcext:value-type="float">
            <text:p>128.886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68554" calcext:value-type="float">
            <text:p>24.68554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11287" calcext:value-type="float">
            <text:p>0.00411287</text:p>
          </table:table-cell>
          <table:table-cell office:value-type="float" office:value="0.04723847" calcext:value-type="float">
            <text:p>0.04723847</text:p>
          </table:table-cell>
          <table:table-cell office:value-type="float" office:value="1672.069" calcext:value-type="float">
            <text:p>1672.069</text:p>
          </table:table-cell>
          <table:table-cell office:value-type="float" office:value="0.886174" calcext:value-type="float">
            <text:p>0.886174</text:p>
          </table:table-cell>
          <table:table-cell office:value-type="float" office:value="0" calcext:value-type="float">
            <text:p>0</text:p>
          </table:table-cell>
          <table:table-cell office:value-type="float" office:value="0.3449395" calcext:value-type="float">
            <text:p>0.3449395</text:p>
          </table:table-cell>
          <table:table-cell office:value-type="float" office:value="0.6405563" calcext:value-type="float">
            <text:p>0.6405563</text:p>
          </table:table-cell>
          <table:table-cell office:value-type="float" office:value="0.06991751" calcext:value-type="float">
            <text:p>0.06991751</text:p>
          </table:table-cell>
          <table:table-cell office:value-type="float" office:value="0.06945839" calcext:value-type="float">
            <text:p>0.06945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9767" calcext:value-type="float">
            <text:p>34.59767</text:p>
          </table:table-cell>
          <table:table-cell office:value-type="float" office:value="40.23237" calcext:value-type="float">
            <text:p>40.232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1" calcext:value-type="float">
            <text:p>13092001</text:p>
          </table:table-cell>
          <table:table-cell office:value-type="float" office:value="1.940819" calcext:value-type="float">
            <text:p>1.940819</text:p>
          </table:table-cell>
          <table:table-cell office:value-type="float" office:value="128.8752" calcext:value-type="float">
            <text:p>128.875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66779" calcext:value-type="float">
            <text:p>24.6677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134714" calcext:value-type="float">
            <text:p>0.004134714</text:p>
          </table:table-cell>
          <table:table-cell office:value-type="float" office:value="0.04788383" calcext:value-type="float">
            <text:p>0.04788383</text:p>
          </table:table-cell>
          <table:table-cell office:value-type="float" office:value="1672.102" calcext:value-type="float">
            <text:p>1672.102</text:p>
          </table:table-cell>
          <table:table-cell office:value-type="float" office:value="0.885215" calcext:value-type="float">
            <text:p>0.885215</text:p>
          </table:table-cell>
          <table:table-cell office:value-type="float" office:value="0" calcext:value-type="float">
            <text:p>0</text:p>
          </table:table-cell>
          <table:table-cell office:value-type="float" office:value="0.5686421" calcext:value-type="float">
            <text:p>0.5686421</text:p>
          </table:table-cell>
          <table:table-cell office:value-type="float" office:value="0.7574577" calcext:value-type="float">
            <text:p>0.7574577</text:p>
          </table:table-cell>
          <table:table-cell office:value-type="float" office:value="0.06994656" calcext:value-type="float">
            <text:p>0.06994656</text:p>
          </table:table-cell>
          <table:table-cell office:value-type="float" office:value="0.06934264" calcext:value-type="float">
            <text:p>0.06934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997" calcext:value-type="float">
            <text:p>34.5997</text:p>
          </table:table-cell>
          <table:table-cell office:value-type="float" office:value="40.23414" calcext:value-type="float">
            <text:p>40.2341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1" calcext:value-type="float">
            <text:p>14092001</text:p>
          </table:table-cell>
          <table:table-cell office:value-type="float" office:value="1.937691" calcext:value-type="float">
            <text:p>1.937691</text:p>
          </table:table-cell>
          <table:table-cell office:value-type="float" office:value="128.866" calcext:value-type="float">
            <text:p>128.86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64934" calcext:value-type="float">
            <text:p>24.64934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145131" calcext:value-type="float">
            <text:p>0.004145131</text:p>
          </table:table-cell>
          <table:table-cell office:value-type="float" office:value="0.0481546" calcext:value-type="float">
            <text:p>0.0481546</text:p>
          </table:table-cell>
          <table:table-cell office:value-type="float" office:value="1672.133" calcext:value-type="float">
            <text:p>1672.133</text:p>
          </table:table-cell>
          <table:table-cell office:value-type="float" office:value="0.8839873" calcext:value-type="float">
            <text:p>0.8839873</text:p>
          </table:table-cell>
          <table:table-cell office:value-type="float" office:value="0" calcext:value-type="float">
            <text:p>0</text:p>
          </table:table-cell>
          <table:table-cell office:value-type="float" office:value="0.6742491" calcext:value-type="float">
            <text:p>0.6742491</text:p>
          </table:table-cell>
          <table:table-cell office:value-type="float" office:value="0.7206746" calcext:value-type="float">
            <text:p>0.7206746</text:p>
          </table:table-cell>
          <table:table-cell office:value-type="float" office:value="0.06972315" calcext:value-type="float">
            <text:p>0.06972315</text:p>
          </table:table-cell>
          <table:table-cell office:value-type="float" office:value="0.06922699" calcext:value-type="float">
            <text:p>0.06922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3177" calcext:value-type="float">
            <text:p>34.63177</text:p>
          </table:table-cell>
          <table:table-cell office:value-type="float" office:value="40.24826" calcext:value-type="float">
            <text:p>40.2482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1" calcext:value-type="float">
            <text:p>15092001</text:p>
          </table:table-cell>
          <table:table-cell office:value-type="float" office:value="1.93467" calcext:value-type="float">
            <text:p>1.93467</text:p>
          </table:table-cell>
          <table:table-cell office:value-type="float" office:value="128.8572" calcext:value-type="float">
            <text:p>128.857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6302" calcext:value-type="float">
            <text:p>24.6302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149916" calcext:value-type="float">
            <text:p>0.004149916</text:p>
          </table:table-cell>
          <table:table-cell office:value-type="float" office:value="0.04816955" calcext:value-type="float">
            <text:p>0.04816955</text:p>
          </table:table-cell>
          <table:table-cell office:value-type="float" office:value="1672.165" calcext:value-type="float">
            <text:p>1672.165</text:p>
          </table:table-cell>
          <table:table-cell office:value-type="float" office:value="0.8824493" calcext:value-type="float">
            <text:p>0.8824493</text:p>
          </table:table-cell>
          <table:table-cell office:value-type="float" office:value="0" calcext:value-type="float">
            <text:p>0</text:p>
          </table:table-cell>
          <table:table-cell office:value-type="float" office:value="0.8999389" calcext:value-type="float">
            <text:p>0.8999389</text:p>
          </table:table-cell>
          <table:table-cell office:value-type="float" office:value="0.6355875" calcext:value-type="float">
            <text:p>0.6355875</text:p>
          </table:table-cell>
          <table:table-cell office:value-type="float" office:value="0.06941619" calcext:value-type="float">
            <text:p>0.06941619</text:p>
          </table:table-cell>
          <table:table-cell office:value-type="float" office:value="0.06911168" calcext:value-type="float">
            <text:p>0.06911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6636" calcext:value-type="float">
            <text:p>34.66636</text:p>
          </table:table-cell>
          <table:table-cell office:value-type="float" office:value="40.26206" calcext:value-type="float">
            <text:p>40.2620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1" calcext:value-type="float">
            <text:p>16092001</text:p>
          </table:table-cell>
          <table:table-cell office:value-type="float" office:value="1.931218" calcext:value-type="float">
            <text:p>1.931218</text:p>
          </table:table-cell>
          <table:table-cell office:value-type="float" office:value="128.8479" calcext:value-type="float">
            <text:p>128.847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61096" calcext:value-type="float">
            <text:p>24.61096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154072" calcext:value-type="float">
            <text:p>0.004154072</text:p>
          </table:table-cell>
          <table:table-cell office:value-type="float" office:value="0.04815499" calcext:value-type="float">
            <text:p>0.04815499</text:p>
          </table:table-cell>
          <table:table-cell office:value-type="float" office:value="1672.196" calcext:value-type="float">
            <text:p>1672.196</text:p>
          </table:table-cell>
          <table:table-cell office:value-type="float" office:value="0.8805245" calcext:value-type="float">
            <text:p>0.8805245</text:p>
          </table:table-cell>
          <table:table-cell office:value-type="float" office:value="0" calcext:value-type="float">
            <text:p>0</text:p>
          </table:table-cell>
          <table:table-cell office:value-type="float" office:value="0.6719006" calcext:value-type="float">
            <text:p>0.6719006</text:p>
          </table:table-cell>
          <table:table-cell office:value-type="float" office:value="0.6208553" calcext:value-type="float">
            <text:p>0.6208553</text:p>
          </table:table-cell>
          <table:table-cell office:value-type="float" office:value="0.06915618" calcext:value-type="float">
            <text:p>0.06915618</text:p>
          </table:table-cell>
          <table:table-cell office:value-type="float" office:value="0.06899653" calcext:value-type="float">
            <text:p>0.06899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8993" calcext:value-type="float">
            <text:p>34.68993</text:p>
          </table:table-cell>
          <table:table-cell office:value-type="float" office:value="40.27599" calcext:value-type="float">
            <text:p>40.2759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1" calcext:value-type="float">
            <text:p>17092001</text:p>
          </table:table-cell>
          <table:table-cell office:value-type="float" office:value="1.927411" calcext:value-type="float">
            <text:p>1.927411</text:p>
          </table:table-cell>
          <table:table-cell office:value-type="float" office:value="128.8376" calcext:value-type="float">
            <text:p>128.837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59229" calcext:value-type="float">
            <text:p>24.5922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158098" calcext:value-type="float">
            <text:p>0.004158098</text:p>
          </table:table-cell>
          <table:table-cell office:value-type="float" office:value="0.04813464" calcext:value-type="float">
            <text:p>0.04813464</text:p>
          </table:table-cell>
          <table:table-cell office:value-type="float" office:value="1672.228" calcext:value-type="float">
            <text:p>1672.228</text:p>
          </table:table-cell>
          <table:table-cell office:value-type="float" office:value="0.8785902" calcext:value-type="float">
            <text:p>0.8785902</text:p>
          </table:table-cell>
          <table:table-cell office:value-type="float" office:value="0" calcext:value-type="float">
            <text:p>0</text:p>
          </table:table-cell>
          <table:table-cell office:value-type="float" office:value="0.5850388" calcext:value-type="float">
            <text:p>0.5850388</text:p>
          </table:table-cell>
          <table:table-cell office:value-type="float" office:value="0.6287052" calcext:value-type="float">
            <text:p>0.6287052</text:p>
          </table:table-cell>
          <table:table-cell office:value-type="float" office:value="0.06899078" calcext:value-type="float">
            <text:p>0.06899078</text:p>
          </table:table-cell>
          <table:table-cell office:value-type="float" office:value="0.06888139" calcext:value-type="float">
            <text:p>0.06888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0538" calcext:value-type="float">
            <text:p>34.70538</text:p>
          </table:table-cell>
          <table:table-cell office:value-type="float" office:value="40.29395" calcext:value-type="float">
            <text:p>40.2939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1" calcext:value-type="float">
            <text:p>18092001</text:p>
          </table:table-cell>
          <table:table-cell office:value-type="float" office:value="1.923845" calcext:value-type="float">
            <text:p>1.923845</text:p>
          </table:table-cell>
          <table:table-cell office:value-type="float" office:value="128.8275" calcext:value-type="float">
            <text:p>128.82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574" calcext:value-type="float">
            <text:p>24.574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162042" calcext:value-type="float">
            <text:p>0.004162042</text:p>
          </table:table-cell>
          <table:table-cell office:value-type="float" office:value="0.04811362" calcext:value-type="float">
            <text:p>0.04811362</text:p>
          </table:table-cell>
          <table:table-cell office:value-type="float" office:value="1672.259" calcext:value-type="float">
            <text:p>1672.259</text:p>
          </table:table-cell>
          <table:table-cell office:value-type="float" office:value="0.876792" calcext:value-type="float">
            <text:p>0.876792</text:p>
          </table:table-cell>
          <table:table-cell office:value-type="float" office:value="0" calcext:value-type="float">
            <text:p>0</text:p>
          </table:table-cell>
          <table:table-cell office:value-type="float" office:value="0.5359322" calcext:value-type="float">
            <text:p>0.5359322</text:p>
          </table:table-cell>
          <table:table-cell office:value-type="float" office:value="0.6101124" calcext:value-type="float">
            <text:p>0.6101124</text:p>
          </table:table-cell>
          <table:table-cell office:value-type="float" office:value="0.06887028" calcext:value-type="float">
            <text:p>0.06887028</text:p>
          </table:table-cell>
          <table:table-cell office:value-type="float" office:value="0.06876664" calcext:value-type="float">
            <text:p>0.06876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1657" calcext:value-type="float">
            <text:p>34.71657</text:p>
          </table:table-cell>
          <table:table-cell office:value-type="float" office:value="40.31239" calcext:value-type="float">
            <text:p>40.3123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1" calcext:value-type="float">
            <text:p>19092001</text:p>
          </table:table-cell>
          <table:table-cell office:value-type="float" office:value="1.92019" calcext:value-type="float">
            <text:p>1.92019</text:p>
          </table:table-cell>
          <table:table-cell office:value-type="float" office:value="128.8174" calcext:value-type="float">
            <text:p>128.817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55546" calcext:value-type="float">
            <text:p>24.55546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165976" calcext:value-type="float">
            <text:p>0.004165976</text:p>
          </table:table-cell>
          <table:table-cell office:value-type="float" office:value="0.04809149" calcext:value-type="float">
            <text:p>0.04809149</text:p>
          </table:table-cell>
          <table:table-cell office:value-type="float" office:value="1672.291" calcext:value-type="float">
            <text:p>1672.291</text:p>
          </table:table-cell>
          <table:table-cell office:value-type="float" office:value="0.8749019" calcext:value-type="float">
            <text:p>0.8749019</text:p>
          </table:table-cell>
          <table:table-cell office:value-type="float" office:value="0" calcext:value-type="float">
            <text:p>0</text:p>
          </table:table-cell>
          <table:table-cell office:value-type="float" office:value="0.5121424" calcext:value-type="float">
            <text:p>0.5121424</text:p>
          </table:table-cell>
          <table:table-cell office:value-type="float" office:value="0.6223077" calcext:value-type="float">
            <text:p>0.6223077</text:p>
          </table:table-cell>
          <table:table-cell office:value-type="float" office:value="0.06876988" calcext:value-type="float">
            <text:p>0.06876988</text:p>
          </table:table-cell>
          <table:table-cell office:value-type="float" office:value="0.06865203" calcext:value-type="float">
            <text:p>0.06865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2804" calcext:value-type="float">
            <text:p>34.72804</text:p>
          </table:table-cell>
          <table:table-cell office:value-type="float" office:value="40.32874" calcext:value-type="float">
            <text:p>40.3287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1" calcext:value-type="float">
            <text:p>20092001</text:p>
          </table:table-cell>
          <table:table-cell office:value-type="float" office:value="1.916952" calcext:value-type="float">
            <text:p>1.916952</text:p>
          </table:table-cell>
          <table:table-cell office:value-type="float" office:value="128.8077" calcext:value-type="float">
            <text:p>128.807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53556" calcext:value-type="float">
            <text:p>24.53556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183128" calcext:value-type="float">
            <text:p>0.004183128</text:p>
          </table:table-cell>
          <table:table-cell office:value-type="float" office:value="0.04862789" calcext:value-type="float">
            <text:p>0.04862789</text:p>
          </table:table-cell>
          <table:table-cell office:value-type="float" office:value="1672.322" calcext:value-type="float">
            <text:p>1672.322</text:p>
          </table:table-cell>
          <table:table-cell office:value-type="float" office:value="0.8738248" calcext:value-type="float">
            <text:p>0.8738248</text:p>
          </table:table-cell>
          <table:table-cell office:value-type="float" office:value="0" calcext:value-type="float">
            <text:p>0</text:p>
          </table:table-cell>
          <table:table-cell office:value-type="float" office:value="0.4389734" calcext:value-type="float">
            <text:p>0.4389734</text:p>
          </table:table-cell>
          <table:table-cell office:value-type="float" office:value="0.6144918" calcext:value-type="float">
            <text:p>0.6144918</text:p>
          </table:table-cell>
          <table:table-cell office:value-type="float" office:value="0.06891029" calcext:value-type="float">
            <text:p>0.06891029</text:p>
          </table:table-cell>
          <table:table-cell office:value-type="float" office:value="0.06853746" calcext:value-type="float">
            <text:p>0.06853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0938" calcext:value-type="float">
            <text:p>34.70938</text:p>
          </table:table-cell>
          <table:table-cell office:value-type="float" office:value="40.31922" calcext:value-type="float">
            <text:p>40.3192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1" calcext:value-type="float">
            <text:p>21092001</text:p>
          </table:table-cell>
          <table:table-cell office:value-type="float" office:value="1.913551" calcext:value-type="float">
            <text:p>1.913551</text:p>
          </table:table-cell>
          <table:table-cell office:value-type="float" office:value="128.7982" calcext:value-type="float">
            <text:p>128.798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51632" calcext:value-type="float">
            <text:p>24.51632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214772" calcext:value-type="float">
            <text:p>0.004214772</text:p>
          </table:table-cell>
          <table:table-cell office:value-type="float" office:value="0.04977693" calcext:value-type="float">
            <text:p>0.04977693</text:p>
          </table:table-cell>
          <table:table-cell office:value-type="float" office:value="1672.354" calcext:value-type="float">
            <text:p>1672.354</text:p>
          </table:table-cell>
          <table:table-cell office:value-type="float" office:value="0.8728502" calcext:value-type="float">
            <text:p>0.8728502</text:p>
          </table:table-cell>
          <table:table-cell office:value-type="float" office:value="0" calcext:value-type="float">
            <text:p>0</text:p>
          </table:table-cell>
          <table:table-cell office:value-type="float" office:value="0.5466127" calcext:value-type="float">
            <text:p>0.5466127</text:p>
          </table:table-cell>
          <table:table-cell office:value-type="float" office:value="0.7563807" calcext:value-type="float">
            <text:p>0.7563807</text:p>
          </table:table-cell>
          <table:table-cell office:value-type="float" office:value="0.0690792" calcext:value-type="float">
            <text:p>0.0690792</text:p>
          </table:table-cell>
          <table:table-cell office:value-type="float" office:value="0.06842327" calcext:value-type="float">
            <text:p>0.06842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2517" calcext:value-type="float">
            <text:p>34.72517</text:p>
          </table:table-cell>
          <table:table-cell office:value-type="float" office:value="40.32224" calcext:value-type="float">
            <text:p>40.3222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1" calcext:value-type="float">
            <text:p>22092001</text:p>
          </table:table-cell>
          <table:table-cell office:value-type="float" office:value="1.91029" calcext:value-type="float">
            <text:p>1.91029</text:p>
          </table:table-cell>
          <table:table-cell office:value-type="float" office:value="128.7888" calcext:value-type="float">
            <text:p>128.788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49672" calcext:value-type="float">
            <text:p>24.49672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252748" calcext:value-type="float">
            <text:p>0.004252748</text:p>
          </table:table-cell>
          <table:table-cell office:value-type="float" office:value="0.0511548" calcext:value-type="float">
            <text:p>0.0511548</text:p>
          </table:table-cell>
          <table:table-cell office:value-type="float" office:value="1672.385" calcext:value-type="float">
            <text:p>1672.385</text:p>
          </table:table-cell>
          <table:table-cell office:value-type="float" office:value="0.8719531" calcext:value-type="float">
            <text:p>0.8719531</text:p>
          </table:table-cell>
          <table:table-cell office:value-type="float" office:value="0" calcext:value-type="float">
            <text:p>0</text:p>
          </table:table-cell>
          <table:table-cell office:value-type="float" office:value="0.497577" calcext:value-type="float">
            <text:p>0.497577</text:p>
          </table:table-cell>
          <table:table-cell office:value-type="float" office:value="0.6870813" calcext:value-type="float">
            <text:p>0.6870813</text:p>
          </table:table-cell>
          <table:table-cell office:value-type="float" office:value="0.06881044" calcext:value-type="float">
            <text:p>0.06881044</text:p>
          </table:table-cell>
          <table:table-cell office:value-type="float" office:value="0.06830925" calcext:value-type="float">
            <text:p>0.06830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3238" calcext:value-type="float">
            <text:p>34.73238</text:p>
          </table:table-cell>
          <table:table-cell office:value-type="float" office:value="40.32412" calcext:value-type="float">
            <text:p>40.3241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1" calcext:value-type="float">
            <text:p>23092001</text:p>
          </table:table-cell>
          <table:table-cell office:value-type="float" office:value="1.907009" calcext:value-type="float">
            <text:p>1.907009</text:p>
          </table:table-cell>
          <table:table-cell office:value-type="float" office:value="128.7794" calcext:value-type="float">
            <text:p>128.779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47757" calcext:value-type="float">
            <text:p>24.47757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278833" calcext:value-type="float">
            <text:p>0.004278833</text:p>
          </table:table-cell>
          <table:table-cell office:value-type="float" office:value="0.05209816" calcext:value-type="float">
            <text:p>0.05209816</text:p>
          </table:table-cell>
          <table:table-cell office:value-type="float" office:value="1672.417" calcext:value-type="float">
            <text:p>1672.417</text:p>
          </table:table-cell>
          <table:table-cell office:value-type="float" office:value="0.8709759" calcext:value-type="float">
            <text:p>0.8709759</text:p>
          </table:table-cell>
          <table:table-cell office:value-type="float" office:value="0" calcext:value-type="float">
            <text:p>0</text:p>
          </table:table-cell>
          <table:table-cell office:value-type="float" office:value="0.6429642" calcext:value-type="float">
            <text:p>0.6429642</text:p>
          </table:table-cell>
          <table:table-cell office:value-type="float" office:value="0.7776332" calcext:value-type="float">
            <text:p>0.7776332</text:p>
          </table:table-cell>
          <table:table-cell office:value-type="float" office:value="0.06878617" calcext:value-type="float">
            <text:p>0.06878617</text:p>
          </table:table-cell>
          <table:table-cell office:value-type="float" office:value="0.06819528" calcext:value-type="float">
            <text:p>0.06819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5689" calcext:value-type="float">
            <text:p>34.75689</text:p>
          </table:table-cell>
          <table:table-cell office:value-type="float" office:value="40.33206" calcext:value-type="float">
            <text:p>40.3320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1" calcext:value-type="float">
            <text:p>24092001</text:p>
          </table:table-cell>
          <table:table-cell office:value-type="float" office:value="1.903908" calcext:value-type="float">
            <text:p>1.903908</text:p>
          </table:table-cell>
          <table:table-cell office:value-type="float" office:value="128.7704" calcext:value-type="float">
            <text:p>128.770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45718" calcext:value-type="float">
            <text:p>24.45718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303191" calcext:value-type="float">
            <text:p>0.004303191</text:p>
          </table:table-cell>
          <table:table-cell office:value-type="float" office:value="0.0530058" calcext:value-type="float">
            <text:p>0.0530058</text:p>
          </table:table-cell>
          <table:table-cell office:value-type="float" office:value="1672.448" calcext:value-type="float">
            <text:p>1672.448</text:p>
          </table:table-cell>
          <table:table-cell office:value-type="float" office:value="0.8700899" calcext:value-type="float">
            <text:p>0.8700899</text:p>
          </table:table-cell>
          <table:table-cell office:value-type="float" office:value="0" calcext:value-type="float">
            <text:p>0</text:p>
          </table:table-cell>
          <table:table-cell office:value-type="float" office:value="0.3539451" calcext:value-type="float">
            <text:p>0.3539451</text:p>
          </table:table-cell>
          <table:table-cell office:value-type="float" office:value="0.4982754" calcext:value-type="float">
            <text:p>0.4982754</text:p>
          </table:table-cell>
          <table:table-cell office:value-type="float" office:value="0.06863666" calcext:value-type="float">
            <text:p>0.06863666</text:p>
          </table:table-cell>
          <table:table-cell office:value-type="float" office:value="0.06808164" calcext:value-type="float">
            <text:p>0.06808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6712" calcext:value-type="float">
            <text:p>34.76712</text:p>
          </table:table-cell>
          <table:table-cell office:value-type="float" office:value="40.33087" calcext:value-type="float">
            <text:p>40.3308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1" calcext:value-type="float">
            <text:p>25092001</text:p>
          </table:table-cell>
          <table:table-cell office:value-type="float" office:value="1.901311" calcext:value-type="float">
            <text:p>1.901311</text:p>
          </table:table-cell>
          <table:table-cell office:value-type="float" office:value="128.7622" calcext:value-type="float">
            <text:p>128.762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43555" calcext:value-type="float">
            <text:p>24.43555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363793" calcext:value-type="float">
            <text:p>0.004363793</text:p>
          </table:table-cell>
          <table:table-cell office:value-type="float" office:value="0.05599052" calcext:value-type="float">
            <text:p>0.05599052</text:p>
          </table:table-cell>
          <table:table-cell office:value-type="float" office:value="1672.48" calcext:value-type="float">
            <text:p>1672.48</text:p>
          </table:table-cell>
          <table:table-cell office:value-type="float" office:value="0.8695514" calcext:value-type="float">
            <text:p>0.8695514</text:p>
          </table:table-cell>
          <table:table-cell office:value-type="float" office:value="0" calcext:value-type="float">
            <text:p>0</text:p>
          </table:table-cell>
          <table:table-cell office:value-type="float" office:value="0.4585601" calcext:value-type="float">
            <text:p>0.4585601</text:p>
          </table:table-cell>
          <table:table-cell office:value-type="float" office:value="0.6040314" calcext:value-type="float">
            <text:p>0.6040314</text:p>
          </table:table-cell>
          <table:table-cell office:value-type="float" office:value="0.06845422" calcext:value-type="float">
            <text:p>0.06845422</text:p>
          </table:table-cell>
          <table:table-cell office:value-type="float" office:value="0.06796818" calcext:value-type="float">
            <text:p>0.06796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4106" calcext:value-type="float">
            <text:p>34.74106</text:p>
          </table:table-cell>
          <table:table-cell office:value-type="float" office:value="40.28316" calcext:value-type="float">
            <text:p>40.2831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1" calcext:value-type="float">
            <text:p>26092001</text:p>
          </table:table-cell>
          <table:table-cell office:value-type="float" office:value="1.898875" calcext:value-type="float">
            <text:p>1.898875</text:p>
          </table:table-cell>
          <table:table-cell office:value-type="float" office:value="128.7547" calcext:value-type="float">
            <text:p>128.754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41406" calcext:value-type="float">
            <text:p>24.41406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418954" calcext:value-type="float">
            <text:p>0.004418954</text:p>
          </table:table-cell>
          <table:table-cell office:value-type="float" office:value="0.05874647" calcext:value-type="float">
            <text:p>0.05874647</text:p>
          </table:table-cell>
          <table:table-cell office:value-type="float" office:value="1672.512" calcext:value-type="float">
            <text:p>1672.512</text:p>
          </table:table-cell>
          <table:table-cell office:value-type="float" office:value="0.8687829" calcext:value-type="float">
            <text:p>0.8687829</text:p>
          </table:table-cell>
          <table:table-cell office:value-type="float" office:value="0" calcext:value-type="float">
            <text:p>0</text:p>
          </table:table-cell>
          <table:table-cell office:value-type="float" office:value="0.5471133" calcext:value-type="float">
            <text:p>0.5471133</text:p>
          </table:table-cell>
          <table:table-cell office:value-type="float" office:value="0.7325436" calcext:value-type="float">
            <text:p>0.7325436</text:p>
          </table:table-cell>
          <table:table-cell office:value-type="float" office:value="0.06856018" calcext:value-type="float">
            <text:p>0.06856018</text:p>
          </table:table-cell>
          <table:table-cell office:value-type="float" office:value="0.06785494" calcext:value-type="float">
            <text:p>0.06785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563" calcext:value-type="float">
            <text:p>34.7563</text:p>
          </table:table-cell>
          <table:table-cell office:value-type="float" office:value="40.27301" calcext:value-type="float">
            <text:p>40.273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1" calcext:value-type="float">
            <text:p>27092001</text:p>
          </table:table-cell>
          <table:table-cell office:value-type="float" office:value="1.896627" calcext:value-type="float">
            <text:p>1.896627</text:p>
          </table:table-cell>
          <table:table-cell office:value-type="float" office:value="128.7478" calcext:value-type="float">
            <text:p>128.747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3922" calcext:value-type="float">
            <text:p>24.3922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463626" calcext:value-type="float">
            <text:p>0.004463626</text:p>
          </table:table-cell>
          <table:table-cell office:value-type="float" office:value="0.06100493" calcext:value-type="float">
            <text:p>0.06100493</text:p>
          </table:table-cell>
          <table:table-cell office:value-type="float" office:value="1672.544" calcext:value-type="float">
            <text:p>1672.544</text:p>
          </table:table-cell>
          <table:table-cell office:value-type="float" office:value="0.8678625" calcext:value-type="float">
            <text:p>0.8678625</text:p>
          </table:table-cell>
          <table:table-cell office:value-type="float" office:value="0" calcext:value-type="float">
            <text:p>0</text:p>
          </table:table-cell>
          <table:table-cell office:value-type="float" office:value="0.5386196" calcext:value-type="float">
            <text:p>0.5386196</text:p>
          </table:table-cell>
          <table:table-cell office:value-type="float" office:value="0.7547697" calcext:value-type="float">
            <text:p>0.7547697</text:p>
          </table:table-cell>
          <table:table-cell office:value-type="float" office:value="0.06846212" calcext:value-type="float">
            <text:p>0.06846212</text:p>
          </table:table-cell>
          <table:table-cell office:value-type="float" office:value="0.06774177" calcext:value-type="float">
            <text:p>0.06774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7586" calcext:value-type="float">
            <text:p>34.77586</text:p>
          </table:table-cell>
          <table:table-cell office:value-type="float" office:value="40.27445" calcext:value-type="float">
            <text:p>40.2744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1" calcext:value-type="float">
            <text:p>28092001</text:p>
          </table:table-cell>
          <table:table-cell office:value-type="float" office:value="1.894529" calcext:value-type="float">
            <text:p>1.894529</text:p>
          </table:table-cell>
          <table:table-cell office:value-type="float" office:value="128.7414" calcext:value-type="float">
            <text:p>128.741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37006" calcext:value-type="float">
            <text:p>24.37006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500533" calcext:value-type="float">
            <text:p>0.004500533</text:p>
          </table:table-cell>
          <table:table-cell office:value-type="float" office:value="0.06287301" calcext:value-type="float">
            <text:p>0.06287301</text:p>
          </table:table-cell>
          <table:table-cell office:value-type="float" office:value="1672.575" calcext:value-type="float">
            <text:p>1672.575</text:p>
          </table:table-cell>
          <table:table-cell office:value-type="float" office:value="0.8668728" calcext:value-type="float">
            <text:p>0.8668728</text:p>
          </table:table-cell>
          <table:table-cell office:value-type="float" office:value="0" calcext:value-type="float">
            <text:p>0</text:p>
          </table:table-cell>
          <table:table-cell office:value-type="float" office:value="0.4874496" calcext:value-type="float">
            <text:p>0.4874496</text:p>
          </table:table-cell>
          <table:table-cell office:value-type="float" office:value="0.6983014" calcext:value-type="float">
            <text:p>0.6983014</text:p>
          </table:table-cell>
          <table:table-cell office:value-type="float" office:value="0.06820348" calcext:value-type="float">
            <text:p>0.06820348</text:p>
          </table:table-cell>
          <table:table-cell office:value-type="float" office:value="0.06762892" calcext:value-type="float">
            <text:p>0.06762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8259" calcext:value-type="float">
            <text:p>34.78259</text:p>
          </table:table-cell>
          <table:table-cell office:value-type="float" office:value="40.27143" calcext:value-type="float">
            <text:p>40.2714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1" calcext:value-type="float">
            <text:p>29092001</text:p>
          </table:table-cell>
          <table:table-cell office:value-type="float" office:value="1.892246" calcext:value-type="float">
            <text:p>1.892246</text:p>
          </table:table-cell>
          <table:table-cell office:value-type="float" office:value="128.7348" calcext:value-type="float">
            <text:p>128.734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3483" calcext:value-type="float">
            <text:p>24.3483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525041" calcext:value-type="float">
            <text:p>0.004525041</text:p>
          </table:table-cell>
          <table:table-cell office:value-type="float" office:value="0.0640111" calcext:value-type="float">
            <text:p>0.0640111</text:p>
          </table:table-cell>
          <table:table-cell office:value-type="float" office:value="1672.605" calcext:value-type="float">
            <text:p>1672.605</text:p>
          </table:table-cell>
          <table:table-cell office:value-type="float" office:value="0.8658996" calcext:value-type="float">
            <text:p>0.8658996</text:p>
          </table:table-cell>
          <table:table-cell office:value-type="float" office:value="0" calcext:value-type="float">
            <text:p>0</text:p>
          </table:table-cell>
          <table:table-cell office:value-type="float" office:value="0.5778214" calcext:value-type="float">
            <text:p>0.5778214</text:p>
          </table:table-cell>
          <table:table-cell office:value-type="float" office:value="0.7586998" calcext:value-type="float">
            <text:p>0.7586998</text:p>
          </table:table-cell>
          <table:table-cell office:value-type="float" office:value="0.06813874" calcext:value-type="float">
            <text:p>0.06813874</text:p>
          </table:table-cell>
          <table:table-cell office:value-type="float" office:value="0.06751622" calcext:value-type="float">
            <text:p>0.06751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972" calcext:value-type="float">
            <text:p>34.7972</text:p>
          </table:table-cell>
          <table:table-cell office:value-type="float" office:value="40.27119" calcext:value-type="float">
            <text:p>40.2711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1" calcext:value-type="float">
            <text:p>30092001</text:p>
          </table:table-cell>
          <table:table-cell office:value-type="float" office:value="1.88992" calcext:value-type="float">
            <text:p>1.88992</text:p>
          </table:table-cell>
          <table:table-cell office:value-type="float" office:value="128.728" calcext:value-type="float">
            <text:p>128.72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32712" calcext:value-type="float">
            <text:p>24.32712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536696" calcext:value-type="float">
            <text:p>0.004536696</text:p>
          </table:table-cell>
          <table:table-cell office:value-type="float" office:value="0.06438418" calcext:value-type="float">
            <text:p>0.06438418</text:p>
          </table:table-cell>
          <table:table-cell office:value-type="float" office:value="1672.636" calcext:value-type="float">
            <text:p>1672.636</text:p>
          </table:table-cell>
          <table:table-cell office:value-type="float" office:value="0.8647072" calcext:value-type="float">
            <text:p>0.8647072</text:p>
          </table:table-cell>
          <table:table-cell office:value-type="float" office:value="0" calcext:value-type="float">
            <text:p>0</text:p>
          </table:table-cell>
          <table:table-cell office:value-type="float" office:value="0.6746578" calcext:value-type="float">
            <text:p>0.6746578</text:p>
          </table:table-cell>
          <table:table-cell office:value-type="float" office:value="0.6878446" calcext:value-type="float">
            <text:p>0.6878446</text:p>
          </table:table-cell>
          <table:table-cell office:value-type="float" office:value="0.06784364" calcext:value-type="float">
            <text:p>0.06784364</text:p>
          </table:table-cell>
          <table:table-cell office:value-type="float" office:value="0.06740364" calcext:value-type="float">
            <text:p>0.06740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2301" calcext:value-type="float">
            <text:p>34.82301</text:p>
          </table:table-cell>
          <table:table-cell office:value-type="float" office:value="40.27974" calcext:value-type="float">
            <text:p>40.2797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1" calcext:value-type="float">
            <text:p>1102001</text:p>
          </table:table-cell>
          <table:table-cell office:value-type="float" office:value="1.887309" calcext:value-type="float">
            <text:p>1.887309</text:p>
          </table:table-cell>
          <table:table-cell office:value-type="float" office:value="128.7211" calcext:value-type="float">
            <text:p>128.721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30622" calcext:value-type="float">
            <text:p>24.30622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544573" calcext:value-type="float">
            <text:p>0.004544573</text:p>
          </table:table-cell>
          <table:table-cell office:value-type="float" office:value="0.06456141" calcext:value-type="float">
            <text:p>0.06456141</text:p>
          </table:table-cell>
          <table:table-cell office:value-type="float" office:value="1672.667" calcext:value-type="float">
            <text:p>1672.667</text:p>
          </table:table-cell>
          <table:table-cell office:value-type="float" office:value="0.8627419" calcext:value-type="float">
            <text:p>0.8627419</text:p>
          </table:table-cell>
          <table:table-cell office:value-type="float" office:value="0" calcext:value-type="float">
            <text:p>0</text:p>
          </table:table-cell>
          <table:table-cell office:value-type="float" office:value="0.8205171" calcext:value-type="float">
            <text:p>0.8205171</text:p>
          </table:table-cell>
          <table:table-cell office:value-type="float" office:value="0.6340248" calcext:value-type="float">
            <text:p>0.6340248</text:p>
          </table:table-cell>
          <table:table-cell office:value-type="float" office:value="0.06757598" calcext:value-type="float">
            <text:p>0.06757598</text:p>
          </table:table-cell>
          <table:table-cell office:value-type="float" office:value="0.06729133" calcext:value-type="float">
            <text:p>0.06729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4984" calcext:value-type="float">
            <text:p>34.84984</text:p>
          </table:table-cell>
          <table:table-cell office:value-type="float" office:value="40.28578" calcext:value-type="float">
            <text:p>40.2857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1" calcext:value-type="float">
            <text:p>2102001</text:p>
          </table:table-cell>
          <table:table-cell office:value-type="float" office:value="1.884121" calcext:value-type="float">
            <text:p>1.884121</text:p>
          </table:table-cell>
          <table:table-cell office:value-type="float" office:value="128.7132" calcext:value-type="float">
            <text:p>128.713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286" calcext:value-type="float">
            <text:p>24.286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551319" calcext:value-type="float">
            <text:p>0.004551319</text:p>
          </table:table-cell>
          <table:table-cell office:value-type="float" office:value="0.06467523" calcext:value-type="float">
            <text:p>0.06467523</text:p>
          </table:table-cell>
          <table:table-cell office:value-type="float" office:value="1672.698" calcext:value-type="float">
            <text:p>1672.698</text:p>
          </table:table-cell>
          <table:table-cell office:value-type="float" office:value="0.860195" calcext:value-type="float">
            <text:p>0.860195</text:p>
          </table:table-cell>
          <table:table-cell office:value-type="float" office:value="0" calcext:value-type="float">
            <text:p>0</text:p>
          </table:table-cell>
          <table:table-cell office:value-type="float" office:value="0.7684237" calcext:value-type="float">
            <text:p>0.7684237</text:p>
          </table:table-cell>
          <table:table-cell office:value-type="float" office:value="0.629079" calcext:value-type="float">
            <text:p>0.629079</text:p>
          </table:table-cell>
          <table:table-cell office:value-type="float" office:value="0.06738065" calcext:value-type="float">
            <text:p>0.06738065</text:p>
          </table:table-cell>
          <table:table-cell office:value-type="float" office:value="0.06717921" calcext:value-type="float">
            <text:p>0.06717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7537" calcext:value-type="float">
            <text:p>34.87537</text:p>
          </table:table-cell>
          <table:table-cell office:value-type="float" office:value="40.29406" calcext:value-type="float">
            <text:p>40.2940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1" calcext:value-type="float">
            <text:p>3102001</text:p>
          </table:table-cell>
          <table:table-cell office:value-type="float" office:value="1.880892" calcext:value-type="float">
            <text:p>1.880892</text:p>
          </table:table-cell>
          <table:table-cell office:value-type="float" office:value="128.7047" calcext:value-type="float">
            <text:p>128.704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26626" calcext:value-type="float">
            <text:p>24.26626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557444" calcext:value-type="float">
            <text:p>0.004557444</text:p>
          </table:table-cell>
          <table:table-cell office:value-type="float" office:value="0.06475952" calcext:value-type="float">
            <text:p>0.06475952</text:p>
          </table:table-cell>
          <table:table-cell office:value-type="float" office:value="1672.729" calcext:value-type="float">
            <text:p>1672.729</text:p>
          </table:table-cell>
          <table:table-cell office:value-type="float" office:value="0.8577436" calcext:value-type="float">
            <text:p>0.8577436</text:p>
          </table:table-cell>
          <table:table-cell office:value-type="float" office:value="0" calcext:value-type="float">
            <text:p>0</text:p>
          </table:table-cell>
          <table:table-cell office:value-type="float" office:value="0.7146378" calcext:value-type="float">
            <text:p>0.7146378</text:p>
          </table:table-cell>
          <table:table-cell office:value-type="float" office:value="0.6300237" calcext:value-type="float">
            <text:p>0.6300237</text:p>
          </table:table-cell>
          <table:table-cell office:value-type="float" office:value="0.06724147" calcext:value-type="float">
            <text:p>0.06724147</text:p>
          </table:table-cell>
          <table:table-cell office:value-type="float" office:value="0.06706733" calcext:value-type="float">
            <text:p>0.06706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9526" calcext:value-type="float">
            <text:p>34.89526</text:p>
          </table:table-cell>
          <table:table-cell office:value-type="float" office:value="40.30378" calcext:value-type="float">
            <text:p>40.3037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1" calcext:value-type="float">
            <text:p>4102001</text:p>
          </table:table-cell>
          <table:table-cell office:value-type="float" office:value="1.877485" calcext:value-type="float">
            <text:p>1.877485</text:p>
          </table:table-cell>
          <table:table-cell office:value-type="float" office:value="128.6957" calcext:value-type="float">
            <text:p>128.695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24707" calcext:value-type="float">
            <text:p>24.24707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563265" calcext:value-type="float">
            <text:p>0.004563265</text:p>
          </table:table-cell>
          <table:table-cell office:value-type="float" office:value="0.06482496" calcext:value-type="float">
            <text:p>0.06482496</text:p>
          </table:table-cell>
          <table:table-cell office:value-type="float" office:value="1672.76" calcext:value-type="float">
            <text:p>1672.76</text:p>
          </table:table-cell>
          <table:table-cell office:value-type="float" office:value="0.8553572" calcext:value-type="float">
            <text:p>0.8553572</text:p>
          </table:table-cell>
          <table:table-cell office:value-type="float" office:value="0" calcext:value-type="float">
            <text:p>0</text:p>
          </table:table-cell>
          <table:table-cell office:value-type="float" office:value="0.5563014" calcext:value-type="float">
            <text:p>0.5563014</text:p>
          </table:table-cell>
          <table:table-cell office:value-type="float" office:value="0.6383125" calcext:value-type="float">
            <text:p>0.6383125</text:p>
          </table:table-cell>
          <table:table-cell office:value-type="float" office:value="0.06718273" calcext:value-type="float">
            <text:p>0.06718273</text:p>
          </table:table-cell>
          <table:table-cell office:value-type="float" office:value="0.0669555" calcext:value-type="float">
            <text:p>0.0669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1446" calcext:value-type="float">
            <text:p>34.91446</text:p>
          </table:table-cell>
          <table:table-cell office:value-type="float" office:value="40.31621" calcext:value-type="float">
            <text:p>40.3162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1" calcext:value-type="float">
            <text:p>5102001</text:p>
          </table:table-cell>
          <table:table-cell office:value-type="float" office:value="1.875131" calcext:value-type="float">
            <text:p>1.875131</text:p>
          </table:table-cell>
          <table:table-cell office:value-type="float" office:value="128.6883" calcext:value-type="float">
            <text:p>128.688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22607" calcext:value-type="float">
            <text:p>24.22607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581022" calcext:value-type="float">
            <text:p>0.004581022</text:p>
          </table:table-cell>
          <table:table-cell office:value-type="float" office:value="0.06558523" calcext:value-type="float">
            <text:p>0.06558523</text:p>
          </table:table-cell>
          <table:table-cell office:value-type="float" office:value="1672.79" calcext:value-type="float">
            <text:p>1672.79</text:p>
          </table:table-cell>
          <table:table-cell office:value-type="float" office:value="0.8542964" calcext:value-type="float">
            <text:p>0.8542964</text:p>
          </table:table-cell>
          <table:table-cell office:value-type="float" office:value="0" calcext:value-type="float">
            <text:p>0</text:p>
          </table:table-cell>
          <table:table-cell office:value-type="float" office:value="0.3213691" calcext:value-type="float">
            <text:p>0.3213691</text:p>
          </table:table-cell>
          <table:table-cell office:value-type="float" office:value="0.4767058" calcext:value-type="float">
            <text:p>0.4767058</text:p>
          </table:table-cell>
          <table:table-cell office:value-type="float" office:value="0.06757591" calcext:value-type="float">
            <text:p>0.06757591</text:p>
          </table:table-cell>
          <table:table-cell office:value-type="float" office:value="0.06684393" calcext:value-type="float">
            <text:p>0.06684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8999" calcext:value-type="float">
            <text:p>34.88999</text:p>
          </table:table-cell>
          <table:table-cell office:value-type="float" office:value="40.30241" calcext:value-type="float">
            <text:p>40.3024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1" calcext:value-type="float">
            <text:p>6102001</text:p>
          </table:table-cell>
          <table:table-cell office:value-type="float" office:value="1.873352" calcext:value-type="float">
            <text:p>1.873352</text:p>
          </table:table-cell>
          <table:table-cell office:value-type="float" office:value="128.6825" calcext:value-type="float">
            <text:p>128.68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2022" calcext:value-type="float">
            <text:p>24.2022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630594" calcext:value-type="float">
            <text:p>0.004630594</text:p>
          </table:table-cell>
          <table:table-cell office:value-type="float" office:value="0.06843924" calcext:value-type="float">
            <text:p>0.06843924</text:p>
          </table:table-cell>
          <table:table-cell office:value-type="float" office:value="1672.821" calcext:value-type="float">
            <text:p>1672.821</text:p>
          </table:table-cell>
          <table:table-cell office:value-type="float" office:value="0.8536844" calcext:value-type="float">
            <text:p>0.8536844</text:p>
          </table:table-cell>
          <table:table-cell office:value-type="float" office:value="0" calcext:value-type="float">
            <text:p>0</text:p>
          </table:table-cell>
          <table:table-cell office:value-type="float" office:value="0.4080896" calcext:value-type="float">
            <text:p>0.4080896</text:p>
          </table:table-cell>
          <table:table-cell office:value-type="float" office:value="0.5751988" calcext:value-type="float">
            <text:p>0.5751988</text:p>
          </table:table-cell>
          <table:table-cell office:value-type="float" office:value="0.06724209" calcext:value-type="float">
            <text:p>0.06724209</text:p>
          </table:table-cell>
          <table:table-cell office:value-type="float" office:value="0.06673262" calcext:value-type="float">
            <text:p>0.06673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5032" calcext:value-type="float">
            <text:p>34.85032</text:p>
          </table:table-cell>
          <table:table-cell office:value-type="float" office:value="40.24302" calcext:value-type="float">
            <text:p>40.2430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1" calcext:value-type="float">
            <text:p>7102001</text:p>
          </table:table-cell>
          <table:table-cell office:value-type="float" office:value="1.871755" calcext:value-type="float">
            <text:p>1.871755</text:p>
          </table:table-cell>
          <table:table-cell office:value-type="float" office:value="128.6774" calcext:value-type="float">
            <text:p>128.677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179" calcext:value-type="float">
            <text:p>24.17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67756" calcext:value-type="float">
            <text:p>0.00467756</text:p>
          </table:table-cell>
          <table:table-cell office:value-type="float" office:value="0.07117843" calcext:value-type="float">
            <text:p>0.07117843</text:p>
          </table:table-cell>
          <table:table-cell office:value-type="float" office:value="1672.853" calcext:value-type="float">
            <text:p>1672.853</text:p>
          </table:table-cell>
          <table:table-cell office:value-type="float" office:value="0.8529224" calcext:value-type="float">
            <text:p>0.8529224</text:p>
          </table:table-cell>
          <table:table-cell office:value-type="float" office:value="0" calcext:value-type="float">
            <text:p>0</text:p>
          </table:table-cell>
          <table:table-cell office:value-type="float" office:value="0.4720291" calcext:value-type="float">
            <text:p>0.4720291</text:p>
          </table:table-cell>
          <table:table-cell office:value-type="float" office:value="0.6632768" calcext:value-type="float">
            <text:p>0.6632768</text:p>
          </table:table-cell>
          <table:table-cell office:value-type="float" office:value="0.06726161" calcext:value-type="float">
            <text:p>0.06726161</text:p>
          </table:table-cell>
          <table:table-cell office:value-type="float" office:value="0.06662129" calcext:value-type="float">
            <text:p>0.06662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4248" calcext:value-type="float">
            <text:p>34.84248</text:p>
          </table:table-cell>
          <table:table-cell office:value-type="float" office:value="40.21634" calcext:value-type="float">
            <text:p>40.2163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1" calcext:value-type="float">
            <text:p>8102001</text:p>
          </table:table-cell>
          <table:table-cell office:value-type="float" office:value="1.870187" calcext:value-type="float">
            <text:p>1.870187</text:p>
          </table:table-cell>
          <table:table-cell office:value-type="float" office:value="128.6725" calcext:value-type="float">
            <text:p>128.67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15563" calcext:value-type="float">
            <text:p>24.15563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718093" calcext:value-type="float">
            <text:p>0.004718093</text:p>
          </table:table-cell>
          <table:table-cell office:value-type="float" office:value="0.07346249" calcext:value-type="float">
            <text:p>0.07346249</text:p>
          </table:table-cell>
          <table:table-cell office:value-type="float" office:value="1672.883" calcext:value-type="float">
            <text:p>1672.883</text:p>
          </table:table-cell>
          <table:table-cell office:value-type="float" office:value="0.8521146" calcext:value-type="float">
            <text:p>0.8521146</text:p>
          </table:table-cell>
          <table:table-cell office:value-type="float" office:value="0" calcext:value-type="float">
            <text:p>0</text:p>
          </table:table-cell>
          <table:table-cell office:value-type="float" office:value="0.5297965" calcext:value-type="float">
            <text:p>0.5297965</text:p>
          </table:table-cell>
          <table:table-cell office:value-type="float" office:value="0.7455392" calcext:value-type="float">
            <text:p>0.7455392</text:p>
          </table:table-cell>
          <table:table-cell office:value-type="float" office:value="0.06729413" calcext:value-type="float">
            <text:p>0.06729413</text:p>
          </table:table-cell>
          <table:table-cell office:value-type="float" office:value="0.06651025" calcext:value-type="float">
            <text:p>0.06651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5384" calcext:value-type="float">
            <text:p>34.85384</text:p>
          </table:table-cell>
          <table:table-cell office:value-type="float" office:value="40.20753" calcext:value-type="float">
            <text:p>40.2075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1" calcext:value-type="float">
            <text:p>9102001</text:p>
          </table:table-cell>
          <table:table-cell office:value-type="float" office:value="1.868703" calcext:value-type="float">
            <text:p>1.868703</text:p>
          </table:table-cell>
          <table:table-cell office:value-type="float" office:value="128.6678" calcext:value-type="float">
            <text:p>128.667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13235" calcext:value-type="float">
            <text:p>24.13235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747335" calcext:value-type="float">
            <text:p>0.004747335</text:p>
          </table:table-cell>
          <table:table-cell office:value-type="float" office:value="0.07504126" calcext:value-type="float">
            <text:p>0.07504126</text:p>
          </table:table-cell>
          <table:table-cell office:value-type="float" office:value="1672.914" calcext:value-type="float">
            <text:p>1672.914</text:p>
          </table:table-cell>
          <table:table-cell office:value-type="float" office:value="0.8511982" calcext:value-type="float">
            <text:p>0.8511982</text:p>
          </table:table-cell>
          <table:table-cell office:value-type="float" office:value="0" calcext:value-type="float">
            <text:p>0</text:p>
          </table:table-cell>
          <table:table-cell office:value-type="float" office:value="0.4961788" calcext:value-type="float">
            <text:p>0.4961788</text:p>
          </table:table-cell>
          <table:table-cell office:value-type="float" office:value="0.72386" calcext:value-type="float">
            <text:p>0.72386</text:p>
          </table:table-cell>
          <table:table-cell office:value-type="float" office:value="0.06708353" calcext:value-type="float">
            <text:p>0.06708353</text:p>
          </table:table-cell>
          <table:table-cell office:value-type="float" office:value="0.06639949" calcext:value-type="float">
            <text:p>0.06639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6327" calcext:value-type="float">
            <text:p>34.86327</text:p>
          </table:table-cell>
          <table:table-cell office:value-type="float" office:value="40.20467" calcext:value-type="float">
            <text:p>40.2046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1" calcext:value-type="float">
            <text:p>10102001</text:p>
          </table:table-cell>
          <table:table-cell office:value-type="float" office:value="1.866765" calcext:value-type="float">
            <text:p>1.866765</text:p>
          </table:table-cell>
          <table:table-cell office:value-type="float" office:value="128.6623" calcext:value-type="float">
            <text:p>128.662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10959" calcext:value-type="float">
            <text:p>24.1095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768879" calcext:value-type="float">
            <text:p>0.004768879</text:p>
          </table:table-cell>
          <table:table-cell office:value-type="float" office:value="0.07603894" calcext:value-type="float">
            <text:p>0.07603894</text:p>
          </table:table-cell>
          <table:table-cell office:value-type="float" office:value="1672.944" calcext:value-type="float">
            <text:p>1672.944</text:p>
          </table:table-cell>
          <table:table-cell office:value-type="float" office:value="0.850352" calcext:value-type="float">
            <text:p>0.850352</text:p>
          </table:table-cell>
          <table:table-cell office:value-type="float" office:value="0" calcext:value-type="float">
            <text:p>0</text:p>
          </table:table-cell>
          <table:table-cell office:value-type="float" office:value="0.5179445" calcext:value-type="float">
            <text:p>0.5179445</text:p>
          </table:table-cell>
          <table:table-cell office:value-type="float" office:value="0.7545754" calcext:value-type="float">
            <text:p>0.7545754</text:p>
          </table:table-cell>
          <table:table-cell office:value-type="float" office:value="0.06694029" calcext:value-type="float">
            <text:p>0.06694029</text:p>
          </table:table-cell>
          <table:table-cell office:value-type="float" office:value="0.06628881" calcext:value-type="float">
            <text:p>0.06628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7007" calcext:value-type="float">
            <text:p>34.87007</text:p>
          </table:table-cell>
          <table:table-cell office:value-type="float" office:value="40.20273" calcext:value-type="float">
            <text:p>40.2027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1" calcext:value-type="float">
            <text:p>11102001</text:p>
          </table:table-cell>
          <table:table-cell office:value-type="float" office:value="1.864809" calcext:value-type="float">
            <text:p>1.864809</text:p>
          </table:table-cell>
          <table:table-cell office:value-type="float" office:value="128.6566" calcext:value-type="float">
            <text:p>128.656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08745" calcext:value-type="float">
            <text:p>24.08745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782081" calcext:value-type="float">
            <text:p>0.004782081</text:p>
          </table:table-cell>
          <table:table-cell office:value-type="float" office:value="0.07650942" calcext:value-type="float">
            <text:p>0.07650942</text:p>
          </table:table-cell>
          <table:table-cell office:value-type="float" office:value="1672.974" calcext:value-type="float">
            <text:p>1672.974</text:p>
          </table:table-cell>
          <table:table-cell office:value-type="float" office:value="0.8493708" calcext:value-type="float">
            <text:p>0.8493708</text:p>
          </table:table-cell>
          <table:table-cell office:value-type="float" office:value="0" calcext:value-type="float">
            <text:p>0</text:p>
          </table:table-cell>
          <table:table-cell office:value-type="float" office:value="0.4127344" calcext:value-type="float">
            <text:p>0.4127344</text:p>
          </table:table-cell>
          <table:table-cell office:value-type="float" office:value="0.6382469" calcext:value-type="float">
            <text:p>0.6382469</text:p>
          </table:table-cell>
          <table:table-cell office:value-type="float" office:value="0.06682619" calcext:value-type="float">
            <text:p>0.06682619</text:p>
          </table:table-cell>
          <table:table-cell office:value-type="float" office:value="0.06617827" calcext:value-type="float">
            <text:p>0.06617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718" calcext:value-type="float">
            <text:p>34.8718</text:p>
          </table:table-cell>
          <table:table-cell office:value-type="float" office:value="40.202" calcext:value-type="float">
            <text:p>40.20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1" calcext:value-type="float">
            <text:p>12102001</text:p>
          </table:table-cell>
          <table:table-cell office:value-type="float" office:value="1.862891" calcext:value-type="float">
            <text:p>1.862891</text:p>
          </table:table-cell>
          <table:table-cell office:value-type="float" office:value="128.6509" calcext:value-type="float">
            <text:p>128.650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06455" calcext:value-type="float">
            <text:p>24.06455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808775" calcext:value-type="float">
            <text:p>0.004808775</text:p>
          </table:table-cell>
          <table:table-cell office:value-type="float" office:value="0.07786" calcext:value-type="float">
            <text:p>0.07786</text:p>
          </table:table-cell>
          <table:table-cell office:value-type="float" office:value="1673.005" calcext:value-type="float">
            <text:p>1673.005</text:p>
          </table:table-cell>
          <table:table-cell office:value-type="float" office:value="0.8484779" calcext:value-type="float">
            <text:p>0.8484779</text:p>
          </table:table-cell>
          <table:table-cell office:value-type="float" office:value="0" calcext:value-type="float">
            <text:p>0</text:p>
          </table:table-cell>
          <table:table-cell office:value-type="float" office:value="0.3428802" calcext:value-type="float">
            <text:p>0.3428802</text:p>
          </table:table-cell>
          <table:table-cell office:value-type="float" office:value="0.5511661" calcext:value-type="float">
            <text:p>0.5511661</text:p>
          </table:table-cell>
          <table:table-cell office:value-type="float" office:value="0.06655376" calcext:value-type="float">
            <text:p>0.06655376</text:p>
          </table:table-cell>
          <table:table-cell office:value-type="float" office:value="0.06606808" calcext:value-type="float">
            <text:p>0.06606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4929" calcext:value-type="float">
            <text:p>34.84929</text:p>
          </table:table-cell>
          <table:table-cell office:value-type="float" office:value="40.1821" calcext:value-type="float">
            <text:p>40.182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1" calcext:value-type="float">
            <text:p>13102001</text:p>
          </table:table-cell>
          <table:table-cell office:value-type="float" office:value="1.860784" calcext:value-type="float">
            <text:p>1.860784</text:p>
          </table:table-cell>
          <table:table-cell office:value-type="float" office:value="128.645" calcext:value-type="float">
            <text:p>128.64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04192" calcext:value-type="float">
            <text:p>24.04192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840525" calcext:value-type="float">
            <text:p>0.004840525</text:p>
          </table:table-cell>
          <table:table-cell office:value-type="float" office:value="0.0794489" calcext:value-type="float">
            <text:p>0.0794489</text:p>
          </table:table-cell>
          <table:table-cell office:value-type="float" office:value="1673.036" calcext:value-type="float">
            <text:p>1673.036</text:p>
          </table:table-cell>
          <table:table-cell office:value-type="float" office:value="0.8477373" calcext:value-type="float">
            <text:p>0.8477373</text:p>
          </table:table-cell>
          <table:table-cell office:value-type="float" office:value="0" calcext:value-type="float">
            <text:p>0</text:p>
          </table:table-cell>
          <table:table-cell office:value-type="float" office:value="0.4081776" calcext:value-type="float">
            <text:p>0.4081776</text:p>
          </table:table-cell>
          <table:table-cell office:value-type="float" office:value="0.6593487" calcext:value-type="float">
            <text:p>0.6593487</text:p>
          </table:table-cell>
          <table:table-cell office:value-type="float" office:value="0.06645208" calcext:value-type="float">
            <text:p>0.06645208</text:p>
          </table:table-cell>
          <table:table-cell office:value-type="float" office:value="0.06595797" calcext:value-type="float">
            <text:p>0.06595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2655" calcext:value-type="float">
            <text:p>34.82655</text:p>
          </table:table-cell>
          <table:table-cell office:value-type="float" office:value="40.1608" calcext:value-type="float">
            <text:p>40.160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1" calcext:value-type="float">
            <text:p>14102001</text:p>
          </table:table-cell>
          <table:table-cell office:value-type="float" office:value="1.858364" calcext:value-type="float">
            <text:p>1.858364</text:p>
          </table:table-cell>
          <table:table-cell office:value-type="float" office:value="128.6382" calcext:value-type="float">
            <text:p>128.638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4.02058" calcext:value-type="float">
            <text:p>24.02058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859928" calcext:value-type="float">
            <text:p>0.004859928</text:p>
          </table:table-cell>
          <table:table-cell office:value-type="float" office:value="0.08025222" calcext:value-type="float">
            <text:p>0.08025222</text:p>
          </table:table-cell>
          <table:table-cell office:value-type="float" office:value="1673.066" calcext:value-type="float">
            <text:p>1673.066</text:p>
          </table:table-cell>
          <table:table-cell office:value-type="float" office:value="0.8470574" calcext:value-type="float">
            <text:p>0.8470574</text:p>
          </table:table-cell>
          <table:table-cell office:value-type="float" office:value="0" calcext:value-type="float">
            <text:p>0</text:p>
          </table:table-cell>
          <table:table-cell office:value-type="float" office:value="0.4601873" calcext:value-type="float">
            <text:p>0.4601873</text:p>
          </table:table-cell>
          <table:table-cell office:value-type="float" office:value="0.7264822" calcext:value-type="float">
            <text:p>0.7264822</text:p>
          </table:table-cell>
          <table:table-cell office:value-type="float" office:value="0.06647409" calcext:value-type="float">
            <text:p>0.06647409</text:p>
          </table:table-cell>
          <table:table-cell office:value-type="float" office:value="0.06584795" calcext:value-type="float">
            <text:p>0.06584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2197" calcext:value-type="float">
            <text:p>34.82197</text:p>
          </table:table-cell>
          <table:table-cell office:value-type="float" office:value="40.15814" calcext:value-type="float">
            <text:p>40.1581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1" calcext:value-type="float">
            <text:p>15102001</text:p>
          </table:table-cell>
          <table:table-cell office:value-type="float" office:value="1.856091" calcext:value-type="float">
            <text:p>1.856091</text:p>
          </table:table-cell>
          <table:table-cell office:value-type="float" office:value="128.6316" calcext:value-type="float">
            <text:p>128.631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99971" calcext:value-type="float">
            <text:p>23.99971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870904" calcext:value-type="float">
            <text:p>0.004870904</text:p>
          </table:table-cell>
          <table:table-cell office:value-type="float" office:value="0.08060412" calcext:value-type="float">
            <text:p>0.08060412</text:p>
          </table:table-cell>
          <table:table-cell office:value-type="float" office:value="1673.097" calcext:value-type="float">
            <text:p>1673.097</text:p>
          </table:table-cell>
          <table:table-cell office:value-type="float" office:value="0.84622" calcext:value-type="float">
            <text:p>0.84622</text:p>
          </table:table-cell>
          <table:table-cell office:value-type="float" office:value="0" calcext:value-type="float">
            <text:p>0</text:p>
          </table:table-cell>
          <table:table-cell office:value-type="float" office:value="0.5114107" calcext:value-type="float">
            <text:p>0.5114107</text:p>
          </table:table-cell>
          <table:table-cell office:value-type="float" office:value="0.7575023" calcext:value-type="float">
            <text:p>0.7575023</text:p>
          </table:table-cell>
          <table:table-cell office:value-type="float" office:value="0.06636529" calcext:value-type="float">
            <text:p>0.06636529</text:p>
          </table:table-cell>
          <table:table-cell office:value-type="float" office:value="0.0657383" calcext:value-type="float">
            <text:p>0.0657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2596" calcext:value-type="float">
            <text:p>34.82596</text:p>
          </table:table-cell>
          <table:table-cell office:value-type="float" office:value="40.16039" calcext:value-type="float">
            <text:p>40.1603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1" calcext:value-type="float">
            <text:p>16102001</text:p>
          </table:table-cell>
          <table:table-cell office:value-type="float" office:value="1.854147" calcext:value-type="float">
            <text:p>1.854147</text:p>
          </table:table-cell>
          <table:table-cell office:value-type="float" office:value="128.6258" calcext:value-type="float">
            <text:p>128.625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97862" calcext:value-type="float">
            <text:p>23.97862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876509" calcext:value-type="float">
            <text:p>0.004876509</text:p>
          </table:table-cell>
          <table:table-cell office:value-type="float" office:value="0.08066581" calcext:value-type="float">
            <text:p>0.08066581</text:p>
          </table:table-cell>
          <table:table-cell office:value-type="float" office:value="1673.128" calcext:value-type="float">
            <text:p>1673.128</text:p>
          </table:table-cell>
          <table:table-cell office:value-type="float" office:value="0.8452479" calcext:value-type="float">
            <text:p>0.8452479</text:p>
          </table:table-cell>
          <table:table-cell office:value-type="float" office:value="0" calcext:value-type="float">
            <text:p>0</text:p>
          </table:table-cell>
          <table:table-cell office:value-type="float" office:value="0.4340566" calcext:value-type="float">
            <text:p>0.4340566</text:p>
          </table:table-cell>
          <table:table-cell office:value-type="float" office:value="0.6875778" calcext:value-type="float">
            <text:p>0.6875778</text:p>
          </table:table-cell>
          <table:table-cell office:value-type="float" office:value="0.0664409" calcext:value-type="float">
            <text:p>0.0664409</text:p>
          </table:table-cell>
          <table:table-cell office:value-type="float" office:value="0.06562877" calcext:value-type="float">
            <text:p>0.06562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3234" calcext:value-type="float">
            <text:p>34.83234</text:p>
          </table:table-cell>
          <table:table-cell office:value-type="float" office:value="40.16338" calcext:value-type="float">
            <text:p>40.1633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1" calcext:value-type="float">
            <text:p>17102001</text:p>
          </table:table-cell>
          <table:table-cell office:value-type="float" office:value="1.852584" calcext:value-type="float">
            <text:p>1.852584</text:p>
          </table:table-cell>
          <table:table-cell office:value-type="float" office:value="128.6209" calcext:value-type="float">
            <text:p>128.620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95513" calcext:value-type="float">
            <text:p>23.95513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899825" calcext:value-type="float">
            <text:p>0.004899825</text:p>
          </table:table-cell>
          <table:table-cell office:value-type="float" office:value="0.08200244" calcext:value-type="float">
            <text:p>0.08200244</text:p>
          </table:table-cell>
          <table:table-cell office:value-type="float" office:value="1673.158" calcext:value-type="float">
            <text:p>1673.158</text:p>
          </table:table-cell>
          <table:table-cell office:value-type="float" office:value="0.8443907" calcext:value-type="float">
            <text:p>0.8443907</text:p>
          </table:table-cell>
          <table:table-cell office:value-type="float" office:value="0" calcext:value-type="float">
            <text:p>0</text:p>
          </table:table-cell>
          <table:table-cell office:value-type="float" office:value="0.3705196" calcext:value-type="float">
            <text:p>0.3705196</text:p>
          </table:table-cell>
          <table:table-cell office:value-type="float" office:value="0.5745373" calcext:value-type="float">
            <text:p>0.5745373</text:p>
          </table:table-cell>
          <table:table-cell office:value-type="float" office:value="0.06599583" calcext:value-type="float">
            <text:p>0.06599583</text:p>
          </table:table-cell>
          <table:table-cell office:value-type="float" office:value="0.06551937" calcext:value-type="float">
            <text:p>0.06551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9928" calcext:value-type="float">
            <text:p>34.79928</text:p>
          </table:table-cell>
          <table:table-cell office:value-type="float" office:value="40.13004" calcext:value-type="float">
            <text:p>40.1300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1" calcext:value-type="float">
            <text:p>18102001</text:p>
          </table:table-cell>
          <table:table-cell office:value-type="float" office:value="1.851234" calcext:value-type="float">
            <text:p>1.851234</text:p>
          </table:table-cell>
          <table:table-cell office:value-type="float" office:value="128.6167" calcext:value-type="float">
            <text:p>128.616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93225" calcext:value-type="float">
            <text:p>23.93225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920948" calcext:value-type="float">
            <text:p>0.004920948</text:p>
          </table:table-cell>
          <table:table-cell office:value-type="float" office:value="0.08317023" calcext:value-type="float">
            <text:p>0.08317023</text:p>
          </table:table-cell>
          <table:table-cell office:value-type="float" office:value="1673.188" calcext:value-type="float">
            <text:p>1673.188</text:p>
          </table:table-cell>
          <table:table-cell office:value-type="float" office:value="0.8435676" calcext:value-type="float">
            <text:p>0.8435676</text:p>
          </table:table-cell>
          <table:table-cell office:value-type="float" office:value="0" calcext:value-type="float">
            <text:p>0</text:p>
          </table:table-cell>
          <table:table-cell office:value-type="float" office:value="0.4756398" calcext:value-type="float">
            <text:p>0.4756398</text:p>
          </table:table-cell>
          <table:table-cell office:value-type="float" office:value="0.706543" calcext:value-type="float">
            <text:p>0.706543</text:p>
          </table:table-cell>
          <table:table-cell office:value-type="float" office:value="0.0660502" calcext:value-type="float">
            <text:p>0.0660502</text:p>
          </table:table-cell>
          <table:table-cell office:value-type="float" office:value="0.06541018" calcext:value-type="float">
            <text:p>0.0654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9283" calcext:value-type="float">
            <text:p>34.79283</text:p>
          </table:table-cell>
          <table:table-cell office:value-type="float" office:value="40.11426" calcext:value-type="float">
            <text:p>40.1142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1" calcext:value-type="float">
            <text:p>19102001</text:p>
          </table:table-cell>
          <table:table-cell office:value-type="float" office:value="1.849824" calcext:value-type="float">
            <text:p>1.849824</text:p>
          </table:table-cell>
          <table:table-cell office:value-type="float" office:value="128.6124" calcext:value-type="float">
            <text:p>128.612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90946" calcext:value-type="float">
            <text:p>23.90946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931983" calcext:value-type="float">
            <text:p>0.004931983</text:p>
          </table:table-cell>
          <table:table-cell office:value-type="float" office:value="0.08357402" calcext:value-type="float">
            <text:p>0.08357402</text:p>
          </table:table-cell>
          <table:table-cell office:value-type="float" office:value="1673.218" calcext:value-type="float">
            <text:p>1673.218</text:p>
          </table:table-cell>
          <table:table-cell office:value-type="float" office:value="0.8427214" calcext:value-type="float">
            <text:p>0.8427214</text:p>
          </table:table-cell>
          <table:table-cell office:value-type="float" office:value="0" calcext:value-type="float">
            <text:p>0</text:p>
          </table:table-cell>
          <table:table-cell office:value-type="float" office:value="0.4679103" calcext:value-type="float">
            <text:p>0.4679103</text:p>
          </table:table-cell>
          <table:table-cell office:value-type="float" office:value="0.7082705" calcext:value-type="float">
            <text:p>0.7082705</text:p>
          </table:table-cell>
          <table:table-cell office:value-type="float" office:value="0.06590824" calcext:value-type="float">
            <text:p>0.06590824</text:p>
          </table:table-cell>
          <table:table-cell office:value-type="float" office:value="0.06530123" calcext:value-type="float">
            <text:p>0.06530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9278" calcext:value-type="float">
            <text:p>34.79278</text:p>
          </table:table-cell>
          <table:table-cell office:value-type="float" office:value="40.10656" calcext:value-type="float">
            <text:p>40.1065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1" calcext:value-type="float">
            <text:p>20102001</text:p>
          </table:table-cell>
          <table:table-cell office:value-type="float" office:value="1.848133" calcext:value-type="float">
            <text:p>1.848133</text:p>
          </table:table-cell>
          <table:table-cell office:value-type="float" office:value="128.6075" calcext:value-type="float">
            <text:p>128.60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88707" calcext:value-type="float">
            <text:p>23.88707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938731" calcext:value-type="float">
            <text:p>0.004938731</text:p>
          </table:table-cell>
          <table:table-cell office:value-type="float" office:value="0.08369081" calcext:value-type="float">
            <text:p>0.08369081</text:p>
          </table:table-cell>
          <table:table-cell office:value-type="float" office:value="1673.248" calcext:value-type="float">
            <text:p>1673.248</text:p>
          </table:table-cell>
          <table:table-cell office:value-type="float" office:value="0.8419902" calcext:value-type="float">
            <text:p>0.8419902</text:p>
          </table:table-cell>
          <table:table-cell office:value-type="float" office:value="0" calcext:value-type="float">
            <text:p>0</text:p>
          </table:table-cell>
          <table:table-cell office:value-type="float" office:value="0.4834998" calcext:value-type="float">
            <text:p>0.4834998</text:p>
          </table:table-cell>
          <table:table-cell office:value-type="float" office:value="0.729453" calcext:value-type="float">
            <text:p>0.729453</text:p>
          </table:table-cell>
          <table:table-cell office:value-type="float" office:value="0.06580928" calcext:value-type="float">
            <text:p>0.06580928</text:p>
          </table:table-cell>
          <table:table-cell office:value-type="float" office:value="0.06519242" calcext:value-type="float">
            <text:p>0.06519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9443" calcext:value-type="float">
            <text:p>34.79443</text:p>
          </table:table-cell>
          <table:table-cell office:value-type="float" office:value="40.10243" calcext:value-type="float">
            <text:p>40.1024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1" calcext:value-type="float">
            <text:p>21102001</text:p>
          </table:table-cell>
          <table:table-cell office:value-type="float" office:value="1.846595" calcext:value-type="float">
            <text:p>1.846595</text:p>
          </table:table-cell>
          <table:table-cell office:value-type="float" office:value="128.603" calcext:value-type="float">
            <text:p>128.60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86473" calcext:value-type="float">
            <text:p>23.86473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943741" calcext:value-type="float">
            <text:p>0.004943741</text:p>
          </table:table-cell>
          <table:table-cell office:value-type="float" office:value="0.08371717" calcext:value-type="float">
            <text:p>0.08371717</text:p>
          </table:table-cell>
          <table:table-cell office:value-type="float" office:value="1673.278" calcext:value-type="float">
            <text:p>1673.278</text:p>
          </table:table-cell>
          <table:table-cell office:value-type="float" office:value="0.8411099" calcext:value-type="float">
            <text:p>0.8411099</text:p>
          </table:table-cell>
          <table:table-cell office:value-type="float" office:value="0" calcext:value-type="float">
            <text:p>0</text:p>
          </table:table-cell>
          <table:table-cell office:value-type="float" office:value="0.4135143" calcext:value-type="float">
            <text:p>0.4135143</text:p>
          </table:table-cell>
          <table:table-cell office:value-type="float" office:value="0.6572036" calcext:value-type="float">
            <text:p>0.6572036</text:p>
          </table:table-cell>
          <table:table-cell office:value-type="float" office:value="0.065615" calcext:value-type="float">
            <text:p>0.065615</text:p>
          </table:table-cell>
          <table:table-cell office:value-type="float" office:value="0.06508377" calcext:value-type="float">
            <text:p>0.06508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8905" calcext:value-type="float">
            <text:p>34.78905</text:p>
          </table:table-cell>
          <table:table-cell office:value-type="float" office:value="40.09607" calcext:value-type="float">
            <text:p>40.0960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1" calcext:value-type="float">
            <text:p>22102001</text:p>
          </table:table-cell>
          <table:table-cell office:value-type="float" office:value="1.845067" calcext:value-type="float">
            <text:p>1.845067</text:p>
          </table:table-cell>
          <table:table-cell office:value-type="float" office:value="128.5984" calcext:value-type="float">
            <text:p>128.598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84226" calcext:value-type="float">
            <text:p>23.84226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948878" calcext:value-type="float">
            <text:p>0.004948878</text:p>
          </table:table-cell>
          <table:table-cell office:value-type="float" office:value="0.08375825" calcext:value-type="float">
            <text:p>0.08375825</text:p>
          </table:table-cell>
          <table:table-cell office:value-type="float" office:value="1673.308" calcext:value-type="float">
            <text:p>1673.308</text:p>
          </table:table-cell>
          <table:table-cell office:value-type="float" office:value="0.8403722" calcext:value-type="float">
            <text:p>0.8403722</text:p>
          </table:table-cell>
          <table:table-cell office:value-type="float" office:value="0" calcext:value-type="float">
            <text:p>0</text:p>
          </table:table-cell>
          <table:table-cell office:value-type="float" office:value="0.4683266" calcext:value-type="float">
            <text:p>0.4683266</text:p>
          </table:table-cell>
          <table:table-cell office:value-type="float" office:value="0.7108107" calcext:value-type="float">
            <text:p>0.7108107</text:p>
          </table:table-cell>
          <table:table-cell office:value-type="float" office:value="0.06556512" calcext:value-type="float">
            <text:p>0.06556512</text:p>
          </table:table-cell>
          <table:table-cell office:value-type="float" office:value="0.06497532" calcext:value-type="float">
            <text:p>0.06497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8262" calcext:value-type="float">
            <text:p>34.78262</text:p>
          </table:table-cell>
          <table:table-cell office:value-type="float" office:value="40.08566" calcext:value-type="float">
            <text:p>40.0856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1" calcext:value-type="float">
            <text:p>23102001</text:p>
          </table:table-cell>
          <table:table-cell office:value-type="float" office:value="1.843699" calcext:value-type="float">
            <text:p>1.843699</text:p>
          </table:table-cell>
          <table:table-cell office:value-type="float" office:value="128.5943" calcext:value-type="float">
            <text:p>128.594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819" calcext:value-type="float">
            <text:p>23.81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95662" calcext:value-type="float">
            <text:p>0.00495662</text:p>
          </table:table-cell>
          <table:table-cell office:value-type="float" office:value="0.08398678" calcext:value-type="float">
            <text:p>0.08398678</text:p>
          </table:table-cell>
          <table:table-cell office:value-type="float" office:value="1673.337" calcext:value-type="float">
            <text:p>1673.337</text:p>
          </table:table-cell>
          <table:table-cell office:value-type="float" office:value="0.8395888" calcext:value-type="float">
            <text:p>0.8395888</text:p>
          </table:table-cell>
          <table:table-cell office:value-type="float" office:value="0" calcext:value-type="float">
            <text:p>0</text:p>
          </table:table-cell>
          <table:table-cell office:value-type="float" office:value="0.3570387" calcext:value-type="float">
            <text:p>0.3570387</text:p>
          </table:table-cell>
          <table:table-cell office:value-type="float" office:value="0.5752857" calcext:value-type="float">
            <text:p>0.5752857</text:p>
          </table:table-cell>
          <table:table-cell office:value-type="float" office:value="0.06538802" calcext:value-type="float">
            <text:p>0.06538802</text:p>
          </table:table-cell>
          <table:table-cell office:value-type="float" office:value="0.06486715" calcext:value-type="float">
            <text:p>0.06486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6379" calcext:value-type="float">
            <text:p>34.76379</text:p>
          </table:table-cell>
          <table:table-cell office:value-type="float" office:value="40.06594" calcext:value-type="float">
            <text:p>40.0659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1" calcext:value-type="float">
            <text:p>24102001</text:p>
          </table:table-cell>
          <table:table-cell office:value-type="float" office:value="1.842054" calcext:value-type="float">
            <text:p>1.842054</text:p>
          </table:table-cell>
          <table:table-cell office:value-type="float" office:value="128.5896" calcext:value-type="float">
            <text:p>128.589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79592" calcext:value-type="float">
            <text:p>23.79592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4980089" calcext:value-type="float">
            <text:p>0.004980089</text:p>
          </table:table-cell>
          <table:table-cell office:value-type="float" office:value="0.0852323" calcext:value-type="float">
            <text:p>0.0852323</text:p>
          </table:table-cell>
          <table:table-cell office:value-type="float" office:value="1673.367" calcext:value-type="float">
            <text:p>1673.367</text:p>
          </table:table-cell>
          <table:table-cell office:value-type="float" office:value="0.839114" calcext:value-type="float">
            <text:p>0.839114</text:p>
          </table:table-cell>
          <table:table-cell office:value-type="float" office:value="0" calcext:value-type="float">
            <text:p>0</text:p>
          </table:table-cell>
          <table:table-cell office:value-type="float" office:value="0.3891708" calcext:value-type="float">
            <text:p>0.3891708</text:p>
          </table:table-cell>
          <table:table-cell office:value-type="float" office:value="0.6383958" calcext:value-type="float">
            <text:p>0.6383958</text:p>
          </table:table-cell>
          <table:table-cell office:value-type="float" office:value="0.0652679" calcext:value-type="float">
            <text:p>0.0652679</text:p>
          </table:table-cell>
          <table:table-cell office:value-type="float" office:value="0.06475913" calcext:value-type="float">
            <text:p>0.06475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4132" calcext:value-type="float">
            <text:p>34.74132</text:p>
          </table:table-cell>
          <table:table-cell office:value-type="float" office:value="40.04362" calcext:value-type="float">
            <text:p>40.0436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1" calcext:value-type="float">
            <text:p>25102001</text:p>
          </table:table-cell>
          <table:table-cell office:value-type="float" office:value="1.840376" calcext:value-type="float">
            <text:p>1.840376</text:p>
          </table:table-cell>
          <table:table-cell office:value-type="float" office:value="128.5848" calcext:value-type="float">
            <text:p>128.584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77326" calcext:value-type="float">
            <text:p>23.77326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000157" calcext:value-type="float">
            <text:p>0.005000157</text:p>
          </table:table-cell>
          <table:table-cell office:value-type="float" office:value="0.08621895" calcext:value-type="float">
            <text:p>0.08621895</text:p>
          </table:table-cell>
          <table:table-cell office:value-type="float" office:value="1673.397" calcext:value-type="float">
            <text:p>1673.397</text:p>
          </table:table-cell>
          <table:table-cell office:value-type="float" office:value="0.8385987" calcext:value-type="float">
            <text:p>0.8385987</text:p>
          </table:table-cell>
          <table:table-cell office:value-type="float" office:value="0" calcext:value-type="float">
            <text:p>0</text:p>
          </table:table-cell>
          <table:table-cell office:value-type="float" office:value="0.4184386" calcext:value-type="float">
            <text:p>0.4184386</text:p>
          </table:table-cell>
          <table:table-cell office:value-type="float" office:value="0.6582556" calcext:value-type="float">
            <text:p>0.6582556</text:p>
          </table:table-cell>
          <table:table-cell office:value-type="float" office:value="0.0652114" calcext:value-type="float">
            <text:p>0.0652114</text:p>
          </table:table-cell>
          <table:table-cell office:value-type="float" office:value="0.06465115" calcext:value-type="float">
            <text:p>0.06465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2002" calcext:value-type="float">
            <text:p>34.72002</text:p>
          </table:table-cell>
          <table:table-cell office:value-type="float" office:value="40.0244" calcext:value-type="float">
            <text:p>40.024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1" calcext:value-type="float">
            <text:p>26102001</text:p>
          </table:table-cell>
          <table:table-cell office:value-type="float" office:value="1.839134" calcext:value-type="float">
            <text:p>1.839134</text:p>
          </table:table-cell>
          <table:table-cell office:value-type="float" office:value="128.5808" calcext:value-type="float">
            <text:p>128.580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75066" calcext:value-type="float">
            <text:p>23.75066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011546" calcext:value-type="float">
            <text:p>0.005011546</text:p>
          </table:table-cell>
          <table:table-cell office:value-type="float" office:value="0.08670965" calcext:value-type="float">
            <text:p>0.08670965</text:p>
          </table:table-cell>
          <table:table-cell office:value-type="float" office:value="1673.427" calcext:value-type="float">
            <text:p>1673.427</text:p>
          </table:table-cell>
          <table:table-cell office:value-type="float" office:value="0.8377513" calcext:value-type="float">
            <text:p>0.8377513</text:p>
          </table:table-cell>
          <table:table-cell office:value-type="float" office:value="0" calcext:value-type="float">
            <text:p>0</text:p>
          </table:table-cell>
          <table:table-cell office:value-type="float" office:value="0.4061161" calcext:value-type="float">
            <text:p>0.4061161</text:p>
          </table:table-cell>
          <table:table-cell office:value-type="float" office:value="0.6423019" calcext:value-type="float">
            <text:p>0.6423019</text:p>
          </table:table-cell>
          <table:table-cell office:value-type="float" office:value="0.06509264" calcext:value-type="float">
            <text:p>0.06509264</text:p>
          </table:table-cell>
          <table:table-cell office:value-type="float" office:value="0.06454346" calcext:value-type="float">
            <text:p>0.06454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0834" calcext:value-type="float">
            <text:p>34.70834</text:p>
          </table:table-cell>
          <table:table-cell office:value-type="float" office:value="40.00944" calcext:value-type="float">
            <text:p>40.0094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1" calcext:value-type="float">
            <text:p>27102001</text:p>
          </table:table-cell>
          <table:table-cell office:value-type="float" office:value="1.838067" calcext:value-type="float">
            <text:p>1.838067</text:p>
          </table:table-cell>
          <table:table-cell office:value-type="float" office:value="128.5777" calcext:value-type="float">
            <text:p>128.577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7276" calcext:value-type="float">
            <text:p>23.7276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019306" calcext:value-type="float">
            <text:p>0.005019306</text:p>
          </table:table-cell>
          <table:table-cell office:value-type="float" office:value="0.08694329" calcext:value-type="float">
            <text:p>0.08694329</text:p>
          </table:table-cell>
          <table:table-cell office:value-type="float" office:value="1673.456" calcext:value-type="float">
            <text:p>1673.456</text:p>
          </table:table-cell>
          <table:table-cell office:value-type="float" office:value="0.836929" calcext:value-type="float">
            <text:p>0.836929</text:p>
          </table:table-cell>
          <table:table-cell office:value-type="float" office:value="0" calcext:value-type="float">
            <text:p>0</text:p>
          </table:table-cell>
          <table:table-cell office:value-type="float" office:value="0.4269136" calcext:value-type="float">
            <text:p>0.4269136</text:p>
          </table:table-cell>
          <table:table-cell office:value-type="float" office:value="0.6590111" calcext:value-type="float">
            <text:p>0.6590111</text:p>
          </table:table-cell>
          <table:table-cell office:value-type="float" office:value="0.06498867" calcext:value-type="float">
            <text:p>0.06498867</text:p>
          </table:table-cell>
          <table:table-cell office:value-type="float" office:value="0.06443596" calcext:value-type="float">
            <text:p>0.06443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9605" calcext:value-type="float">
            <text:p>34.69605</text:p>
          </table:table-cell>
          <table:table-cell office:value-type="float" office:value="39.99286" calcext:value-type="float">
            <text:p>39.9928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1" calcext:value-type="float">
            <text:p>28102001</text:p>
          </table:table-cell>
          <table:table-cell office:value-type="float" office:value="1.837087" calcext:value-type="float">
            <text:p>1.837087</text:p>
          </table:table-cell>
          <table:table-cell office:value-type="float" office:value="128.5748" calcext:value-type="float">
            <text:p>128.574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70438" calcext:value-type="float">
            <text:p>23.70438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02443" calcext:value-type="float">
            <text:p>0.00502443</text:p>
          </table:table-cell>
          <table:table-cell office:value-type="float" office:value="0.08697204" calcext:value-type="float">
            <text:p>0.08697204</text:p>
          </table:table-cell>
          <table:table-cell office:value-type="float" office:value="1673.485" calcext:value-type="float">
            <text:p>1673.485</text:p>
          </table:table-cell>
          <table:table-cell office:value-type="float" office:value="0.8362088" calcext:value-type="float">
            <text:p>0.8362088</text:p>
          </table:table-cell>
          <table:table-cell office:value-type="float" office:value="0" calcext:value-type="float">
            <text:p>0</text:p>
          </table:table-cell>
          <table:table-cell office:value-type="float" office:value="0.4563763" calcext:value-type="float">
            <text:p>0.4563763</text:p>
          </table:table-cell>
          <table:table-cell office:value-type="float" office:value="0.6861254" calcext:value-type="float">
            <text:p>0.6861254</text:p>
          </table:table-cell>
          <table:table-cell office:value-type="float" office:value="0.06490367" calcext:value-type="float">
            <text:p>0.06490367</text:p>
          </table:table-cell>
          <table:table-cell office:value-type="float" office:value="0.06432851" calcext:value-type="float">
            <text:p>0.06432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9148" calcext:value-type="float">
            <text:p>34.69148</text:p>
          </table:table-cell>
          <table:table-cell office:value-type="float" office:value="39.98101" calcext:value-type="float">
            <text:p>39.981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1" calcext:value-type="float">
            <text:p>29102001</text:p>
          </table:table-cell>
          <table:table-cell office:value-type="float" office:value="1.836064" calcext:value-type="float">
            <text:p>1.836064</text:p>
          </table:table-cell>
          <table:table-cell office:value-type="float" office:value="128.5719" calcext:value-type="float">
            <text:p>128.571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68115" calcext:value-type="float">
            <text:p>23.68115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028961" calcext:value-type="float">
            <text:p>0.005028961</text:p>
          </table:table-cell>
          <table:table-cell office:value-type="float" office:value="0.08696968" calcext:value-type="float">
            <text:p>0.08696968</text:p>
          </table:table-cell>
          <table:table-cell office:value-type="float" office:value="1673.514" calcext:value-type="float">
            <text:p>1673.514</text:p>
          </table:table-cell>
          <table:table-cell office:value-type="float" office:value="0.8356221" calcext:value-type="float">
            <text:p>0.8356221</text:p>
          </table:table-cell>
          <table:table-cell office:value-type="float" office:value="0" calcext:value-type="float">
            <text:p>0</text:p>
          </table:table-cell>
          <table:table-cell office:value-type="float" office:value="0.4447501" calcext:value-type="float">
            <text:p>0.4447501</text:p>
          </table:table-cell>
          <table:table-cell office:value-type="float" office:value="0.6888482" calcext:value-type="float">
            <text:p>0.6888482</text:p>
          </table:table-cell>
          <table:table-cell office:value-type="float" office:value="0.06479149" calcext:value-type="float">
            <text:p>0.06479149</text:p>
          </table:table-cell>
          <table:table-cell office:value-type="float" office:value="0.06422133" calcext:value-type="float">
            <text:p>0.06422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8808" calcext:value-type="float">
            <text:p>34.68808</text:p>
          </table:table-cell>
          <table:table-cell office:value-type="float" office:value="39.97101" calcext:value-type="float">
            <text:p>39.9710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1" calcext:value-type="float">
            <text:p>30102001</text:p>
          </table:table-cell>
          <table:table-cell office:value-type="float" office:value="1.835034" calcext:value-type="float">
            <text:p>1.835034</text:p>
          </table:table-cell>
          <table:table-cell office:value-type="float" office:value="128.5689" calcext:value-type="float">
            <text:p>128.568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65812" calcext:value-type="float">
            <text:p>23.65812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033112" calcext:value-type="float">
            <text:p>0.005033112</text:p>
          </table:table-cell>
          <table:table-cell office:value-type="float" office:value="0.0869468" calcext:value-type="float">
            <text:p>0.0869468</text:p>
          </table:table-cell>
          <table:table-cell office:value-type="float" office:value="1673.543" calcext:value-type="float">
            <text:p>1673.543</text:p>
          </table:table-cell>
          <table:table-cell office:value-type="float" office:value="0.8349459" calcext:value-type="float">
            <text:p>0.8349459</text:p>
          </table:table-cell>
          <table:table-cell office:value-type="float" office:value="0" calcext:value-type="float">
            <text:p>0</text:p>
          </table:table-cell>
          <table:table-cell office:value-type="float" office:value="0.4729847" calcext:value-type="float">
            <text:p>0.4729847</text:p>
          </table:table-cell>
          <table:table-cell office:value-type="float" office:value="0.6792154" calcext:value-type="float">
            <text:p>0.6792154</text:p>
          </table:table-cell>
          <table:table-cell office:value-type="float" office:value="0.06464338" calcext:value-type="float">
            <text:p>0.06464338</text:p>
          </table:table-cell>
          <table:table-cell office:value-type="float" office:value="0.06411441" calcext:value-type="float">
            <text:p>0.06411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8607" calcext:value-type="float">
            <text:p>34.68607</text:p>
          </table:table-cell>
          <table:table-cell office:value-type="float" office:value="39.96125" calcext:value-type="float">
            <text:p>39.9612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1" calcext:value-type="float">
            <text:p>31102001</text:p>
          </table:table-cell>
          <table:table-cell office:value-type="float" office:value="1.834287" calcext:value-type="float">
            <text:p>1.834287</text:p>
          </table:table-cell>
          <table:table-cell office:value-type="float" office:value="128.5665" calcext:value-type="float">
            <text:p>128.566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63431" calcext:value-type="float">
            <text:p>23.63431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037508" calcext:value-type="float">
            <text:p>0.005037508</text:p>
          </table:table-cell>
          <table:table-cell office:value-type="float" office:value="0.08693516" calcext:value-type="float">
            <text:p>0.08693516</text:p>
          </table:table-cell>
          <table:table-cell office:value-type="float" office:value="1673.572" calcext:value-type="float">
            <text:p>1673.572</text:p>
          </table:table-cell>
          <table:table-cell office:value-type="float" office:value="0.8340625" calcext:value-type="float">
            <text:p>0.8340625</text:p>
          </table:table-cell>
          <table:table-cell office:value-type="float" office:value="0" calcext:value-type="float">
            <text:p>0</text:p>
          </table:table-cell>
          <table:table-cell office:value-type="float" office:value="0.1772296" calcext:value-type="float">
            <text:p>0.1772296</text:p>
          </table:table-cell>
          <table:table-cell office:value-type="float" office:value="0.4731509" calcext:value-type="float">
            <text:p>0.4731509</text:p>
          </table:table-cell>
          <table:table-cell office:value-type="float" office:value="0.06421834" calcext:value-type="float">
            <text:p>0.06421834</text:p>
          </table:table-cell>
          <table:table-cell office:value-type="float" office:value="0.06400754" calcext:value-type="float">
            <text:p>0.06400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646" calcext:value-type="float">
            <text:p>34.6646</text:p>
          </table:table-cell>
          <table:table-cell office:value-type="float" office:value="39.94213" calcext:value-type="float">
            <text:p>39.9421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1" calcext:value-type="float">
            <text:p>1112001</text:p>
          </table:table-cell>
          <table:table-cell office:value-type="float" office:value="1.83334" calcext:value-type="float">
            <text:p>1.83334</text:p>
          </table:table-cell>
          <table:table-cell office:value-type="float" office:value="128.5639" calcext:value-type="float">
            <text:p>128.563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60976" calcext:value-type="float">
            <text:p>23.60976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046473" calcext:value-type="float">
            <text:p>0.005046473</text:p>
          </table:table-cell>
          <table:table-cell office:value-type="float" office:value="0.08714516" calcext:value-type="float">
            <text:p>0.08714516</text:p>
          </table:table-cell>
          <table:table-cell office:value-type="float" office:value="1673.601" calcext:value-type="float">
            <text:p>1673.601</text:p>
          </table:table-cell>
          <table:table-cell office:value-type="float" office:value="0.8338483" calcext:value-type="float">
            <text:p>0.8338483</text:p>
          </table:table-cell>
          <table:table-cell office:value-type="float" office:value="0" calcext:value-type="float">
            <text:p>0</text:p>
          </table:table-cell>
          <table:table-cell office:value-type="float" office:value="0.5004445" calcext:value-type="float">
            <text:p>0.5004445</text:p>
          </table:table-cell>
          <table:table-cell office:value-type="float" office:value="0.7208511" calcext:value-type="float">
            <text:p>0.7208511</text:p>
          </table:table-cell>
          <table:table-cell office:value-type="float" office:value="0.06461528" calcext:value-type="float">
            <text:p>0.06461528</text:p>
          </table:table-cell>
          <table:table-cell office:value-type="float" office:value="0.06390082" calcext:value-type="float">
            <text:p>0.06390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5139" calcext:value-type="float">
            <text:p>34.65139</text:p>
          </table:table-cell>
          <table:table-cell office:value-type="float" office:value="39.921" calcext:value-type="float">
            <text:p>39.92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1" calcext:value-type="float">
            <text:p>2112001</text:p>
          </table:table-cell>
          <table:table-cell office:value-type="float" office:value="1.831989" calcext:value-type="float">
            <text:p>1.831989</text:p>
          </table:table-cell>
          <table:table-cell office:value-type="float" office:value="128.5601" calcext:value-type="float">
            <text:p>128.560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58607" calcext:value-type="float">
            <text:p>23.58607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062949" calcext:value-type="float">
            <text:p>0.005062949</text:p>
          </table:table-cell>
          <table:table-cell office:value-type="float" office:value="0.087827" calcext:value-type="float">
            <text:p>0.087827</text:p>
          </table:table-cell>
          <table:table-cell office:value-type="float" office:value="1673.63" calcext:value-type="float">
            <text:p>1673.63</text:p>
          </table:table-cell>
          <table:table-cell office:value-type="float" office:value="0.8340718" calcext:value-type="float">
            <text:p>0.8340718</text:p>
          </table:table-cell>
          <table:table-cell office:value-type="float" office:value="0" calcext:value-type="float">
            <text:p>0</text:p>
          </table:table-cell>
          <table:table-cell office:value-type="float" office:value="0.3662106" calcext:value-type="float">
            <text:p>0.3662106</text:p>
          </table:table-cell>
          <table:table-cell office:value-type="float" office:value="0.6015323" calcext:value-type="float">
            <text:p>0.6015323</text:p>
          </table:table-cell>
          <table:table-cell office:value-type="float" office:value="0.06441175" calcext:value-type="float">
            <text:p>0.06441175</text:p>
          </table:table-cell>
          <table:table-cell office:value-type="float" office:value="0.06379446" calcext:value-type="float">
            <text:p>0.06379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4688" calcext:value-type="float">
            <text:p>34.64688</text:p>
          </table:table-cell>
          <table:table-cell office:value-type="float" office:value="39.90304" calcext:value-type="float">
            <text:p>39.9030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1" calcext:value-type="float">
            <text:p>3112001</text:p>
          </table:table-cell>
          <table:table-cell office:value-type="float" office:value="1.830675" calcext:value-type="float">
            <text:p>1.830675</text:p>
          </table:table-cell>
          <table:table-cell office:value-type="float" office:value="128.5561" calcext:value-type="float">
            <text:p>128.556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5628" calcext:value-type="float">
            <text:p>23.5628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084197" calcext:value-type="float">
            <text:p>0.005084197</text:p>
          </table:table-cell>
          <table:table-cell office:value-type="float" office:value="0.08898798" calcext:value-type="float">
            <text:p>0.08898798</text:p>
          </table:table-cell>
          <table:table-cell office:value-type="float" office:value="1673.66" calcext:value-type="float">
            <text:p>1673.66</text:p>
          </table:table-cell>
          <table:table-cell office:value-type="float" office:value="0.8339522" calcext:value-type="float">
            <text:p>0.8339522</text:p>
          </table:table-cell>
          <table:table-cell office:value-type="float" office:value="0" calcext:value-type="float">
            <text:p>0</text:p>
          </table:table-cell>
          <table:table-cell office:value-type="float" office:value="0.4046496" calcext:value-type="float">
            <text:p>0.4046496</text:p>
          </table:table-cell>
          <table:table-cell office:value-type="float" office:value="0.6591675" calcext:value-type="float">
            <text:p>0.6591675</text:p>
          </table:table-cell>
          <table:table-cell office:value-type="float" office:value="0.0642928" calcext:value-type="float">
            <text:p>0.0642928</text:p>
          </table:table-cell>
          <table:table-cell office:value-type="float" office:value="0.06368822" calcext:value-type="float">
            <text:p>0.06368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2821" calcext:value-type="float">
            <text:p>34.62821</text:p>
          </table:table-cell>
          <table:table-cell office:value-type="float" office:value="39.88226" calcext:value-type="float">
            <text:p>39.8822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1" calcext:value-type="float">
            <text:p>4112001</text:p>
          </table:table-cell>
          <table:table-cell office:value-type="float" office:value="1.829527" calcext:value-type="float">
            <text:p>1.829527</text:p>
          </table:table-cell>
          <table:table-cell office:value-type="float" office:value="128.5529" calcext:value-type="float">
            <text:p>128.552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5394" calcext:value-type="float">
            <text:p>23.5394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103398" calcext:value-type="float">
            <text:p>0.005103398</text:p>
          </table:table-cell>
          <table:table-cell office:value-type="float" office:value="0.09003246" calcext:value-type="float">
            <text:p>0.09003246</text:p>
          </table:table-cell>
          <table:table-cell office:value-type="float" office:value="1673.689" calcext:value-type="float">
            <text:p>1673.689</text:p>
          </table:table-cell>
          <table:table-cell office:value-type="float" office:value="0.833623" calcext:value-type="float">
            <text:p>0.833623</text:p>
          </table:table-cell>
          <table:table-cell office:value-type="float" office:value="0" calcext:value-type="float">
            <text:p>0</text:p>
          </table:table-cell>
          <table:table-cell office:value-type="float" office:value="0.3882211" calcext:value-type="float">
            <text:p>0.3882211</text:p>
          </table:table-cell>
          <table:table-cell office:value-type="float" office:value="0.629627" calcext:value-type="float">
            <text:p>0.629627</text:p>
          </table:table-cell>
          <table:table-cell office:value-type="float" office:value="0.06413672" calcext:value-type="float">
            <text:p>0.06413672</text:p>
          </table:table-cell>
          <table:table-cell office:value-type="float" office:value="0.06358201" calcext:value-type="float">
            <text:p>0.06358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0453" calcext:value-type="float">
            <text:p>34.60453</text:p>
          </table:table-cell>
          <table:table-cell office:value-type="float" office:value="39.85838" calcext:value-type="float">
            <text:p>39.8583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1" calcext:value-type="float">
            <text:p>5112001</text:p>
          </table:table-cell>
          <table:table-cell office:value-type="float" office:value="1.828492" calcext:value-type="float">
            <text:p>1.828492</text:p>
          </table:table-cell>
          <table:table-cell office:value-type="float" office:value="128.55" calcext:value-type="float">
            <text:p>128.5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51625" calcext:value-type="float">
            <text:p>23.51625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114629" calcext:value-type="float">
            <text:p>0.005114629</text:p>
          </table:table-cell>
          <table:table-cell office:value-type="float" office:value="0.09052147" calcext:value-type="float">
            <text:p>0.09052147</text:p>
          </table:table-cell>
          <table:table-cell office:value-type="float" office:value="1673.718" calcext:value-type="float">
            <text:p>1673.718</text:p>
          </table:table-cell>
          <table:table-cell office:value-type="float" office:value="0.8332722" calcext:value-type="float">
            <text:p>0.8332722</text:p>
          </table:table-cell>
          <table:table-cell office:value-type="float" office:value="0" calcext:value-type="float">
            <text:p>0</text:p>
          </table:table-cell>
          <table:table-cell office:value-type="float" office:value="0.4207714" calcext:value-type="float">
            <text:p>0.4207714</text:p>
          </table:table-cell>
          <table:table-cell office:value-type="float" office:value="0.6687765" calcext:value-type="float">
            <text:p>0.6687765</text:p>
          </table:table-cell>
          <table:table-cell office:value-type="float" office:value="0.06407245" calcext:value-type="float">
            <text:p>0.06407245</text:p>
          </table:table-cell>
          <table:table-cell office:value-type="float" office:value="0.06347612" calcext:value-type="float">
            <text:p>0.06347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9053" calcext:value-type="float">
            <text:p>34.59053</text:p>
          </table:table-cell>
          <table:table-cell office:value-type="float" office:value="39.84029" calcext:value-type="float">
            <text:p>39.8402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1" calcext:value-type="float">
            <text:p>6112001</text:p>
          </table:table-cell>
          <table:table-cell office:value-type="float" office:value="1.827524" calcext:value-type="float">
            <text:p>1.827524</text:p>
          </table:table-cell>
          <table:table-cell office:value-type="float" office:value="128.5473" calcext:value-type="float">
            <text:p>128.547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49315" calcext:value-type="float">
            <text:p>23.49315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120676" calcext:value-type="float">
            <text:p>0.005120676</text:p>
          </table:table-cell>
          <table:table-cell office:value-type="float" office:value="0.09060653" calcext:value-type="float">
            <text:p>0.09060653</text:p>
          </table:table-cell>
          <table:table-cell office:value-type="float" office:value="1673.747" calcext:value-type="float">
            <text:p>1673.747</text:p>
          </table:table-cell>
          <table:table-cell office:value-type="float" office:value="0.8329702" calcext:value-type="float">
            <text:p>0.8329702</text:p>
          </table:table-cell>
          <table:table-cell office:value-type="float" office:value="0" calcext:value-type="float">
            <text:p>0</text:p>
          </table:table-cell>
          <table:table-cell office:value-type="float" office:value="0.4300972" calcext:value-type="float">
            <text:p>0.4300972</text:p>
          </table:table-cell>
          <table:table-cell office:value-type="float" office:value="0.6818863" calcext:value-type="float">
            <text:p>0.6818863</text:p>
          </table:table-cell>
          <table:table-cell office:value-type="float" office:value="0.06397476" calcext:value-type="float">
            <text:p>0.06397476</text:p>
          </table:table-cell>
          <table:table-cell office:value-type="float" office:value="0.06337042" calcext:value-type="float">
            <text:p>0.06337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8159" calcext:value-type="float">
            <text:p>34.58159</text:p>
          </table:table-cell>
          <table:table-cell office:value-type="float" office:value="39.8265" calcext:value-type="float">
            <text:p>39.826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1" calcext:value-type="float">
            <text:p>7112001</text:p>
          </table:table-cell>
          <table:table-cell office:value-type="float" office:value="1.82648" calcext:value-type="float">
            <text:p>1.82648</text:p>
          </table:table-cell>
          <table:table-cell office:value-type="float" office:value="128.5444" calcext:value-type="float">
            <text:p>128.544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47018" calcext:value-type="float">
            <text:p>23.47018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125383" calcext:value-type="float">
            <text:p>0.005125383</text:p>
          </table:table-cell>
          <table:table-cell office:value-type="float" office:value="0.09061511" calcext:value-type="float">
            <text:p>0.09061511</text:p>
          </table:table-cell>
          <table:table-cell office:value-type="float" office:value="1673.776" calcext:value-type="float">
            <text:p>1673.776</text:p>
          </table:table-cell>
          <table:table-cell office:value-type="float" office:value="0.8328949" calcext:value-type="float">
            <text:p>0.8328949</text:p>
          </table:table-cell>
          <table:table-cell office:value-type="float" office:value="0" calcext:value-type="float">
            <text:p>0</text:p>
          </table:table-cell>
          <table:table-cell office:value-type="float" office:value="0.4511754" calcext:value-type="float">
            <text:p>0.4511754</text:p>
          </table:table-cell>
          <table:table-cell office:value-type="float" office:value="0.6951898" calcext:value-type="float">
            <text:p>0.6951898</text:p>
          </table:table-cell>
          <table:table-cell office:value-type="float" office:value="0.06386223" calcext:value-type="float">
            <text:p>0.06386223</text:p>
          </table:table-cell>
          <table:table-cell office:value-type="float" office:value="0.06326484" calcext:value-type="float">
            <text:p>0.06326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7487" calcext:value-type="float">
            <text:p>34.57487</text:p>
          </table:table-cell>
          <table:table-cell office:value-type="float" office:value="39.81495" calcext:value-type="float">
            <text:p>39.8149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1" calcext:value-type="float">
            <text:p>8112001</text:p>
          </table:table-cell>
          <table:table-cell office:value-type="float" office:value="1.825725" calcext:value-type="float">
            <text:p>1.825725</text:p>
          </table:table-cell>
          <table:table-cell office:value-type="float" office:value="128.542" calcext:value-type="float">
            <text:p>128.54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44622" calcext:value-type="float">
            <text:p>23.44622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130869" calcext:value-type="float">
            <text:p>0.005130869</text:p>
          </table:table-cell>
          <table:table-cell office:value-type="float" office:value="0.09066392" calcext:value-type="float">
            <text:p>0.09066392</text:p>
          </table:table-cell>
          <table:table-cell office:value-type="float" office:value="1673.805" calcext:value-type="float">
            <text:p>1673.805</text:p>
          </table:table-cell>
          <table:table-cell office:value-type="float" office:value="0.8321281" calcext:value-type="float">
            <text:p>0.8321281</text:p>
          </table:table-cell>
          <table:table-cell office:value-type="float" office:value="0" calcext:value-type="float">
            <text:p>0</text:p>
          </table:table-cell>
          <table:table-cell office:value-type="float" office:value="0.2328315" calcext:value-type="float">
            <text:p>0.2328315</text:p>
          </table:table-cell>
          <table:table-cell office:value-type="float" office:value="0.5206944" calcext:value-type="float">
            <text:p>0.5206944</text:p>
          </table:table-cell>
          <table:table-cell office:value-type="float" office:value="0.06342749" calcext:value-type="float">
            <text:p>0.06342749</text:p>
          </table:table-cell>
          <table:table-cell office:value-type="float" office:value="0.06315932" calcext:value-type="float">
            <text:p>0.06315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404" calcext:value-type="float">
            <text:p>34.5404</text:p>
          </table:table-cell>
          <table:table-cell office:value-type="float" office:value="39.796" calcext:value-type="float">
            <text:p>39.79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1" calcext:value-type="float">
            <text:p>9112001</text:p>
          </table:table-cell>
          <table:table-cell office:value-type="float" office:value="1.825038" calcext:value-type="float">
            <text:p>1.825038</text:p>
          </table:table-cell>
          <table:table-cell office:value-type="float" office:value="128.5399" calcext:value-type="float">
            <text:p>128.539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42161" calcext:value-type="float">
            <text:p>23.42161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141533" calcext:value-type="float">
            <text:p>0.005141533</text:p>
          </table:table-cell>
          <table:table-cell office:value-type="float" office:value="0.09097561" calcext:value-type="float">
            <text:p>0.09097561</text:p>
          </table:table-cell>
          <table:table-cell office:value-type="float" office:value="1673.833" calcext:value-type="float">
            <text:p>1673.833</text:p>
          </table:table-cell>
          <table:table-cell office:value-type="float" office:value="0.8315528" calcext:value-type="float">
            <text:p>0.8315528</text:p>
          </table:table-cell>
          <table:table-cell office:value-type="float" office:value="0" calcext:value-type="float">
            <text:p>0</text:p>
          </table:table-cell>
          <table:table-cell office:value-type="float" office:value="0.4102703" calcext:value-type="float">
            <text:p>0.4102703</text:p>
          </table:table-cell>
          <table:table-cell office:value-type="float" office:value="0.6373514" calcext:value-type="float">
            <text:p>0.6373514</text:p>
          </table:table-cell>
          <table:table-cell office:value-type="float" office:value="0.0636062" calcext:value-type="float">
            <text:p>0.0636062</text:p>
          </table:table-cell>
          <table:table-cell office:value-type="float" office:value="0.06305419" calcext:value-type="float">
            <text:p>0.06305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1292" calcext:value-type="float">
            <text:p>34.51292</text:p>
          </table:table-cell>
          <table:table-cell office:value-type="float" office:value="39.77189" calcext:value-type="float">
            <text:p>39.7718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1" calcext:value-type="float">
            <text:p>10112001</text:p>
          </table:table-cell>
          <table:table-cell office:value-type="float" office:value="1.824399" calcext:value-type="float">
            <text:p>1.824399</text:p>
          </table:table-cell>
          <table:table-cell office:value-type="float" office:value="128.5378" calcext:value-type="float">
            <text:p>128.537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39647" calcext:value-type="float">
            <text:p>23.39647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156766" calcext:value-type="float">
            <text:p>0.005156766</text:p>
          </table:table-cell>
          <table:table-cell office:value-type="float" office:value="0.09161048" calcext:value-type="float">
            <text:p>0.09161048</text:p>
          </table:table-cell>
          <table:table-cell office:value-type="float" office:value="1673.861" calcext:value-type="float">
            <text:p>1673.861</text:p>
          </table:table-cell>
          <table:table-cell office:value-type="float" office:value="0.8310481" calcext:value-type="float">
            <text:p>0.8310481</text:p>
          </table:table-cell>
          <table:table-cell office:value-type="float" office:value="0" calcext:value-type="float">
            <text:p>0</text:p>
          </table:table-cell>
          <table:table-cell office:value-type="float" office:value="0.2884037" calcext:value-type="float">
            <text:p>0.2884037</text:p>
          </table:table-cell>
          <table:table-cell office:value-type="float" office:value="0.5356561" calcext:value-type="float">
            <text:p>0.5356561</text:p>
          </table:table-cell>
          <table:table-cell office:value-type="float" office:value="0.06336212" calcext:value-type="float">
            <text:p>0.06336212</text:p>
          </table:table-cell>
          <table:table-cell office:value-type="float" office:value="0.06294914" calcext:value-type="float">
            <text:p>0.06294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7494" calcext:value-type="float">
            <text:p>34.47494</text:p>
          </table:table-cell>
          <table:table-cell office:value-type="float" office:value="39.74327" calcext:value-type="float">
            <text:p>39.7432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1" calcext:value-type="float">
            <text:p>11112001</text:p>
          </table:table-cell>
          <table:table-cell office:value-type="float" office:value="1.823793" calcext:value-type="float">
            <text:p>1.823793</text:p>
          </table:table-cell>
          <table:table-cell office:value-type="float" office:value="128.5357" calcext:value-type="float">
            <text:p>128.535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3715" calcext:value-type="float">
            <text:p>23.3715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174578" calcext:value-type="float">
            <text:p>0.005174578</text:p>
          </table:table-cell>
          <table:table-cell office:value-type="float" office:value="0.09247369" calcext:value-type="float">
            <text:p>0.09247369</text:p>
          </table:table-cell>
          <table:table-cell office:value-type="float" office:value="1673.89" calcext:value-type="float">
            <text:p>1673.89</text:p>
          </table:table-cell>
          <table:table-cell office:value-type="float" office:value="0.8306211" calcext:value-type="float">
            <text:p>0.8306211</text:p>
          </table:table-cell>
          <table:table-cell office:value-type="float" office:value="0" calcext:value-type="float">
            <text:p>0</text:p>
          </table:table-cell>
          <table:table-cell office:value-type="float" office:value="0.4499846" calcext:value-type="float">
            <text:p>0.4499846</text:p>
          </table:table-cell>
          <table:table-cell office:value-type="float" office:value="0.6493003" calcext:value-type="float">
            <text:p>0.6493003</text:p>
          </table:table-cell>
          <table:table-cell office:value-type="float" office:value="0.06343085" calcext:value-type="float">
            <text:p>0.06343085</text:p>
          </table:table-cell>
          <table:table-cell office:value-type="float" office:value="0.06284434" calcext:value-type="float">
            <text:p>0.06284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5067" calcext:value-type="float">
            <text:p>34.45067</text:p>
          </table:table-cell>
          <table:table-cell office:value-type="float" office:value="39.71645" calcext:value-type="float">
            <text:p>39.7164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1" calcext:value-type="float">
            <text:p>12112001</text:p>
          </table:table-cell>
          <table:table-cell office:value-type="float" office:value="1.823234" calcext:value-type="float">
            <text:p>1.823234</text:p>
          </table:table-cell>
          <table:table-cell office:value-type="float" office:value="128.5338" calcext:value-type="float">
            <text:p>128.533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34719" calcext:value-type="float">
            <text:p>23.3471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18614" calcext:value-type="float">
            <text:p>0.00518614</text:p>
          </table:table-cell>
          <table:table-cell office:value-type="float" office:value="0.0928429" calcext:value-type="float">
            <text:p>0.0928429</text:p>
          </table:table-cell>
          <table:table-cell office:value-type="float" office:value="1673.918" calcext:value-type="float">
            <text:p>1673.918</text:p>
          </table:table-cell>
          <table:table-cell office:value-type="float" office:value="0.8300099" calcext:value-type="float">
            <text:p>0.8300099</text:p>
          </table:table-cell>
          <table:table-cell office:value-type="float" office:value="0" calcext:value-type="float">
            <text:p>0</text:p>
          </table:table-cell>
          <table:table-cell office:value-type="float" office:value="0.5250067" calcext:value-type="float">
            <text:p>0.5250067</text:p>
          </table:table-cell>
          <table:table-cell office:value-type="float" office:value="0.6333091" calcext:value-type="float">
            <text:p>0.6333091</text:p>
          </table:table-cell>
          <table:table-cell office:value-type="float" office:value="0.06322972" calcext:value-type="float">
            <text:p>0.06322972</text:p>
          </table:table-cell>
          <table:table-cell office:value-type="float" office:value="0.06273952" calcext:value-type="float">
            <text:p>0.06273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4703" calcext:value-type="float">
            <text:p>34.44703</text:p>
          </table:table-cell>
          <table:table-cell office:value-type="float" office:value="39.70048" calcext:value-type="float">
            <text:p>39.7004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1" calcext:value-type="float">
            <text:p>13112001</text:p>
          </table:table-cell>
          <table:table-cell office:value-type="float" office:value="1.822681" calcext:value-type="float">
            <text:p>1.822681</text:p>
          </table:table-cell>
          <table:table-cell office:value-type="float" office:value="128.5321" calcext:value-type="float">
            <text:p>128.532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32293" calcext:value-type="float">
            <text:p>23.32293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195272" calcext:value-type="float">
            <text:p>0.005195272</text:p>
          </table:table-cell>
          <table:table-cell office:value-type="float" office:value="0.0930716" calcext:value-type="float">
            <text:p>0.0930716</text:p>
          </table:table-cell>
          <table:table-cell office:value-type="float" office:value="1673.946" calcext:value-type="float">
            <text:p>1673.946</text:p>
          </table:table-cell>
          <table:table-cell office:value-type="float" office:value="0.8296703" calcext:value-type="float">
            <text:p>0.8296703</text:p>
          </table:table-cell>
          <table:table-cell office:value-type="float" office:value="0" calcext:value-type="float">
            <text:p>0</text:p>
          </table:table-cell>
          <table:table-cell office:value-type="float" office:value="0.361851" calcext:value-type="float">
            <text:p>0.361851</text:p>
          </table:table-cell>
          <table:table-cell office:value-type="float" office:value="0.6285874" calcext:value-type="float">
            <text:p>0.6285874</text:p>
          </table:table-cell>
          <table:table-cell office:value-type="float" office:value="0.06317331" calcext:value-type="float">
            <text:p>0.06317331</text:p>
          </table:table-cell>
          <table:table-cell office:value-type="float" office:value="0.06263497" calcext:value-type="float">
            <text:p>0.06263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4091" calcext:value-type="float">
            <text:p>34.44091</text:p>
          </table:table-cell>
          <table:table-cell office:value-type="float" office:value="39.68381" calcext:value-type="float">
            <text:p>39.6838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1" calcext:value-type="float">
            <text:p>14112001</text:p>
          </table:table-cell>
          <table:table-cell office:value-type="float" office:value="1.821961" calcext:value-type="float">
            <text:p>1.821961</text:p>
          </table:table-cell>
          <table:table-cell office:value-type="float" office:value="128.5298" calcext:value-type="float">
            <text:p>128.529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29769" calcext:value-type="float">
            <text:p>23.2976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215539" calcext:value-type="float">
            <text:p>0.005215539</text:p>
          </table:table-cell>
          <table:table-cell office:value-type="float" office:value="0.09413648" calcext:value-type="float">
            <text:p>0.09413648</text:p>
          </table:table-cell>
          <table:table-cell office:value-type="float" office:value="1673.974" calcext:value-type="float">
            <text:p>1673.974</text:p>
          </table:table-cell>
          <table:table-cell office:value-type="float" office:value="0.8303837" calcext:value-type="float">
            <text:p>0.8303837</text:p>
          </table:table-cell>
          <table:table-cell office:value-type="float" office:value="0" calcext:value-type="float">
            <text:p>0</text:p>
          </table:table-cell>
          <table:table-cell office:value-type="float" office:value="0.3188572" calcext:value-type="float">
            <text:p>0.3188572</text:p>
          </table:table-cell>
          <table:table-cell office:value-type="float" office:value="0.5440312" calcext:value-type="float">
            <text:p>0.5440312</text:p>
          </table:table-cell>
          <table:table-cell office:value-type="float" office:value="0.06308477" calcext:value-type="float">
            <text:p>0.06308477</text:p>
          </table:table-cell>
          <table:table-cell office:value-type="float" office:value="0.0625308" calcext:value-type="float">
            <text:p>0.0625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0194" calcext:value-type="float">
            <text:p>34.40194</text:p>
          </table:table-cell>
          <table:table-cell office:value-type="float" office:value="39.64522" calcext:value-type="float">
            <text:p>39.6452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1" calcext:value-type="float">
            <text:p>15112001</text:p>
          </table:table-cell>
          <table:table-cell office:value-type="float" office:value="1.821156" calcext:value-type="float">
            <text:p>1.821156</text:p>
          </table:table-cell>
          <table:table-cell office:value-type="float" office:value="128.5272" calcext:value-type="float">
            <text:p>128.527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27348" calcext:value-type="float">
            <text:p>23.27348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239628" calcext:value-type="float">
            <text:p>0.005239628</text:p>
          </table:table-cell>
          <table:table-cell office:value-type="float" office:value="0.09551385" calcext:value-type="float">
            <text:p>0.09551385</text:p>
          </table:table-cell>
          <table:table-cell office:value-type="float" office:value="1674.003" calcext:value-type="float">
            <text:p>1674.003</text:p>
          </table:table-cell>
          <table:table-cell office:value-type="float" office:value="0.8315553" calcext:value-type="float">
            <text:p>0.8315553</text:p>
          </table:table-cell>
          <table:table-cell office:value-type="float" office:value="0" calcext:value-type="float">
            <text:p>0</text:p>
          </table:table-cell>
          <table:table-cell office:value-type="float" office:value="0.3398878" calcext:value-type="float">
            <text:p>0.3398878</text:p>
          </table:table-cell>
          <table:table-cell office:value-type="float" office:value="0.6085629" calcext:value-type="float">
            <text:p>0.6085629</text:p>
          </table:table-cell>
          <table:table-cell office:value-type="float" office:value="0.06296819" calcext:value-type="float">
            <text:p>0.06296819</text:p>
          </table:table-cell>
          <table:table-cell office:value-type="float" office:value="0.06242662" calcext:value-type="float">
            <text:p>0.06242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6913" calcext:value-type="float">
            <text:p>34.36913</text:p>
          </table:table-cell>
          <table:table-cell office:value-type="float" office:value="39.61353" calcext:value-type="float">
            <text:p>39.6135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1" calcext:value-type="float">
            <text:p>16112001</text:p>
          </table:table-cell>
          <table:table-cell office:value-type="float" office:value="1.820235" calcext:value-type="float">
            <text:p>1.820235</text:p>
          </table:table-cell>
          <table:table-cell office:value-type="float" office:value="128.5244" calcext:value-type="float">
            <text:p>128.524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25022" calcext:value-type="float">
            <text:p>23.25022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254869" calcext:value-type="float">
            <text:p>0.005254869</text:p>
          </table:table-cell>
          <table:table-cell office:value-type="float" office:value="0.09626205" calcext:value-type="float">
            <text:p>0.09626205</text:p>
          </table:table-cell>
          <table:table-cell office:value-type="float" office:value="1674.032" calcext:value-type="float">
            <text:p>1674.032</text:p>
          </table:table-cell>
          <table:table-cell office:value-type="float" office:value="0.8324714" calcext:value-type="float">
            <text:p>0.8324714</text:p>
          </table:table-cell>
          <table:table-cell office:value-type="float" office:value="0" calcext:value-type="float">
            <text:p>0</text:p>
          </table:table-cell>
          <table:table-cell office:value-type="float" office:value="0.4097558" calcext:value-type="float">
            <text:p>0.4097558</text:p>
          </table:table-cell>
          <table:table-cell office:value-type="float" office:value="0.6643443" calcext:value-type="float">
            <text:p>0.6643443</text:p>
          </table:table-cell>
          <table:table-cell office:value-type="float" office:value="0.06291513" calcext:value-type="float">
            <text:p>0.06291513</text:p>
          </table:table-cell>
          <table:table-cell office:value-type="float" office:value="0.06232254" calcext:value-type="float">
            <text:p>0.06232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4534" calcext:value-type="float">
            <text:p>34.34534</text:p>
          </table:table-cell>
          <table:table-cell office:value-type="float" office:value="39.59391" calcext:value-type="float">
            <text:p>39.5939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1" calcext:value-type="float">
            <text:p>17112001</text:p>
          </table:table-cell>
          <table:table-cell office:value-type="float" office:value="1.819535" calcext:value-type="float">
            <text:p>1.819535</text:p>
          </table:table-cell>
          <table:table-cell office:value-type="float" office:value="128.5223" calcext:value-type="float">
            <text:p>128.522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22705" calcext:value-type="float">
            <text:p>23.22705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262568" calcext:value-type="float">
            <text:p>0.005262568</text:p>
          </table:table-cell>
          <table:table-cell office:value-type="float" office:value="0.09643865" calcext:value-type="float">
            <text:p>0.09643865</text:p>
          </table:table-cell>
          <table:table-cell office:value-type="float" office:value="1674.061" calcext:value-type="float">
            <text:p>1674.061</text:p>
          </table:table-cell>
          <table:table-cell office:value-type="float" office:value="0.8317594" calcext:value-type="float">
            <text:p>0.8317594</text:p>
          </table:table-cell>
          <table:table-cell office:value-type="float" office:value="0" calcext:value-type="float">
            <text:p>0</text:p>
          </table:table-cell>
          <table:table-cell office:value-type="float" office:value="0.5060151" calcext:value-type="float">
            <text:p>0.5060151</text:p>
          </table:table-cell>
          <table:table-cell office:value-type="float" office:value="0.6496127" calcext:value-type="float">
            <text:p>0.6496127</text:p>
          </table:table-cell>
          <table:table-cell office:value-type="float" office:value="0.06274242" calcext:value-type="float">
            <text:p>0.06274242</text:p>
          </table:table-cell>
          <table:table-cell office:value-type="float" office:value="0.06221883" calcext:value-type="float">
            <text:p>0.06221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4261" calcext:value-type="float">
            <text:p>34.34261</text:p>
          </table:table-cell>
          <table:table-cell office:value-type="float" office:value="39.58126" calcext:value-type="float">
            <text:p>39.5812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1" calcext:value-type="float">
            <text:p>18112001</text:p>
          </table:table-cell>
          <table:table-cell office:value-type="float" office:value="1.818838" calcext:value-type="float">
            <text:p>1.818838</text:p>
          </table:table-cell>
          <table:table-cell office:value-type="float" office:value="128.5201" calcext:value-type="float">
            <text:p>128.520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20358" calcext:value-type="float">
            <text:p>23.20358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26888" calcext:value-type="float">
            <text:p>0.00526888</text:p>
          </table:table-cell>
          <table:table-cell office:value-type="float" office:value="0.09653043" calcext:value-type="float">
            <text:p>0.09653043</text:p>
          </table:table-cell>
          <table:table-cell office:value-type="float" office:value="1674.089" calcext:value-type="float">
            <text:p>1674.089</text:p>
          </table:table-cell>
          <table:table-cell office:value-type="float" office:value="0.832045" calcext:value-type="float">
            <text:p>0.832045</text:p>
          </table:table-cell>
          <table:table-cell office:value-type="float" office:value="0" calcext:value-type="float">
            <text:p>0</text:p>
          </table:table-cell>
          <table:table-cell office:value-type="float" office:value="0.4104656" calcext:value-type="float">
            <text:p>0.4104656</text:p>
          </table:table-cell>
          <table:table-cell office:value-type="float" office:value="0.6831218" calcext:value-type="float">
            <text:p>0.6831218</text:p>
          </table:table-cell>
          <table:table-cell office:value-type="float" office:value="0.06271513" calcext:value-type="float">
            <text:p>0.06271513</text:p>
          </table:table-cell>
          <table:table-cell office:value-type="float" office:value="0.06211514" calcext:value-type="float">
            <text:p>0.06211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3909" calcext:value-type="float">
            <text:p>34.33909</text:p>
          </table:table-cell>
          <table:table-cell office:value-type="float" office:value="39.56814" calcext:value-type="float">
            <text:p>39.5681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1" calcext:value-type="float">
            <text:p>19112001</text:p>
          </table:table-cell>
          <table:table-cell office:value-type="float" office:value="1.818027" calcext:value-type="float">
            <text:p>1.818027</text:p>
          </table:table-cell>
          <table:table-cell office:value-type="float" office:value="128.5176" calcext:value-type="float">
            <text:p>128.517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17928" calcext:value-type="float">
            <text:p>23.17928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28258" calcext:value-type="float">
            <text:p>0.00528258</text:p>
          </table:table-cell>
          <table:table-cell office:value-type="float" office:value="0.09710949" calcext:value-type="float">
            <text:p>0.09710949</text:p>
          </table:table-cell>
          <table:table-cell office:value-type="float" office:value="1674.117" calcext:value-type="float">
            <text:p>1674.117</text:p>
          </table:table-cell>
          <table:table-cell office:value-type="float" office:value="0.8337678" calcext:value-type="float">
            <text:p>0.8337678</text:p>
          </table:table-cell>
          <table:table-cell office:value-type="float" office:value="0" calcext:value-type="float">
            <text:p>0</text:p>
          </table:table-cell>
          <table:table-cell office:value-type="float" office:value="0.3143482" calcext:value-type="float">
            <text:p>0.3143482</text:p>
          </table:table-cell>
          <table:table-cell office:value-type="float" office:value="0.5470846" calcext:value-type="float">
            <text:p>0.5470846</text:p>
          </table:table-cell>
          <table:table-cell office:value-type="float" office:value="0.06261101" calcext:value-type="float">
            <text:p>0.06261101</text:p>
          </table:table-cell>
          <table:table-cell office:value-type="float" office:value="0.06201166" calcext:value-type="float">
            <text:p>0.06201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0453" calcext:value-type="float">
            <text:p>34.30453</text:p>
          </table:table-cell>
          <table:table-cell office:value-type="float" office:value="39.53677" calcext:value-type="float">
            <text:p>39.5367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1" calcext:value-type="float">
            <text:p>20112001</text:p>
          </table:table-cell>
          <table:table-cell office:value-type="float" office:value="1.817263" calcext:value-type="float">
            <text:p>1.817263</text:p>
          </table:table-cell>
          <table:table-cell office:value-type="float" office:value="128.5153" calcext:value-type="float">
            <text:p>128.515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15554" calcext:value-type="float">
            <text:p>23.15554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300506" calcext:value-type="float">
            <text:p>0.005300506</text:p>
          </table:table-cell>
          <table:table-cell office:value-type="float" office:value="0.09814559" calcext:value-type="float">
            <text:p>0.09814559</text:p>
          </table:table-cell>
          <table:table-cell office:value-type="float" office:value="1674.146" calcext:value-type="float">
            <text:p>1674.146</text:p>
          </table:table-cell>
          <table:table-cell office:value-type="float" office:value="0.833811" calcext:value-type="float">
            <text:p>0.833811</text:p>
          </table:table-cell>
          <table:table-cell office:value-type="float" office:value="0" calcext:value-type="float">
            <text:p>0</text:p>
          </table:table-cell>
          <table:table-cell office:value-type="float" office:value="0.4465758" calcext:value-type="float">
            <text:p>0.4465758</text:p>
          </table:table-cell>
          <table:table-cell office:value-type="float" office:value="0.6628103" calcext:value-type="float">
            <text:p>0.6628103</text:p>
          </table:table-cell>
          <table:table-cell office:value-type="float" office:value="0.06253436" calcext:value-type="float">
            <text:p>0.06253436</text:p>
          </table:table-cell>
          <table:table-cell office:value-type="float" office:value="0.06190842" calcext:value-type="float">
            <text:p>0.06190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8242" calcext:value-type="float">
            <text:p>34.28242</text:p>
          </table:table-cell>
          <table:table-cell office:value-type="float" office:value="39.5094" calcext:value-type="float">
            <text:p>39.509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1" calcext:value-type="float">
            <text:p>21112001</text:p>
          </table:table-cell>
          <table:table-cell office:value-type="float" office:value="1.816616" calcext:value-type="float">
            <text:p>1.816616</text:p>
          </table:table-cell>
          <table:table-cell office:value-type="float" office:value="128.5133" calcext:value-type="float">
            <text:p>128.513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1321" calcext:value-type="float">
            <text:p>23.1321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309635" calcext:value-type="float">
            <text:p>0.005309635</text:p>
          </table:table-cell>
          <table:table-cell office:value-type="float" office:value="0.09840843" calcext:value-type="float">
            <text:p>0.09840843</text:p>
          </table:table-cell>
          <table:table-cell office:value-type="float" office:value="1674.174" calcext:value-type="float">
            <text:p>1674.174</text:p>
          </table:table-cell>
          <table:table-cell office:value-type="float" office:value="0.8333343" calcext:value-type="float">
            <text:p>0.8333343</text:p>
          </table:table-cell>
          <table:table-cell office:value-type="float" office:value="0" calcext:value-type="float">
            <text:p>0</text:p>
          </table:table-cell>
          <table:table-cell office:value-type="float" office:value="0.4165294" calcext:value-type="float">
            <text:p>0.4165294</text:p>
          </table:table-cell>
          <table:table-cell office:value-type="float" office:value="0.6708757" calcext:value-type="float">
            <text:p>0.6708757</text:p>
          </table:table-cell>
          <table:table-cell office:value-type="float" office:value="0.0623904" calcext:value-type="float">
            <text:p>0.0623904</text:p>
          </table:table-cell>
          <table:table-cell office:value-type="float" office:value="0.0618053" calcext:value-type="float">
            <text:p>0.0618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7856" calcext:value-type="float">
            <text:p>34.27856</text:p>
          </table:table-cell>
          <table:table-cell office:value-type="float" office:value="39.49462" calcext:value-type="float">
            <text:p>39.4946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1" calcext:value-type="float">
            <text:p>22112001</text:p>
          </table:table-cell>
          <table:table-cell office:value-type="float" office:value="1.816" calcext:value-type="float">
            <text:p>1.816</text:p>
          </table:table-cell>
          <table:table-cell office:value-type="float" office:value="128.5113" calcext:value-type="float">
            <text:p>128.511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10855" calcext:value-type="float">
            <text:p>23.10855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316722" calcext:value-type="float">
            <text:p>0.005316722</text:p>
          </table:table-cell>
          <table:table-cell office:value-type="float" office:value="0.09853698" calcext:value-type="float">
            <text:p>0.09853698</text:p>
          </table:table-cell>
          <table:table-cell office:value-type="float" office:value="1674.203" calcext:value-type="float">
            <text:p>1674.203</text:p>
          </table:table-cell>
          <table:table-cell office:value-type="float" office:value="0.8335474" calcext:value-type="float">
            <text:p>0.8335474</text:p>
          </table:table-cell>
          <table:table-cell office:value-type="float" office:value="0" calcext:value-type="float">
            <text:p>0</text:p>
          </table:table-cell>
          <table:table-cell office:value-type="float" office:value="0.4263926" calcext:value-type="float">
            <text:p>0.4263926</text:p>
          </table:table-cell>
          <table:table-cell office:value-type="float" office:value="0.6819077" calcext:value-type="float">
            <text:p>0.6819077</text:p>
          </table:table-cell>
          <table:table-cell office:value-type="float" office:value="0.06233678" calcext:value-type="float">
            <text:p>0.06233678</text:p>
          </table:table-cell>
          <table:table-cell office:value-type="float" office:value="0.06170237" calcext:value-type="float">
            <text:p>0.06170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7239" calcext:value-type="float">
            <text:p>34.27239</text:p>
          </table:table-cell>
          <table:table-cell office:value-type="float" office:value="39.48161" calcext:value-type="float">
            <text:p>39.4816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1" calcext:value-type="float">
            <text:p>23112001</text:p>
          </table:table-cell>
          <table:table-cell office:value-type="float" office:value="1.81543" calcext:value-type="float">
            <text:p>1.81543</text:p>
          </table:table-cell>
          <table:table-cell office:value-type="float" office:value="128.5092" calcext:value-type="float">
            <text:p>128.509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08509" calcext:value-type="float">
            <text:p>23.0850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322462" calcext:value-type="float">
            <text:p>0.005322462</text:p>
          </table:table-cell>
          <table:table-cell office:value-type="float" office:value="0.09859654" calcext:value-type="float">
            <text:p>0.09859654</text:p>
          </table:table-cell>
          <table:table-cell office:value-type="float" office:value="1674.231" calcext:value-type="float">
            <text:p>1674.231</text:p>
          </table:table-cell>
          <table:table-cell office:value-type="float" office:value="0.8345837" calcext:value-type="float">
            <text:p>0.8345837</text:p>
          </table:table-cell>
          <table:table-cell office:value-type="float" office:value="0" calcext:value-type="float">
            <text:p>0</text:p>
          </table:table-cell>
          <table:table-cell office:value-type="float" office:value="0.4055815" calcext:value-type="float">
            <text:p>0.4055815</text:p>
          </table:table-cell>
          <table:table-cell office:value-type="float" office:value="0.667869" calcext:value-type="float">
            <text:p>0.667869</text:p>
          </table:table-cell>
          <table:table-cell office:value-type="float" office:value="0.0622028" calcext:value-type="float">
            <text:p>0.0622028</text:p>
          </table:table-cell>
          <table:table-cell office:value-type="float" office:value="0.0615995" calcext:value-type="float">
            <text:p>0.0615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6249" calcext:value-type="float">
            <text:p>34.26249</text:p>
          </table:table-cell>
          <table:table-cell office:value-type="float" office:value="39.46634" calcext:value-type="float">
            <text:p>39.4663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1" calcext:value-type="float">
            <text:p>24112001</text:p>
          </table:table-cell>
          <table:table-cell office:value-type="float" office:value="1.814856" calcext:value-type="float">
            <text:p>1.814856</text:p>
          </table:table-cell>
          <table:table-cell office:value-type="float" office:value="128.5071" calcext:value-type="float">
            <text:p>128.507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06178" calcext:value-type="float">
            <text:p>23.06178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327159" calcext:value-type="float">
            <text:p>0.005327159</text:p>
          </table:table-cell>
          <table:table-cell office:value-type="float" office:value="0.0986053" calcext:value-type="float">
            <text:p>0.0986053</text:p>
          </table:table-cell>
          <table:table-cell office:value-type="float" office:value="1674.259" calcext:value-type="float">
            <text:p>1674.259</text:p>
          </table:table-cell>
          <table:table-cell office:value-type="float" office:value="0.8363438" calcext:value-type="float">
            <text:p>0.8363438</text:p>
          </table:table-cell>
          <table:table-cell office:value-type="float" office:value="0" calcext:value-type="float">
            <text:p>0</text:p>
          </table:table-cell>
          <table:table-cell office:value-type="float" office:value="0.3881963" calcext:value-type="float">
            <text:p>0.3881963</text:p>
          </table:table-cell>
          <table:table-cell office:value-type="float" office:value="0.6620721" calcext:value-type="float">
            <text:p>0.6620721</text:p>
          </table:table-cell>
          <table:table-cell office:value-type="float" office:value="0.06207215" calcext:value-type="float">
            <text:p>0.06207215</text:p>
          </table:table-cell>
          <table:table-cell office:value-type="float" office:value="0.061497" calcext:value-type="float">
            <text:p>0.06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4934" calcext:value-type="float">
            <text:p>34.24934</text:p>
          </table:table-cell>
          <table:table-cell office:value-type="float" office:value="39.45071" calcext:value-type="float">
            <text:p>39.4507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1" calcext:value-type="float">
            <text:p>25112001</text:p>
          </table:table-cell>
          <table:table-cell office:value-type="float" office:value="1.814069" calcext:value-type="float">
            <text:p>1.814069</text:p>
          </table:table-cell>
          <table:table-cell office:value-type="float" office:value="128.5046" calcext:value-type="float">
            <text:p>128.504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03809" calcext:value-type="float">
            <text:p>23.0380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331424" calcext:value-type="float">
            <text:p>0.005331424</text:p>
          </table:table-cell>
          <table:table-cell office:value-type="float" office:value="0.09859256" calcext:value-type="float">
            <text:p>0.09859256</text:p>
          </table:table-cell>
          <table:table-cell office:value-type="float" office:value="1674.287" calcext:value-type="float">
            <text:p>1674.287</text:p>
          </table:table-cell>
          <table:table-cell office:value-type="float" office:value="0.8402604" calcext:value-type="float">
            <text:p>0.8402604</text:p>
          </table:table-cell>
          <table:table-cell office:value-type="float" office:value="0" calcext:value-type="float">
            <text:p>0</text:p>
          </table:table-cell>
          <table:table-cell office:value-type="float" office:value="0.3105974" calcext:value-type="float">
            <text:p>0.3105974</text:p>
          </table:table-cell>
          <table:table-cell office:value-type="float" office:value="0.5758039" calcext:value-type="float">
            <text:p>0.5758039</text:p>
          </table:table-cell>
          <table:table-cell office:value-type="float" office:value="0.06189492" calcext:value-type="float">
            <text:p>0.06189492</text:p>
          </table:table-cell>
          <table:table-cell office:value-type="float" office:value="0.06139462" calcext:value-type="float">
            <text:p>0.06139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1243" calcext:value-type="float">
            <text:p>34.21243</text:p>
          </table:table-cell>
          <table:table-cell office:value-type="float" office:value="39.42382" calcext:value-type="float">
            <text:p>39.4238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1" calcext:value-type="float">
            <text:p>26112001</text:p>
          </table:table-cell>
          <table:table-cell office:value-type="float" office:value="1.812973" calcext:value-type="float">
            <text:p>1.812973</text:p>
          </table:table-cell>
          <table:table-cell office:value-type="float" office:value="128.502" calcext:value-type="float">
            <text:p>128.50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3.01504" calcext:value-type="float">
            <text:p>23.01504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343679" calcext:value-type="float">
            <text:p>0.005343679</text:p>
          </table:table-cell>
          <table:table-cell office:value-type="float" office:value="0.09916317" calcext:value-type="float">
            <text:p>0.09916317</text:p>
          </table:table-cell>
          <table:table-cell office:value-type="float" office:value="1674.315" calcext:value-type="float">
            <text:p>1674.315</text:p>
          </table:table-cell>
          <table:table-cell office:value-type="float" office:value="0.8422399" calcext:value-type="float">
            <text:p>0.8422399</text:p>
          </table:table-cell>
          <table:table-cell office:value-type="float" office:value="0" calcext:value-type="float">
            <text:p>0</text:p>
          </table:table-cell>
          <table:table-cell office:value-type="float" office:value="0.3552565" calcext:value-type="float">
            <text:p>0.3552565</text:p>
          </table:table-cell>
          <table:table-cell office:value-type="float" office:value="0.6252865" calcext:value-type="float">
            <text:p>0.6252865</text:p>
          </table:table-cell>
          <table:table-cell office:value-type="float" office:value="0.06184621" calcext:value-type="float">
            <text:p>0.06184621</text:p>
          </table:table-cell>
          <table:table-cell office:value-type="float" office:value="0.0612923" calcext:value-type="float">
            <text:p>0.0612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8263" calcext:value-type="float">
            <text:p>34.18263</text:p>
          </table:table-cell>
          <table:table-cell office:value-type="float" office:value="39.39982" calcext:value-type="float">
            <text:p>39.3998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1" calcext:value-type="float">
            <text:p>27112001</text:p>
          </table:table-cell>
          <table:table-cell office:value-type="float" office:value="1.812329" calcext:value-type="float">
            <text:p>1.812329</text:p>
          </table:table-cell>
          <table:table-cell office:value-type="float" office:value="128.4999" calcext:value-type="float">
            <text:p>128.499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99186" calcext:value-type="float">
            <text:p>22.99186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353493" calcext:value-type="float">
            <text:p>0.005353493</text:p>
          </table:table-cell>
          <table:table-cell office:value-type="float" office:value="0.0995902" calcext:value-type="float">
            <text:p>0.0995902</text:p>
          </table:table-cell>
          <table:table-cell office:value-type="float" office:value="1674.344" calcext:value-type="float">
            <text:p>1674.344</text:p>
          </table:table-cell>
          <table:table-cell office:value-type="float" office:value="0.8419757" calcext:value-type="float">
            <text:p>0.8419757</text:p>
          </table:table-cell>
          <table:table-cell office:value-type="float" office:value="0" calcext:value-type="float">
            <text:p>0</text:p>
          </table:table-cell>
          <table:table-cell office:value-type="float" office:value="0.3746119" calcext:value-type="float">
            <text:p>0.3746119</text:p>
          </table:table-cell>
          <table:table-cell office:value-type="float" office:value="0.612806" calcext:value-type="float">
            <text:p>0.612806</text:p>
          </table:table-cell>
          <table:table-cell office:value-type="float" office:value="0.06172818" calcext:value-type="float">
            <text:p>0.06172818</text:p>
          </table:table-cell>
          <table:table-cell office:value-type="float" office:value="0.06119018" calcext:value-type="float">
            <text:p>0.06119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5496" calcext:value-type="float">
            <text:p>34.15496</text:p>
          </table:table-cell>
          <table:table-cell office:value-type="float" office:value="39.37556" calcext:value-type="float">
            <text:p>39.3755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1" calcext:value-type="float">
            <text:p>28112001</text:p>
          </table:table-cell>
          <table:table-cell office:value-type="float" office:value="1.811724" calcext:value-type="float">
            <text:p>1.811724</text:p>
          </table:table-cell>
          <table:table-cell office:value-type="float" office:value="128.4982" calcext:value-type="float">
            <text:p>128.498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96856" calcext:value-type="float">
            <text:p>22.96856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360196" calcext:value-type="float">
            <text:p>0.005360196</text:p>
          </table:table-cell>
          <table:table-cell office:value-type="float" office:value="0.09971869" calcext:value-type="float">
            <text:p>0.09971869</text:p>
          </table:table-cell>
          <table:table-cell office:value-type="float" office:value="1674.372" calcext:value-type="float">
            <text:p>1674.372</text:p>
          </table:table-cell>
          <table:table-cell office:value-type="float" office:value="0.8412811" calcext:value-type="float">
            <text:p>0.8412811</text:p>
          </table:table-cell>
          <table:table-cell office:value-type="float" office:value="0" calcext:value-type="float">
            <text:p>0</text:p>
          </table:table-cell>
          <table:table-cell office:value-type="float" office:value="0.5357987" calcext:value-type="float">
            <text:p>0.5357987</text:p>
          </table:table-cell>
          <table:table-cell office:value-type="float" office:value="0.5984117" calcext:value-type="float">
            <text:p>0.5984117</text:p>
          </table:table-cell>
          <table:table-cell office:value-type="float" office:value="0.06152003" calcext:value-type="float">
            <text:p>0.06152003</text:p>
          </table:table-cell>
          <table:table-cell office:value-type="float" office:value="0.06108831" calcext:value-type="float">
            <text:p>0.06108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5007" calcext:value-type="float">
            <text:p>34.15007</text:p>
          </table:table-cell>
          <table:table-cell office:value-type="float" office:value="39.35876" calcext:value-type="float">
            <text:p>39.3587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1" calcext:value-type="float">
            <text:p>29112001</text:p>
          </table:table-cell>
          <table:table-cell office:value-type="float" office:value="1.811181" calcext:value-type="float">
            <text:p>1.811181</text:p>
          </table:table-cell>
          <table:table-cell office:value-type="float" office:value="128.497" calcext:value-type="float">
            <text:p>128.49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94504" calcext:value-type="float">
            <text:p>22.94504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36642" calcext:value-type="float">
            <text:p>0.00536642</text:p>
          </table:table-cell>
          <table:table-cell office:value-type="float" office:value="0.09980638" calcext:value-type="float">
            <text:p>0.09980638</text:p>
          </table:table-cell>
          <table:table-cell office:value-type="float" office:value="1674.4" calcext:value-type="float">
            <text:p>1674.4</text:p>
          </table:table-cell>
          <table:table-cell office:value-type="float" office:value="0.8404202" calcext:value-type="float">
            <text:p>0.8404202</text:p>
          </table:table-cell>
          <table:table-cell office:value-type="float" office:value="0" calcext:value-type="float">
            <text:p>0</text:p>
          </table:table-cell>
          <table:table-cell office:value-type="float" office:value="0.3842804" calcext:value-type="float">
            <text:p>0.3842804</text:p>
          </table:table-cell>
          <table:table-cell office:value-type="float" office:value="0.5586206" calcext:value-type="float">
            <text:p>0.5586206</text:p>
          </table:table-cell>
          <table:table-cell office:value-type="float" office:value="0.06134883" calcext:value-type="float">
            <text:p>0.06134883</text:p>
          </table:table-cell>
          <table:table-cell office:value-type="float" office:value="0.06098648" calcext:value-type="float">
            <text:p>0.06098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5153" calcext:value-type="float">
            <text:p>34.15153</text:p>
          </table:table-cell>
          <table:table-cell office:value-type="float" office:value="39.34146" calcext:value-type="float">
            <text:p>39.3414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1" calcext:value-type="float">
            <text:p>30112001</text:p>
          </table:table-cell>
          <table:table-cell office:value-type="float" office:value="1.810608" calcext:value-type="float">
            <text:p>1.810608</text:p>
          </table:table-cell>
          <table:table-cell office:value-type="float" office:value="128.4957" calcext:value-type="float">
            <text:p>128.495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92079" calcext:value-type="float">
            <text:p>22.9207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373079" calcext:value-type="float">
            <text:p>0.005373079</text:p>
          </table:table-cell>
          <table:table-cell office:value-type="float" office:value="0.09991422" calcext:value-type="float">
            <text:p>0.09991422</text:p>
          </table:table-cell>
          <table:table-cell office:value-type="float" office:value="1674.427" calcext:value-type="float">
            <text:p>1674.427</text:p>
          </table:table-cell>
          <table:table-cell office:value-type="float" office:value="0.8401493" calcext:value-type="float">
            <text:p>0.8401493</text:p>
          </table:table-cell>
          <table:table-cell office:value-type="float" office:value="0" calcext:value-type="float">
            <text:p>0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5460519" calcext:value-type="float">
            <text:p>0.5460519</text:p>
          </table:table-cell>
          <table:table-cell office:value-type="float" office:value="0.06114991" calcext:value-type="float">
            <text:p>0.06114991</text:p>
          </table:table-cell>
          <table:table-cell office:value-type="float" office:value="0.06088491" calcext:value-type="float">
            <text:p>0.06088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1562" calcext:value-type="float">
            <text:p>34.11562</text:p>
          </table:table-cell>
          <table:table-cell office:value-type="float" office:value="39.32089" calcext:value-type="float">
            <text:p>39.3208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1" calcext:value-type="float">
            <text:p>1122001</text:p>
          </table:table-cell>
          <table:table-cell office:value-type="float" office:value="1.810063" calcext:value-type="float">
            <text:p>1.810063</text:p>
          </table:table-cell>
          <table:table-cell office:value-type="float" office:value="128.4941" calcext:value-type="float">
            <text:p>128.494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89585" calcext:value-type="float">
            <text:p>22.89585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385602" calcext:value-type="float">
            <text:p>0.005385602</text:p>
          </table:table-cell>
          <table:table-cell office:value-type="float" office:value="0.1003055" calcext:value-type="float">
            <text:p>0.1003055</text:p>
          </table:table-cell>
          <table:table-cell office:value-type="float" office:value="1674.455" calcext:value-type="float">
            <text:p>1674.455</text:p>
          </table:table-cell>
          <table:table-cell office:value-type="float" office:value="0.8403735" calcext:value-type="float">
            <text:p>0.8403735</text:p>
          </table:table-cell>
          <table:table-cell office:value-type="float" office:value="0" calcext:value-type="float">
            <text:p>0</text:p>
          </table:table-cell>
          <table:table-cell office:value-type="float" office:value="0.2695429" calcext:value-type="float">
            <text:p>0.2695429</text:p>
          </table:table-cell>
          <table:table-cell office:value-type="float" office:value="0.5583842" calcext:value-type="float">
            <text:p>0.5583842</text:p>
          </table:table-cell>
          <table:table-cell office:value-type="float" office:value="0.06112819" calcext:value-type="float">
            <text:p>0.06112819</text:p>
          </table:table-cell>
          <table:table-cell office:value-type="float" office:value="0.06078357" calcext:value-type="float">
            <text:p>0.06078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7335" calcext:value-type="float">
            <text:p>34.07335</text:p>
          </table:table-cell>
          <table:table-cell office:value-type="float" office:value="39.29892" calcext:value-type="float">
            <text:p>39.2989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1" calcext:value-type="float">
            <text:p>2122001</text:p>
          </table:table-cell>
          <table:table-cell office:value-type="float" office:value="1.809555" calcext:value-type="float">
            <text:p>1.809555</text:p>
          </table:table-cell>
          <table:table-cell office:value-type="float" office:value="128.4924" calcext:value-type="float">
            <text:p>128.492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87077" calcext:value-type="float">
            <text:p>22.87077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405243" calcext:value-type="float">
            <text:p>0.005405243</text:p>
          </table:table-cell>
          <table:table-cell office:value-type="float" office:value="0.1012147" calcext:value-type="float">
            <text:p>0.1012147</text:p>
          </table:table-cell>
          <table:table-cell office:value-type="float" office:value="1674.483" calcext:value-type="float">
            <text:p>1674.483</text:p>
          </table:table-cell>
          <table:table-cell office:value-type="float" office:value="0.8411876" calcext:value-type="float">
            <text:p>0.8411876</text:p>
          </table:table-cell>
          <table:table-cell office:value-type="float" office:value="0" calcext:value-type="float">
            <text:p>0</text:p>
          </table:table-cell>
          <table:table-cell office:value-type="float" office:value="0.3172109" calcext:value-type="float">
            <text:p>0.3172109</text:p>
          </table:table-cell>
          <table:table-cell office:value-type="float" office:value="0.5674751" calcext:value-type="float">
            <text:p>0.5674751</text:p>
          </table:table-cell>
          <table:table-cell office:value-type="float" office:value="0.061173" calcext:value-type="float">
            <text:p>0.061173</text:p>
          </table:table-cell>
          <table:table-cell office:value-type="float" office:value="0.06068233" calcext:value-type="float">
            <text:p>0.06068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3562" calcext:value-type="float">
            <text:p>34.03562</text:p>
          </table:table-cell>
          <table:table-cell office:value-type="float" office:value="39.26945" calcext:value-type="float">
            <text:p>39.2694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1" calcext:value-type="float">
            <text:p>3122001</text:p>
          </table:table-cell>
          <table:table-cell office:value-type="float" office:value="1.808974" calcext:value-type="float">
            <text:p>1.808974</text:p>
          </table:table-cell>
          <table:table-cell office:value-type="float" office:value="128.4906" calcext:value-type="float">
            <text:p>128.490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84571" calcext:value-type="float">
            <text:p>22.84571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427949" calcext:value-type="float">
            <text:p>0.005427949</text:p>
          </table:table-cell>
          <table:table-cell office:value-type="float" office:value="0.1024587" calcext:value-type="float">
            <text:p>0.1024587</text:p>
          </table:table-cell>
          <table:table-cell office:value-type="float" office:value="1674.511" calcext:value-type="float">
            <text:p>1674.511</text:p>
          </table:table-cell>
          <table:table-cell office:value-type="float" office:value="0.842454" calcext:value-type="float">
            <text:p>0.842454</text:p>
          </table:table-cell>
          <table:table-cell office:value-type="float" office:value="0" calcext:value-type="float">
            <text:p>0</text:p>
          </table:table-cell>
          <table:table-cell office:value-type="float" office:value="0.2009526" calcext:value-type="float">
            <text:p>0.2009526</text:p>
          </table:table-cell>
          <table:table-cell office:value-type="float" office:value="0.4473771" calcext:value-type="float">
            <text:p>0.4473771</text:p>
          </table:table-cell>
          <table:table-cell office:value-type="float" office:value="0.06088654" calcext:value-type="float">
            <text:p>0.06088654</text:p>
          </table:table-cell>
          <table:table-cell office:value-type="float" office:value="0.06058136" calcext:value-type="float">
            <text:p>0.06058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8387" calcext:value-type="float">
            <text:p>33.98387</text:p>
          </table:table-cell>
          <table:table-cell office:value-type="float" office:value="39.22946" calcext:value-type="float">
            <text:p>39.2294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1" calcext:value-type="float">
            <text:p>4122001</text:p>
          </table:table-cell>
          <table:table-cell office:value-type="float" office:value="1.80829" calcext:value-type="float">
            <text:p>1.80829</text:p>
          </table:table-cell>
          <table:table-cell office:value-type="float" office:value="128.4889" calcext:value-type="float">
            <text:p>128.488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8192" calcext:value-type="float">
            <text:p>22.8192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45887" calcext:value-type="float">
            <text:p>0.00545887</text:p>
          </table:table-cell>
          <table:table-cell office:value-type="float" office:value="0.1042818" calcext:value-type="float">
            <text:p>0.1042818</text:p>
          </table:table-cell>
          <table:table-cell office:value-type="float" office:value="1674.537" calcext:value-type="float">
            <text:p>1674.537</text:p>
          </table:table-cell>
          <table:table-cell office:value-type="float" office:value="0.8435706" calcext:value-type="float">
            <text:p>0.8435706</text:p>
          </table:table-cell>
          <table:table-cell office:value-type="float" office:value="0" calcext:value-type="float">
            <text:p>0</text:p>
          </table:table-cell>
          <table:table-cell office:value-type="float" office:value="0.154648" calcext:value-type="float">
            <text:p>0.154648</text:p>
          </table:table-cell>
          <table:table-cell office:value-type="float" office:value="0.3620854" calcext:value-type="float">
            <text:p>0.3620854</text:p>
          </table:table-cell>
          <table:table-cell office:value-type="float" office:value="0.06071108" calcext:value-type="float">
            <text:p>0.06071108</text:p>
          </table:table-cell>
          <table:table-cell office:value-type="float" office:value="0.06048043" calcext:value-type="float">
            <text:p>0.06048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9465" calcext:value-type="float">
            <text:p>33.89465</text:p>
          </table:table-cell>
          <table:table-cell office:value-type="float" office:value="39.15827" calcext:value-type="float">
            <text:p>39.1582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1" calcext:value-type="float">
            <text:p>5122001</text:p>
          </table:table-cell>
          <table:table-cell office:value-type="float" office:value="1.807564" calcext:value-type="float">
            <text:p>1.807564</text:p>
          </table:table-cell>
          <table:table-cell office:value-type="float" office:value="128.4872" calcext:value-type="float">
            <text:p>128.487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79145" calcext:value-type="float">
            <text:p>22.79145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498308" calcext:value-type="float">
            <text:p>0.005498308</text:p>
          </table:table-cell>
          <table:table-cell office:value-type="float" office:value="0.1065556" calcext:value-type="float">
            <text:p>0.1065556</text:p>
          </table:table-cell>
          <table:table-cell office:value-type="float" office:value="1674.564" calcext:value-type="float">
            <text:p>1674.564</text:p>
          </table:table-cell>
          <table:table-cell office:value-type="float" office:value="0.8450638" calcext:value-type="float">
            <text:p>0.8450638</text:p>
          </table:table-cell>
          <table:table-cell office:value-type="float" office:value="0" calcext:value-type="float">
            <text:p>0</text:p>
          </table:table-cell>
          <table:table-cell office:value-type="float" office:value="0.1165527" calcext:value-type="float">
            <text:p>0.1165527</text:p>
          </table:table-cell>
          <table:table-cell office:value-type="float" office:value="0.2910191" calcext:value-type="float">
            <text:p>0.2910191</text:p>
          </table:table-cell>
          <table:table-cell office:value-type="float" office:value="0.06054514" calcext:value-type="float">
            <text:p>0.06054514</text:p>
          </table:table-cell>
          <table:table-cell office:value-type="float" office:value="0.06037966" calcext:value-type="float">
            <text:p>0.06037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878" calcext:value-type="float">
            <text:p>33.7878</text:p>
          </table:table-cell>
          <table:table-cell office:value-type="float" office:value="39.06338" calcext:value-type="float">
            <text:p>39.0633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1" calcext:value-type="float">
            <text:p>6122001</text:p>
          </table:table-cell>
          <table:table-cell office:value-type="float" office:value="1.806744" calcext:value-type="float">
            <text:p>1.806744</text:p>
          </table:table-cell>
          <table:table-cell office:value-type="float" office:value="128.4853" calcext:value-type="float">
            <text:p>128.485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76483" calcext:value-type="float">
            <text:p>22.76483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541354" calcext:value-type="float">
            <text:p>0.005541354</text:p>
          </table:table-cell>
          <table:table-cell office:value-type="float" office:value="0.109043" calcext:value-type="float">
            <text:p>0.109043</text:p>
          </table:table-cell>
          <table:table-cell office:value-type="float" office:value="1674.591" calcext:value-type="float">
            <text:p>1674.591</text:p>
          </table:table-cell>
          <table:table-cell office:value-type="float" office:value="0.8479076" calcext:value-type="float">
            <text:p>0.8479076</text:p>
          </table:table-cell>
          <table:table-cell office:value-type="float" office:value="0" calcext:value-type="float">
            <text:p>0</text:p>
          </table:table-cell>
          <table:table-cell office:value-type="float" office:value="0.2475626" calcext:value-type="float">
            <text:p>0.2475626</text:p>
          </table:table-cell>
          <table:table-cell office:value-type="float" office:value="0.4734674" calcext:value-type="float">
            <text:p>0.4734674</text:p>
          </table:table-cell>
          <table:table-cell office:value-type="float" office:value="0.06069022" calcext:value-type="float">
            <text:p>0.06069022</text:p>
          </table:table-cell>
          <table:table-cell office:value-type="float" office:value="0.06027922" calcext:value-type="float">
            <text:p>0.06027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9857" calcext:value-type="float">
            <text:p>33.69857</text:p>
          </table:table-cell>
          <table:table-cell office:value-type="float" office:value="38.98312" calcext:value-type="float">
            <text:p>38.9831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1" calcext:value-type="float">
            <text:p>7122001</text:p>
          </table:table-cell>
          <table:table-cell office:value-type="float" office:value="1.806601" calcext:value-type="float">
            <text:p>1.806601</text:p>
          </table:table-cell>
          <table:table-cell office:value-type="float" office:value="128.4836" calcext:value-type="float">
            <text:p>128.483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74018" calcext:value-type="float">
            <text:p>22.74018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576444" calcext:value-type="float">
            <text:p>0.005576444</text:p>
          </table:table-cell>
          <table:table-cell office:value-type="float" office:value="0.1111712" calcext:value-type="float">
            <text:p>0.1111712</text:p>
          </table:table-cell>
          <table:table-cell office:value-type="float" office:value="1674.618" calcext:value-type="float">
            <text:p>1674.618</text:p>
          </table:table-cell>
          <table:table-cell office:value-type="float" office:value="0.8494403" calcext:value-type="float">
            <text:p>0.8494403</text:p>
          </table:table-cell>
          <table:table-cell office:value-type="float" office:value="0" calcext:value-type="float">
            <text:p>0</text:p>
          </table:table-cell>
          <table:table-cell office:value-type="float" office:value="0.4928339" calcext:value-type="float">
            <text:p>0.4928339</text:p>
          </table:table-cell>
          <table:table-cell office:value-type="float" office:value="0.6875118" calcext:value-type="float">
            <text:p>0.6875118</text:p>
          </table:table-cell>
          <table:table-cell office:value-type="float" office:value="0.06088984" calcext:value-type="float">
            <text:p>0.06088984</text:p>
          </table:table-cell>
          <table:table-cell office:value-type="float" office:value="0.06017889" calcext:value-type="float">
            <text:p>0.06017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749" calcext:value-type="float">
            <text:p>33.6749</text:p>
          </table:table-cell>
          <table:table-cell office:value-type="float" office:value="38.95686" calcext:value-type="float">
            <text:p>38.9568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1" calcext:value-type="float">
            <text:p>8122001</text:p>
          </table:table-cell>
          <table:table-cell office:value-type="float" office:value="1.806066" calcext:value-type="float">
            <text:p>1.806066</text:p>
          </table:table-cell>
          <table:table-cell office:value-type="float" office:value="128.4826" calcext:value-type="float">
            <text:p>128.482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71597" calcext:value-type="float">
            <text:p>22.71597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603948" calcext:value-type="float">
            <text:p>0.005603948</text:p>
          </table:table-cell>
          <table:table-cell office:value-type="float" office:value="0.1127748" calcext:value-type="float">
            <text:p>0.1127748</text:p>
          </table:table-cell>
          <table:table-cell office:value-type="float" office:value="1674.645" calcext:value-type="float">
            <text:p>1674.645</text:p>
          </table:table-cell>
          <table:table-cell office:value-type="float" office:value="0.8487592" calcext:value-type="float">
            <text:p>0.8487592</text:p>
          </table:table-cell>
          <table:table-cell office:value-type="float" office:value="0" calcext:value-type="float">
            <text:p>0</text:p>
          </table:table-cell>
          <table:table-cell office:value-type="float" office:value="0.642219" calcext:value-type="float">
            <text:p>0.642219</text:p>
          </table:table-cell>
          <table:table-cell office:value-type="float" office:value="0.5846402" calcext:value-type="float">
            <text:p>0.5846402</text:p>
          </table:table-cell>
          <table:table-cell office:value-type="float" office:value="0.06054798" calcext:value-type="float">
            <text:p>0.06054798</text:p>
          </table:table-cell>
          <table:table-cell office:value-type="float" office:value="0.06007849" calcext:value-type="float">
            <text:p>0.06007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916" calcext:value-type="float">
            <text:p>33.6916</text:p>
          </table:table-cell>
          <table:table-cell office:value-type="float" office:value="38.94283" calcext:value-type="float">
            <text:p>38.9428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1" calcext:value-type="float">
            <text:p>9122001</text:p>
          </table:table-cell>
          <table:table-cell office:value-type="float" office:value="1.805577" calcext:value-type="float">
            <text:p>1.805577</text:p>
          </table:table-cell>
          <table:table-cell office:value-type="float" office:value="128.4818" calcext:value-type="float">
            <text:p>128.481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69215" calcext:value-type="float">
            <text:p>22.69215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624416" calcext:value-type="float">
            <text:p>0.005624416</text:p>
          </table:table-cell>
          <table:table-cell office:value-type="float" office:value="0.1138566" calcext:value-type="float">
            <text:p>0.1138566</text:p>
          </table:table-cell>
          <table:table-cell office:value-type="float" office:value="1674.673" calcext:value-type="float">
            <text:p>1674.673</text:p>
          </table:table-cell>
          <table:table-cell office:value-type="float" office:value="0.8482291" calcext:value-type="float">
            <text:p>0.8482291</text:p>
          </table:table-cell>
          <table:table-cell office:value-type="float" office:value="0" calcext:value-type="float">
            <text:p>0</text:p>
          </table:table-cell>
          <table:table-cell office:value-type="float" office:value="0.5434029" calcext:value-type="float">
            <text:p>0.5434029</text:p>
          </table:table-cell>
          <table:table-cell office:value-type="float" office:value="0.5895261" calcext:value-type="float">
            <text:p>0.5895261</text:p>
          </table:table-cell>
          <table:table-cell office:value-type="float" office:value="0.060421" calcext:value-type="float">
            <text:p>0.060421</text:p>
          </table:table-cell>
          <table:table-cell office:value-type="float" office:value="0.05997829" calcext:value-type="float">
            <text:p>0.05997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9287" calcext:value-type="float">
            <text:p>33.69287</text:p>
          </table:table-cell>
          <table:table-cell office:value-type="float" office:value="38.93477" calcext:value-type="float">
            <text:p>38.9347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1" calcext:value-type="float">
            <text:p>10122001</text:p>
          </table:table-cell>
          <table:table-cell office:value-type="float" office:value="1.805129" calcext:value-type="float">
            <text:p>1.805129</text:p>
          </table:table-cell>
          <table:table-cell office:value-type="float" office:value="128.481" calcext:value-type="float">
            <text:p>128.48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66839" calcext:value-type="float">
            <text:p>22.6683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638017" calcext:value-type="float">
            <text:p>0.005638017</text:p>
          </table:table-cell>
          <table:table-cell office:value-type="float" office:value="0.1144168" calcext:value-type="float">
            <text:p>0.1144168</text:p>
          </table:table-cell>
          <table:table-cell office:value-type="float" office:value="1674.7" calcext:value-type="float">
            <text:p>1674.7</text:p>
          </table:table-cell>
          <table:table-cell office:value-type="float" office:value="0.8482419" calcext:value-type="float">
            <text:p>0.8482419</text:p>
          </table:table-cell>
          <table:table-cell office:value-type="float" office:value="0" calcext:value-type="float">
            <text:p>0</text:p>
          </table:table-cell>
          <table:table-cell office:value-type="float" office:value="0.4412141" calcext:value-type="float">
            <text:p>0.4412141</text:p>
          </table:table-cell>
          <table:table-cell office:value-type="float" office:value="0.6202796" calcext:value-type="float">
            <text:p>0.6202796</text:p>
          </table:table-cell>
          <table:table-cell office:value-type="float" office:value="0.06040882" calcext:value-type="float">
            <text:p>0.06040882</text:p>
          </table:table-cell>
          <table:table-cell office:value-type="float" office:value="0.05987835" calcext:value-type="float">
            <text:p>0.05987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8761" calcext:value-type="float">
            <text:p>33.68761</text:p>
          </table:table-cell>
          <table:table-cell office:value-type="float" office:value="38.92031" calcext:value-type="float">
            <text:p>38.9203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1" calcext:value-type="float">
            <text:p>11122001</text:p>
          </table:table-cell>
          <table:table-cell office:value-type="float" office:value="1.804712" calcext:value-type="float">
            <text:p>1.804712</text:p>
          </table:table-cell>
          <table:table-cell office:value-type="float" office:value="128.4803" calcext:value-type="float">
            <text:p>128.480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64451" calcext:value-type="float">
            <text:p>22.64451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64815" calcext:value-type="float">
            <text:p>0.00564815</text:p>
          </table:table-cell>
          <table:table-cell office:value-type="float" office:value="0.1147163" calcext:value-type="float">
            <text:p>0.1147163</text:p>
          </table:table-cell>
          <table:table-cell office:value-type="float" office:value="1674.726" calcext:value-type="float">
            <text:p>1674.726</text:p>
          </table:table-cell>
          <table:table-cell office:value-type="float" office:value="0.848667" calcext:value-type="float">
            <text:p>0.848667</text:p>
          </table:table-cell>
          <table:table-cell office:value-type="float" office:value="0" calcext:value-type="float">
            <text:p>0</text:p>
          </table:table-cell>
          <table:table-cell office:value-type="float" office:value="0.4406238" calcext:value-type="float">
            <text:p>0.4406238</text:p>
          </table:table-cell>
          <table:table-cell office:value-type="float" office:value="0.6113364" calcext:value-type="float">
            <text:p>0.6113364</text:p>
          </table:table-cell>
          <table:table-cell office:value-type="float" office:value="0.06030486" calcext:value-type="float">
            <text:p>0.06030486</text:p>
          </table:table-cell>
          <table:table-cell office:value-type="float" office:value="0.05977859" calcext:value-type="float">
            <text:p>0.05977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8092" calcext:value-type="float">
            <text:p>33.68092</text:p>
          </table:table-cell>
          <table:table-cell office:value-type="float" office:value="38.89768" calcext:value-type="float">
            <text:p>38.8976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1" calcext:value-type="float">
            <text:p>12122001</text:p>
          </table:table-cell>
          <table:table-cell office:value-type="float" office:value="1.804214" calcext:value-type="float">
            <text:p>1.804214</text:p>
          </table:table-cell>
          <table:table-cell office:value-type="float" office:value="128.4796" calcext:value-type="float">
            <text:p>128.479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62093" calcext:value-type="float">
            <text:p>22.62093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656804" calcext:value-type="float">
            <text:p>0.005656804</text:p>
          </table:table-cell>
          <table:table-cell office:value-type="float" office:value="0.1149283" calcext:value-type="float">
            <text:p>0.1149283</text:p>
          </table:table-cell>
          <table:table-cell office:value-type="float" office:value="1674.753" calcext:value-type="float">
            <text:p>1674.753</text:p>
          </table:table-cell>
          <table:table-cell office:value-type="float" office:value="0.8482129" calcext:value-type="float">
            <text:p>0.8482129</text:p>
          </table:table-cell>
          <table:table-cell office:value-type="float" office:value="0" calcext:value-type="float">
            <text:p>0</text:p>
          </table:table-cell>
          <table:table-cell office:value-type="float" office:value="0.4517159" calcext:value-type="float">
            <text:p>0.4517159</text:p>
          </table:table-cell>
          <table:table-cell office:value-type="float" office:value="0.6252885" calcext:value-type="float">
            <text:p>0.6252885</text:p>
          </table:table-cell>
          <table:table-cell office:value-type="float" office:value="0.06031459" calcext:value-type="float">
            <text:p>0.06031459</text:p>
          </table:table-cell>
          <table:table-cell office:value-type="float" office:value="0.05967903" calcext:value-type="float">
            <text:p>0.05967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8413" calcext:value-type="float">
            <text:p>33.68413</text:p>
          </table:table-cell>
          <table:table-cell office:value-type="float" office:value="38.87978" calcext:value-type="float">
            <text:p>38.8797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1" calcext:value-type="float">
            <text:p>13122001</text:p>
          </table:table-cell>
          <table:table-cell office:value-type="float" office:value="1.803916" calcext:value-type="float">
            <text:p>1.803916</text:p>
          </table:table-cell>
          <table:table-cell office:value-type="float" office:value="128.4789" calcext:value-type="float">
            <text:p>128.478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59604" calcext:value-type="float">
            <text:p>22.59604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67008" calcext:value-type="float">
            <text:p>0.00567008</text:p>
          </table:table-cell>
          <table:table-cell office:value-type="float" office:value="0.1153674" calcext:value-type="float">
            <text:p>0.1153674</text:p>
          </table:table-cell>
          <table:table-cell office:value-type="float" office:value="1674.781" calcext:value-type="float">
            <text:p>1674.781</text:p>
          </table:table-cell>
          <table:table-cell office:value-type="float" office:value="0.8497938" calcext:value-type="float">
            <text:p>0.8497938</text:p>
          </table:table-cell>
          <table:table-cell office:value-type="float" office:value="0" calcext:value-type="float">
            <text:p>0</text:p>
          </table:table-cell>
          <table:table-cell office:value-type="float" office:value="0.3779504" calcext:value-type="float">
            <text:p>0.3779504</text:p>
          </table:table-cell>
          <table:table-cell office:value-type="float" office:value="0.6030095" calcext:value-type="float">
            <text:p>0.6030095</text:p>
          </table:table-cell>
          <table:table-cell office:value-type="float" office:value="0.06032955" calcext:value-type="float">
            <text:p>0.06032955</text:p>
          </table:table-cell>
          <table:table-cell office:value-type="float" office:value="0.05957961" calcext:value-type="float">
            <text:p>0.05957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4489" calcext:value-type="float">
            <text:p>33.64489</text:p>
          </table:table-cell>
          <table:table-cell office:value-type="float" office:value="38.85912" calcext:value-type="float">
            <text:p>38.8591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1" calcext:value-type="float">
            <text:p>14122001</text:p>
          </table:table-cell>
          <table:table-cell office:value-type="float" office:value="1.803556" calcext:value-type="float">
            <text:p>1.803556</text:p>
          </table:table-cell>
          <table:table-cell office:value-type="float" office:value="128.4781" calcext:value-type="float">
            <text:p>128.478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571" calcext:value-type="float">
            <text:p>22.571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698758" calcext:value-type="float">
            <text:p>0.005698758</text:p>
          </table:table-cell>
          <table:table-cell office:value-type="float" office:value="0.1170179" calcext:value-type="float">
            <text:p>0.1170179</text:p>
          </table:table-cell>
          <table:table-cell office:value-type="float" office:value="1674.808" calcext:value-type="float">
            <text:p>1674.808</text:p>
          </table:table-cell>
          <table:table-cell office:value-type="float" office:value="0.8507743" calcext:value-type="float">
            <text:p>0.8507743</text:p>
          </table:table-cell>
          <table:table-cell office:value-type="float" office:value="0" calcext:value-type="float">
            <text:p>0</text:p>
          </table:table-cell>
          <table:table-cell office:value-type="float" office:value="0.5275631" calcext:value-type="float">
            <text:p>0.5275631</text:p>
          </table:table-cell>
          <table:table-cell office:value-type="float" office:value="0.7136741" calcext:value-type="float">
            <text:p>0.7136741</text:p>
          </table:table-cell>
          <table:table-cell office:value-type="float" office:value="0.06035772" calcext:value-type="float">
            <text:p>0.06035772</text:p>
          </table:table-cell>
          <table:table-cell office:value-type="float" office:value="0.0594806" calcext:value-type="float">
            <text:p>0.0594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5629" calcext:value-type="float">
            <text:p>33.65629</text:p>
          </table:table-cell>
          <table:table-cell office:value-type="float" office:value="38.83464" calcext:value-type="float">
            <text:p>38.8346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1" calcext:value-type="float">
            <text:p>15122001</text:p>
          </table:table-cell>
          <table:table-cell office:value-type="float" office:value="1.803098" calcext:value-type="float">
            <text:p>1.803098</text:p>
          </table:table-cell>
          <table:table-cell office:value-type="float" office:value="128.4774" calcext:value-type="float">
            <text:p>128.477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54689" calcext:value-type="float">
            <text:p>22.5468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721608" calcext:value-type="float">
            <text:p>0.005721608</text:p>
          </table:table-cell>
          <table:table-cell office:value-type="float" office:value="0.1182262" calcext:value-type="float">
            <text:p>0.1182262</text:p>
          </table:table-cell>
          <table:table-cell office:value-type="float" office:value="1674.835" calcext:value-type="float">
            <text:p>1674.835</text:p>
          </table:table-cell>
          <table:table-cell office:value-type="float" office:value="0.850445" calcext:value-type="float">
            <text:p>0.850445</text:p>
          </table:table-cell>
          <table:table-cell office:value-type="float" office:value="0" calcext:value-type="float">
            <text:p>0</text:p>
          </table:table-cell>
          <table:table-cell office:value-type="float" office:value="0.7790459" calcext:value-type="float">
            <text:p>0.7790459</text:p>
          </table:table-cell>
          <table:table-cell office:value-type="float" office:value="0.6473519" calcext:value-type="float">
            <text:p>0.6473519</text:p>
          </table:table-cell>
          <table:table-cell office:value-type="float" office:value="0.05995312" calcext:value-type="float">
            <text:p>0.05995312</text:p>
          </table:table-cell>
          <table:table-cell office:value-type="float" office:value="0.05938162" calcext:value-type="float">
            <text:p>0.05938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7923" calcext:value-type="float">
            <text:p>33.67923</text:p>
          </table:table-cell>
          <table:table-cell office:value-type="float" office:value="38.82425" calcext:value-type="float">
            <text:p>38.824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1" calcext:value-type="float">
            <text:p>16122001</text:p>
          </table:table-cell>
          <table:table-cell office:value-type="float" office:value="1.802689" calcext:value-type="float">
            <text:p>1.802689</text:p>
          </table:table-cell>
          <table:table-cell office:value-type="float" office:value="128.4766" calcext:value-type="float">
            <text:p>128.476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5239" calcext:value-type="float">
            <text:p>22.523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736261" calcext:value-type="float">
            <text:p>0.005736261</text:p>
          </table:table-cell>
          <table:table-cell office:value-type="float" office:value="0.1187801" calcext:value-type="float">
            <text:p>0.1187801</text:p>
          </table:table-cell>
          <table:table-cell office:value-type="float" office:value="1674.862" calcext:value-type="float">
            <text:p>1674.862</text:p>
          </table:table-cell>
          <table:table-cell office:value-type="float" office:value="0.8496728" calcext:value-type="float">
            <text:p>0.8496728</text:p>
          </table:table-cell>
          <table:table-cell office:value-type="float" office:value="0" calcext:value-type="float">
            <text:p>0</text:p>
          </table:table-cell>
          <table:table-cell office:value-type="float" office:value="0.5769618" calcext:value-type="float">
            <text:p>0.5769618</text:p>
          </table:table-cell>
          <table:table-cell office:value-type="float" office:value="0.7453859" calcext:value-type="float">
            <text:p>0.7453859</text:p>
          </table:table-cell>
          <table:table-cell office:value-type="float" office:value="0.0596829" calcext:value-type="float">
            <text:p>0.0596829</text:p>
          </table:table-cell>
          <table:table-cell office:value-type="float" office:value="0.05928244" calcext:value-type="float">
            <text:p>0.05928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9308" calcext:value-type="float">
            <text:p>33.69308</text:p>
          </table:table-cell>
          <table:table-cell office:value-type="float" office:value="38.84118" calcext:value-type="float">
            <text:p>38.841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1" calcext:value-type="float">
            <text:p>17122001</text:p>
          </table:table-cell>
          <table:table-cell office:value-type="float" office:value="1.802262" calcext:value-type="float">
            <text:p>1.802262</text:p>
          </table:table-cell>
          <table:table-cell office:value-type="float" office:value="128.4759" calcext:value-type="float">
            <text:p>128.475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50149" calcext:value-type="float">
            <text:p>22.5014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750567" calcext:value-type="float">
            <text:p>0.005750567</text:p>
          </table:table-cell>
          <table:table-cell office:value-type="float" office:value="0.1193054" calcext:value-type="float">
            <text:p>0.1193054</text:p>
          </table:table-cell>
          <table:table-cell office:value-type="float" office:value="1674.889" calcext:value-type="float">
            <text:p>1674.889</text:p>
          </table:table-cell>
          <table:table-cell office:value-type="float" office:value="0.8488473" calcext:value-type="float">
            <text:p>0.8488473</text:p>
          </table:table-cell>
          <table:table-cell office:value-type="float" office:value="0" calcext:value-type="float">
            <text:p>0</text:p>
          </table:table-cell>
          <table:table-cell office:value-type="float" office:value="0.4642236" calcext:value-type="float">
            <text:p>0.4642236</text:p>
          </table:table-cell>
          <table:table-cell office:value-type="float" office:value="0.7633709" calcext:value-type="float">
            <text:p>0.7633709</text:p>
          </table:table-cell>
          <table:table-cell office:value-type="float" office:value="0.05952469" calcext:value-type="float">
            <text:p>0.05952469</text:p>
          </table:table-cell>
          <table:table-cell office:value-type="float" office:value="0.05918335" calcext:value-type="float">
            <text:p>0.05918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9702" calcext:value-type="float">
            <text:p>33.69702</text:p>
          </table:table-cell>
          <table:table-cell office:value-type="float" office:value="38.86576" calcext:value-type="float">
            <text:p>38.8657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1" calcext:value-type="float">
            <text:p>18122001</text:p>
          </table:table-cell>
          <table:table-cell office:value-type="float" office:value="1.801763" calcext:value-type="float">
            <text:p>1.801763</text:p>
          </table:table-cell>
          <table:table-cell office:value-type="float" office:value="128.4752" calcext:value-type="float">
            <text:p>128.475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47872" calcext:value-type="float">
            <text:p>22.47872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763476" calcext:value-type="float">
            <text:p>0.005763476</text:p>
          </table:table-cell>
          <table:table-cell office:value-type="float" office:value="0.1197611" calcext:value-type="float">
            <text:p>0.1197611</text:p>
          </table:table-cell>
          <table:table-cell office:value-type="float" office:value="1674.916" calcext:value-type="float">
            <text:p>1674.916</text:p>
          </table:table-cell>
          <table:table-cell office:value-type="float" office:value="0.8481337" calcext:value-type="float">
            <text:p>0.8481337</text:p>
          </table:table-cell>
          <table:table-cell office:value-type="float" office:value="0" calcext:value-type="float">
            <text:p>0</text:p>
          </table:table-cell>
          <table:table-cell office:value-type="float" office:value="0.4048082" calcext:value-type="float">
            <text:p>0.4048082</text:p>
          </table:table-cell>
          <table:table-cell office:value-type="float" office:value="0.6309377" calcext:value-type="float">
            <text:p>0.6309377</text:p>
          </table:table-cell>
          <table:table-cell office:value-type="float" office:value="0.05940304" calcext:value-type="float">
            <text:p>0.05940304</text:p>
          </table:table-cell>
          <table:table-cell office:value-type="float" office:value="0.05908453" calcext:value-type="float">
            <text:p>0.05908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9334" calcext:value-type="float">
            <text:p>33.69334</text:p>
          </table:table-cell>
          <table:table-cell office:value-type="float" office:value="38.8655" calcext:value-type="float">
            <text:p>38.865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1" calcext:value-type="float">
            <text:p>19122001</text:p>
          </table:table-cell>
          <table:table-cell office:value-type="float" office:value="1.801256" calcext:value-type="float">
            <text:p>1.801256</text:p>
          </table:table-cell>
          <table:table-cell office:value-type="float" office:value="128.4745" calcext:value-type="float">
            <text:p>128.474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45569" calcext:value-type="float">
            <text:p>22.4556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774631" calcext:value-type="float">
            <text:p>0.005774631</text:p>
          </table:table-cell>
          <table:table-cell office:value-type="float" office:value="0.1201193" calcext:value-type="float">
            <text:p>0.1201193</text:p>
          </table:table-cell>
          <table:table-cell office:value-type="float" office:value="1674.942" calcext:value-type="float">
            <text:p>1674.942</text:p>
          </table:table-cell>
          <table:table-cell office:value-type="float" office:value="0.8476636" calcext:value-type="float">
            <text:p>0.8476636</text:p>
          </table:table-cell>
          <table:table-cell office:value-type="float" office:value="0" calcext:value-type="float">
            <text:p>0</text:p>
          </table:table-cell>
          <table:table-cell office:value-type="float" office:value="0.357058" calcext:value-type="float">
            <text:p>0.357058</text:p>
          </table:table-cell>
          <table:table-cell office:value-type="float" office:value="0.593591" calcext:value-type="float">
            <text:p>0.593591</text:p>
          </table:table-cell>
          <table:table-cell office:value-type="float" office:value="0.05931057" calcext:value-type="float">
            <text:p>0.05931057</text:p>
          </table:table-cell>
          <table:table-cell office:value-type="float" office:value="0.05898598" calcext:value-type="float">
            <text:p>0.05898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8493" calcext:value-type="float">
            <text:p>33.68493</text:p>
          </table:table-cell>
          <table:table-cell office:value-type="float" office:value="38.85246" calcext:value-type="float">
            <text:p>38.8524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1" calcext:value-type="float">
            <text:p>20122001</text:p>
          </table:table-cell>
          <table:table-cell office:value-type="float" office:value="1.800828" calcext:value-type="float">
            <text:p>1.800828</text:p>
          </table:table-cell>
          <table:table-cell office:value-type="float" office:value="128.4739" calcext:value-type="float">
            <text:p>128.473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43204" calcext:value-type="float">
            <text:p>22.43204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787122" calcext:value-type="float">
            <text:p>0.005787122</text:p>
          </table:table-cell>
          <table:table-cell office:value-type="float" office:value="0.1205325" calcext:value-type="float">
            <text:p>0.1205325</text:p>
          </table:table-cell>
          <table:table-cell office:value-type="float" office:value="1674.967" calcext:value-type="float">
            <text:p>1674.967</text:p>
          </table:table-cell>
          <table:table-cell office:value-type="float" office:value="0.8477788" calcext:value-type="float">
            <text:p>0.8477788</text:p>
          </table:table-cell>
          <table:table-cell office:value-type="float" office:value="0" calcext:value-type="float">
            <text:p>0</text:p>
          </table:table-cell>
          <table:table-cell office:value-type="float" office:value="0.279743" calcext:value-type="float">
            <text:p>0.279743</text:p>
          </table:table-cell>
          <table:table-cell office:value-type="float" office:value="0.5328615" calcext:value-type="float">
            <text:p>0.5328615</text:p>
          </table:table-cell>
          <table:table-cell office:value-type="float" office:value="0.05911946" calcext:value-type="float">
            <text:p>0.05911946</text:p>
          </table:table-cell>
          <table:table-cell office:value-type="float" office:value="0.05888751" calcext:value-type="float">
            <text:p>0.05888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5596" calcext:value-type="float">
            <text:p>33.65596</text:p>
          </table:table-cell>
          <table:table-cell office:value-type="float" office:value="38.8335" calcext:value-type="float">
            <text:p>38.833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1" calcext:value-type="float">
            <text:p>21122001</text:p>
          </table:table-cell>
          <table:table-cell office:value-type="float" office:value="1.800343" calcext:value-type="float">
            <text:p>1.800343</text:p>
          </table:table-cell>
          <table:table-cell office:value-type="float" office:value="128.4733" calcext:value-type="float">
            <text:p>128.473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4087" calcext:value-type="float">
            <text:p>22.4087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804066" calcext:value-type="float">
            <text:p>0.005804066</text:p>
          </table:table-cell>
          <table:table-cell office:value-type="float" office:value="0.1212204" calcext:value-type="float">
            <text:p>0.1212204</text:p>
          </table:table-cell>
          <table:table-cell office:value-type="float" office:value="1674.993" calcext:value-type="float">
            <text:p>1674.993</text:p>
          </table:table-cell>
          <table:table-cell office:value-type="float" office:value="0.8471733" calcext:value-type="float">
            <text:p>0.8471733</text:p>
          </table:table-cell>
          <table:table-cell office:value-type="float" office:value="0" calcext:value-type="float">
            <text:p>0</text:p>
          </table:table-cell>
          <table:table-cell office:value-type="float" office:value="0.4516948" calcext:value-type="float">
            <text:p>0.4516948</text:p>
          </table:table-cell>
          <table:table-cell office:value-type="float" office:value="0.6160356" calcext:value-type="float">
            <text:p>0.6160356</text:p>
          </table:table-cell>
          <table:table-cell office:value-type="float" office:value="0.05910047" calcext:value-type="float">
            <text:p>0.05910047</text:p>
          </table:table-cell>
          <table:table-cell office:value-type="float" office:value="0.05878945" calcext:value-type="float">
            <text:p>0.05878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4601" calcext:value-type="float">
            <text:p>33.64601</text:p>
          </table:table-cell>
          <table:table-cell office:value-type="float" office:value="38.81812" calcext:value-type="float">
            <text:p>38.8181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1" calcext:value-type="float">
            <text:p>22122001</text:p>
          </table:table-cell>
          <table:table-cell office:value-type="float" office:value="1.799915" calcext:value-type="float">
            <text:p>1.799915</text:p>
          </table:table-cell>
          <table:table-cell office:value-type="float" office:value="128.4725" calcext:value-type="float">
            <text:p>128.47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38622" calcext:value-type="float">
            <text:p>22.38622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81788" calcext:value-type="float">
            <text:p>0.00581788</text:p>
          </table:table-cell>
          <table:table-cell office:value-type="float" office:value="0.1216937" calcext:value-type="float">
            <text:p>0.1216937</text:p>
          </table:table-cell>
          <table:table-cell office:value-type="float" office:value="1675.02" calcext:value-type="float">
            <text:p>1675.02</text:p>
          </table:table-cell>
          <table:table-cell office:value-type="float" office:value="0.8463714" calcext:value-type="float">
            <text:p>0.8463714</text:p>
          </table:table-cell>
          <table:table-cell office:value-type="float" office:value="0" calcext:value-type="float">
            <text:p>0</text:p>
          </table:table-cell>
          <table:table-cell office:value-type="float" office:value="0.4486014" calcext:value-type="float">
            <text:p>0.4486014</text:p>
          </table:table-cell>
          <table:table-cell office:value-type="float" office:value="0.6515872" calcext:value-type="float">
            <text:p>0.6515872</text:p>
          </table:table-cell>
          <table:table-cell office:value-type="float" office:value="0.0589751" calcext:value-type="float">
            <text:p>0.0589751</text:p>
          </table:table-cell>
          <table:table-cell office:value-type="float" office:value="0.05869157" calcext:value-type="float">
            <text:p>0.05869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4483" calcext:value-type="float">
            <text:p>33.64483</text:p>
          </table:table-cell>
          <table:table-cell office:value-type="float" office:value="38.8125" calcext:value-type="float">
            <text:p>38.812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1" calcext:value-type="float">
            <text:p>23122001</text:p>
          </table:table-cell>
          <table:table-cell office:value-type="float" office:value="1.799468" calcext:value-type="float">
            <text:p>1.799468</text:p>
          </table:table-cell>
          <table:table-cell office:value-type="float" office:value="128.4718" calcext:value-type="float">
            <text:p>128.471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36408" calcext:value-type="float">
            <text:p>22.36408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828578" calcext:value-type="float">
            <text:p>0.005828578</text:p>
          </table:table-cell>
          <table:table-cell office:value-type="float" office:value="0.1219955" calcext:value-type="float">
            <text:p>0.1219955</text:p>
          </table:table-cell>
          <table:table-cell office:value-type="float" office:value="1675.045" calcext:value-type="float">
            <text:p>1675.045</text:p>
          </table:table-cell>
          <table:table-cell office:value-type="float" office:value="0.8456044" calcext:value-type="float">
            <text:p>0.8456044</text:p>
          </table:table-cell>
          <table:table-cell office:value-type="float" office:value="0" calcext:value-type="float">
            <text:p>0</text:p>
          </table:table-cell>
          <table:table-cell office:value-type="float" office:value="0.3731475" calcext:value-type="float">
            <text:p>0.3731475</text:p>
          </table:table-cell>
          <table:table-cell office:value-type="float" office:value="0.5813628" calcext:value-type="float">
            <text:p>0.5813628</text:p>
          </table:table-cell>
          <table:table-cell office:value-type="float" office:value="0.05886212" calcext:value-type="float">
            <text:p>0.05886212</text:p>
          </table:table-cell>
          <table:table-cell office:value-type="float" office:value="0.05859366" calcext:value-type="float">
            <text:p>0.0585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3882" calcext:value-type="float">
            <text:p>33.63882</text:p>
          </table:table-cell>
          <table:table-cell office:value-type="float" office:value="38.80245" calcext:value-type="float">
            <text:p>38.8024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1" calcext:value-type="float">
            <text:p>24122001</text:p>
          </table:table-cell>
          <table:table-cell office:value-type="float" office:value="1.798975" calcext:value-type="float">
            <text:p>1.798975</text:p>
          </table:table-cell>
          <table:table-cell office:value-type="float" office:value="128.4712" calcext:value-type="float">
            <text:p>128.471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3416" calcext:value-type="float">
            <text:p>22.3416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837798" calcext:value-type="float">
            <text:p>0.005837798</text:p>
          </table:table-cell>
          <table:table-cell office:value-type="float" office:value="0.1222149" calcext:value-type="float">
            <text:p>0.1222149</text:p>
          </table:table-cell>
          <table:table-cell office:value-type="float" office:value="1675.071" calcext:value-type="float">
            <text:p>1675.071</text:p>
          </table:table-cell>
          <table:table-cell office:value-type="float" office:value="0.8450981" calcext:value-type="float">
            <text:p>0.8450981</text:p>
          </table:table-cell>
          <table:table-cell office:value-type="float" office:value="0" calcext:value-type="float">
            <text:p>0</text:p>
          </table:table-cell>
          <table:table-cell office:value-type="float" office:value="0.3755077" calcext:value-type="float">
            <text:p>0.3755077</text:p>
          </table:table-cell>
          <table:table-cell office:value-type="float" office:value="0.5779681" calcext:value-type="float">
            <text:p>0.5779681</text:p>
          </table:table-cell>
          <table:table-cell office:value-type="float" office:value="0.05879569" calcext:value-type="float">
            <text:p>0.05879569</text:p>
          </table:table-cell>
          <table:table-cell office:value-type="float" office:value="0.05849583" calcext:value-type="float">
            <text:p>0.05849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2851" calcext:value-type="float">
            <text:p>33.62851</text:p>
          </table:table-cell>
          <table:table-cell office:value-type="float" office:value="38.78613" calcext:value-type="float">
            <text:p>38.7861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1" calcext:value-type="float">
            <text:p>25122001</text:p>
          </table:table-cell>
          <table:table-cell office:value-type="float" office:value="1.798492" calcext:value-type="float">
            <text:p>1.798492</text:p>
          </table:table-cell>
          <table:table-cell office:value-type="float" office:value="128.4706" calcext:value-type="float">
            <text:p>128.470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31909" calcext:value-type="float">
            <text:p>22.31909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846702" calcext:value-type="float">
            <text:p>0.005846702</text:p>
          </table:table-cell>
          <table:table-cell office:value-type="float" office:value="0.1224178" calcext:value-type="float">
            <text:p>0.1224178</text:p>
          </table:table-cell>
          <table:table-cell office:value-type="float" office:value="1675.097" calcext:value-type="float">
            <text:p>1675.097</text:p>
          </table:table-cell>
          <table:table-cell office:value-type="float" office:value="0.8446906" calcext:value-type="float">
            <text:p>0.8446906</text:p>
          </table:table-cell>
          <table:table-cell office:value-type="float" office:value="0" calcext:value-type="float">
            <text:p>0</text:p>
          </table:table-cell>
          <table:table-cell office:value-type="float" office:value="0.3853226" calcext:value-type="float">
            <text:p>0.3853226</text:p>
          </table:table-cell>
          <table:table-cell office:value-type="float" office:value="0.5857075" calcext:value-type="float">
            <text:p>0.5857075</text:p>
          </table:table-cell>
          <table:table-cell office:value-type="float" office:value="0.05871705" calcext:value-type="float">
            <text:p>0.05871705</text:p>
          </table:table-cell>
          <table:table-cell office:value-type="float" office:value="0.0583983" calcext:value-type="float">
            <text:p>0.0583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1926" calcext:value-type="float">
            <text:p>33.61926</text:p>
          </table:table-cell>
          <table:table-cell office:value-type="float" office:value="38.76963" calcext:value-type="float">
            <text:p>38.7696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1" calcext:value-type="float">
            <text:p>26122001</text:p>
          </table:table-cell>
          <table:table-cell office:value-type="float" office:value="1.798014" calcext:value-type="float">
            <text:p>1.798014</text:p>
          </table:table-cell>
          <table:table-cell office:value-type="float" office:value="128.4699" calcext:value-type="float">
            <text:p>128.469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2966" calcext:value-type="float">
            <text:p>22.2966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855439" calcext:value-type="float">
            <text:p>0.005855439</text:p>
          </table:table-cell>
          <table:table-cell office:value-type="float" office:value="0.1226105" calcext:value-type="float">
            <text:p>0.1226105</text:p>
          </table:table-cell>
          <table:table-cell office:value-type="float" office:value="1675.123" calcext:value-type="float">
            <text:p>1675.123</text:p>
          </table:table-cell>
          <table:table-cell office:value-type="float" office:value="0.8443093" calcext:value-type="float">
            <text:p>0.8443093</text:p>
          </table:table-cell>
          <table:table-cell office:value-type="float" office:value="0" calcext:value-type="float">
            <text:p>0</text:p>
          </table:table-cell>
          <table:table-cell office:value-type="float" office:value="0.3958817" calcext:value-type="float">
            <text:p>0.3958817</text:p>
          </table:table-cell>
          <table:table-cell office:value-type="float" office:value="0.5916525" calcext:value-type="float">
            <text:p>0.5916525</text:p>
          </table:table-cell>
          <table:table-cell office:value-type="float" office:value="0.05862715" calcext:value-type="float">
            <text:p>0.05862715</text:p>
          </table:table-cell>
          <table:table-cell office:value-type="float" office:value="0.05830103" calcext:value-type="float">
            <text:p>0.0583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1094" calcext:value-type="float">
            <text:p>33.61094</text:p>
          </table:table-cell>
          <table:table-cell office:value-type="float" office:value="38.75385" calcext:value-type="float">
            <text:p>38.7538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1" calcext:value-type="float">
            <text:p>27122001</text:p>
          </table:table-cell>
          <table:table-cell office:value-type="float" office:value="1.797532" calcext:value-type="float">
            <text:p>1.797532</text:p>
          </table:table-cell>
          <table:table-cell office:value-type="float" office:value="128.4693" calcext:value-type="float">
            <text:p>128.469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27424" calcext:value-type="float">
            <text:p>22.27424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8639" calcext:value-type="float">
            <text:p>0.0058639</text:p>
          </table:table-cell>
          <table:table-cell office:value-type="float" office:value="0.1227829" calcext:value-type="float">
            <text:p>0.1227829</text:p>
          </table:table-cell>
          <table:table-cell office:value-type="float" office:value="1675.149" calcext:value-type="float">
            <text:p>1675.149</text:p>
          </table:table-cell>
          <table:table-cell office:value-type="float" office:value="0.8437866" calcext:value-type="float">
            <text:p>0.8437866</text:p>
          </table:table-cell>
          <table:table-cell office:value-type="float" office:value="0" calcext:value-type="float">
            <text:p>0</text:p>
          </table:table-cell>
          <table:table-cell office:value-type="float" office:value="0.4029047" calcext:value-type="float">
            <text:p>0.4029047</text:p>
          </table:table-cell>
          <table:table-cell office:value-type="float" office:value="0.5984567" calcext:value-type="float">
            <text:p>0.5984567</text:p>
          </table:table-cell>
          <table:table-cell office:value-type="float" office:value="0.05852141" calcext:value-type="float">
            <text:p>0.05852141</text:p>
          </table:table-cell>
          <table:table-cell office:value-type="float" office:value="0.05820375" calcext:value-type="float">
            <text:p>0.05820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0443" calcext:value-type="float">
            <text:p>33.60443</text:p>
          </table:table-cell>
          <table:table-cell office:value-type="float" office:value="38.73977" calcext:value-type="float">
            <text:p>38.7397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1" calcext:value-type="float">
            <text:p>28122001</text:p>
          </table:table-cell>
          <table:table-cell office:value-type="float" office:value="1.797057" calcext:value-type="float">
            <text:p>1.797057</text:p>
          </table:table-cell>
          <table:table-cell office:value-type="float" office:value="128.4686" calcext:value-type="float">
            <text:p>128.468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25202" calcext:value-type="float">
            <text:p>22.25202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871992" calcext:value-type="float">
            <text:p>0.005871992</text:p>
          </table:table-cell>
          <table:table-cell office:value-type="float" office:value="0.1229341" calcext:value-type="float">
            <text:p>0.1229341</text:p>
          </table:table-cell>
          <table:table-cell office:value-type="float" office:value="1675.175" calcext:value-type="float">
            <text:p>1675.175</text:p>
          </table:table-cell>
          <table:table-cell office:value-type="float" office:value="0.843191" calcext:value-type="float">
            <text:p>0.843191</text:p>
          </table:table-cell>
          <table:table-cell office:value-type="float" office:value="0" calcext:value-type="float">
            <text:p>0</text:p>
          </table:table-cell>
          <table:table-cell office:value-type="float" office:value="0.395903" calcext:value-type="float">
            <text:p>0.395903</text:p>
          </table:table-cell>
          <table:table-cell office:value-type="float" office:value="0.6005914" calcext:value-type="float">
            <text:p>0.6005914</text:p>
          </table:table-cell>
          <table:table-cell office:value-type="float" office:value="0.05841329" calcext:value-type="float">
            <text:p>0.05841329</text:p>
          </table:table-cell>
          <table:table-cell office:value-type="float" office:value="0.05810662" calcext:value-type="float">
            <text:p>0.05810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9836" calcext:value-type="float">
            <text:p>33.59836</text:p>
          </table:table-cell>
          <table:table-cell office:value-type="float" office:value="38.72724" calcext:value-type="float">
            <text:p>38.7272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1" calcext:value-type="float">
            <text:p>29122001</text:p>
          </table:table-cell>
          <table:table-cell office:value-type="float" office:value="1.796586" calcext:value-type="float">
            <text:p>1.796586</text:p>
          </table:table-cell>
          <table:table-cell office:value-type="float" office:value="128.468" calcext:value-type="float">
            <text:p>128.46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22992" calcext:value-type="float">
            <text:p>22.22992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880015" calcext:value-type="float">
            <text:p>0.005880015</text:p>
          </table:table-cell>
          <table:table-cell office:value-type="float" office:value="0.1230758" calcext:value-type="float">
            <text:p>0.1230758</text:p>
          </table:table-cell>
          <table:table-cell office:value-type="float" office:value="1675.2" calcext:value-type="float">
            <text:p>1675.2</text:p>
          </table:table-cell>
          <table:table-cell office:value-type="float" office:value="0.8426219" calcext:value-type="float">
            <text:p>0.8426219</text:p>
          </table:table-cell>
          <table:table-cell office:value-type="float" office:value="0" calcext:value-type="float">
            <text:p>0</text:p>
          </table:table-cell>
          <table:table-cell office:value-type="float" office:value="0.3991164" calcext:value-type="float">
            <text:p>0.3991164</text:p>
          </table:table-cell>
          <table:table-cell office:value-type="float" office:value="0.5995796" calcext:value-type="float">
            <text:p>0.5995796</text:p>
          </table:table-cell>
          <table:table-cell office:value-type="float" office:value="0.05831357" calcext:value-type="float">
            <text:p>0.05831357</text:p>
          </table:table-cell>
          <table:table-cell office:value-type="float" office:value="0.05800982" calcext:value-type="float">
            <text:p>0.05800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9167" calcext:value-type="float">
            <text:p>33.59167</text:p>
          </table:table-cell>
          <table:table-cell office:value-type="float" office:value="38.7145" calcext:value-type="float">
            <text:p>38.714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1" calcext:value-type="float">
            <text:p>30122001</text:p>
          </table:table-cell>
          <table:table-cell office:value-type="float" office:value="1.796115" calcext:value-type="float">
            <text:p>1.796115</text:p>
          </table:table-cell>
          <table:table-cell office:value-type="float" office:value="128.4673" calcext:value-type="float">
            <text:p>128.467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20787" calcext:value-type="float">
            <text:p>22.20787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88795" calcext:value-type="float">
            <text:p>0.00588795</text:p>
          </table:table-cell>
          <table:table-cell office:value-type="float" office:value="0.1232097" calcext:value-type="float">
            <text:p>0.1232097</text:p>
          </table:table-cell>
          <table:table-cell office:value-type="float" office:value="1675.226" calcext:value-type="float">
            <text:p>1675.226</text:p>
          </table:table-cell>
          <table:table-cell office:value-type="float" office:value="0.8420873" calcext:value-type="float">
            <text:p>0.8420873</text:p>
          </table:table-cell>
          <table:table-cell office:value-type="float" office:value="0" calcext:value-type="float">
            <text:p>0</text:p>
          </table:table-cell>
          <table:table-cell office:value-type="float" office:value="0.3887325" calcext:value-type="float">
            <text:p>0.3887325</text:p>
          </table:table-cell>
          <table:table-cell office:value-type="float" office:value="0.593871" calcext:value-type="float">
            <text:p>0.593871</text:p>
          </table:table-cell>
          <table:table-cell office:value-type="float" office:value="0.05821628" calcext:value-type="float">
            <text:p>0.05821628</text:p>
          </table:table-cell>
          <table:table-cell office:value-type="float" office:value="0.05791314" calcext:value-type="float">
            <text:p>0.05791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8456" calcext:value-type="float">
            <text:p>33.58456</text:p>
          </table:table-cell>
          <table:table-cell office:value-type="float" office:value="38.70152" calcext:value-type="float">
            <text:p>38.7015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1" calcext:value-type="float">
            <text:p>31122001</text:p>
          </table:table-cell>
          <table:table-cell office:value-type="float" office:value="1.795649" calcext:value-type="float">
            <text:p>1.795649</text:p>
          </table:table-cell>
          <table:table-cell office:value-type="float" office:value="128.4667" calcext:value-type="float">
            <text:p>128.466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2.18582" calcext:value-type="float">
            <text:p>22.18582</text:p>
          </table:table-cell>
          <table:table-cell office:value-type="float" office:value="0.000006650203" calcext:value-type="float">
            <text:p>6.650203E-06</text:p>
          </table:table-cell>
          <table:table-cell office:value-type="float" office:value="0.005895845" calcext:value-type="float">
            <text:p>0.005895845</text:p>
          </table:table-cell>
          <table:table-cell office:value-type="float" office:value="0.1233359" calcext:value-type="float">
            <text:p>0.1233359</text:p>
          </table:table-cell>
          <table:table-cell office:value-type="float" office:value="1675.252" calcext:value-type="float">
            <text:p>1675.252</text:p>
          </table:table-cell>
          <table:table-cell office:value-type="float" office:value="0.8416165" calcext:value-type="float">
            <text:p>0.8416165</text:p>
          </table:table-cell>
          <table:table-cell office:value-type="float" office:value="0" calcext:value-type="float">
            <text:p>0</text:p>
          </table:table-cell>
          <table:table-cell office:value-type="float" office:value="0.3967483" calcext:value-type="float">
            <text:p>0.3967483</text:p>
          </table:table-cell>
          <table:table-cell office:value-type="float" office:value="0.5940608" calcext:value-type="float">
            <text:p>0.5940608</text:p>
          </table:table-cell>
          <table:table-cell office:value-type="float" office:value="0.05812312" calcext:value-type="float">
            <text:p>0.05812312</text:p>
          </table:table-cell>
          <table:table-cell office:value-type="float" office:value="0.05781669" calcext:value-type="float">
            <text:p>0.05781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7702" calcext:value-type="float">
            <text:p>33.57702</text:p>
          </table:table-cell>
          <table:table-cell office:value-type="float" office:value="38.68755" calcext:value-type="float">
            <text:p>38.687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4:06:35.713722417</dc:date>
    <meta:editing-duration>PT7S</meta:editing-duration>
    <meta:editing-cycles>1</meta:editing-cycles>
    <meta:document-statistic meta:table-count="1" meta:cell-count="7686" meta:object-count="0"/>
    <meta:generator>LibreOffice/6.4.7.2$Linux_X86_64 LibreOffice_project/40$Build-2</meta:generator>
  </office:meta>
</office:document-meta>
</file>